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805cm" fo:margin-left="0.781cm" table:align="left" style:writing-mode="lr-tb"/>
    </style:style>
    <style:style style:name="Table3.A" style:family="table-column">
      <style:table-column-properties style:column-width="3.198cm"/>
    </style:style>
    <style:style style:name="Table3.B" style:family="table-column">
      <style:table-column-properties style:column-width="4.6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4" style:family="table-row">
      <style:table-row-properties style:min-row-height="0.437cm"/>
    </style:style>
    <style:style style:name="Table9" style:family="table">
      <style:table-properties style:width="7.805cm" fo:margin-left="0.781cm" table:align="left" style:may-break-between-rows="false"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191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D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D2" style:family="table-cell">
      <style:table-cell-properties style:vertical-align="middle" fo:padding="0.097cm" fo:border-left="0.05pt solid #000000" fo:border-right="0.05pt solid #000000" fo:border-top="none" fo:border-bottom="0.05pt solid #000000"/>
    </style:style>
    <style:style style:name="Table10.D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2"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2"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2"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2"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2"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2"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2" style:font-size-asian="10pt" style:font-weight-asian="normal" style:font-name-complex="Courier New2"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2" style:font-size-asian="10pt" style:font-weight-asian="normal" style:font-name-complex="Courier New2"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2" style:font-size-asian="10pt" style:font-weight-asian="bold" style:font-name-complex="Courier New2"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2" style:font-size-asian="10pt" style:font-name-complex="Courier New2"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2" fo:font-size="10pt" style:text-underline-style="none" fo:font-weight="normal" style:font-name-asian="Courier New2" style:font-size-asian="10pt" style:font-weight-asian="normal" style:font-name-complex="Courier New2"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2"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language="en" fo:country="US" fo:font-style="normal" fo:font-weight="bold" officeooo:rsid="005582d5" officeooo:paragraph-rsid="005582d5" style:font-name-asian="Courier New2" style:font-size-asian="10pt" style:font-style-asian="normal" style:font-weight-asian="bold" style:font-name-complex="Verdana1" style:font-size-complex="10pt" style:font-style-complex="normal" style:font-weight-complex="bold"/>
    </style:style>
    <style:style style:name="P65" style:family="paragraph" style:parent-style-name="Standard">
      <style:paragraph-properties fo:margin-top="0cm" fo:margin-bottom="0cm" loext:contextual-spacing="false" fo:line-height="100%" style:text-autospace="none"/>
      <style:text-properties fo:color="#000000" style:font-name="Courier New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Verdana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69"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2" style:font-size-asian="10pt" style:font-style-asian="italic" style:font-weight-asian="bold" style:font-name-complex="Verdana-BoldItalic" style:font-size-complex="10pt" style:font-style-complex="italic" style:font-weight-complex="bold"/>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16c32a" style:font-name-asian="Courier New2" style:font-size-asian="10pt" style:font-weight-asian="normal" style:font-name-complex="Verdana1" style:font-size-complex="10pt"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b0cd9"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5031c3"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94"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95"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96"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97"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98"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99"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100"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101"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102"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103"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104"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05" style:family="paragraph" style:parent-style-name="Standard">
      <style:paragraph-properties fo:margin-top="0cm" fo:margin-bottom="0cm" loext:contextual-spacing="false" fo:line-height="100%" style:text-autospace="none"/>
      <style:text-properties style:font-name="Arial1" fo:font-size="10pt" fo:font-style="normal" fo:font-weight="normal" officeooo:rsid="007079b7" officeooo:paragraph-rsid="007079b7" style:font-size-asian="10pt" style:font-style-asian="normal" style:font-weight-asian="normal" style:font-name-complex="Verdana-BoldItalic" style:font-size-complex="10pt" style:font-style-complex="normal" style:font-weight-complex="normal"/>
    </style:style>
    <style:style style:name="P10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7"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8"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9"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10"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111"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12"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13"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14"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15"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16"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1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1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bold" officeooo:paragraph-rsid="006d550a" style:font-size-asian="10pt" style:font-weight-asian="bold" style:font-name-complex="Verdana-Bold" style:font-size-complex="10pt" style:font-weight-complex="bold"/>
    </style:style>
    <style:style style:name="P119"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20"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21"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officeooo:rsid="006fabe0" officeooo:paragraph-rsid="006d550a" style:font-size-asian="10pt" style:font-weight-asian="bold" style:font-name-complex="Verdana1" style:font-size-complex="10pt" style:font-weight-complex="bold"/>
    </style:style>
    <style:style style:name="P122"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23"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24"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25"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2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1" style:font-size-complex="10pt" style:font-weight-complex="normal"/>
    </style:style>
    <style:style style:name="P12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d550a" style:font-size-asian="10pt" style:font-weight-asian="normal" style:font-name-complex="Verdana1" style:font-size-complex="10pt" style:font-weight-complex="normal"/>
    </style:style>
    <style:style style:name="P128"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ec124" style:font-size-asian="10pt" style:font-weight-asian="normal" style:font-name-complex="Verdana1" style:font-size-complex="10pt" style:font-weight-complex="normal"/>
    </style:style>
    <style:style style:name="P129"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Bold" style:font-size-complex="10pt" style:font-weight-complex="normal"/>
    </style:style>
    <style:style style:name="P13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normal" officeooo:paragraph-rsid="006ec124" style:font-size-asian="10pt" style:font-weight-asian="normal" style:font-name-complex="Verdana-Bold" style:font-size-complex="10pt" style:font-weight-complex="normal"/>
    </style:style>
    <style:style style:name="P13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0637a" style:font-size-asian="10pt" style:font-name-complex="Verdana1" style:font-size-complex="10pt"/>
    </style:style>
    <style:style style:name="P13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6c32a" style:font-size-asian="10pt" style:font-name-complex="Verdana1" style:font-size-complex="10pt"/>
    </style:style>
    <style:style style:name="P13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d80e0" style:font-size-asian="10pt" style:font-name-complex="Verdana1" style:font-size-complex="10pt"/>
    </style:style>
    <style:style style:name="P13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74d46" style:font-size-asian="10pt" style:font-name-complex="Verdana1" style:font-size-complex="10pt"/>
    </style:style>
    <style:style style:name="P13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9b1c4" style:font-size-asian="10pt" style:font-name-complex="Verdana1" style:font-size-complex="10pt"/>
    </style:style>
    <style:style style:name="P13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f6c15" style:font-size-asian="10pt" style:font-name-complex="Verdana1" style:font-size-complex="10pt"/>
    </style:style>
    <style:style style:name="P137"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1b9fb" style:font-size-asian="10pt" style:font-name-complex="Verdana1" style:font-size-complex="10pt"/>
    </style:style>
    <style:style style:name="P138"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29992" style:font-size-asian="10pt" style:font-name-complex="Verdana1" style:font-size-complex="10pt"/>
    </style:style>
    <style:style style:name="P139"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4d2e" style:font-size-asian="10pt" style:font-name-complex="Verdana1" style:font-size-complex="10pt"/>
    </style:style>
    <style:style style:name="P14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d9e6" style:font-size-asian="10pt" style:font-name-complex="Verdana1" style:font-size-complex="10pt"/>
    </style:style>
    <style:style style:name="P14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9fef9" style:font-size-asian="10pt" style:font-name-complex="Verdana1" style:font-size-complex="10pt"/>
    </style:style>
    <style:style style:name="P14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bab3b" style:font-size-asian="10pt" style:font-name-complex="Verdana1" style:font-size-complex="10pt"/>
    </style:style>
    <style:style style:name="P14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daf42" style:font-size-asian="10pt" style:font-name-complex="Verdana1" style:font-size-complex="10pt"/>
    </style:style>
    <style:style style:name="P14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e999c" style:font-size-asian="10pt" style:font-name-complex="Verdana1" style:font-size-complex="10pt"/>
    </style:style>
    <style:style style:name="P14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4bc41" style:font-size-asian="10pt" style:font-name-complex="Verdana1" style:font-size-complex="10pt"/>
    </style:style>
    <style:style style:name="P14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9c2a5" style:font-size-asian="10pt" style:font-name-complex="Verdana1" style:font-size-complex="10pt"/>
    </style:style>
    <style:style style:name="P147" style:family="paragraph" style:parent-style-name="Standard">
      <style:paragraph-properties fo:margin-top="0cm" fo:margin-bottom="0cm" loext:contextual-spacing="false" fo:line-height="100%" style:text-autospace="none"/>
      <style:text-properties style:font-name="Courier New2" fo:font-size="10pt" officeooo:rsid="00109cef" officeooo:paragraph-rsid="00109cef" style:font-size-asian="10pt" style:font-name-complex="Verdana1" style:font-size-complex="10pt"/>
    </style:style>
    <style:style style:name="P148"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149" style:family="paragraph" style:parent-style-name="Standard">
      <style:paragraph-properties fo:margin-top="0cm" fo:margin-bottom="0cm" loext:contextual-spacing="false" fo:line-height="100%" style:text-autospace="none" style:snap-to-layout-grid="false"/>
      <style:text-properties style:font-name="Courier New2" fo:font-size="10pt" style:font-size-asian="10pt" style:font-name-complex="Verdana1" style:font-size-complex="10pt"/>
    </style:style>
    <style:style style:name="P150"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151" style:family="paragraph" style:parent-style-name="Standard">
      <style:paragraph-properties fo:margin-top="0cm" fo:margin-bottom="0cm" loext:contextual-spacing="false" fo:line-height="100%" fo:text-align="center" style:justify-single-word="false" style:text-autospace="none"/>
      <style:text-properties style:font-name="Courier New2" fo:font-size="10pt" fo:font-weight="bold" style:font-size-asian="10pt" style:font-weight-asian="bold" style:font-name-complex="Verdana1" style:font-size-complex="10pt" style:font-weight-complex="bold"/>
    </style:style>
    <style:style style:name="P152"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53" style:family="paragraph" style:parent-style-name="Standard">
      <style:paragraph-properties fo:margin-top="0cm" fo:margin-bottom="0cm" loext:contextual-spacing="false" fo:line-height="100%"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54" style:family="paragraph" style:parent-style-name="Standard">
      <style:paragraph-properties fo:margin-top="0cm" fo:margin-bottom="0cm" loext:contextual-spacing="false" fo:line-height="100%" style:text-autospace="none" style:snap-to-layout-grid="false"/>
      <style:text-properties style:font-name="Courier New2" fo:font-size="10pt" fo:font-style="italic" fo:font-weight="bold" style:font-size-asian="10pt" style:font-style-asian="italic" style:font-weight-asian="bold" style:font-name-complex="Verdana1" style:font-size-complex="10pt" style:font-style-complex="italic" style:font-weight-complex="bold"/>
    </style:style>
    <style:style style:name="P155" style:family="paragraph" style:parent-style-name="Standard">
      <style:paragraph-properties fo:margin-top="0cm" fo:margin-bottom="0cm" loext:contextual-spacing="false" fo:line-height="100%" style:text-autospace="none"/>
      <style:text-properties style:font-name="Courier New2" fo:font-size="10pt" style:text-underline-style="none" fo:font-weight="normal" style:font-size-asian="10pt" style:font-weight-asian="normal" style:font-name-complex="CourierNewPSMT" style:font-size-complex="10pt" style:font-weight-complex="normal"/>
    </style:style>
    <style:style style:name="P156"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157"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158"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59" style:family="paragraph" style:parent-style-name="Standard">
      <style:paragraph-properties fo:margin-top="0cm" fo:margin-bottom="0cm" loext:contextual-spacing="false" fo:line-height="100%" style:text-autospace="none"/>
      <style:text-properties style:font-name="Courier New2" fo:font-size="10pt" fo:font-style="normal" style:font-size-asian="10pt" style:font-style-asian="normal" style:font-name-complex="Verdana1" style:font-size-complex="10pt" style:font-style-complex="normal"/>
    </style:style>
    <style:style style:name="P160" style:family="paragraph" style:parent-style-name="Standard">
      <style:paragraph-properties fo:margin-top="0cm" fo:margin-bottom="0cm" loext:contextual-spacing="false" fo:line-height="100%" fo:text-align="start" style:justify-single-word="false" style:text-autospace="none"/>
      <style:text-properties style:font-name="Courier New2" fo:font-size="10pt" fo:font-weight="normal" officeooo:rsid="0010637a" officeooo:paragraph-rsid="0016c32a" style:font-size-asian="10pt" style:font-weight-asian="normal" style:font-name-complex="Verdana1" style:font-size-complex="10pt" style:font-weight-complex="normal"/>
    </style:style>
    <style:style style:name="P161" style:family="paragraph" style:parent-style-name="Standard">
      <style:paragraph-properties fo:margin-top="0cm" fo:margin-bottom="0cm" loext:contextual-spacing="false" fo:line-height="100%" style:text-autospace="none"/>
      <style:text-properties style:font-name="Courier New2" style:font-name-complex="Verdana1"/>
    </style:style>
    <style:style style:name="P162"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63"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64"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65"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6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6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68"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6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70"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7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7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7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7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75" style:family="paragraph" style:parent-style-name="Standard">
      <style:paragraph-properties fo:margin-top="0cm" fo:margin-bottom="0cm" loext:contextual-spacing="false" fo:line-height="100%" style:text-autospace="none"/>
      <style:text-properties style:font-name="Arial" fo:font-size="10pt" fo:font-weight="normal" officeooo:paragraph-rsid="006ec124" style:font-size-asian="10pt" style:font-weight-asian="normal" style:font-name-complex="Verdana-Bold" style:font-size-complex="10pt" style:font-weight-complex="normal"/>
    </style:style>
    <style:style style:name="P176" style:family="paragraph" style:parent-style-name="Standard">
      <style:paragraph-properties fo:margin-top="0cm" fo:margin-bottom="0cm" loext:contextual-spacing="false" fo:line-height="100%" style:text-autospace="none"/>
      <style:text-properties style:font-name="Arial" fo:font-size="10pt" fo:font-weight="normal" officeooo:rsid="0070e3cc" officeooo:paragraph-rsid="0070e3cc" style:font-size-asian="10pt" style:font-weight-asian="normal" style:font-name-complex="Verdana-Bold" style:font-size-complex="10pt" style:font-weight-complex="normal"/>
    </style:style>
    <style:style style:name="P17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7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7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8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8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8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8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8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8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86"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87"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88"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8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90"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91"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92"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93"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94"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95"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96"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97"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98"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99"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200"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201"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202"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203"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204"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205"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206"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207"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208"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209"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210"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211" style:family="paragraph" style:parent-style-name="Standard">
      <style:paragraph-properties fo:margin-top="0cm" fo:margin-bottom="0cm" loext:contextual-spacing="false" fo:line-height="100%" style:text-autospace="none"/>
      <style:text-properties style:font-name="Arial" style:font-name-complex="Verdana1"/>
    </style:style>
    <style:style style:name="P212" style:family="paragraph" style:parent-style-name="Standard">
      <style:paragraph-properties fo:margin-top="0cm" fo:margin-bottom="0cm" loext:contextual-spacing="false" fo:line-height="100%" style:text-autospace="none"/>
      <style:text-properties style:font-name="Arial"/>
    </style:style>
    <style:style style:name="P213"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214"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215"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216" style:family="paragraph" style:parent-style-name="Standard">
      <style:paragraph-properties fo:margin-top="0cm" fo:margin-bottom="0cm" loext:contextual-spacing="false" fo:line-height="100%" style:text-autospace="none"/>
      <style:text-properties fo:color="#ff3333" style:font-name="Courier New2" fo:font-size="10pt" style:font-size-asian="10pt" style:font-name-complex="Verdana1" style:font-size-complex="10pt"/>
    </style:style>
    <style:style style:name="P217" style:family="paragraph" style:parent-style-name="Standard">
      <style:paragraph-properties fo:margin-top="0cm" fo:margin-bottom="0cm" loext:contextual-spacing="false" fo:line-height="100%" style:text-autospace="none"/>
      <style:text-properties fo:color="#ff3333" style:font-name="Courier New2" style:font-name-complex="Verdana1"/>
    </style:style>
    <style:style style:name="P218"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219"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OpenSymbol2" style:font-size-complex="10pt" style:font-style-complex="normal" style:font-weight-complex="normal"/>
    </style:style>
    <style:style style:name="P220"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221"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22"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223" style:family="paragraph" style:parent-style-name="Standard">
      <style:paragraph-properties fo:margin-top="0cm" fo:margin-bottom="0cm" loext:contextual-spacing="false" fo:line-height="100%" style:text-autospace="none"/>
      <style:text-properties style:font-name="Courier New1" fo:font-size="10pt" officeooo:paragraph-rsid="005582d5" style:font-size-asian="10pt" style:font-name-complex="Verdana1" style:font-size-complex="10pt"/>
    </style:style>
    <style:style style:name="P224" style:family="paragraph" style:parent-style-name="Standard">
      <style:paragraph-properties fo:margin-top="0cm" fo:margin-bottom="0cm" loext:contextual-spacing="false" fo:line-height="100%" style:text-autospace="none"/>
      <style:text-properties style:font-name="Courier New1" fo:font-size="10pt" officeooo:paragraph-rsid="005e2546" style:font-size-asian="10pt" style:font-name-complex="Verdana1" style:font-size-complex="10pt"/>
    </style:style>
    <style:style style:name="P225"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226" style:family="paragraph" style:parent-style-name="Standard">
      <style:paragraph-properties fo:margin-top="0cm" fo:margin-bottom="0cm" loext:contextual-spacing="false" fo:line-height="100%" style:text-autospace="none"/>
      <style:text-properties style:font-name="Courier New1" fo:font-size="10pt" fo:font-weight="normal" style:font-size-asian="10pt" style:font-weight-asian="normal" style:font-name-complex="Verdana1" style:font-size-complex="10pt" style:font-weight-complex="normal"/>
    </style:style>
    <style:style style:name="P227" style:family="paragraph" style:parent-style-name="Standard">
      <style:paragraph-properties fo:margin-top="0cm" fo:margin-bottom="0cm" loext:contextual-spacing="false" fo:line-height="100%" style:text-autospace="none"/>
      <style:text-properties style:font-name="Courier New1" fo:font-size="10pt" fo:font-weight="bold" officeooo:paragraph-rsid="005582d5" style:font-size-asian="10pt" style:font-weight-asian="bold" style:font-name-complex="Verdana1" style:font-size-complex="10pt" style:font-weight-complex="bold"/>
    </style:style>
    <style:style style:name="P228" style:family="paragraph" style:parent-style-name="Standard">
      <style:paragraph-properties fo:margin-top="0cm" fo:margin-bottom="0cm" loext:contextual-spacing="false" fo:line-height="100%" style:text-autospace="none"/>
      <style:text-properties style:font-name="Courier New1" fo:font-size="10pt" fo:font-weight="bold" officeooo:paragraph-rsid="00585166" style:font-size-asian="10pt" style:font-weight-asian="bold" style:font-name-complex="Verdana1" style:font-size-complex="10pt" style:font-weight-complex="bold"/>
    </style:style>
    <style:style style:name="P229" style:family="paragraph" style:parent-style-name="Standard">
      <style:paragraph-properties fo:margin-top="0cm" fo:margin-bottom="0cm" loext:contextual-spacing="false" fo:line-height="100%" style:text-autospace="none"/>
      <style:text-properties style:font-name="Courier New1" fo:font-size="10pt" fo:font-weight="bold" officeooo:paragraph-rsid="005f38d2" style:font-size-asian="10pt" style:font-weight-asian="bold" style:font-name-complex="Verdana1" style:font-size-complex="10pt" style:font-weight-complex="bold"/>
    </style:style>
    <style:style style:name="P230" style:family="paragraph" style:parent-style-name="Standard">
      <style:paragraph-properties fo:margin-top="0cm" fo:margin-bottom="0cm" loext:contextual-spacing="false" fo:line-height="100%" fo:text-align="center" style:justify-single-word="false"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31" style:family="paragraph" style:parent-style-name="Standard">
      <style:paragraph-properties fo:margin-top="0cm" fo:margin-bottom="0cm" loext:contextual-spacing="false" fo:line-height="100%"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32"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33"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34" style:family="paragraph" style:parent-style-name="Standard">
      <style:paragraph-properties fo:margin-top="0cm" fo:margin-bottom="0cm" loext:contextual-spacing="false" fo:line-height="100%" style:text-autospace="none"/>
      <style:text-properties style:use-window-font-color="true" style:font-name="Courier New1" fo:font-size="10pt" fo:language="en" fo:country="US" style:font-name-asian="Calibri" style:font-size-asian="10pt" style:language-asian="zh" style:country-asian="CN" style:font-name-complex="Verdana1" style:font-size-complex="10pt" style:language-complex="ar" style:country-complex="SA"/>
    </style:style>
    <style:style style:name="P235"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36"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37"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38"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39"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40"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41"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42"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43"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44"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45"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46"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47"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2" style:font-size-asian="11pt" style:font-style-asian="normal" style:font-weight-asian="normal" style:font-name-complex="Courier New2" style:font-size-complex="11pt" style:font-style-complex="normal" style:font-weight-complex="normal"/>
    </style:style>
    <style:style style:name="P248" style:family="paragraph" style:parent-style-name="Text_20_body">
      <style:paragraph-properties fo:margin-top="0cm" fo:margin-bottom="0cm" loext:contextual-spacing="false" fo:line-height="100%" fo:text-align="start" style:justify-single-word="false" fo:orphans="2" fo:widows="2" style:text-autospace="none" style:writing-mode="lr-tb"/>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24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2"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3"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4"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5"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7"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8"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9"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normal" officeooo:rsid="002ee060"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8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6b0cd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2dd4ff" officeooo:paragraph-rsid="005f1c5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P29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4" style:family="paragraph" style:parent-style-name="Text_20_body">
      <style:paragraph-properties fo:margin-top="0cm" fo:margin-bottom="0cm" loext:contextual-spacing="false" fo:line-height="100%" fo:text-align="start"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2" style:font-size-asian="10pt" style:font-weight-asian="bold" style:font-name-complex="Courier New2" style:font-size-complex="10pt" style:font-weight-complex="bold"/>
    </style:style>
    <style:style style:name="P30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30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07d81" fo:background-color="transparent" style:font-name-asian="Courier New2" style:font-size-asian="10pt" style:font-weight-asian="normal" style:font-name-complex="Courier New2" style:font-size-complex="10pt" style:font-weight-complex="normal"/>
    </style:style>
    <style:style style:name="P30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26a4e" fo:background-color="transparent" style:font-name-asian="Courier New2" style:font-size-asian="10pt" style:font-weight-asian="normal" style:font-name-complex="Courier New2" style:font-size-complex="10pt" style:font-weight-complex="normal"/>
    </style:style>
    <style:style style:name="P30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54c6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feb37"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2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2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f38d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Consolas" fo:font-size="12pt" fo:language="en" fo:country="US" style:text-underline-style="none" fo:font-weight="bold" officeooo:rsid="00585166" officeooo:paragraph-rsid="00585166" style:font-name-asian="Times New Roman1" style:font-size-asian="12pt" style:language-asian="zh" style:country-asian="CN" style:font-weight-asian="bold" style:font-name-complex="Arial3" style:font-size-complex="12pt" style:language-complex="ar" style:country-complex="SA" style:font-weight-complex="bold"/>
    </style:style>
    <style:style style:name="P335"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336"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85166"/>
    </style:style>
    <style:style style:name="P337"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f38d2"/>
    </style:style>
    <style:style style:name="P338"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5ca85"/>
    </style:style>
    <style:style style:name="P339"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85166"/>
    </style:style>
    <style:style style:name="P340"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f38d2"/>
    </style:style>
    <style:style style:name="P341"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56737b" style:font-size-asian="11pt" style:font-size-complex="11pt"/>
    </style:style>
    <style:style style:name="P342"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5ca85" style:font-size-asian="11pt" style:font-size-complex="11pt"/>
    </style:style>
    <style:style style:name="P343"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86f30" style:font-size-asian="11pt" style:font-size-complex="11pt"/>
    </style:style>
    <style:style style:name="P344"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rsid="00672a71" officeooo:paragraph-rsid="00672a71" style:font-size-asian="11pt" style:font-size-complex="11pt"/>
    </style:style>
    <style:style style:name="P345"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646be0" officeooo:paragraph-rsid="00646be0"/>
    </style:style>
    <style:style style:name="P346"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46be0" style:font-name-asian="Times New Roman1" style:font-name-complex="Arial3"/>
    </style:style>
    <style:style style:name="P347" style:family="paragraph" style:parent-style-name="Text_20_body">
      <style:paragraph-properties fo:margin-top="0cm" fo:margin-bottom="0cm" loext:contextual-spacing="false" fo:line-height="100%" fo:text-align="justify" style:justify-single-word="false" style:text-autospace="none"/>
      <style:text-properties style:font-name="Consolas" fo:font-size="9pt" officeooo:rsid="005f1c5f" officeooo:paragraph-rsid="005f1c5f" style:font-name-asian="Times New Roman1" style:font-size-asian="9pt" style:font-name-complex="Arial3" style:font-size-complex="9pt"/>
    </style:style>
    <style:style style:name="P348" style:family="paragraph" style:parent-style-name="Text_20_body" style:master-page-name="">
      <loext:graphic-properties draw:fill="none"/>
      <style:paragraph-properties fo:margin-top="0cm" fo:margin-bottom="0cm" loext:contextual-spacing="false" fo:line-height="100%" fo:text-align="justify" style:justify-single-word="false" fo:orphans="2" fo:widows="2" style:page-number="auto" fo:background-color="transparent" style:text-autospace="none" style:writing-mode="lr-tb"/>
      <style:text-properties fo:color="#000000" style:text-position="0% 100%" style:font-name="Arial" fo:font-size="10pt" fo:language="en" fo:country="US" style:text-underline-style="none" fo:font-weight="normal" officeooo:rsid="004cbcde"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49"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50"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351"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52"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2" fo:font-size="10pt" fo:font-weight="bold" style:font-size-asian="10pt" style:font-weight-asian="bold" style:font-name-complex="Verdana1" style:font-size-complex="10pt" style:font-weight-complex="bold"/>
    </style:style>
    <style:style style:name="P353"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OpenSymbol2" style:font-size-complex="10pt"/>
    </style:style>
    <style:style style:name="P354"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2" style:font-size-asian="10pt" style:font-name-complex="OpenSymbol2" style:font-size-complex="10pt"/>
    </style:style>
    <style:style style:name="P355"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Courier New2" style:font-size-complex="10pt"/>
    </style:style>
    <style:style style:name="P356"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2" style:font-size-asian="10pt" style:font-weight-asian="normal" style:font-name-complex="Verdana1" style:font-size-complex="10pt" style:font-weight-complex="normal"/>
    </style:style>
    <style:style style:name="P357"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58"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59"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OpenSymbol2" style:font-size-complex="10pt"/>
    </style:style>
    <style:style style:name="P360" style:family="paragraph" style:parent-style-name="Text_20_body">
      <style:paragraph-properties fo:text-align="start" style:justify-single-word="false"/>
      <style:text-properties fo:color="#000000" style:text-position="0% 100%" style:font-name="Courier New2" fo:font-size="10pt" officeooo:rsid="00109cef" officeooo:paragraph-rsid="00109cef" style:font-name-asian="Courier New2" style:font-size-asian="10pt" style:font-name-complex="OpenSymbol2" style:font-size-complex="10pt"/>
    </style:style>
    <style:style style:name="P361"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Courier New2" style:font-size-complex="10pt"/>
    </style:style>
    <style:style style:name="P362" style:family="paragraph" style:parent-style-name="Text_20_body">
      <style:paragraph-properties fo:text-align="start" style:justify-single-word="false"/>
      <style:text-properties fo:color="#000000" style:text-position="0% 100%" style:font-name="Courier New2" fo:font-size="10pt" officeooo:rsid="0010637a" officeooo:paragraph-rsid="00109cef" style:font-name-asian="Courier New2" style:font-size-asian="10pt" style:font-name-complex="Courier New2" style:font-size-complex="10pt"/>
    </style:style>
    <style:style style:name="P363" style:family="paragraph" style:parent-style-name="Text_20_body">
      <style:paragraph-properties fo:text-align="start" style:justify-single-word="false"/>
      <style:text-properties fo:color="#000000" style:text-position="0% 100%" style:font-name="Courier New2" fo:font-size="10pt" officeooo:rsid="0010637a" officeooo:paragraph-rsid="0020366a" style:font-name-asian="Courier New2" style:font-size-asian="10pt" style:font-name-complex="Courier New2" style:font-size-complex="10pt"/>
    </style:style>
    <style:style style:name="P364" style:family="paragraph" style:parent-style-name="Text_20_body">
      <style:paragraph-properties fo:text-align="start" style:justify-single-word="false"/>
      <style:text-properties fo:color="#000000" style:text-position="0% 100%" style:font-name="Courier New2" fo:font-size="10pt" officeooo:rsid="0010637a" officeooo:paragraph-rsid="00226a4e" style:font-name-asian="Courier New2" style:font-size-asian="10pt" style:font-name-complex="Courier New2" style:font-size-complex="10pt"/>
    </style:style>
    <style:style style:name="P365" style:family="paragraph" style:parent-style-name="Text_20_body">
      <style:paragraph-properties fo:text-align="start" style:justify-single-word="false"/>
      <style:text-properties fo:color="#000000" style:text-position="0% 100%" style:font-name="Courier New2" fo:font-size="10pt" officeooo:rsid="0010637a" officeooo:paragraph-rsid="00274d46" style:font-name-asian="Courier New2" style:font-size-asian="10pt" style:font-name-complex="Courier New2" style:font-size-complex="10pt"/>
    </style:style>
    <style:style style:name="P366" style:family="paragraph" style:parent-style-name="Text_20_body">
      <style:paragraph-properties fo:text-align="start" style:justify-single-word="false"/>
      <style:text-properties fo:color="#000000" style:text-position="0% 100%" style:font-name="Courier New2" fo:font-size="10pt" officeooo:rsid="0010637a" officeooo:paragraph-rsid="0029b1c4" style:font-name-asian="Courier New2" style:font-size-asian="10pt" style:font-name-complex="Courier New2" style:font-size-complex="10pt"/>
    </style:style>
    <style:style style:name="P367" style:family="paragraph" style:parent-style-name="Text_20_body">
      <style:paragraph-properties fo:text-align="start" style:justify-single-word="false"/>
      <style:text-properties fo:color="#000000" style:text-position="0% 100%" style:font-name="Courier New2" fo:font-size="10pt" officeooo:rsid="0010637a" officeooo:paragraph-rsid="002f6c15" style:font-name-asian="Courier New2" style:font-size-asian="10pt" style:font-name-complex="Courier New2" style:font-size-complex="10pt"/>
    </style:style>
    <style:style style:name="P368" style:family="paragraph" style:parent-style-name="Text_20_body">
      <style:paragraph-properties fo:text-align="start" style:justify-single-word="false"/>
      <style:text-properties fo:color="#000000" style:text-position="0% 100%" style:font-name="Courier New2" fo:font-size="10pt" officeooo:rsid="0010637a" officeooo:paragraph-rsid="0031b9fb" style:font-name-asian="Courier New2" style:font-size-asian="10pt" style:font-name-complex="Courier New2" style:font-size-complex="10pt"/>
    </style:style>
    <style:style style:name="P369" style:family="paragraph" style:parent-style-name="Text_20_body">
      <style:paragraph-properties fo:text-align="start" style:justify-single-word="false"/>
      <style:text-properties fo:color="#000000" style:text-position="0% 100%" style:font-name="Courier New2" fo:font-size="10pt" officeooo:rsid="0010637a" officeooo:paragraph-rsid="00329992" style:font-name-asian="Courier New2" style:font-size-asian="10pt" style:font-name-complex="Courier New2" style:font-size-complex="10pt"/>
    </style:style>
    <style:style style:name="P370" style:family="paragraph" style:parent-style-name="Text_20_body">
      <style:paragraph-properties fo:text-align="start" style:justify-single-word="false"/>
      <style:text-properties fo:color="#000000" style:text-position="0% 100%" style:font-name="Courier New2" fo:font-size="10pt" officeooo:rsid="0010637a" officeooo:paragraph-rsid="0036d9e6" style:font-name-asian="Courier New2" style:font-size-asian="10pt" style:font-name-complex="Courier New2" style:font-size-complex="10pt"/>
    </style:style>
    <style:style style:name="P371" style:family="paragraph" style:parent-style-name="Text_20_body">
      <style:paragraph-properties fo:text-align="start" style:justify-single-word="false"/>
      <style:text-properties fo:color="#000000" style:text-position="0% 100%" style:font-name="Courier New2" fo:font-size="10pt" officeooo:rsid="0010637a" officeooo:paragraph-rsid="0039fef9" style:font-name-asian="Courier New2" style:font-size-asian="10pt" style:font-name-complex="Courier New2" style:font-size-complex="10pt"/>
    </style:style>
    <style:style style:name="P372" style:family="paragraph" style:parent-style-name="Text_20_body">
      <style:paragraph-properties fo:text-align="start" style:justify-single-word="false"/>
      <style:text-properties fo:color="#000000" style:text-position="0% 100%" style:font-name="Courier New2" fo:font-size="10pt" officeooo:rsid="0010637a" officeooo:paragraph-rsid="003bab3b" style:font-name-asian="Courier New2" style:font-size-asian="10pt" style:font-name-complex="Courier New2" style:font-size-complex="10pt"/>
    </style:style>
    <style:style style:name="P373" style:family="paragraph" style:parent-style-name="Text_20_body">
      <style:paragraph-properties fo:text-align="start" style:justify-single-word="false"/>
      <style:text-properties fo:color="#000000" style:text-position="0% 100%" style:font-name="Courier New2" fo:font-size="10pt" officeooo:rsid="0010637a" officeooo:paragraph-rsid="003daf42" style:font-name-asian="Courier New2" style:font-size-asian="10pt" style:font-name-complex="Courier New2" style:font-size-complex="10pt"/>
    </style:style>
    <style:style style:name="P374" style:family="paragraph" style:parent-style-name="Text_20_body">
      <style:paragraph-properties fo:text-align="start" style:justify-single-word="false"/>
      <style:text-properties fo:color="#000000" style:text-position="0% 100%" style:font-name="Courier New2" fo:font-size="10pt" officeooo:rsid="0010637a" officeooo:paragraph-rsid="003e999c" style:font-name-asian="Courier New2" style:font-size-asian="10pt" style:font-name-complex="Courier New2" style:font-size-complex="10pt"/>
    </style:style>
    <style:style style:name="P375" style:family="paragraph" style:parent-style-name="Text_20_body">
      <style:paragraph-properties fo:text-align="start" style:justify-single-word="false"/>
      <style:text-properties fo:color="#000000" style:text-position="0% 100%" style:font-name="Courier New2" fo:font-size="10pt" officeooo:rsid="0010637a" officeooo:paragraph-rsid="0044bc41" style:font-name-asian="Courier New2" style:font-size-asian="10pt" style:font-name-complex="Courier New2" style:font-size-complex="10pt"/>
    </style:style>
    <style:style style:name="P376"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7"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8"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9"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0"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2" style:font-size-asian="10pt" style:font-weight-asian="bold" style:font-name-complex="Courier New2" style:font-size-complex="10pt" style:font-weight-complex="bold"/>
    </style:style>
    <style:style style:name="P381" style:family="paragraph" style:parent-style-name="Text_20_body">
      <style:paragraph-properties fo:text-align="start" style:justify-single-word="false"/>
      <style:text-properties fo:color="#000000" style:font-name="Arial1" fo:font-size="10pt" style:font-name-asian="Courier New2" style:font-size-asian="10pt" style:font-name-complex="Courier New2" style:font-size-complex="10pt"/>
    </style:style>
    <style:style style:name="P382"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3"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4"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5"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6" style:family="paragraph" style:parent-style-name="Text_20_body">
      <style:text-properties fo:color="#000000" style:font-name="Arial" fo:font-size="10pt" fo:language="en" fo:country="US" fo:font-style="normal" fo:font-weight="normal" officeooo:rsid="005582d5" officeooo:paragraph-rsid="005582d5" style:font-name-asian="Courier New2" style:font-size-asian="10pt" style:font-style-asian="normal" style:font-weight-asian="normal" style:font-name-complex="Courier New2" style:font-size-complex="10pt" style:font-style-complex="normal" style:font-weight-complex="normal"/>
    </style:style>
    <style:style style:name="P387" style:family="paragraph" style:parent-style-name="Text_20_body">
      <style:text-properties fo:color="#000000" style:font-name="Arial" fo:font-size="10pt" fo:font-weight="bold" officeooo:paragraph-rsid="00557e80" style:font-name-asian="Courier New2" style:font-size-asian="10pt" style:font-weight-asian="bold" style:font-name-complex="Courier New2" style:font-size-complex="10pt" style:font-weight-complex="bold"/>
    </style:style>
    <style:style style:name="P388" style:family="paragraph" style:parent-style-name="Text_20_body">
      <style:text-properties fo:color="#000000" style:font-name="Arial" fo:font-size="11pt" fo:language="en" fo:country="US" fo:font-style="normal" fo:font-weight="bold" officeooo:rsid="002cd7bc" officeooo:paragraph-rsid="00557e80" style:font-name-asian="Courier New2" style:font-size-asian="11pt" style:font-style-asian="normal" style:font-weight-asian="bold" style:font-name-complex="Courier New2" style:font-size-complex="11pt" style:font-style-complex="normal" style:font-weight-complex="bold"/>
    </style:style>
    <style:style style:name="P389" style:family="paragraph" style:parent-style-name="Text_20_body">
      <style:text-properties fo:color="#000000" style:font-name="Arial" fo:font-size="11pt" fo:language="en" fo:country="US" fo:font-style="normal" fo:font-weight="bold" officeooo:rsid="002cd7bc"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90" style:family="paragraph" style:parent-style-name="Text_20_body">
      <style:text-properties fo:color="#000000" style:font-name="Arial" fo:font-size="11pt" fo:language="en" fo:country="US" fo:font-style="normal" fo:font-weight="bold" officeooo:rsid="002cd7bc"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91" style:family="paragraph" style:parent-style-name="Text_20_body">
      <style:text-properties fo:color="#000000" style:font-name="Arial" fo:font-size="11pt" fo:language="en" fo:country="US" fo:font-style="normal" fo:font-weight="bold" officeooo:rsid="005582d5"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92" style:family="paragraph" style:parent-style-name="Text_20_body">
      <style:text-properties fo:color="#000000" style:font-name="Arial" fo:font-size="11pt" fo:language="en" fo:country="US" fo:font-style="normal" fo:font-weight="bold" officeooo:rsid="005582d5" officeooo:paragraph-rsid="005582d5" style:font-name-asian="Courier New2" style:font-size-asian="11pt" style:font-style-asian="normal" style:font-weight-asian="bold" style:font-name-complex="Courier New2" style:font-size-complex="11pt" style:font-style-complex="normal" style:font-weight-complex="bold"/>
    </style:style>
    <style:style style:name="P393" style:family="paragraph" style:parent-style-name="Text_20_body">
      <style:text-properties fo:color="#000000" style:font-name="Arial" fo:font-size="11pt" fo:language="en" fo:country="US" fo:font-style="normal" fo:font-weight="bold" officeooo:rsid="005582d5"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94"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95" style:family="paragraph" style:parent-style-name="Text_20_body">
      <style:paragraph-properties fo:text-align="justify" style:justify-single-word="false"/>
      <style:text-properties fo:font-size="10pt" officeooo:paragraph-rsid="005582d5" style:font-size-asian="10pt" style:font-size-complex="10pt"/>
    </style:style>
    <style:style style:name="P396" style:family="paragraph" style:parent-style-name="Text_20_body">
      <style:text-properties style:font-name="Arial" fo:font-size="11pt" style:font-size-asian="11pt" style:font-size-complex="11pt"/>
    </style:style>
    <style:style style:name="P397" style:family="paragraph" style:parent-style-name="Text_20_body">
      <style:text-properties style:font-name="Arial" fo:font-size="11pt" officeooo:rsid="00672a71" officeooo:paragraph-rsid="00672a71" style:font-size-asian="11pt" style:font-size-complex="11pt"/>
    </style:style>
    <style:style style:name="P398" style:family="paragraph" style:parent-style-name="Text_20_body">
      <style:paragraph-properties fo:text-align="justify" style:justify-single-word="false"/>
      <style:text-properties style:font-name="Arial" officeooo:paragraph-rsid="0074c9e4"/>
    </style:style>
    <style:style style:name="P399" style:family="paragraph" style:parent-style-name="Table_20_Contents">
      <style:paragraph-properties fo:text-align="center" style:justify-single-word="false"/>
      <style:text-properties style:use-window-font-color="true" style:font-name="Courier New2" fo:font-size="10pt" fo:font-weight="bold" style:font-size-asian="10pt" style:font-weight-asian="bold" style:font-size-complex="10pt" style:font-weight-complex="bold"/>
    </style:style>
    <style:style style:name="P400" style:family="paragraph" style:parent-style-name="Table_20_Contents">
      <style:paragraph-properties fo:line-height="100%" fo:text-align="center" style:justify-single-word="false"/>
      <style:text-properties style:font-name="Courier New2" fo:font-size="10pt" fo:font-weight="bold"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Courier New2" fo:font-size="10pt" fo:font-weight="bold" style:font-size-asian="10pt" style:font-weight-asian="bold" style:font-size-complex="10pt" style:font-weight-complex="bold"/>
    </style:style>
    <style:style style:name="P402" style:family="paragraph" style:parent-style-name="Table_20_Contents">
      <style:text-properties officeooo:rsid="00672a71" officeooo:paragraph-rsid="00672a71"/>
    </style:style>
    <style:style style:name="P403" style:family="paragraph" style:parent-style-name="Table_20_Contents">
      <style:paragraph-properties fo:text-align="center" style:justify-single-word="false"/>
      <style:text-properties officeooo:rsid="00672a71" officeooo:paragraph-rsid="00672a71"/>
    </style:style>
    <style:style style:name="P404" style:family="paragraph" style:parent-style-name="Table_20_Contents">
      <style:paragraph-properties fo:text-align="center" style:justify-single-word="false"/>
      <style:text-properties fo:font-style="italic" fo:font-weight="bold" officeooo:rsid="00672a71" officeooo:paragraph-rsid="00672a71" style:font-style-asian="italic" style:font-weight-asian="bold" style:font-style-complex="italic" style:font-weight-complex="bold"/>
    </style:style>
    <style:style style:name="P405" style:family="paragraph" style:parent-style-name="Table_20_Contents">
      <style:paragraph-properties fo:text-align="center" style:justify-single-word="false"/>
      <style:text-properties fo:font-weight="bold" officeooo:rsid="006ec124" officeooo:paragraph-rsid="006ec124" style:font-weight-asian="bold" style:font-weight-complex="bold"/>
    </style:style>
    <style:style style:name="P406" style:family="paragraph" style:parent-style-name="Table_20_Contents">
      <style:text-properties style:font-name="Arial" fo:font-size="10pt" officeooo:rsid="006ec124" officeooo:paragraph-rsid="006ec124" style:font-size-asian="10pt" style:font-size-complex="10pt"/>
    </style:style>
    <style:style style:name="P407" style:family="paragraph" style:parent-style-name="Table_20_Contents">
      <style:paragraph-properties fo:text-align="center" style:justify-single-word="false"/>
      <style:text-properties style:font-name="Arial" fo:font-size="10pt" officeooo:rsid="006ec124" officeooo:paragraph-rsid="006ec124" style:font-size-asian="10pt" style:font-size-complex="10pt"/>
    </style:style>
    <style:style style:name="P408" style:family="paragraph" style:parent-style-name="Table_20_Contents">
      <style:paragraph-properties fo:text-align="center" style:justify-single-word="false"/>
      <style:text-properties style:font-name="Arial" fo:font-size="10pt" style:font-size-asian="10pt" style:font-size-complex="10pt"/>
    </style:style>
    <style:style style:name="P409" style:family="paragraph" style:parent-style-name="Table_20_Contents">
      <style:paragraph-properties fo:text-align="center" style:justify-single-word="false"/>
      <style:text-properties style:font-name="Arial" fo:font-size="10pt" officeooo:rsid="0070e3cc" officeooo:paragraph-rsid="0070e3cc" style:font-size-asian="10pt" style:font-size-complex="10pt"/>
    </style:style>
    <style:style style:name="P410" style:family="paragraph" style:parent-style-name="Table_20_Contents">
      <style:text-properties style:font-name="Arial" fo:font-size="10pt" officeooo:rsid="0070e3cc" officeooo:paragraph-rsid="0070e3cc" style:font-size-asian="10pt" style:font-size-complex="10pt"/>
    </style:style>
    <style:style style:name="P411" style:family="paragraph" style:parent-style-name="Table_20_Contents">
      <style:text-properties style:font-name="Arial" fo:font-size="10pt" officeooo:rsid="007a610b" officeooo:paragraph-rsid="007a610b" style:font-size-asian="10pt" style:font-size-complex="10pt"/>
    </style:style>
    <style:style style:name="P412" style:family="paragraph" style:parent-style-name="Table_20_Contents">
      <style:paragraph-properties fo:text-align="center" style:justify-single-word="false"/>
      <style:text-properties style:font-name="Arial" fo:font-size="10pt" officeooo:rsid="007a610b" officeooo:paragraph-rsid="007a610b" style:font-size-asian="10pt" style:font-size-complex="10pt"/>
    </style:style>
    <style:style style:name="P413" style:family="paragraph" style:parent-style-name="Normal_20__28_Web_29_">
      <style:text-properties style:font-name="Arial1" fo:font-size="10pt" style:font-size-asian="10pt" style:font-name-complex="Verdana1" style:font-size-complex="10pt"/>
    </style:style>
    <style:style style:name="P414"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415" style:family="paragraph" style:parent-style-name="Normal_20__28_Web_29_">
      <style:paragraph-properties fo:text-align="justify" style:justify-single-word="false"/>
      <style:text-properties style:font-name="Arial1" fo:font-size="10pt" officeooo:paragraph-rsid="00110790" style:font-size-asian="10pt" style:font-name-complex="Verdana1" style:font-size-complex="10pt"/>
    </style:style>
    <style:style style:name="P416"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417" style:family="paragraph" style:parent-style-name="Normal_20__28_Web_29_">
      <style:paragraph-properties fo:margin-top="0.279cm" fo:margin-bottom="0.483cm" loext:contextual-spacing="false">
        <style:tab-stops/>
      </style:paragraph-properties>
      <style:text-properties style:font-name="Courier New2" fo:font-size="10pt" style:font-size-asian="10pt" style:font-name-complex="Verdana1" style:font-size-complex="10pt"/>
    </style:style>
    <style:style style:name="P418" style:family="paragraph" style:parent-style-name="Normal_20__28_Web_29_">
      <style:paragraph-properties fo:margin-top="0.483cm" fo:margin-bottom="0.483cm" loext:contextual-spacing="false"/>
      <style:text-properties style:font-name="Courier New2" fo:font-size="10pt" style:font-size-asian="10pt" style:font-name-complex="Verdana1" style:font-size-complex="10pt"/>
    </style:style>
    <style:style style:name="P419"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420"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421"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2" style:font-size-asian="10pt" style:font-weight-asian="bold" style:font-name-complex="Courier New2" style:font-size-complex="10pt" style:font-weight-complex="bold"/>
    </style:style>
    <style:style style:name="P422"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423"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24"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425"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426"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427"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428"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429"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430" style:family="paragraph" style:parent-style-name="Standard">
      <style:paragraph-properties fo:text-align="start" style:justify-single-word="false"/>
      <style:text-properties fo:font-size="10pt" officeooo:paragraph-rsid="0029b1c4" style:font-size-asian="10pt" style:font-size-complex="10pt"/>
    </style:style>
    <style:style style:name="P431"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432" style:family="paragraph" style:parent-style-name="Standard">
      <style:paragraph-properties fo:line-height="100%" fo:text-align="start" style:justify-single-word="false"/>
      <style:text-properties fo:color="#000000" style:font-name="Arial" fo:font-size="10pt" fo:font-weight="normal" officeooo:rsid="002fd8b2" officeooo:paragraph-rsid="005f1c5f" fo:background-color="#ffffff" style:font-size-asian="10pt" style:font-weight-asian="normal" style:font-size-complex="10pt" style:font-weight-complex="normal"/>
    </style:style>
    <style:style style:name="P433" style:family="paragraph" style:parent-style-name="Standard">
      <style:paragraph-properties fo:margin-left="0cm" fo:margin-right="0cm" fo:text-align="start" style:justify-single-word="false" fo:text-indent="0cm" style:auto-text-indent="false"/>
    </style:style>
    <style:style style:name="P434" style:family="paragraph" style:parent-style-name="Standard">
      <style:paragraph-properties fo:margin-left="0cm" fo:margin-right="0cm" fo:text-align="start" style:justify-single-word="false" fo:text-indent="0cm" style:auto-text-indent="false"/>
      <style:text-properties officeooo:paragraph-rsid="00159afe"/>
    </style:style>
    <style:style style:name="P435"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36"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3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85166" style:font-size-asian="10pt" style:font-name-complex="Verdana1" style:font-size-complex="10pt"/>
    </style:style>
    <style:style style:name="P43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f38d2" style:font-size-asian="10pt" style:font-name-complex="Verdana1" style:font-size-complex="10pt"/>
    </style:style>
    <style:style style:name="P43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1abc8" officeooo:paragraph-rsid="005f38d2" style:font-name-asian="Courier New2" style:font-size-asian="10pt" style:font-style-asian="normal" style:font-weight-asian="bold" style:font-name-complex="Verdana1" style:font-size-complex="10pt" style:font-style-complex="normal" style:font-weight-complex="bold"/>
    </style:style>
    <style:style style:name="P44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ec124" officeooo:paragraph-rsid="006ec124" style:font-name-asian="Courier New2" style:font-size-asian="10pt" style:font-style-asian="normal" style:font-weight-asian="bold" style:font-name-complex="Verdana1" style:font-size-complex="10pt" style:font-style-complex="normal" style:font-weight-complex="bold"/>
    </style:style>
    <style:style style:name="P44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0021d" officeooo:paragraph-rsid="005f38d2" style:font-name-asian="Courier New2" style:font-size-asian="10pt" style:font-style-asian="normal" style:font-weight-asian="bold" style:font-name-complex="Verdana1" style:font-size-complex="10pt" style:font-style-complex="normal" style:font-weight-complex="bold"/>
    </style:style>
    <style:style style:name="P44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4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66d24" officeooo:paragraph-rsid="00766d24"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66d24" officeooo:paragraph-rsid="007d8f3a"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838a3" officeooo:paragraph-rsid="007838a3"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1pt" fo:language="en" fo:country="US" fo:font-style="normal" style:text-underline-style="none" fo:font-weight="normal" officeooo:rsid="007838a3" officeooo:paragraph-rsid="00789582" style:font-name-asian="Times New Roman1" style:font-size-asian="11pt" style:language-asian="zh" style:country-asian="CN" style:font-style-asian="normal" style:font-weight-asian="normal" style:font-name-complex="Arial3" style:font-size-complex="11pt" style:language-complex="ar" style:country-complex="SA" style:font-style-complex="normal" style:font-weight-complex="normal"/>
    </style:style>
    <style:style style:name="P4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text-position="0% 100%" style:font-name="Arial" fo:font-size="11pt" fo:language="en" fo:country="US" fo:font-style="italic" style:text-underline-style="none" fo:font-weight="normal" officeooo:rsid="004bb2e6" officeooo:paragraph-rsid="0079b799" style:font-name-asian="Courier New2" style:font-size-asian="11pt" style:language-asian="zh" style:country-asian="CN" style:font-style-asian="italic" style:font-weight-asian="normal" style:font-name-complex="OpenSymbol2" style:font-size-complex="11pt" style:language-complex="ar" style:country-complex="SA" style:font-style-complex="italic" style:font-weight-complex="normal"/>
    </style:style>
    <style:style style:name="P448"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ec124" style:font-size-asian="10pt" style:font-weight-asian="bold" style:font-name-complex="Verdana1" style:font-size-complex="10pt" style:font-weight-complex="bold"/>
    </style:style>
    <style:style style:name="P449"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450" style:family="paragraph" style:parent-style-name="Code_20_style">
      <style:paragraph-properties fo:margin-left="1.251cm" fo:margin-right="0cm" fo:text-indent="0cm" style:auto-text-indent="false"/>
      <style:text-properties fo:font-size="10pt" officeooo:paragraph-rsid="00585166" style:font-size-asian="10pt" style:font-size-complex="10pt"/>
    </style:style>
    <style:style style:name="P451" style:family="paragraph" style:parent-style-name="Code_20_style">
      <style:paragraph-properties fo:margin-left="1.251cm" fo:margin-right="0cm" fo:text-indent="0cm" style:auto-text-indent="false"/>
      <style:text-properties fo:font-size="10pt" officeooo:paragraph-rsid="005f38d2" style:font-size-asian="10pt" style:font-size-complex="10pt"/>
    </style:style>
    <style:style style:name="P452" style:family="paragraph" style:parent-style-name="Text_20_body">
      <style:paragraph-properties fo:margin-left="1.251cm" fo:margin-right="0cm" fo:text-indent="0cm" style:auto-text-indent="false"/>
      <style:text-properties fo:font-size="10pt" officeooo:paragraph-rsid="00557e80" style:font-size-asian="10pt" style:font-size-complex="10pt"/>
    </style:style>
    <style:style style:name="P453"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autospace="none"/>
      <style:text-properties fo:font-variant="normal" fo:text-transform="none" fo:color="#000000" style:font-name="Courier New2" fo:font-size="10pt" fo:letter-spacing="normal" fo:font-style="normal" fo:font-weight="bold" officeooo:rsid="002ee060" officeooo:paragraph-rsid="005f1c5f" style:font-size-asian="10pt" style:font-weight-asian="bold" style:font-size-complex="10pt" style:font-weight-complex="bold"/>
    </style:style>
    <style:style style:name="P454" style:family="paragraph" style:parent-style-name="Text_20_body" style:master-page-name="">
      <style:paragraph-properties style:page-number="auto" fo:keep-with-next="always" style:writing-mode="lr-tb"/>
      <style:text-properties style:font-name="Arial" fo:font-size="11pt" officeooo:rsid="00672a71" officeooo:paragraph-rsid="00672a71" style:font-size-asian="11pt" style:font-size-complex="11pt"/>
    </style:style>
    <style:style style:name="P455"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456"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457" style:family="paragraph" style:parent-style-name="Table_20_Contents">
      <style:text-properties style:font-name="Arial" fo:font-size="10pt" officeooo:rsid="007a610b" officeooo:paragraph-rsid="007a610b" style:font-size-asian="10pt" style:font-size-complex="10pt"/>
    </style:style>
    <style:style style:name="P458" style:family="paragraph" style:parent-style-name="Table_20_Contents">
      <style:paragraph-properties fo:text-align="center" style:justify-single-word="false"/>
      <style:text-properties style:font-name="Arial" fo:font-size="10pt" officeooo:rsid="007a610b" officeooo:paragraph-rsid="007a610b" style:font-size-asian="10pt" style:font-size-complex="10pt"/>
    </style:style>
    <style:style style:name="P459" style:family="paragraph" style:parent-style-name="Table_20_Contents">
      <style:paragraph-properties fo:text-align="center" style:justify-single-word="false"/>
      <style:text-properties style:font-name="Arial" fo:font-size="10pt" officeooo:rsid="0070e3cc" officeooo:paragraph-rsid="0070e3cc" style:font-size-asian="10pt" style:font-size-complex="10pt"/>
    </style:style>
    <style:style style:name="P460" style:family="paragraph" style:parent-style-name="Table_20_Contents">
      <style:text-properties style:font-name="Arial" fo:font-size="10pt" officeooo:rsid="0080912c" officeooo:paragraph-rsid="0080912c" style:font-size-asian="10pt" style:font-size-complex="10pt"/>
    </style:style>
    <style:style style:name="P461" style:family="paragraph" style:parent-style-name="Table_20_Contents">
      <style:text-properties style:font-name="Arial" fo:font-size="10pt" officeooo:rsid="0080912c" officeooo:paragraph-rsid="008502d3" style:font-size-asian="10pt" style:font-size-complex="10pt"/>
    </style:style>
    <style:style style:name="P462"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463"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464"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465"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officeooo:paragraph-rsid="00681f32"/>
    </style:style>
    <style:style style:name="P466"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fo:font-size="12pt" officeooo:paragraph-rsid="00681f32" style:font-size-asian="12pt" style:font-size-complex="12pt"/>
    </style:style>
    <style:style style:name="P467" style:family="paragraph" style:parent-style-name="Heading_20_3">
      <loext:graphic-properties draw:fill="solid" draw:fill-color="#e6e6ff" draw:opacity="100%"/>
      <style:paragraph-properties fo:margin-top="0cm" fo:margin-bottom="0cm" loext:contextual-spacing="false" fo:line-height="100%" fo:text-align="start" style:justify-single-word="false" fo:background-color="#e6e6ff" style:text-autospace="none">
        <style:tab-stops>
          <style:tab-stop style:position="19.911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468"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681f32" style:font-name-asian="Times New Roman1" style:font-size-asian="12pt" style:font-weight-asian="bold" style:font-name-complex="Arial3" style:font-size-complex="12pt" style:font-weight-complex="bold"/>
    </style:style>
    <style:style style:name="P469"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7111ae" style:font-name-asian="Times New Roman1" style:font-size-asian="12pt" style:font-weight-asian="bold" style:font-name-complex="Arial3" style:font-size-complex="12pt" style:font-weight-complex="bold"/>
    </style:style>
    <style:style style:name="P470"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reak-before="page" fo:background-color="#e6e6ff" style:text-autospace="none">
        <style:tab-stops>
          <style:tab-stop style:position="19.911cm" style:type="right"/>
        </style:tab-stops>
      </style:paragraph-properties>
      <style:text-properties officeooo:paragraph-rsid="00681f32"/>
    </style:style>
    <style:style style:name="P471"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ackground-color="#e6e6ff" style:text-autospace="none">
        <style:tab-stops>
          <style:tab-stop style:position="19.911cm" style:type="right"/>
        </style:tab-stops>
      </style:paragraph-properties>
      <style:text-properties officeooo:paragraph-rsid="00686f30"/>
    </style:style>
    <style:style style:name="P472"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473" style:family="paragraph" style:parent-style-name="Standard" style:list-style-name="L4">
      <style:paragraph-properties fo:margin-top="0cm" fo:margin-bottom="0cm" loext:contextual-spacing="false" fo:line-height="100%" style:text-autospace="none"/>
      <style:text-properties officeooo:paragraph-rsid="005582d5"/>
    </style:style>
    <style:style style:name="P474" style:family="paragraph" style:parent-style-name="Standard" style:list-style-name="L4">
      <style:paragraph-properties fo:margin-top="0cm" fo:margin-bottom="0cm" loext:contextual-spacing="false" fo:line-height="100%" fo:text-align="justify" style:justify-single-word="false" style:text-autospace="none"/>
      <style:text-properties officeooo:paragraph-rsid="005582d5"/>
    </style:style>
    <style:style style:name="P475" style:family="paragraph" style:parent-style-name="Standard" style:list-style-name="L4">
      <style:paragraph-properties fo:margin-top="0cm" fo:margin-bottom="0cm" loext:contextual-spacing="false" fo:line-height="100%" fo:text-align="justify" style:justify-single-word="false" style:text-autospace="none"/>
      <style:text-properties officeooo:rsid="005582d5" officeooo:paragraph-rsid="005582d5"/>
    </style:style>
    <style:style style:name="P47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normal" officeooo:rsid="007289c5" officeooo:paragraph-rsid="0080912c" style:font-size-asian="10pt" style:font-weight-asian="normal" style:font-name-complex="Verdana-Bold" style:font-size-complex="10pt" style:font-weight-complex="normal"/>
    </style:style>
    <style:style style:name="P477" style:family="paragraph" style:parent-style-name="Standard" style:list-style-name="L7">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9b799" style:font-size-asian="11pt" style:font-style-asian="normal" style:font-weight-asian="normal" style:font-name-complex="Verdana-BoldItalic" style:font-size-complex="11pt" style:font-style-complex="normal" style:font-weight-complex="normal"/>
    </style:style>
    <style:style style:name="P478" style:family="paragraph" style:parent-style-name="Standard" style:list-style-name="L8">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831412" style:font-size-asian="11pt" style:font-style-asian="normal" style:font-weight-asian="normal" style:font-name-complex="Verdana-BoldItalic" style:font-size-complex="11pt" style:font-style-complex="normal" style:font-weight-complex="normal"/>
    </style:style>
    <style:style style:name="P479" style:family="paragraph" style:parent-style-name="Standard" style:list-style-name="L9">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a610b" style:font-size-asian="11pt" style:font-style-asian="normal" style:font-weight-asian="normal" style:font-name-complex="Verdana-BoldItalic" style:font-size-complex="11pt" style:font-style-complex="normal" style:font-weight-complex="normal"/>
    </style:style>
    <style:style style:name="P480" style:family="paragraph" style:parent-style-name="Standard" style:list-style-name="L7">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79b799" style:font-size-asian="11pt" style:font-style-asian="normal" style:font-weight-asian="normal" style:font-name-complex="Verdana1" style:font-size-complex="11pt" style:font-style-complex="normal" style:font-weight-complex="normal"/>
    </style:style>
    <style:style style:name="P481" style:family="paragraph" style:parent-style-name="Standard" style:list-style-name="L8">
      <style:paragraph-properties fo:margin-top="0cm" fo:margin-bottom="0cm" loext:contextual-spacing="false" fo:line-height="100%" fo:text-align="justify" style:justify-single-word="false" fo:orphans="2" fo:widows="2" style:text-autospace="none" style:writing-mode="lr-tb"/>
      <style:text-properties style:font-name="Arial" fo:font-size="11pt" fo:font-style="normal" fo:font-weight="normal" officeooo:paragraph-rsid="00831412" style:font-size-asian="11pt" style:font-style-asian="normal" style:font-weight-asian="normal" style:font-name-complex="Verdana1" style:font-size-complex="11pt" style:font-style-complex="normal" style:font-weight-complex="normal"/>
    </style:style>
    <style:style style:name="P482" style:family="paragraph" style:parent-style-name="Standard" style:list-style-name="L9">
      <style:paragraph-properties fo:margin-top="0cm" fo:margin-bottom="0cm" loext:contextual-spacing="false" fo:line-height="100%" fo:text-align="justify" style:justify-single-word="false" fo:orphans="2" fo:widows="2" style:text-autospace="none" style:writing-mode="lr-tb"/>
      <style:text-properties officeooo:paragraph-rsid="00803c9c"/>
    </style:style>
    <style:style style:name="P483" style:family="paragraph" style:parent-style-name="Heading_20_2">
      <style:text-properties fo:color="#000000" style:font-name="Arial1" fo:font-size="10pt" fo:font-style="normal" style:font-name-asian="Courier New2" style:font-size-asian="10pt" style:font-style-asian="normal" style:font-name-complex="Courier New2" style:font-size-complex="10pt" style:font-style-complex="normal"/>
    </style:style>
    <style:style style:name="P484" style:family="paragraph" style:parent-style-name="Heading_20_2">
      <style:paragraph-properties fo:text-align="start" style:justify-single-word="false"/>
      <style:text-properties fo:color="#000000" style:text-position="0% 100%" style:font-name="Arial1" fo:font-size="10pt" style:font-name-asian="Courier New2" style:font-size-asian="10pt" style:font-name-complex="Courier New2" style:font-size-complex="10pt"/>
    </style:style>
    <style:style style:name="P485" style:family="paragraph" style:parent-style-name="Heading_20_2">
      <style:paragraph-properties fo:margin-top="0cm" fo:margin-bottom="0cm" loext:contextual-spacing="false" fo:line-height="100%" fo:text-align="start" style:justify-single-word="false" style:text-autospace="none"/>
      <style:text-properties fo:color="#000000" style:text-position="0% 100%" style:font-name="Courier New2" fo:font-size="12pt" fo:language="en" fo:country="US" style:text-underline-style="none" fo:font-weight="bold" officeooo:rsid="002afd4a" officeooo:paragraph-rsid="00557e80" style:font-name-asian="Courier New2" style:font-size-asian="12pt" style:language-asian="zh" style:country-asian="CN" style:font-weight-asian="bold" style:font-name-complex="Courier New2" style:font-size-complex="12pt" style:language-complex="ar" style:country-complex="SA" style:font-weight-complex="bold"/>
    </style:style>
    <style:style style:name="P486" style:family="paragraph" style:parent-style-name="Heading_20_2">
      <style:paragraph-properties fo:margin-top="0cm" fo:margin-bottom="0cm" loext:contextual-spacing="false" fo:line-height="100%" style:text-autospace="none"/>
      <style:text-properties style:font-name="Arial" fo:font-size="10pt" fo:font-style="normal" fo:font-weight="normal" officeooo:rsid="0070e3cc" officeooo:paragraph-rsid="007a610b" style:font-size-asian="10pt" style:font-style-asian="normal" style:font-weight-asian="normal" style:font-name-complex="Verdana-Bold" style:font-size-complex="10pt" style:font-style-complex="normal" style:font-weight-complex="normal"/>
    </style:style>
    <style:style style:name="P487"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488"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489"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490"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491"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492"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493"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494"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495"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496"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497"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498"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499"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500"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501"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502"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503"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504"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2" style:font-size-asian="10pt" style:font-name-complex="OpenSymbol2" style:font-size-complex="10pt"/>
    </style:style>
    <style:style style:name="P505"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6"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7"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8"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09" style:family="paragraph" style:parent-style-name="Text_20_body" style:list-style-name="L1">
      <style:text-properties style:font-name="Arial" fo:font-size="11pt" officeooo:paragraph-rsid="00646be0" style:font-size-asian="11pt" style:font-size-complex="11pt"/>
    </style:style>
    <style:style style:name="P510" style:family="paragraph" style:parent-style-name="Text_20_body" style:list-style-name="L1">
      <style:text-properties style:font-name="Arial" fo:font-size="11pt" officeooo:paragraph-rsid="0069647e" style:font-size-asian="11pt" style:font-size-complex="11pt"/>
    </style:style>
    <style:style style:name="P51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51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51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51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51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51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51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51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51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52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52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52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52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52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52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52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52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52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52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53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53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53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53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53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53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53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53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53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53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54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54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54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54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54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54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54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54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54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54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55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55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55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553"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fo:font-size="10pt" officeooo:rsid="00646be0" officeooo:paragraph-rsid="006c3a4f" style:font-size-asian="10pt" style:font-size-complex="10pt"/>
    </style:style>
    <style:style style:name="P554"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officeooo:rsid="00646be0" officeooo:paragraph-rsid="006ae9d3"/>
    </style:style>
    <style:style style:name="P55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5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6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7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8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9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9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9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93" style:family="paragraph" style:parent-style-name="Text_20_body" style:list-style-name="L3">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646be0"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94"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95" style:family="paragraph" style:parent-style-name="Text_20_body" style:list-style-name="L7">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96" style:family="paragraph" style:parent-style-name="Text_20_body" style:list-style-name="L8">
      <style:paragraph-properties fo:margin-top="0cm" fo:margin-bottom="0cm" loext:contextual-spacing="false" fo:line-height="100%" fo:text-align="start" style:justify-single-word="false" style:text-autospace="none"/>
      <style:text-properties fo:color="#000000" style:text-position="0% 100%" style:font-name="Arial" fo:font-size="11pt" fo:language="en" fo:country="US" fo:font-style="normal" style:text-underline-style="none" fo:font-weight="normal" officeooo:rsid="004bb2e6" officeooo:paragraph-rsid="007a610b"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597"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98"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1"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99"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600"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601"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602"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603" style:family="paragraph" style:parent-style-name="Text_20_body" style:list-style-name="L5" style:master-page-name="">
      <style:paragraph-properties fo:margin-top="0cm" fo:margin-bottom="0cm" loext:contextual-spacing="false" fo:line-height="100%" fo:text-align="justify" style:justify-single-word="false" style:page-number="auto"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04" style:family="paragraph" style:parent-style-name="Text_20_body" style:list-style-name="L1">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05" style:family="paragraph" style:parent-style-name="Text_20_body" style:list-style-name="L6">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06" style:family="paragraph" style:parent-style-name="Text_20_body" style:list-style-name="L7">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07" style:family="paragraph" style:parent-style-name="Text_20_body" style:list-style-name="L8">
      <style:paragraph-properties fo:margin-top="0cm" fo:margin-bottom="0cm" loext:contextual-spacing="false" fo:line-height="100%" fo:text-align="start" style:justify-single-word="false" style:writing-mode="lr-tb"/>
      <style:text-properties fo:color="#000000" style:text-position="0% 100%" style:font-name="Arial" fo:font-size="11pt" fo:language="en" fo:country="US" style:text-underline-style="none" fo:font-weight="normal" officeooo:rsid="0010637a" officeooo:paragraph-rsid="007a610b"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08" style:family="paragraph" style:parent-style-name="Text_20_body" style:list-style-name="L5">
      <style:paragraph-properties fo:margin-top="0cm" fo:margin-bottom="0cm" loext:contextual-spacing="false" fo:line-height="100%" fo:text-align="justify" style:justify-single-word="false" style:writing-mode="lr-tb"/>
      <style:text-properties fo:color="#000000" style:text-position="0% 100%" style:font-name="Arial" fo:font-size="11pt" fo:language="en" fo:country="US" style:text-underline-style="none" fo:font-weight="normal" officeooo:rsid="0010637a" officeooo:paragraph-rsid="0079b799"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09" style:family="paragraph" style:parent-style-name="Text_20_body" style:list-style-name="L5">
      <style:paragraph-properties fo:margin-top="0cm" fo:margin-bottom="0cm" loext:contextual-spacing="false" fo:line-height="100%" fo:text-align="justify" style:justify-single-word="false" style:writing-mode="lr-tb"/>
      <style:text-properties fo:color="#000000" style:text-position="0% 100%" style:font-name="Arial" fo:font-size="11pt" fo:language="en" fo:country="US" style:text-underline-style="none" fo:font-weight="normal" officeooo:rsid="0010637a" officeooo:paragraph-rsid="007a610b" style:font-name-asian="Courier New2" style:font-size-asian="11pt" style:language-asian="zh" style:country-asian="CN" style:font-weight-asian="normal" style:font-name-complex="Courier New2" style:font-size-complex="11pt" style:language-complex="ar" style:country-complex="SA" style:font-weight-complex="normal"/>
    </style:style>
    <style:style style:name="P610" style:family="paragraph" style:parent-style-name="Text_20_body" style:list-style-name="L1">
      <style:paragraph-properties fo:margin-top="0cm" fo:margin-bottom="0cm" loext:contextual-spacing="false" fo:line-height="100%" fo:text-align="start" style:justify-single-word="false" style:text-autospace="none" style:writing-mode="lr-tb"/>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P611" style:family="paragraph" style:parent-style-name="Text_20_body" style:list-style-name="L6">
      <style:paragraph-properties fo:margin-top="0cm" fo:margin-bottom="0cm" loext:contextual-spacing="false" fo:line-height="100%" fo:text-align="start" style:justify-single-word="false" style:text-autospace="none" style:writing-mode="lr-tb"/>
      <style:text-properties fo:color="#000000" style:text-position="0% 100%" style:font-name="Arial" fo:font-size="11pt" fo:language="en" fo:country="US" fo:font-style="normal" style:text-underline-style="none" fo:font-weight="normal" officeooo:rsid="004bb2e6" officeooo:paragraph-rsid="0079b799"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T1" style:family="text">
      <style:text-properties officeooo:rsid="0010d806"/>
    </style:style>
    <style:style style:name="T2" style:family="text">
      <style:text-properties fo:color="#000000" style:font-name-asian="Courier New2" style:font-name-complex="Verdana1"/>
    </style:style>
    <style:style style:name="T3" style:family="text">
      <style:text-properties fo:color="#000000" style:font-name-asian="Courier New2" style:font-name-complex="Courier New2"/>
    </style:style>
    <style:style style:name="T4" style:family="text">
      <style:text-properties fo:color="#000000" style:font-name-asian="Courier New2" style:font-name-complex="OpenSymbol2"/>
    </style:style>
    <style:style style:name="T5" style:family="text">
      <style:text-properties fo:color="#000000" officeooo:rsid="000fd41f" style:font-name-asian="Courier New2" style:font-name-complex="OpenSymbol2"/>
    </style:style>
    <style:style style:name="T6" style:family="text">
      <style:text-properties fo:color="#000000" officeooo:rsid="00159afe" style:font-name-asian="Courier New2" style:font-name-complex="OpenSymbol2"/>
    </style:style>
    <style:style style:name="T7" style:family="text">
      <style:text-properties fo:color="#000000" officeooo:rsid="0016f1e1" style:font-name-asian="Courier New2" style:font-name-complex="OpenSymbol2"/>
    </style:style>
    <style:style style:name="T8" style:family="text">
      <style:text-properties fo:color="#000000" officeooo:rsid="00338344" style:font-name-asian="Courier New2" style:font-name-complex="OpenSymbol2"/>
    </style:style>
    <style:style style:name="T9" style:family="text">
      <style:text-properties fo:color="#000000" officeooo:rsid="00351a69" style:font-name-asian="Courier New2" style:font-name-complex="OpenSymbol2"/>
    </style:style>
    <style:style style:name="T10" style:family="text">
      <style:text-properties fo:color="#000000" style:text-position="super 58%" style:font-name-asian="Courier New2" style:font-name-complex="Verdana1"/>
    </style:style>
    <style:style style:name="T11" style:family="text">
      <style:text-properties fo:color="#000000" style:text-position="super 58%" officeooo:rsid="00159afe" style:font-name-asian="Courier New2" style:font-name-complex="Verdana1"/>
    </style:style>
    <style:style style:name="T12" style:family="text">
      <style:text-properties fo:color="#000000" style:text-position="super 58%" style:font-name-asian="Courier New2" style:font-name-complex="OpenSymbol2"/>
    </style:style>
    <style:style style:name="T13" style:family="text">
      <style:text-properties fo:color="#000000" style:text-position="super 58%" officeooo:rsid="0016f1e1" style:font-name-asian="Courier New2" style:font-name-complex="OpenSymbol2"/>
    </style:style>
    <style:style style:name="T14" style:family="text">
      <style:text-properties fo:color="#000000" style:text-position="super 58%" officeooo:rsid="001815f2" style:font-name-asian="Courier New2" style:font-name-complex="OpenSymbol2"/>
    </style:style>
    <style:style style:name="T15" style:family="text">
      <style:text-properties fo:color="#000000" style:text-position="super 58%" officeooo:rsid="0031b9fb" style:font-name-asian="Courier New2" style:font-name-complex="OpenSymbol2"/>
    </style:style>
    <style:style style:name="T16" style:family="text">
      <style:text-properties fo:color="#000000" style:text-position="super 58%" officeooo:rsid="00351a69" style:font-name-asian="Courier New2" style:font-name-complex="OpenSymbol2"/>
    </style:style>
    <style:style style:name="T17" style:family="text">
      <style:text-properties fo:color="#000000" style:text-position="super 58%" officeooo:rsid="0036d9e6" style:font-name-asian="Courier New2" style:font-name-complex="OpenSymbol2"/>
    </style:style>
    <style:style style:name="T18" style:family="text">
      <style:text-properties fo:color="#000000" style:text-position="super 58%" style:font-name="Arial" fo:font-size="10pt" officeooo:rsid="001908a4" style:font-name-asian="Courier New2"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2"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2"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2" style:font-size-asian="10pt" style:font-name-complex="OpenSymbol2" style:font-size-complex="10pt"/>
    </style:style>
    <style:style style:name="T22" style:family="text">
      <style:text-properties fo:color="#000000" style:text-position="super 58%" style:font-name="Arial" fo:language="en" fo:country="US" style:font-name-asian="Courier New2" style:font-name-complex="OpenSymbol2"/>
    </style:style>
    <style:style style:name="T23" style:family="text">
      <style:text-properties fo:color="#000000" style:text-position="super 58%" style:font-name="Arial" fo:language="en" fo:country="US" officeooo:rsid="0016f1e1" style:font-name-asian="Courier New2" style:font-name-complex="OpenSymbol2"/>
    </style:style>
    <style:style style:name="T24" style:family="text">
      <style:text-properties fo:color="#000000" style:text-position="super 58%" fo:language="en" fo:country="US" style:font-name-asian="Courier New2" style:font-name-complex="OpenSymbol2"/>
    </style:style>
    <style:style style:name="T25" style:family="text">
      <style:text-properties fo:color="#000000" style:text-position="super 58%" fo:language="en" fo:country="US" officeooo:rsid="003daf42" style:font-name-asian="Courier New2" style:font-name-complex="OpenSymbol2"/>
    </style:style>
    <style:style style:name="T26" style:family="text">
      <style:text-properties fo:color="#000000" style:text-position="super 58%" fo:language="en" fo:country="US" officeooo:rsid="00467401" style:font-name-asian="Courier New2" style:font-name-complex="OpenSymbol2"/>
    </style:style>
    <style:style style:name="T27" style:family="text">
      <style:text-properties fo:color="#000000" style:text-position="0% 100%" style:font-name-asian="Courier New2"/>
    </style:style>
    <style:style style:name="T28" style:family="text">
      <style:text-properties fo:color="#000000" style:text-position="0% 100%" style:font-name-asian="Courier New2" style:font-name-complex="Verdana1"/>
    </style:style>
    <style:style style:name="T29" style:family="text">
      <style:text-properties fo:color="#000000" style:text-position="0% 100%" officeooo:rsid="00159afe" style:font-name-asian="Courier New2" style:font-name-complex="Verdana1"/>
    </style:style>
    <style:style style:name="T30" style:family="text">
      <style:text-properties fo:color="#000000" style:text-position="0% 100%" officeooo:rsid="0016c32a" style:font-name-asian="Courier New2" style:font-name-complex="Verdana1"/>
    </style:style>
    <style:style style:name="T31" style:family="text">
      <style:text-properties fo:color="#000000" style:text-position="0% 100%" style:font-name-asian="Courier New2" style:font-name-complex="OpenSymbol2"/>
    </style:style>
    <style:style style:name="T32" style:family="text">
      <style:text-properties fo:color="#000000" style:text-position="0% 100%" officeooo:rsid="000fd41f" style:font-name-asian="Courier New2" style:font-name-complex="OpenSymbol2"/>
    </style:style>
    <style:style style:name="T33" style:family="text">
      <style:text-properties fo:color="#000000" style:text-position="0% 100%" officeooo:rsid="0016f1e1" style:font-name-asian="Courier New2" style:font-name-complex="OpenSymbol2"/>
    </style:style>
    <style:style style:name="T34" style:family="text">
      <style:text-properties fo:color="#000000" style:text-position="0% 100%" officeooo:rsid="001815f2" style:font-name-asian="Courier New2" style:font-name-complex="OpenSymbol2"/>
    </style:style>
    <style:style style:name="T35" style:family="text">
      <style:text-properties fo:color="#000000" style:text-position="0% 100%" officeooo:rsid="00159afe" style:font-name-asian="Courier New2" style:font-name-complex="OpenSymbol2"/>
    </style:style>
    <style:style style:name="T36" style:family="text">
      <style:text-properties fo:color="#000000" style:text-position="0% 100%" officeooo:rsid="002f6c15" style:font-name-asian="Courier New2" style:font-name-complex="OpenSymbol2"/>
    </style:style>
    <style:style style:name="T37" style:family="text">
      <style:text-properties fo:color="#000000" style:text-position="0% 100%" officeooo:rsid="0031b9fb" style:font-name-asian="Courier New2" style:font-name-complex="OpenSymbol2"/>
    </style:style>
    <style:style style:name="T38" style:family="text">
      <style:text-properties fo:color="#000000" style:text-position="0% 100%" officeooo:rsid="00351a69" style:font-name-asian="Courier New2" style:font-name-complex="OpenSymbol2"/>
    </style:style>
    <style:style style:name="T39" style:family="text">
      <style:text-properties fo:color="#000000" style:text-position="0% 100%" officeooo:rsid="00357640" style:font-name-asian="Courier New2" style:font-name-complex="OpenSymbol2"/>
    </style:style>
    <style:style style:name="T40" style:family="text">
      <style:text-properties fo:color="#000000" style:text-position="0% 100%" officeooo:rsid="0036d9e6" style:font-name-asian="Courier New2" style:font-name-complex="OpenSymbol2"/>
    </style:style>
    <style:style style:name="T41" style:family="text">
      <style:text-properties fo:color="#000000" style:text-position="0% 100%" officeooo:rsid="003e999c" style:font-name-asian="Courier New2" style:font-name-complex="OpenSymbol2"/>
    </style:style>
    <style:style style:name="T42" style:family="text">
      <style:text-properties fo:color="#000000" style:text-position="0% 100%" officeooo:rsid="004939d2" style:font-name-asian="Courier New2" style:font-name-complex="OpenSymbol2"/>
    </style:style>
    <style:style style:name="T43" style:family="text">
      <style:text-properties fo:color="#000000" style:text-position="0% 100%" officeooo:rsid="0016c32a" style:font-name-asian="Courier New2"/>
    </style:style>
    <style:style style:name="T44" style:family="text">
      <style:text-properties fo:color="#000000" style:text-position="0% 100%" officeooo:rsid="00269aa0" style:font-name-asian="Courier New2"/>
    </style:style>
    <style:style style:name="T45" style:family="text">
      <style:text-properties fo:color="#000000" style:text-position="0% 100%" fo:font-weight="bold" style:font-name-asian="Courier New2" style:font-weight-asian="bold" style:font-name-complex="OpenSymbol2" style:font-weight-complex="bold"/>
    </style:style>
    <style:style style:name="T46" style:family="text">
      <style:text-properties fo:color="#000000" style:text-position="0% 100%" fo:font-weight="bold" officeooo:rsid="000fd41f" style:font-name-asian="Courier New2" style:font-weight-asian="bold" style:font-name-complex="OpenSymbol2" style:font-weight-complex="bold"/>
    </style:style>
    <style:style style:name="T47" style:family="text">
      <style:text-properties fo:color="#000000" style:text-position="0% 100%" style:font-name="Courier New2" fo:font-weight="normal" officeooo:rsid="0016c32a" style:font-name-asian="Courier New2" style:font-weight-asian="normal" style:font-weight-complex="normal"/>
    </style:style>
    <style:style style:name="T48" style:family="text">
      <style:text-properties fo:color="#000000" style:text-position="0% 100%" fo:font-weight="normal" officeooo:rsid="0016c32a" style:font-name-asian="Courier New2" style:font-weight-asian="normal" style:font-weight-complex="normal"/>
    </style:style>
    <style:style style:name="T49" style:family="text">
      <style:text-properties fo:color="#000000" style:text-position="0% 100%" fo:font-weight="normal" officeooo:rsid="001f34ff" style:font-name-asian="Courier New2" style:font-weight-asian="normal" style:font-weight-complex="normal"/>
    </style:style>
    <style:style style:name="T50" style:family="text">
      <style:text-properties fo:color="#000000" style:text-position="0% 100%" fo:font-weight="normal" officeooo:rsid="0020366a" style:font-name-asian="Courier New2" style:font-weight-asian="normal" style:font-weight-complex="normal"/>
    </style:style>
    <style:style style:name="T51" style:family="text">
      <style:text-properties fo:color="#000000" style:text-position="0% 100%" fo:font-weight="normal" officeooo:rsid="00274d46" style:font-name-asian="Courier New2" style:font-weight-asian="normal" style:font-weight-complex="normal"/>
    </style:style>
    <style:style style:name="T52" style:family="text">
      <style:text-properties fo:color="#000000" style:text-position="0% 100%" fo:font-weight="normal" officeooo:rsid="0029b1c4" style:font-name-asian="Courier New2" style:font-weight-asian="normal" style:font-weight-complex="normal"/>
    </style:style>
    <style:style style:name="T53" style:family="text">
      <style:text-properties fo:color="#000000" style:text-position="0% 100%" fo:font-weight="normal" officeooo:rsid="002feb37" style:font-name-asian="Courier New2" style:font-weight-asian="normal" style:font-weight-complex="normal"/>
    </style:style>
    <style:style style:name="T54" style:family="text">
      <style:text-properties fo:color="#000000" style:text-position="0% 100%" fo:font-weight="normal" officeooo:rsid="0031f191" style:font-name-asian="Courier New2" style:font-weight-asian="normal" style:font-weight-complex="normal"/>
    </style:style>
    <style:style style:name="T55" style:family="text">
      <style:text-properties fo:color="#000000" style:text-position="0% 100%" fo:font-weight="normal" officeooo:rsid="00364d2e" style:font-name-asian="Courier New2" style:font-weight-asian="normal" style:font-weight-complex="normal"/>
    </style:style>
    <style:style style:name="T56" style:family="text">
      <style:text-properties fo:color="#000000" style:text-position="0% 100%" fo:font-weight="normal" officeooo:rsid="0037c84c" style:font-name-asian="Courier New2" style:font-weight-asian="normal" style:font-weight-complex="normal"/>
    </style:style>
    <style:style style:name="T57" style:family="text">
      <style:text-properties fo:color="#000000" style:text-position="0% 100%" fo:font-weight="normal" officeooo:rsid="0039fef9" style:font-name-asian="Courier New2" style:font-weight-asian="normal" style:font-weight-complex="normal"/>
    </style:style>
    <style:style style:name="T58" style:family="text">
      <style:text-properties fo:color="#000000" style:text-position="0% 100%" fo:font-weight="normal" officeooo:rsid="003d2899" style:font-name-asian="Courier New2" style:font-weight-asian="normal" style:font-weight-complex="normal"/>
    </style:style>
    <style:style style:name="T59" style:family="text">
      <style:text-properties fo:color="#000000" style:text-position="0% 100%" fo:font-weight="normal" officeooo:rsid="003daf42" style:font-name-asian="Courier New2" style:font-weight-asian="normal" style:font-weight-complex="normal"/>
    </style:style>
    <style:style style:name="T60" style:family="text">
      <style:text-properties fo:color="#000000" style:text-position="0% 100%" fo:font-weight="normal" officeooo:rsid="0042628e" style:font-name-asian="Courier New2" style:font-weight-asian="normal" style:font-weight-complex="normal"/>
    </style:style>
    <style:style style:name="T61" style:family="text">
      <style:text-properties fo:color="#000000" style:text-position="0% 100%" fo:font-weight="normal" officeooo:rsid="0049c2a5" style:font-name-asian="Courier New2"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2"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2"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2" style:font-size-asian="10pt" style:font-weight-asian="normal" style:font-name-complex="Courier New2" style:font-size-complex="10pt" style:font-weight-complex="normal"/>
    </style:style>
    <style:style style:name="T65" style:family="text">
      <style:text-properties fo:color="#000000" style:text-position="0% 100%" style:font-name="Arial" fo:font-size="10pt" officeooo:rsid="001815f2" style:font-name-asian="Courier New2" style:font-size-asian="10pt" style:font-name-complex="OpenSymbol2" style:font-size-complex="10pt"/>
    </style:style>
    <style:style style:name="T66" style:family="text">
      <style:text-properties fo:color="#000000" style:text-position="0% 100%" style:font-name="Arial" fo:font-size="10pt" officeooo:rsid="001908a4" style:font-name-asian="Courier New2"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2"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2"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2"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2"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2"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2" style:font-size-asian="10pt" style:font-name-complex="OpenSymbol2" style:font-size-complex="10pt"/>
    </style:style>
    <style:style style:name="T73" style:family="text">
      <style:text-properties fo:color="#000000" style:text-position="0% 100%" style:font-name="Arial"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4" style:family="text">
      <style:text-properties fo:color="#000000" style:text-position="0% 100%" style:font-name="Arial"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5" style:family="text">
      <style:text-properties fo:color="#000000" style:text-position="0% 100%" style:font-name="Arial" fo:language="en" fo:country="US" style:font-name-asian="Courier New2" style:font-name-complex="OpenSymbol2"/>
    </style:style>
    <style:style style:name="T76" style:family="text">
      <style:text-properties fo:color="#000000" style:text-position="0% 100%" style:font-name="Arial" fo:language="en" fo:country="US" officeooo:rsid="0016f1e1" style:font-name-asian="Courier New2" style:font-name-complex="OpenSymbol2"/>
    </style:style>
    <style:style style:name="T77" style:family="text">
      <style:text-properties fo:color="#000000" style:text-position="0% 100%" style:font-name="Arial" fo:language="en" fo:country="US" officeooo:rsid="00351a69" style:font-name-asian="Courier New2" style:font-name-complex="OpenSymbol2"/>
    </style:style>
    <style:style style:name="T78" style:family="text">
      <style:text-properties fo:color="#000000" style:text-position="0% 100%" style:font-name="Arial" fo:language="en" fo:country="US" officeooo:rsid="00357640" style:font-name-asian="Courier New2" style:font-name-complex="OpenSymbol2"/>
    </style:style>
    <style:style style:name="T79" style:family="text">
      <style:text-properties fo:color="#000000" style:text-position="0% 100%" style:font-name="Arial" fo:language="en" fo:country="US" style:text-underline-style="none" fo:font-weight="normal" officeooo:rsid="0010637a" style:font-name-asian="Courier New2" style:language-asian="zh" style:country-asian="CN" style:font-weight-asian="normal" style:font-name-complex="Courier New2" style:language-complex="ar" style:country-complex="SA" style:font-weight-complex="normal"/>
    </style:style>
    <style:style style:name="T80" style:family="text">
      <style:text-properties fo:color="#000000" style:text-position="0% 100%" style:font-name="Arial" fo:language="en" fo:country="US" style:text-underline-style="none" fo:font-weight="normal" officeooo:rsid="005582d5" style:font-name-asian="Courier New2" style:language-asian="zh" style:country-asian="CN" style:font-weight-asian="normal" style:font-name-complex="Courier New2" style:language-complex="ar" style:country-complex="SA" style:font-weight-complex="normal"/>
    </style:style>
    <style:style style:name="T81" style:family="text">
      <style:text-properties fo:color="#000000" style:text-position="0% 100%" style:font-name="Arial" fo:language="en" fo:country="US" style:text-underline-style="none" fo:font-weight="bold" officeooo:rsid="004cbcde" style:font-name-asian="Courier New2" style:language-asian="zh" style:country-asian="CN" style:font-weight-asian="bold" style:font-name-complex="Courier New2" style:language-complex="ar" style:country-complex="SA" style:font-weight-complex="bold"/>
    </style:style>
    <style:style style:name="T82" style:family="text">
      <style:text-properties fo:color="#000000" style:text-position="0% 100%" style:font-name="Arial" fo:font-size="11pt" fo:language="en" fo:country="US" fo:font-style="normal" style:text-underline-style="none" fo:font-weight="normal" officeooo:rsid="00585166" style:font-name-asian="Times New Roman1"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3" style:family="text">
      <style:text-properties fo:color="#000000" style:text-position="0% 100%" style:font-name="Arial" fo:font-size="11pt" fo:language="en" fo:country="US" fo:font-style="normal" style:text-underline-style="none" fo:font-weight="normal" officeooo:rsid="007a610b" style:font-name-asian="Times New Roman1" style:font-size-asian="11pt" style:language-asian="zh" style:country-asian="CN" style:font-style-asian="normal" style:font-weight-asian="normal" style:font-name-complex="Verdana-Bold" style:font-size-complex="11pt" style:language-complex="ar" style:country-complex="SA" style:font-style-complex="normal" style:font-weight-complex="normal"/>
    </style:style>
    <style:style style:name="T84" style:family="text">
      <style:text-properties fo:color="#000000" style:text-position="0% 100%" style:font-name="Arial" fo:font-size="11pt" fo:language="en" fo:country="US" fo:font-style="normal" style:text-underline-style="none" fo:font-weight="normal" officeooo:rsid="004bb2e6" style:font-name-asian="Courier New2" style:font-size-asian="11pt" style:language-asian="zh" style:country-asian="CN" style:font-style-asian="normal" style:font-weight-asian="normal" style:font-name-complex="OpenSymbol2" style:font-size-complex="11pt" style:language-complex="ar" style:country-complex="SA" style:font-style-complex="normal" style:font-weight-complex="normal"/>
    </style:style>
    <style:style style:name="T85" style:family="text">
      <style:text-properties fo:color="#000000" style:text-position="0% 100%" style:font-name="Arial" fo:font-size="11pt" fo:language="en" fo:country="US" fo:font-style="normal" style:text-underline-style="none" fo:font-weight="normal" officeooo:rsid="0010637a" style:font-name-asian="Courier New2" style:font-size-asian="11pt" style:language-asian="zh" style:country-asian="CN" style:font-style-asian="normal" style:font-weight-asian="normal" style:font-name-complex="Courier New2" style:font-size-complex="11pt" style:language-complex="ar" style:country-complex="SA" style:font-style-complex="normal" style:font-weight-complex="normal"/>
    </style:style>
    <style:style style:name="T86" style:family="text">
      <style:text-properties fo:color="#000000" style:text-position="0% 100%" style:font-name="Arial" fo:font-size="11pt" fo:language="en" fo:country="US" fo:font-style="normal" style:text-underline-style="none" fo:font-weight="normal" officeooo:rsid="007f4df9"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7" style:family="text">
      <style:text-properties fo:color="#000000" style:text-position="0% 100%" style:font-name="Arial" fo:font-size="11pt" fo:language="en" fo:country="US" fo:font-style="normal" style:text-underline-style="none" fo:font-weight="normal" officeooo:rsid="00803c9c"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8" style:family="text">
      <style:text-properties fo:color="#000000" style:text-position="0% 100%" style:font-name="Arial" fo:font-size="11pt" fo:language="en" fo:country="US" fo:font-style="normal" style:text-underline-style="none" fo:font-weight="normal" officeooo:rsid="008220fb" style:font-name-asian="Courier New2" style:font-size-asian="11pt" style:language-asian="zh" style:country-asian="CN" style:font-style-asian="normal" style:font-weight-asian="normal" style:font-name-complex="Verdana1" style:font-size-complex="11pt" style:language-complex="ar" style:country-complex="SA" style:font-style-complex="normal" style:font-weight-complex="normal"/>
    </style:style>
    <style:style style:name="T89" style:family="text">
      <style:text-properties fo:color="#000000" style:text-position="0% 100%" style:font-name="ArialMT" fo:font-size="12pt" fo:language="en" fo:country="US" style:text-underline-style="none" officeooo:rsid="002f6c15"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0" style:family="text">
      <style:text-properties fo:color="#000000" style:text-position="0% 100%" style:font-name="ArialMT" fo:font-size="12pt" fo:language="en" fo:country="US" style:text-underline-style="none" officeooo:rsid="00317d0f"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1" style:family="text">
      <style:text-properties fo:color="#000000" style:text-position="0% 100%" style:font-name="ArialMT" fo:font-size="12pt" fo:language="en" fo:country="US" style:text-underline-style="none" officeooo:rsid="00329992"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92" style:family="text">
      <style:text-properties fo:color="#000000" style:text-position="0% 100%" style:rfc-language-tag="sr-Latn-RS" fo:language="sr" fo:script="Latn" fo:country="RS" officeooo:rsid="0031b9fb" style:font-name-asian="Courier New2" style:font-name-complex="OpenSymbol2"/>
    </style:style>
    <style:style style:name="T93" style:family="text">
      <style:text-properties fo:color="#000000" style:text-position="0% 100%" fo:language="en" fo:country="US" style:font-name-asian="Courier New2" style:font-name-complex="OpenSymbol2"/>
    </style:style>
    <style:style style:name="T94" style:family="text">
      <style:text-properties fo:color="#000000" style:text-position="0% 100%" fo:language="en" fo:country="US" officeooo:rsid="0031b9fb" style:font-name-asian="Courier New2" style:font-name-complex="OpenSymbol2"/>
    </style:style>
    <style:style style:name="T95" style:family="text">
      <style:text-properties fo:color="#000000" style:text-position="0% 100%" fo:language="en" fo:country="US" officeooo:rsid="0036d9e6" style:font-name-asian="Courier New2" style:font-name-complex="OpenSymbol2"/>
    </style:style>
    <style:style style:name="T96" style:family="text">
      <style:text-properties fo:color="#000000" style:text-position="0% 100%" fo:language="en" fo:country="US" officeooo:rsid="0039fef9" style:font-name-asian="Courier New2" style:font-name-complex="OpenSymbol2"/>
    </style:style>
    <style:style style:name="T97" style:family="text">
      <style:text-properties fo:color="#000000" style:text-position="0% 100%" fo:language="en" fo:country="US" officeooo:rsid="002f6c15" style:font-name-asian="Courier New2" style:font-name-complex="OpenSymbol2"/>
    </style:style>
    <style:style style:name="T98" style:family="text">
      <style:text-properties fo:color="#000000" style:text-position="0% 100%" fo:language="en" fo:country="US" officeooo:rsid="003cca5c" style:font-name-asian="Courier New2" style:font-name-complex="OpenSymbol2"/>
    </style:style>
    <style:style style:name="T99" style:family="text">
      <style:text-properties fo:color="#000000" style:text-position="0% 100%" fo:language="en" fo:country="US" officeooo:rsid="003daf42" style:font-name-asian="Courier New2" style:font-name-complex="OpenSymbol2"/>
    </style:style>
    <style:style style:name="T100" style:family="text">
      <style:text-properties fo:color="#000000" style:text-position="0% 100%" fo:language="en" fo:country="US" officeooo:rsid="00467401" style:font-name-asian="Courier New2" style:font-name-complex="OpenSymbol2"/>
    </style:style>
    <style:style style:name="T101" style:family="text">
      <style:text-properties fo:color="#000000" style:text-position="0% 100%" fo:language="en" fo:country="US" officeooo:rsid="00485414" style:font-name-asian="Courier New2" style:font-name-complex="OpenSymbol2"/>
    </style:style>
    <style:style style:name="T102" style:family="text">
      <style:text-properties fo:color="#000000" style:text-position="0% 100%" fo:language="en" fo:country="US" style:text-underline-style="none" officeooo:rsid="003daf42" fo:background-color="transparent" loext:char-shading-value="0" style:font-name-asian="Courier New2" style:language-asian="zh" style:country-asian="CN" style:font-name-complex="Courier New2" style:language-complex="ar" style:country-complex="SA"/>
    </style:style>
    <style:style style:name="T103" style:family="text">
      <style:text-properties fo:color="#000000" style:text-position="0% 100%" fo:language="en" fo:country="US" style:text-underline-style="none" officeooo:rsid="004cbcd6" style:font-name-asian="Courier New2" style:language-asian="zh" style:country-asian="CN" style:font-name-complex="Verdana1" style:language-complex="ar" style:country-complex="SA"/>
    </style:style>
    <style:style style:name="T104" style:family="text">
      <style:text-properties fo:color="#000000" style:text-position="0% 100%" fo:language="en" fo:country="US" style:text-underline-style="none" officeooo:rsid="0010637a" style:font-name-asian="Courier New2" style:language-asian="zh" style:country-asian="CN" style:font-name-complex="Courier New2" style:language-complex="ar" style:country-complex="SA"/>
    </style:style>
    <style:style style:name="T105" style:family="text">
      <style:text-properties fo:color="#000000" style:text-position="0% 100%" fo:language="en" fo:country="US" style:text-underline-style="none" officeooo:rsid="0010637a" style:font-name-asian="Courier New2" style:language-asian="zh" style:country-asian="CN" style:font-name-complex="OpenSymbol2" style:language-complex="ar" style:country-complex="SA"/>
    </style:style>
    <style:style style:name="T106" style:family="text">
      <style:text-properties fo:color="#000000" style:text-position="0% 100%" fo:language="en" fo:country="US" style:text-underline-style="none" officeooo:rsid="007f4df9" style:font-name-asian="Courier New2" style:language-asian="zh" style:country-asian="CN" style:language-complex="ar" style:country-complex="SA"/>
    </style:style>
    <style:style style:name="T107" style:family="text">
      <style:text-properties fo:color="#000000" style:text-position="0% 100%" fo:language="en" fo:country="US" style:text-underline-style="none" officeooo:rsid="008220fb" style:font-name-asian="Courier New2" style:language-asian="zh" style:country-asian="CN" style:language-complex="ar" style:country-complex="SA"/>
    </style:style>
    <style:style style:name="T108" style:family="text">
      <style:text-properties fo:color="#000000" style:text-position="0% 100%" fo:language="en" fo:country="US" style:text-underline-style="none" officeooo:rsid="00803c9c" style:font-name-asian="Courier New2" style:language-asian="zh" style:country-asian="CN" style:language-complex="ar" style:country-complex="SA"/>
    </style:style>
    <style:style style:name="T109" style:family="text">
      <style:text-properties fo:color="#000000" style:text-position="0% 100%" fo:language="en" fo:country="US" style:text-underline-style="none" officeooo:rsid="00585166" style:language-asian="zh" style:country-asian="CN" style:language-complex="ar" style:country-complex="SA"/>
    </style:style>
    <style:style style:name="T110" style:family="text">
      <style:text-properties fo:color="#000000" style:text-position="0% 100%" fo:language="en" fo:country="US" style:text-underline-style="none" officeooo:rsid="002dd4ff" style:language-asian="zh" style:country-asian="CN" style:language-complex="ar" style:country-complex="SA"/>
    </style:style>
    <style:style style:name="T111" style:family="text">
      <style:text-properties fo:color="#000000" style:text-position="0% 100%" fo:language="en" fo:country="US" style:text-underline-style="none" officeooo:rsid="007111ae" style:language-asian="zh" style:country-asian="CN" style:language-complex="ar" style:country-complex="SA"/>
    </style:style>
    <style:style style:name="T112" style:family="text">
      <style:text-properties fo:color="#000000" style:text-position="0% 100%" style:text-underline-style="none" officeooo:rsid="004bb2e6" style:font-name-asian="Courier New2" style:font-name-complex="Courier New2"/>
    </style:style>
    <style:style style:name="T113" style:family="text">
      <style:text-properties fo:color="#000000" style:text-position="0% 100%" style:font-name="Arial1"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14" style:family="text">
      <style:text-properties fo:color="#000000" style:text-position="0% 100%" style:font-name="Arial1"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15" style:family="text">
      <style:text-properties fo:color="#000000" style:text-position="0% 100%" style:font-name="Arial1" fo:font-size="10pt" fo:language="en" fo:country="US" style:text-underline-style="none" fo:font-weight="bold" officeooo:rsid="005582d5" style:font-name-asian="Courier New2" style:font-size-asian="10pt" style:language-asian="zh" style:country-asian="CN" style:font-weight-asian="bold" style:font-name-complex="Verdana1" style:font-size-complex="10pt" style:language-complex="ar" style:country-complex="SA" style:font-weight-complex="bold"/>
    </style:style>
    <style:style style:name="T116" style:family="text">
      <style:text-properties fo:color="#000000" style:text-position="0% 100%"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7" style:family="text">
      <style:text-properties fo:color="#000000" style:text-position="0% 100%"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8" style:family="text">
      <style:text-properties fo:color="#000000" style:text-position="0% 100%"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19" style:family="text">
      <style:text-properties fo:color="#000000" style:text-position="0% 100%" style:font-name="Consolas" fo:font-size="12pt" fo:language="en" fo:country="US" fo:font-style="italic" style:text-underline-style="none" fo:font-weight="bold" officeooo:rsid="002dd4ff"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20" style:family="text">
      <style:text-properties fo:color="#000000" style:text-position="0% 100%" style:font-name="Consolas" fo:font-size="12pt" fo:language="en" fo:country="US" fo:font-style="italic" style:text-underline-style="none" fo:font-weight="bold" officeooo:rsid="005f38d2"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21" style:family="text">
      <style:text-properties fo:color="#000000" style:text-position="0% 100%" style:font-name="Consolas" fo:language="en" fo:country="US" style:text-underline-style="none" officeooo:rsid="002dd4ff" style:language-asian="zh" style:country-asian="CN" style:language-complex="ar" style:country-complex="SA"/>
    </style:style>
    <style:style style:name="T122" style:family="text">
      <style:text-properties fo:color="#000000" style:text-position="0% 100%" style:font-name="Consolas" fo:language="en" fo:country="US" style:text-underline-style="none" officeooo:rsid="00585166" style:language-asian="zh" style:country-asian="CN" style:language-complex="ar" style:country-complex="SA"/>
    </style:style>
    <style:style style:name="T123" style:family="text">
      <style:text-properties fo:color="#000000" style:text-position="0% 100%" style:font-name="Consolas" fo:language="en" fo:country="US" style:text-underline-style="none" officeooo:rsid="007111ae" style:language-asian="zh" style:country-asian="CN" style:language-complex="ar" style:country-complex="SA"/>
    </style:style>
    <style:style style:name="T124" style:family="text">
      <style:text-properties fo:color="#000000" style:text-position="0% 100%" style:font-name="Consolas" fo:language="en" fo:country="US" fo:font-style="normal" style:text-underline-style="none" officeooo:rsid="007111ae" style:language-asian="zh" style:country-asian="CN" style:font-style-asian="normal" style:language-complex="ar" style:country-complex="SA" style:font-style-complex="normal"/>
    </style:style>
    <style:style style:name="T125" style:family="text">
      <style:text-properties fo:color="#000000" style:text-position="0% 100%" style:font-name="Consolas" fo:language="en" fo:country="US" fo:font-style="normal" style:text-underline-style="none" officeooo:rsid="002dd4ff" style:language-asian="zh" style:country-asian="CN" style:font-style-asian="normal" style:language-complex="ar" style:country-complex="SA" style:font-style-complex="normal"/>
    </style:style>
    <style:style style:name="T126" style:family="text">
      <style:text-properties fo:color="#000000" fo:font-size="14pt" style:font-size-asian="14pt" style:font-name-complex="Arial" style:font-size-complex="14pt"/>
    </style:style>
    <style:style style:name="T127" style:family="text">
      <style:text-properties fo:color="#000000" fo:font-weight="bold" style:font-name-asian="Courier New2" style:font-weight-asian="bold" style:font-name-complex="Courier New2" style:font-weight-complex="bold"/>
    </style:style>
    <style:style style:name="T128" style:family="text">
      <style:text-properties fo:color="#000000" fo:font-weight="bold" style:font-name-asian="Courier New2" style:font-weight-asian="bold" style:font-name-complex="OpenSymbol2" style:font-weight-complex="bold"/>
    </style:style>
    <style:style style:name="T129" style:family="text">
      <style:text-properties fo:color="#000000" fo:font-weight="bold" officeooo:rsid="000fd41f" style:font-name-asian="Courier New2" style:font-weight-asian="bold" style:font-name-complex="OpenSymbol2" style:font-weight-complex="bold"/>
    </style:style>
    <style:style style:name="T130" style:family="text">
      <style:text-properties fo:color="#000000" style:font-name="Arial" fo:font-weight="bold" style:font-name-asian="Courier New2" style:font-weight-asian="bold" style:font-name-complex="Courier New2" style:font-weight-complex="bold"/>
    </style:style>
    <style:style style:name="T131" style:family="text">
      <style:text-properties fo:color="#000000" style:font-name="Arial" style:text-underline-style="solid" style:text-underline-width="auto" style:text-underline-color="font-color" fo:font-weight="bold" style:font-name-asian="Courier New2" style:font-weight-asian="bold" style:font-name-complex="Courier New2" style:font-weight-complex="bold"/>
    </style:style>
    <style:style style:name="T132" style:family="text">
      <style:text-properties fo:color="#000000" style:font-name="Arial" fo:font-size="10pt" fo:font-weight="bold" officeooo:rsid="00141b9e" style:font-size-asian="10pt" style:font-weight-asian="bold" style:font-size-complex="10pt" style:font-weight-complex="bold"/>
    </style:style>
    <style:style style:name="T133" style:family="text">
      <style:text-properties fo:color="#000000" style:font-name="Arial" fo:font-size="10pt" fo:font-weight="bold" officeooo:rsid="00159afe" style:font-size-asian="10pt" style:font-weight-asian="bold" style:font-size-complex="10pt" style:font-weight-complex="bold"/>
    </style:style>
    <style:style style:name="T134"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35" style:family="text">
      <style:text-properties fo:color="#000000" style:font-name="Arial" fo:font-weight="normal" officeooo:rsid="00557e80" style:font-name-asian="Courier New2" style:font-weight-asian="normal" style:font-name-complex="Courier New2" style:font-weight-complex="normal"/>
    </style:style>
    <style:style style:name="T136" style:family="text">
      <style:text-properties fo:color="#000000" style:font-name="Arial" fo:font-weight="normal" officeooo:rsid="002c0325" style:font-name-asian="Courier New2" style:font-weight-asian="normal" style:font-name-complex="Courier New2" style:font-weight-complex="normal"/>
    </style:style>
    <style:style style:name="T137" style:family="text">
      <style:text-properties fo:color="#000000" style:font-name="Arial" fo:font-weight="normal" officeooo:rsid="002cd7bc" style:font-name-asian="Courier New2" style:font-weight-asian="normal" style:font-name-complex="Courier New2" style:font-weight-complex="normal"/>
    </style:style>
    <style:style style:name="T138" style:family="text">
      <style:text-properties fo:color="#000000" style:text-underline-style="solid" style:text-underline-width="auto" style:text-underline-color="font-color" fo:font-weight="bold" style:font-name-asian="Courier New2" style:font-weight-asian="bold" style:font-name-complex="Courier New2" style:font-weight-complex="bold"/>
    </style:style>
    <style:style style:name="T139" style:family="text">
      <style:text-properties fo:color="#000000" style:font-name="Courier New3" fo:font-size="10pt" style:font-size-asian="10pt"/>
    </style:style>
    <style:style style:name="T140" style:family="text">
      <style:text-properties fo:color="#000000" style:font-name="Courier New3" fo:font-size="10pt" fo:background-color="#d4d4d4" loext:char-shading-value="0" style:font-size-asian="10pt"/>
    </style:style>
    <style:style style:name="T141" style:family="text">
      <style:text-properties fo:color="#000000" fo:language="en" fo:country="US" fo:font-style="normal" fo:font-weight="bold" officeooo:rsid="005582d5" style:font-name-asian="Courier New2" style:font-style-asian="normal" style:font-weight-asian="bold" style:font-style-complex="normal" style:font-weight-complex="bold"/>
    </style:style>
    <style:style style:name="T142" style:family="text">
      <style:text-properties fo:color="#000000" fo:language="en" fo:country="US" fo:font-style="normal" fo:font-weight="bold" officeooo:rsid="0058eb5d" style:font-name-asian="Courier New2" style:font-style-asian="normal" style:font-weight-asian="bold" style:font-style-complex="normal" style:font-weight-complex="bold"/>
    </style:style>
    <style:style style:name="T143" style:family="text">
      <style:text-properties fo:color="#000000" fo:language="en" fo:country="US" fo:font-style="normal" fo:font-weight="bold" officeooo:rsid="0059a2f1" style:font-name-asian="Courier New2" style:font-style-asian="normal" style:font-weight-asian="bold" style:font-style-complex="normal" style:font-weight-complex="bold"/>
    </style:style>
    <style:style style:name="T144" style:family="text">
      <style:text-properties fo:color="#000000" fo:language="en" fo:country="US" fo:font-style="normal" fo:font-weight="bold" officeooo:rsid="0060021d" style:font-name-asian="Courier New2" style:font-style-asian="normal" style:font-weight-asian="bold" style:font-style-complex="normal" style:font-weight-complex="bold"/>
    </style:style>
    <style:style style:name="T145" style:family="text">
      <style:text-properties fo:color="#000000" fo:language="en" fo:country="US" fo:font-style="normal" fo:font-weight="bold" officeooo:rsid="0061abc8" style:font-name-asian="Courier New2" style:font-style-asian="normal" style:font-weight-asian="bold" style:font-style-complex="normal" style:font-weight-complex="bold"/>
    </style:style>
    <style:style style:name="T146" style:family="text">
      <style:text-properties fo:color="#000000" fo:language="en" fo:country="US" fo:font-style="normal" fo:font-weight="bold" officeooo:rsid="006239ce" style:font-name-asian="Courier New2" style:font-style-asian="normal" style:font-weight-asian="bold" style:font-style-complex="normal" style:font-weight-complex="bold"/>
    </style:style>
    <style:style style:name="T147" style:family="text">
      <style:text-properties fo:color="#000000" fo:language="en" fo:country="US" fo:font-style="normal" style:font-name-asian="Courier New2" style:font-style-asian="normal" style:font-style-complex="normal"/>
    </style:style>
    <style:style style:name="T148" style:family="text">
      <style:text-properties fo:color="#000000" fo:language="en" fo:country="US" fo:font-style="normal" officeooo:rsid="0061abc8" style:font-name-asian="Courier New2" style:font-style-asian="normal" style:font-style-complex="normal"/>
    </style:style>
    <style:style style:name="T149" style:family="text">
      <style:text-properties fo:color="#000000" style:font-name="Courier New1" fo:language="en" fo:country="US" fo:font-style="normal" fo:font-weight="bold" officeooo:rsid="005582d5" style:font-name-asian="Courier New2" style:font-style-asian="normal" style:font-weight-asian="bold" style:font-style-complex="normal" style:font-weight-complex="bold"/>
    </style:style>
    <style:style style:name="T150" style:family="text">
      <style:text-properties fo:color="#000000" style:font-name="Courier New1" fo:language="en" fo:country="US" fo:font-style="normal" fo:font-weight="bold" officeooo:rsid="00585166" style:font-name-asian="Courier New2" style:font-style-asian="normal" style:font-weight-asian="bold" style:font-style-complex="normal" style:font-weight-complex="bold"/>
    </style:style>
    <style:style style:name="T151" style:family="text">
      <style:text-properties fo:color="#000000" style:font-name="Courier New1" fo:language="en" fo:country="US" fo:font-style="normal" fo:font-weight="bold" officeooo:rsid="0060021d" style:font-name-asian="Courier New2" style:font-style-asian="normal" style:font-weight-asian="bold" style:font-style-complex="normal" style:font-weight-complex="bold"/>
    </style:style>
    <style:style style:name="T152" style:family="text">
      <style:text-properties fo:color="#000000" style:font-name="Courier New1" fo:language="en" fo:country="US" fo:font-style="normal" fo:font-weight="bold" officeooo:rsid="00616acd" style:font-name-asian="Courier New2" style:font-style-asian="normal" style:font-weight-asian="bold" style:font-style-complex="normal" style:font-weight-complex="bold"/>
    </style:style>
    <style:style style:name="T153" style:family="text">
      <style:text-properties fo:color="#000000" style:font-name="Arial2" fo:font-style="normal" style:font-name-asian="Times New Roman1" style:font-style-asian="normal" style:font-name-complex="Arial3" style:font-style-complex="normal"/>
    </style:style>
    <style:style style:name="T154" style:family="text">
      <style:text-properties fo:color="#000000" style:font-name="Arial2" fo:font-style="normal" officeooo:rsid="0068bb83" style:font-name-asian="Times New Roman1" style:font-style-asian="normal" style:font-name-complex="Arial3" style:font-style-complex="normal"/>
    </style:style>
    <style:style style:name="T155" style:family="text">
      <style:text-properties fo:color="#000000" style:font-name="Arial2" fo:font-style="normal" officeooo:rsid="0086191b" style:font-name-asian="Times New Roman1" style:font-style-asian="normal" style:font-name-complex="Arial3" style:font-style-complex="normal"/>
    </style:style>
    <style:style style:name="T156" style:family="text">
      <style:text-properties fo:color="#000000" style:font-name="Arial2" fo:font-style="normal" officeooo:rsid="00766642" style:font-name-asian="Times New Roman1" style:font-style-asian="normal" style:font-name-complex="Arial3" style:font-style-complex="normal"/>
    </style:style>
    <style:style style:name="T157" style:family="text">
      <style:text-properties fo:color="#000000" style:font-name="Arial2" fo:font-style="normal" officeooo:rsid="008208c2" style:font-name-asian="Times New Roman1" style:font-style-asian="normal" style:font-name-complex="Arial3" style:font-style-complex="normal"/>
    </style:style>
    <style:style style:name="T158" style:family="text">
      <style:text-properties style:text-position="super 58%"/>
    </style:style>
    <style:style style:name="T159" style:family="text">
      <style:text-properties style:text-position="super 58%" style:font-name-complex="Verdana1"/>
    </style:style>
    <style:style style:name="T160" style:family="text">
      <style:text-properties style:text-position="super 58%" officeooo:rsid="0009f9af" style:font-name-complex="Verdana1"/>
    </style:style>
    <style:style style:name="T161" style:family="text">
      <style:text-properties style:text-position="super 58%" style:font-name-complex="OpenSymbol2"/>
    </style:style>
    <style:style style:name="T162" style:family="text">
      <style:text-properties style:text-position="super 58%" officeooo:rsid="001ba6b5" style:font-name-complex="OpenSymbol2"/>
    </style:style>
    <style:style style:name="T163" style:family="text">
      <style:text-properties style:text-position="super 58%" officeooo:rsid="00226a4e" style:font-name-complex="OpenSymbol2"/>
    </style:style>
    <style:style style:name="T164" style:family="text">
      <style:text-properties style:text-position="super 58%" officeooo:rsid="0016f1e1" style:font-name-complex="OpenSymbol2"/>
    </style:style>
    <style:style style:name="T165" style:family="text">
      <style:text-properties style:text-position="super 58%" style:font-name="Arial1" fo:font-size="10pt" officeooo:rsid="005582d5" style:font-size-asian="10pt" style:font-name-complex="Verdana1" style:font-size-complex="10pt"/>
    </style:style>
    <style:style style:name="T166" style:family="text">
      <style:text-properties style:font-name-complex="Verdana1"/>
    </style:style>
    <style:style style:name="T167" style:family="text">
      <style:text-properties officeooo:rsid="0009f9af" style:font-name-complex="Verdana1"/>
    </style:style>
    <style:style style:name="T168" style:family="text">
      <style:text-properties officeooo:rsid="000ca3ed" style:font-name-complex="Verdana1"/>
    </style:style>
    <style:style style:name="T169" style:family="text">
      <style:text-properties officeooo:rsid="00109cef" style:font-name-complex="Verdana1"/>
    </style:style>
    <style:style style:name="T170" style:family="text">
      <style:text-properties officeooo:rsid="003bab3b" style:font-name-complex="Verdana1"/>
    </style:style>
    <style:style style:name="T171" style:family="text">
      <style:text-properties officeooo:rsid="003daf42" style:font-name-complex="Verdana1"/>
    </style:style>
    <style:style style:name="T172" style:family="text">
      <style:text-properties officeooo:rsid="0044bc41" style:font-name-complex="Verdana1"/>
    </style:style>
    <style:style style:name="T173" style:family="text">
      <style:text-properties officeooo:rsid="006e6aa8" style:font-name-complex="Verdana1"/>
    </style:style>
    <style:style style:name="T174" style:family="text">
      <style:text-properties officeooo:rsid="006fabe0" style:font-name-complex="Verdana1"/>
    </style:style>
    <style:style style:name="T175" style:family="text">
      <style:text-properties officeooo:rsid="006ec124" style:font-name-complex="Verdana1"/>
    </style:style>
    <style:style style:name="T176" style:family="text">
      <style:text-properties officeooo:rsid="007f4df9" style:font-name-complex="Verdana1"/>
    </style:style>
    <style:style style:name="T177" style:family="text">
      <style:text-properties officeooo:rsid="008220fb" style:font-name-complex="Verdana1"/>
    </style:style>
    <style:style style:name="T178" style:family="text">
      <style:text-properties fo:font-weight="bold" style:font-weight-asian="bold" style:font-weight-complex="bold"/>
    </style:style>
    <style:style style:name="T179" style:family="text">
      <style:text-properties fo:font-weight="bold" officeooo:rsid="000992e1" style:font-weight-asian="bold" style:font-weight-complex="bold"/>
    </style:style>
    <style:style style:name="T180" style:family="text">
      <style:text-properties fo:font-weight="bold" officeooo:rsid="000c22f9" style:font-weight-asian="bold" style:font-weight-complex="bold"/>
    </style:style>
    <style:style style:name="T181" style:family="text">
      <style:text-properties fo:font-weight="bold" style:font-weight-asian="bold" style:font-name-complex="Verdana-Bold" style:font-weight-complex="bold"/>
    </style:style>
    <style:style style:name="T182" style:family="text">
      <style:text-properties fo:font-weight="bold" style:font-weight-asian="bold" style:font-name-complex="Verdana1" style:font-weight-complex="bold"/>
    </style:style>
    <style:style style:name="T183" style:family="text">
      <style:text-properties fo:font-weight="bold" officeooo:rsid="000c22f9" style:font-weight-asian="bold" style:font-name-complex="Verdana1" style:font-weight-complex="bold"/>
    </style:style>
    <style:style style:name="T184" style:family="text">
      <style:text-properties fo:font-weight="bold" officeooo:rsid="006fabe0" style:font-weight-asian="bold" style:font-name-complex="Verdana1" style:font-weight-complex="bold"/>
    </style:style>
    <style:style style:name="T185" style:family="text">
      <style:text-properties fo:font-weight="bold" officeooo:rsid="004cbcd6" style:font-weight-asian="bold" style:font-name-complex="OpenSymbol2" style:font-weight-complex="bold"/>
    </style:style>
    <style:style style:name="T186" style:family="text">
      <style:text-properties fo:font-weight="bold" style:font-name-asian="Times New Roman1" style:font-weight-asian="bold" style:font-name-complex="Arial3" style:font-weight-complex="bold"/>
    </style:style>
    <style:style style:name="T187" style:family="text">
      <style:text-properties fo:font-weight="bold" officeooo:rsid="006c3a4f" style:font-name-asian="Times New Roman1" style:font-weight-asian="bold" style:font-name-complex="Arial3" style:font-weight-complex="bold"/>
    </style:style>
    <style:style style:name="T188" style:family="text">
      <style:text-properties style:font-name-complex="Verdana-Bold"/>
    </style:style>
    <style:style style:name="T189" style:family="text">
      <style:text-properties officeooo:rsid="0079b799" style:font-name-complex="Verdana-Bold"/>
    </style:style>
    <style:style style:name="T190" style:family="text">
      <style:text-properties officeooo:rsid="007a610b" style:font-name-complex="Verdana-Bold"/>
    </style:style>
    <style:style style:name="T191" style:family="text">
      <style:text-properties style:use-window-font-color="true" style:font-name-complex="Verdana1"/>
    </style:style>
    <style:style style:name="T192" style:family="text">
      <style:text-properties fo:font-size="14pt" style:font-size-asian="14pt" style:font-name-complex="Verdana-Bold" style:font-size-complex="14pt"/>
    </style:style>
    <style:style style:name="T193" style:family="text">
      <style:text-properties fo:font-size="10pt" style:font-size-asian="10pt" style:font-size-complex="10pt"/>
    </style:style>
    <style:style style:name="T194" style:family="text">
      <style:text-properties fo:font-size="10pt" officeooo:rsid="000992e1" style:font-size-asian="10pt" style:font-size-complex="10pt"/>
    </style:style>
    <style:style style:name="T195" style:family="text">
      <style:text-properties fo:font-size="10pt" fo:font-style="italic" style:font-size-asian="10pt" style:font-style-asian="italic" style:font-size-complex="10pt" style:font-style-complex="italic"/>
    </style:style>
    <style:style style:name="T196" style:family="text">
      <style:text-properties style:font-name-complex="OpenSymbol2"/>
    </style:style>
    <style:style style:name="T197" style:family="text">
      <style:text-properties officeooo:rsid="0023b04d" style:font-name-complex="OpenSymbol2"/>
    </style:style>
    <style:style style:name="T198" style:family="text">
      <style:text-properties officeooo:rsid="00269aa0" style:font-name-complex="OpenSymbol2"/>
    </style:style>
    <style:style style:name="T199" style:family="text">
      <style:text-properties officeooo:rsid="0016f1e1" style:font-name-complex="OpenSymbol2"/>
    </style:style>
    <style:style style:name="T200" style:family="text">
      <style:text-properties officeooo:rsid="00274d46" style:font-name-complex="OpenSymbol2"/>
    </style:style>
    <style:style style:name="T201" style:family="text">
      <style:text-properties officeooo:rsid="0020366a" style:font-name-complex="OpenSymbol2"/>
    </style:style>
    <style:style style:name="T202" style:family="text">
      <style:text-properties officeooo:rsid="0029b1c4" style:font-name-complex="OpenSymbol2"/>
    </style:style>
    <style:style style:name="T203" style:family="text">
      <style:text-properties officeooo:rsid="002e3f00" style:font-name-complex="OpenSymbol2"/>
    </style:style>
    <style:style style:name="T204" style:family="text">
      <style:text-properties officeooo:rsid="002feb37" style:font-name-complex="OpenSymbol2"/>
    </style:style>
    <style:style style:name="T205" style:family="text">
      <style:text-properties officeooo:rsid="0031f191" style:font-name-complex="OpenSymbol2"/>
    </style:style>
    <style:style style:name="T206" style:family="text">
      <style:text-properties officeooo:rsid="00364d2e" style:font-name-complex="OpenSymbol2"/>
    </style:style>
    <style:style style:name="T207" style:family="text">
      <style:text-properties officeooo:rsid="004bb2e6" style:font-name-complex="OpenSymbol2"/>
    </style:style>
    <style:style style:name="T208" style:family="text">
      <style:text-properties officeooo:rsid="004cbcd6" style:font-name-complex="OpenSymbol2"/>
    </style:style>
    <style:style style:name="T209" style:family="text">
      <style:text-properties officeooo:rsid="004d4547" style:font-name-complex="OpenSymbol2"/>
    </style:style>
    <style:style style:name="T210" style:family="text">
      <style:text-properties officeooo:rsid="005031c3" style:font-name-complex="OpenSymbol2"/>
    </style:style>
    <style:style style:name="T211" style:family="text">
      <style:text-properties officeooo:rsid="0052126c" style:font-name-complex="OpenSymbol2"/>
    </style:style>
    <style:style style:name="T212" style:family="text">
      <style:text-properties officeooo:rsid="005f38d2" style:font-name-complex="OpenSymbol2"/>
    </style:style>
    <style:style style:name="T213" style:family="text">
      <style:text-properties officeooo:rsid="0069647e" style:font-name-complex="OpenSymbol2"/>
    </style:style>
    <style:style style:name="T214" style:family="text">
      <style:text-properties officeooo:rsid="006b0cd9" style:font-name-complex="OpenSymbol2"/>
    </style:style>
    <style:style style:name="T215" style:family="text">
      <style:text-properties officeooo:rsid="0079b799" style:font-name-complex="OpenSymbol2"/>
    </style:style>
    <style:style style:name="T216" style:family="text">
      <style:text-properties fo:color="#ff3333"/>
    </style:style>
    <style:style style:name="T217" style:family="text">
      <style:text-properties fo:font-size="10.5pt" style:text-underline-style="none" fo:font-weight="normal" style:font-size-asian="10.5pt" style:font-weight-asian="normal" style:font-size-complex="10.5pt" style:font-weight-complex="normal"/>
    </style:style>
    <style:style style:name="T218" style:family="text">
      <style:text-properties fo:font-size="10.5pt" fo:font-weight="normal" style:font-size-asian="10.5pt" style:font-weight-asian="normal" style:font-size-complex="10.5pt" style:font-weight-complex="normal"/>
    </style:style>
    <style:style style:name="T219" style:family="text">
      <style:text-properties fo:font-size="10.5pt" fo:font-weight="normal" officeooo:rsid="0008031a" style:font-size-asian="10.5pt" style:font-weight-asian="normal" style:font-size-complex="10.5pt" style:font-weight-complex="normal"/>
    </style:style>
    <style:style style:name="T220" style:family="text">
      <style:text-properties fo:font-weight="normal" style:font-weight-asian="normal" style:font-name-complex="Verdana-Bold" style:font-weight-complex="normal"/>
    </style:style>
    <style:style style:name="T221" style:family="text">
      <style:text-properties fo:font-weight="normal" style:font-weight-asian="normal" style:font-name-complex="Verdana1" style:font-weight-complex="normal"/>
    </style:style>
    <style:style style:name="T222" style:family="text">
      <style:text-properties fo:font-weight="normal" style:font-weight-asian="normal" style:font-weight-complex="normal"/>
    </style:style>
    <style:style style:name="T223" style:family="text">
      <style:text-properties fo:font-weight="normal" officeooo:rsid="005582d5" style:font-weight-asian="normal" style:font-weight-complex="normal"/>
    </style:style>
    <style:style style:name="T224" style:family="text">
      <style:text-properties fo:font-style="italic" style:font-style-asian="italic" style:font-style-complex="italic"/>
    </style:style>
    <style:style style:name="T225" style:family="text">
      <style:text-properties fo:font-style="italic" fo:font-weight="bold" style:font-style-asian="italic" style:font-weight-asian="bold" style:font-style-complex="italic" style:font-weight-complex="bold"/>
    </style:style>
    <style:style style:name="T226" style:family="text">
      <style:text-properties fo:font-style="italic" fo:font-weight="bold" officeooo:rsid="0008031a" style:font-style-asian="italic" style:font-weight-asian="bold" style:font-style-complex="italic" style:font-weight-complex="bold"/>
    </style:style>
    <style:style style:name="T227" style:family="text">
      <style:text-properties fo:font-style="italic" fo:font-weight="bold" style:font-style-asian="italic" style:font-weight-asian="bold" style:font-name-complex="Verdana-BoldItalic" style:font-style-complex="italic" style:font-weight-complex="bold"/>
    </style:style>
    <style:style style:name="T228" style:family="text">
      <style:text-properties fo:font-style="normal" style:font-style-asian="normal" style:font-style-complex="normal"/>
    </style:style>
    <style:style style:name="T229" style:family="text">
      <style:text-properties fo:font-style="normal" officeooo:rsid="000fd288" style:font-style-asian="normal" style:font-style-complex="normal"/>
    </style:style>
    <style:style style:name="T230" style:family="text">
      <style:text-properties fo:font-style="normal" officeooo:rsid="0010637a" style:font-style-asian="normal" style:font-name-complex="OpenSymbol2" style:font-style-complex="normal"/>
    </style:style>
    <style:style style:name="T231" style:family="text">
      <style:text-properties fo:font-style="normal" officeooo:rsid="006b0cd9" style:font-style-asian="normal" style:font-name-complex="OpenSymbol2" style:font-style-complex="normal"/>
    </style:style>
    <style:style style:name="T232" style:family="text">
      <style:text-properties fo:font-style="normal" fo:font-weight="normal" style:font-style-asian="normal" style:font-weight-asian="normal" style:font-name-complex="Verdana-BoldItalic" style:font-style-complex="normal" style:font-weight-complex="normal"/>
    </style:style>
    <style:style style:name="T233" style:family="text">
      <style:text-properties fo:font-style="normal" fo:font-weight="bold" officeooo:rsid="0010637a" style:font-style-asian="normal" style:font-weight-asian="bold" style:font-name-complex="OpenSymbol2" style:font-style-complex="normal" style:font-weight-complex="bold"/>
    </style:style>
    <style:style style:name="T234" style:family="text">
      <style:text-properties fo:font-style="normal" style:font-name-asian="Times New Roman1" style:font-style-asian="normal" style:font-name-complex="Times New Roman1" style:font-style-complex="normal"/>
    </style:style>
    <style:style style:name="T235" style:family="text">
      <style:text-properties fo:font-style="normal" officeooo:rsid="006b0cd9" style:font-name-asian="Times New Roman1" style:font-style-asian="normal" style:font-name-complex="Times New Roman1" style:font-style-complex="normal"/>
    </style:style>
    <style:style style:name="T236" style:family="text">
      <style:text-properties style:text-underline-style="solid" style:text-underline-width="auto" style:text-underline-color="font-color"/>
    </style:style>
    <style:style style:name="T237" style:family="text">
      <style:text-properties style:text-underline-style="solid" style:text-underline-width="auto" style:text-underline-color="font-color" fo:font-weight="bold" style:font-weight-asian="bold" style:font-weight-complex="bold"/>
    </style:style>
    <style:style style:name="T238" style:family="text">
      <style:text-properties style:text-underline-style="solid" style:text-underline-width="auto" style:text-underline-color="font-color" fo:font-weight="bold" officeooo:rsid="0008031a" style:font-weight-asian="bold" style:font-weight-complex="bold"/>
    </style:style>
    <style:style style:name="T239" style:family="text">
      <style:text-properties style:font-name="Courier New1"/>
    </style:style>
    <style:style style:name="T240" style:family="text">
      <style:text-properties style:font-name="Courier New1" style:font-name-complex="Verdana1"/>
    </style:style>
    <style:style style:name="T241" style:family="text">
      <style:text-properties style:font-name="Courier New1" style:font-name-complex="Verdana-Bold"/>
    </style:style>
    <style:style style:name="T242" style:family="text">
      <style:text-properties style:font-name="Courier New2"/>
    </style:style>
    <style:style style:name="T243" style:family="text">
      <style:text-properties style:font-name="Arial"/>
    </style:style>
    <style:style style:name="T244" style:family="text">
      <style:text-properties style:font-name="Arial" officeooo:rsid="000992e1"/>
    </style:style>
    <style:style style:name="T245" style:family="text">
      <style:text-properties style:font-name="Arial" officeooo:rsid="001ba6b5"/>
    </style:style>
    <style:style style:name="T246" style:family="text">
      <style:text-properties style:font-name="Arial" fo:language="en" fo:country="US" style:text-underline-style="none" style:language-asian="zh" style:country-asian="CN" style:language-complex="ar" style:country-complex="SA"/>
    </style:style>
    <style:style style:name="T247" style:family="text">
      <style:text-properties style:font-name="Arial" officeooo:rsid="00269aa0" style:font-name-complex="OpenSymbol2"/>
    </style:style>
    <style:style style:name="T248" style:family="text">
      <style:text-properties style:font-name="Arial" fo:font-size="10pt" style:font-size-asian="10pt" style:font-size-complex="10pt"/>
    </style:style>
    <style:style style:name="T249" style:family="text">
      <style:text-properties style:font-name="Arial" fo:font-size="9pt" style:font-size-asian="9pt" style:font-size-complex="9pt"/>
    </style:style>
    <style:style style:name="T250" style:family="text">
      <style:text-properties style:font-name="Arial" officeooo:rsid="00646be0" style:font-name-asian="Times New Roman1" style:font-name-complex="Arial3"/>
    </style:style>
    <style:style style:name="T251" style:family="text">
      <style:text-properties style:font-name="Arial" fo:font-size="11pt" officeooo:rsid="005f38d2" style:font-name-asian="Times New Roman1" style:font-size-asian="11pt" style:font-name-complex="Arial3" style:font-size-complex="11pt"/>
    </style:style>
    <style:style style:name="T252" style:family="text">
      <style:text-properties style:font-name="Arial" fo:font-size="11pt" officeooo:rsid="00672a71" style:font-name-asian="Times New Roman1" style:font-size-asian="11pt" style:font-name-complex="Arial3" style:font-size-complex="11pt"/>
    </style:style>
    <style:style style:name="T253" style:family="text">
      <style:text-properties style:font-name="Arial" fo:font-size="11pt" officeooo:rsid="005f38d2" style:font-name-asian="Times New Roman1" style:font-size-asian="11pt" style:font-name-complex="OpenSymbol2" style:font-size-complex="11pt"/>
    </style:style>
    <style:style style:name="T254" style:family="text">
      <style:text-properties style:font-name="Arial" fo:font-size="11pt" officeooo:rsid="00672a71" style:font-name-asian="Times New Roman1" style:font-size-asian="11pt" style:font-name-complex="OpenSymbol2" style:font-size-complex="11pt"/>
    </style:style>
    <style:style style:name="T255" style:family="text">
      <style:text-properties style:font-name="Arial" fo:font-size="11pt" officeooo:rsid="007a610b" style:font-size-asian="11pt" style:font-size-complex="11pt"/>
    </style:style>
    <style:style style:name="T256" style:family="text">
      <style:text-properties style:font-name="Arial" officeooo:rsid="006c3a4f" fo:background-color="transparent" loext:char-shading-value="0" style:font-name-asian="Times New Roman1" style:font-name-complex="Arial3"/>
    </style:style>
    <style:style style:name="T257" style:family="text">
      <style:text-properties style:font-name="Arial" officeooo:rsid="006d0e28" fo:background-color="transparent" loext:char-shading-value="0" style:font-name-asian="Times New Roman1" style:font-name-complex="Arial3"/>
    </style:style>
    <style:style style:name="T258" style:family="text">
      <style:text-properties style:font-name="Arial" fo:font-weight="bold" officeooo:rsid="004cbcde" style:font-weight-asian="bold" style:font-weight-complex="bold"/>
    </style:style>
    <style:style style:name="T259" style:family="text">
      <style:text-properties officeooo:rsid="0008031a"/>
    </style:style>
    <style:style style:name="T260" style:family="text">
      <style:text-properties officeooo:rsid="000992e1"/>
    </style:style>
    <style:style style:name="T261" style:family="text">
      <style:text-properties officeooo:rsid="0009f9af"/>
    </style:style>
    <style:style style:name="T262" style:family="text">
      <style:text-properties officeooo:rsid="000ca3ed"/>
    </style:style>
    <style:style style:name="T263" style:family="text">
      <style:text-properties officeooo:rsid="000dc987"/>
    </style:style>
    <style:style style:name="T264" style:family="text">
      <style:text-properties officeooo:rsid="0010637a"/>
    </style:style>
    <style:style style:name="T265" style:family="text">
      <style:text-properties officeooo:rsid="00109cef"/>
    </style:style>
    <style:style style:name="T266" style:family="text">
      <style:text-properties style:text-position="0% 100%" style:font-name-complex="OpenSymbol2"/>
    </style:style>
    <style:style style:name="T267" style:family="text">
      <style:text-properties style:text-position="0% 100%" officeooo:rsid="0016f1e1" style:font-name-complex="OpenSymbol2"/>
    </style:style>
    <style:style style:name="T268" style:family="text">
      <style:text-properties style:text-position="0% 100%" officeooo:rsid="001ba6b5" style:font-name-complex="OpenSymbol2"/>
    </style:style>
    <style:style style:name="T269" style:family="text">
      <style:text-properties style:text-position="0% 100%" officeooo:rsid="00226a4e" style:font-name-complex="OpenSymbol2"/>
    </style:style>
    <style:style style:name="T270" style:family="text">
      <style:text-properties style:text-position="0% 100%" officeooo:rsid="00274d46" style:font-name-complex="OpenSymbol2"/>
    </style:style>
    <style:style style:name="T271" style:family="text">
      <style:text-properties style:text-position="0% 100%" officeooo:rsid="002f6c15" style:font-name-complex="OpenSymbol2"/>
    </style:style>
    <style:style style:name="T272" style:family="text">
      <style:text-properties style:text-position="0% 100%" officeooo:rsid="0031b9fb" style:font-name-complex="OpenSymbol2"/>
    </style:style>
    <style:style style:name="T273" style:family="text">
      <style:text-properties style:text-position="0% 100%" fo:background-color="transparent" loext:char-shading-value="0" style:font-name-complex="OpenSymbol2"/>
    </style:style>
    <style:style style:name="T274" style:family="text">
      <style:text-properties style:text-position="0% 100%" style:font-name-asian="Courier New2"/>
    </style:style>
    <style:style style:name="T275" style:family="text">
      <style:text-properties fo:color="#7f0055" style:font-name="Courier New3" fo:font-size="10pt" fo:font-weight="bold" style:font-size-asian="10pt" style:font-weight-asian="bold"/>
    </style:style>
    <style:style style:name="T276" style:family="text">
      <style:text-properties officeooo:rsid="0016c32a"/>
    </style:style>
    <style:style style:name="T277" style:family="text">
      <style:text-properties officeooo:rsid="0016c418"/>
    </style:style>
    <style:style style:name="T278" style:family="text">
      <style:text-properties style:font-name="ArialMT"/>
    </style:style>
    <style:style style:name="T279" style:family="text">
      <style:text-properties style:font-name="ArialMT" fo:font-size="10pt" style:font-size-asian="10pt" style:font-size-complex="10pt"/>
    </style:style>
    <style:style style:name="T280" style:family="text">
      <style:text-properties style:font-name="ArialMT" fo:font-size="12pt" style:font-size-asian="12pt"/>
    </style:style>
    <style:style style:name="T281" style:family="text">
      <style:text-properties style:font-name="ArialMT" officeooo:rsid="0036d9e6" style:font-name-complex="Verdana1"/>
    </style:style>
    <style:style style:name="T282" style:family="text">
      <style:text-properties style:font-name="ArialMT" fo:font-weight="normal" officeooo:rsid="00388e0b" style:font-weight-asian="normal" style:font-name-complex="Verdana1" style:font-weight-complex="normal"/>
    </style:style>
    <style:style style:name="T283" style:family="text">
      <style:text-properties officeooo:rsid="001908a4"/>
    </style:style>
    <style:style style:name="T284" style:family="text">
      <style:text-properties officeooo:rsid="001ba6b5"/>
    </style:style>
    <style:style style:name="T285" style:family="text">
      <style:text-properties officeooo:rsid="001cdcdc"/>
    </style:style>
    <style:style style:name="T286" style:family="text">
      <style:text-properties officeooo:rsid="001d80e0"/>
    </style:style>
    <style:style style:name="T287" style:family="text">
      <style:text-properties officeooo:rsid="001f34ff"/>
    </style:style>
    <style:style style:name="T288" style:family="text">
      <style:text-properties officeooo:rsid="0020366a"/>
    </style:style>
    <style:style style:name="T289" style:family="text">
      <style:text-properties officeooo:rsid="00226a4e"/>
    </style:style>
    <style:style style:name="T290" style:family="text">
      <style:text-properties officeooo:rsid="0023b04d"/>
    </style:style>
    <style:style style:name="T291" style:family="text">
      <style:text-properties officeooo:rsid="00274d46"/>
    </style:style>
    <style:style style:name="T292" style:family="text">
      <style:text-properties fo:color="#ff0000" style:font-name="ArialMT"/>
    </style:style>
    <style:style style:name="T293" style:family="text">
      <style:text-properties fo:color="#222222" style:font-name="ArialMT"/>
    </style:style>
    <style:style style:name="T294" style:family="text">
      <style:text-properties officeooo:rsid="002a8b79"/>
    </style:style>
    <style:style style:name="T295" style:family="text">
      <style:text-properties officeooo:rsid="002b7a36"/>
    </style:style>
    <style:style style:name="T296" style:family="text">
      <style:text-properties officeooo:rsid="002d46dc"/>
    </style:style>
    <style:style style:name="T297" style:family="text">
      <style:text-properties officeooo:rsid="002e3f00"/>
    </style:style>
    <style:style style:name="T298" style:family="text">
      <style:text-properties officeooo:rsid="002f6c15"/>
    </style:style>
    <style:style style:name="T299" style:family="text">
      <style:text-properties officeooo:rsid="002feb37"/>
    </style:style>
    <style:style style:name="T300" style:family="text">
      <style:text-properties officeooo:rsid="0031f191"/>
    </style:style>
    <style:style style:name="T301" style:family="text">
      <style:text-properties officeooo:rsid="00364d2e"/>
    </style:style>
    <style:style style:name="T302" style:family="text">
      <style:text-properties officeooo:rsid="00367b85"/>
    </style:style>
    <style:style style:name="T303" style:family="text">
      <style:text-properties officeooo:rsid="0037c84c"/>
    </style:style>
    <style:style style:name="T304" style:family="text">
      <style:text-properties officeooo:rsid="0039fef9"/>
    </style:style>
    <style:style style:name="T305" style:family="text">
      <style:text-properties officeooo:rsid="003d2899"/>
    </style:style>
    <style:style style:name="T306" style:family="text">
      <style:text-properties officeooo:rsid="003daf42"/>
    </style:style>
    <style:style style:name="T307" style:family="text">
      <style:text-properties officeooo:rsid="0041e1ec"/>
    </style:style>
    <style:style style:name="T308" style:family="text">
      <style:text-properties officeooo:rsid="0042628e"/>
    </style:style>
    <style:style style:name="T309" style:family="text">
      <style:text-properties officeooo:rsid="004939d2"/>
    </style:style>
    <style:style style:name="T310" style:family="text">
      <style:text-properties officeooo:rsid="0049c2a5"/>
    </style:style>
    <style:style style:name="T311" style:family="text">
      <style:text-properties style:font-name-complex="Courier New2"/>
    </style:style>
    <style:style style:name="T312" style:family="text">
      <style:text-properties officeooo:rsid="0010637a" style:font-name-complex="Courier New2"/>
    </style:style>
    <style:style style:name="T313" style:family="text">
      <style:text-properties officeooo:rsid="004d4547" style:font-name-complex="Courier New2"/>
    </style:style>
    <style:style style:name="T314" style:family="text">
      <style:text-properties officeooo:rsid="005031c3" style:font-name-complex="Courier New2"/>
    </style:style>
    <style:style style:name="T315" style:family="text">
      <style:text-properties officeooo:rsid="0052126c" style:font-name-complex="Courier New2"/>
    </style:style>
    <style:style style:name="T316" style:family="text">
      <style:text-properties officeooo:rsid="004e8337"/>
    </style:style>
    <style:style style:name="T317" style:family="text">
      <style:text-properties style:font-name="Arial2" style:font-name-asian="Times New Roman1" style:font-name-complex="Arial3"/>
    </style:style>
    <style:style style:name="T318" style:family="text">
      <style:text-properties style:font-name="Arial2" officeooo:rsid="002c0325" style:font-name-asian="Times New Roman1" style:font-name-complex="Arial3"/>
    </style:style>
    <style:style style:name="T319" style:family="text">
      <style:text-properties style:font-name="Arial2" officeooo:rsid="00557e80" style:font-name-asian="Times New Roman1" style:font-name-complex="Arial3"/>
    </style:style>
    <style:style style:name="T320" style:family="text">
      <style:text-properties style:font-name-asian="Times New Roman1" style:font-name-complex="Arial3"/>
    </style:style>
    <style:style style:name="T321" style:family="text">
      <style:text-properties officeooo:rsid="002c0325" style:font-name-asian="Times New Roman1" style:font-name-complex="Arial3"/>
    </style:style>
    <style:style style:name="T322" style:family="text">
      <style:text-properties officeooo:rsid="005f38d2" style:font-name-asian="Times New Roman1" style:font-name-complex="Arial3"/>
    </style:style>
    <style:style style:name="T323" style:family="text">
      <style:text-properties officeooo:rsid="00646be0" style:font-name-asian="Times New Roman1" style:font-name-complex="Arial3"/>
    </style:style>
    <style:style style:name="T324" style:family="text">
      <style:text-properties officeooo:rsid="0065ca85" style:font-name-asian="Times New Roman1" style:font-name-complex="Arial3"/>
    </style:style>
    <style:style style:name="T325" style:family="text">
      <style:text-properties officeooo:rsid="006c3a4f" style:font-name-asian="Times New Roman1" style:font-name-complex="Arial3"/>
    </style:style>
    <style:style style:name="T326" style:family="text">
      <style:text-properties officeooo:rsid="006d0e28" style:font-name-asian="Times New Roman1" style:font-name-complex="Arial3"/>
    </style:style>
    <style:style style:name="T327" style:family="text">
      <style:text-properties officeooo:rsid="006c3a4f" style:font-name-asian="Times New Roman1" style:font-name-complex="OpenSymbol2"/>
    </style:style>
    <style:style style:name="T328" style:family="text">
      <style:text-properties officeooo:rsid="002dd4ff"/>
    </style:style>
    <style:style style:name="T329" style:family="text">
      <style:text-properties officeooo:rsid="00557e80"/>
    </style:style>
    <style:style style:name="T330" style:family="text">
      <style:text-properties fo:font-variant="normal" fo:text-transform="none" fo:color="#000000" style:font-name="Consolas1" fo:letter-spacing="normal" fo:font-style="normal" fo:font-weight="bold" officeooo:rsid="00557e80" style:font-name-asian="Times New Roman1" style:font-weight-asian="bold" style:font-name-complex="Arial3" style:font-weight-complex="bold"/>
    </style:style>
    <style:style style:name="T331" style:family="text">
      <style:text-properties fo:font-variant="normal" fo:text-transform="none" fo:color="#000000" style:font-name="Consolas1" fo:font-size="12pt" fo:letter-spacing="normal" fo:font-style="normal" fo:font-weight="bold" officeooo:rsid="002c0325" style:font-name-asian="Times New Roman1" style:font-size-asian="12pt" style:font-weight-asian="bold" style:font-name-complex="Arial3" style:font-size-complex="12pt" style:font-weight-complex="bold"/>
    </style:style>
    <style:style style:name="T332" style:family="text">
      <style:text-properties fo:font-variant="normal" fo:text-transform="none" fo:color="#000000" style:font-name="Consolas1" fo:font-size="12pt" fo:letter-spacing="normal" fo:font-style="normal" fo:font-weight="bold" officeooo:rsid="00557e80" style:font-name-asian="Times New Roman1" style:font-size-asian="12pt" style:font-weight-asian="bold" style:font-name-complex="Arial3" style:font-size-complex="12pt" style:font-weight-complex="bold"/>
    </style:style>
    <style:style style:name="T333" style:family="text">
      <style:text-properties fo:font-variant="normal" fo:text-transform="none" fo:color="#000000" style:font-name="Consolas1" fo:font-size="10pt" fo:letter-spacing="normal" fo:font-style="italic" fo:font-weight="bold" officeooo:rsid="00681f32" style:font-name-asian="Times New Roman1" style:font-size-asian="10pt" style:font-style-asian="italic" style:font-weight-asian="bold" style:font-name-complex="Arial3" style:font-size-complex="10pt" style:font-style-complex="italic" style:font-weight-complex="bold"/>
    </style:style>
    <style:style style:name="T334" style:family="text">
      <style:text-properties fo:font-variant="normal" fo:text-transform="none" fo:color="#000000" style:text-position="0% 100%" style:font-name="Consolas1" fo:font-size="10pt" fo:letter-spacing="normal" fo:language="en" fo:country="US" fo:font-style="italic" style:text-underline-style="none" officeooo:rsid="00681f32" style:font-size-asian="10pt" style:language-asian="zh" style:country-asian="CN" style:font-style-asian="italic" style:font-size-complex="10pt" style:language-complex="ar" style:country-complex="SA" style:font-style-complex="italic"/>
    </style:style>
    <style:style style:name="T335" style:family="text">
      <style:text-properties fo:font-variant="normal" fo:text-transform="none" fo:color="#000000" style:text-position="0% 100%" style:font-name="Consolas1" fo:font-size="10pt" fo:letter-spacing="normal" fo:language="en" fo:country="US" fo:font-style="italic" style:text-underline-style="none" officeooo:rsid="007111ae" style:font-size-asian="10pt" style:language-asian="zh" style:country-asian="CN" style:font-style-asian="italic" style:font-size-complex="10pt" style:language-complex="ar" style:country-complex="SA" style:font-style-complex="italic"/>
    </style:style>
    <style:style style:name="T336" style:family="text">
      <style:text-properties fo:font-variant="normal" fo:text-transform="none" fo:color="#000000" style:text-position="0% 100%" style:font-name="Consolas1" fo:font-size="10pt" fo:letter-spacing="normal" fo:language="en" fo:country="US" fo:font-style="italic" style:text-underline-style="none" fo:font-weight="bold" officeooo:rsid="00681f32"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337" style:family="text">
      <style:text-properties fo:font-variant="normal" fo:text-transform="none" fo:color="#000000" style:text-position="0% 100%" style:font-name="Consolas1" fo:font-size="8pt" fo:letter-spacing="normal" fo:language="en" fo:country="US" fo:font-style="italic" style:text-underline-style="none" officeooo:rsid="00681f32"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38" style:family="text">
      <style:text-properties fo:font-variant="normal" fo:text-transform="none" fo:color="#000000" style:text-position="0% 100%" style:font-name="Consolas1" fo:font-size="8pt" fo:letter-spacing="normal" fo:language="en" fo:country="US" fo:font-style="italic" style:text-underline-style="none" officeooo:rsid="006d550a"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39" style:family="text">
      <style:text-properties fo:font-variant="normal" fo:text-transform="none" style:font-name="Consolas1" fo:font-size="12pt" fo:letter-spacing="normal" fo:font-style="normal" officeooo:rsid="00557e80" style:font-name-asian="Times New Roman1" style:font-size-asian="12pt" style:font-style-asian="italic" style:font-name-complex="Arial3" style:font-size-complex="12pt" style:font-style-complex="italic"/>
    </style:style>
    <style:style style:name="T340" style:family="text">
      <style:text-properties fo:font-variant="normal" fo:text-transform="none" style:font-name="Consolas1" fo:letter-spacing="normal" fo:font-style="italic" officeooo:rsid="00681f32" style:font-name-asian="Times New Roman1" style:font-style-asian="italic" style:font-name-complex="Arial3" style:font-style-complex="italic"/>
    </style:style>
    <style:style style:name="T341" style:family="text">
      <style:text-properties fo:font-variant="normal" fo:text-transform="none" style:font-name="Consolas1" fo:letter-spacing="normal" fo:font-style="italic" officeooo:rsid="006c3a4f" style:font-name-asian="Times New Roman1" style:font-style-asian="italic" style:font-name-complex="Arial3" style:font-style-complex="italic"/>
    </style:style>
    <style:style style:name="T342" style:family="text">
      <style:text-properties fo:font-variant="normal" fo:text-transform="none" style:font-name="Consolas" fo:font-size="12pt" fo:letter-spacing="normal" fo:font-style="normal" style:font-size-asian="12pt" style:font-style-asian="italic" style:font-size-complex="12pt" style:font-style-complex="italic"/>
    </style:style>
    <style:style style:name="T343" style:family="text">
      <style:text-properties officeooo:rsid="005582d5"/>
    </style:style>
    <style:style style:name="T344" style:family="text">
      <style:text-properties style:font-name="Arial1" fo:font-size="10pt" style:font-size-asian="10pt" style:font-name-complex="Verdana1" style:font-size-complex="10pt"/>
    </style:style>
    <style:style style:name="T345" style:family="text">
      <style:text-properties style:font-name="Arial1" fo:font-size="10pt" officeooo:rsid="005582d5" style:font-size-asian="10pt" style:font-name-complex="Verdana1" style:font-size-complex="10pt"/>
    </style:style>
    <style:style style:name="T346" style:family="text">
      <style:text-properties style:font-name="Arial1" fo:font-size="10pt" fo:font-weight="bold" officeooo:rsid="005582d5" style:font-size-asian="10pt" style:font-weight-asian="bold" style:font-name-complex="Verdana1" style:font-size-complex="10pt" style:font-weight-complex="bold"/>
    </style:style>
    <style:style style:name="T347" style:family="text">
      <style:text-properties officeooo:rsid="0056737b"/>
    </style:style>
    <style:style style:name="T348" style:family="text">
      <style:text-properties officeooo:rsid="00585166"/>
    </style:style>
    <style:style style:name="T349" style:family="text">
      <style:text-properties style:font-name="Consolas" officeooo:rsid="0056737b" style:font-name-asian="Times New Roman1" style:font-name-complex="Arial3"/>
    </style:style>
    <style:style style:name="T350" style:family="text">
      <style:text-properties style:font-name="Consolas" officeooo:rsid="00585166" style:font-name-asian="Times New Roman1" style:font-name-complex="Arial3"/>
    </style:style>
    <style:style style:name="T351" style:family="text">
      <style:text-properties officeooo:rsid="0058eb5d"/>
    </style:style>
    <style:style style:name="T352" style:family="text">
      <style:text-properties officeooo:rsid="0059a2f1"/>
    </style:style>
    <style:style style:name="T353" style:family="text">
      <style:text-properties officeooo:rsid="005b2bc1"/>
    </style:style>
    <style:style style:name="T354" style:family="text">
      <style:text-properties officeooo:rsid="005c9f47"/>
    </style:style>
    <style:style style:name="T355" style:family="text">
      <style:text-properties officeooo:rsid="005ed929"/>
    </style:style>
    <style:style style:name="T356" style:family="text">
      <style:text-properties officeooo:rsid="005f1c5f"/>
    </style:style>
    <style:style style:name="T357" style:family="text">
      <style:text-properties officeooo:rsid="005f330d"/>
    </style:style>
    <style:style style:name="T358" style:family="text">
      <style:text-properties officeooo:rsid="005f38d2"/>
    </style:style>
    <style:style style:name="T359" style:family="text">
      <style:text-properties officeooo:rsid="00671187"/>
    </style:style>
    <style:style style:name="T360" style:family="text">
      <style:text-properties officeooo:rsid="004d16a3"/>
    </style:style>
    <style:style style:name="T361" style:family="text">
      <style:text-properties officeooo:rsid="006c3a4f"/>
    </style:style>
    <style:style style:name="T362" style:family="text">
      <style:text-properties officeooo:rsid="006d550a"/>
    </style:style>
    <style:style style:name="T363" style:family="text">
      <style:text-properties officeooo:rsid="006ec124"/>
    </style:style>
    <style:style style:name="T364" style:family="text">
      <style:text-properties officeooo:rsid="007111ae"/>
    </style:style>
    <style:style style:name="T365" style:family="text">
      <style:text-properties officeooo:rsid="0071c2f7"/>
    </style:style>
    <style:style style:name="T366" style:family="text">
      <style:text-properties officeooo:rsid="0073fed5"/>
    </style:style>
    <style:style style:name="T367" style:family="text">
      <style:text-properties officeooo:rsid="00766d24"/>
    </style:style>
    <style:style style:name="T368" style:family="text">
      <style:text-properties officeooo:rsid="00789582"/>
    </style:style>
    <style:style style:name="T369" style:family="text">
      <style:text-properties officeooo:rsid="007a610b"/>
    </style:style>
    <style:style style:name="T370" style:family="text">
      <style:text-properties fo:language="en" fo:country="US" style:language-asian="zh" style:country-asian="CN" style:language-complex="ar" style:country-complex="SA"/>
    </style:style>
    <style:style style:name="T371" style:family="text">
      <style:text-properties officeooo:rsid="007d8f3a"/>
    </style:style>
    <style:style style:name="T372" style:family="text">
      <style:text-properties officeooo:rsid="0086191b"/>
    </style:style>
    <style:style style:name="T373" style:family="text">
      <style:text-properties officeooo:rsid="00a84304"/>
    </style:style>
    <style:style style:name="T374" style:family="text">
      <style:text-properties officeooo:rsid="009dfc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2"><text:span text:style-name="T192">IS21 VCOM - Communication</text:span><text:span text:style-name="T126"> </text:span><text:span text:style-name="T192">protocol for uFR Series devices</text:span></text:p>
      <text:p text:style-name="P197"/>
      <text:p text:style-name="P196"/>
      <text:p text:style-name="P166"><text:span text:style-name="T178">uFR Series devices </text:span>can establish communication over FTDI's Virtual COM port, so devices are seen as standard COM port hardware.</text:p>
      <text:p text:style-name="P166">Communication parameters are :</text:p>
      <text:p text:style-name="P166"/>
      <text:p text:style-name="P177">uFR Classic and uFR Advance <text:span text:style-name="T260">readers</text:span></text:p>
      <text:p text:style-name="P170"><text:span text:style-name="T183">Serial communication</text:span><text:span text:style-name="T182">:</text:span><text:span text:style-name="T166"> 1,000,000 bps, 8-N-1, Flow control :None;</text:span></text:p>
      <text:p text:style-name="P166"/>
      <text:p text:style-name="P177">uFR XR and uFR XRc <text:span text:style-name="T260">readers</text:span></text:p>
      <text:p text:style-name="P166"/>
      <text:p text:style-name="P167"><text:span text:style-name="T180">Serial communication</text:span><text:span text:style-name="T178"> </text:span><text:span text:style-name="T179">(using VCOM FTDI driver)</text:span><text:span text:style-name="T178">:</text:span> 250 Kbps, 8-N-1, Flow control :None; </text:p>
      <text:p text:style-name="P168"/>
      <text:p text:style-name="P166"><text:span text:style-name="T178">RS485 </text:span><text:span text:style-name="T179">(connection without USB/RS-485 converter)</text:span><text:span text:style-name="T178">:</text:span> variable baudrate can be set through software tool. Current baud rate must be known when changing baudrate. Default baudrate is 250 Kbps.</text:p>
      <text:p text:style-name="P166"/>
      <text:p text:style-name="P166">For communication purposes between reader devices and host PC, D-Logic's proprietary protocol called “IS21” is created.</text:p>
      <text:p text:style-name="P200"/>
      <text:p text:style-name="P200">All communication is initiated by the host (PC or other platform) to which the device is connected.</text:p>
      <text:p text:style-name="P200"/>
      <text:p text:style-name="P200">Maximum data transferred by one command is 64 bytes.</text:p>
      <text:p text:style-name="P200"/>
      <text:p text:style-name="P200">Generally, there are two types of <text:s/>packets:</text:p>
      <text:p text:style-name="P200"/>
      <text:p text:style-name="P200"><text:span text:style-name="T178">CMD</text:span> – command sent by host to device</text:p>
      <text:p text:style-name="P200"><text:span text:style-name="T178">ANS</text:span> – answer sent from device to host</text:p>
      <text:p text:style-name="P200"/>
      <text:p text:style-name="P200">CMD can be short or long set. CMD short set is always 7 byte long while CMD long set – called CMD_EXT can have variable length.</text:p>
      <text:p text:style-name="P200"/>
      <text:p text:style-name="P200">Answer have following types:</text:p>
      <text:p text:style-name="P200"/>
      <text:p text:style-name="P200"><text:span text:style-name="T178">ACK</text:span> – Acknowledgment, everything is OK, device is waiting for next CMD or CMD EXT</text:p>
      <text:p text:style-name="P200"><text:span text:style-name="T178">ERR</text:span>- Error occurred, error byte defines ERR_TYPE</text:p>
      <text:p text:style-name="P200"><text:span text:style-name="T178">RSP</text:span> – Response from device on CMD or CMD_EXT</text:p>
      <text:p text:style-name="P201"/>
      <text:p text:style-name="P201"/>
      <text:p text:style-name="P200">Communication constants bytes defines type of packet, which can be seen in <text:s/>first three bytes of each packet. </text:p>
      <text:p text:style-name="P200">First byte of each packet is HEADER byte. Second byte is always CMD_CODE. Third byte is TRAILER byte.</text:p>
      <text:p text:style-name="P201"/>
      <text:p text:style-name="P201"/>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259">E</text:span></text:p>
          </table:table-cell>
        </table:table-row>
      </table:table>
      <text:p text:style-name="P202"/>
      <text:p text:style-name="P202"/>
      <text:p text:style-name="P202">CHECKSUM</text:p>
      <text:p text:style-name="P201"/>
      <text:p text:style-name="P200">All checksums in this document are calculated in the same manner: row of bytes is used for checksum calculation, each byte is XOR-ed with next one until the end of row. Final value is incremented with 0x07.</text:p>
      <text:p text:style-name="P200"><text:soft-page-break/>For example, CMD packet has 7 bytes, where 7<text:span text:style-name="T158">th</text:span> byte is checksum of previous 6 bytes:</text:p>
      <text:p text:style-name="P203"/>
      <text:p text:style-name="P201"><text:span text:style-name="T225">CHECKSUM = (Byte1 </text:span><text:span text:style-name="T178">XOR </text:span><text:span text:style-name="T225">Byte2 </text:span><text:span text:style-name="T178">XOR </text:span><text:span text:style-name="T225">Byte3 </text:span><text:span text:style-name="T178">XOR </text:span><text:span text:style-name="T225">Byte4 </text:span><text:span text:style-name="T178">XOR </text:span><text:span text:style-name="T225">Byte5 </text:span><text:span text:style-name="T178">XOR </text:span><text:span text:style-name="T225">Byte</text:span><text:span text:style-name="T226">6</text:span><text:span text:style-name="T225">) + 0x07 </text:span></text:p>
      <text:p text:style-name="P201"/>
      <text:p text:style-name="P201"/>
      <text:p text:style-name="P202">CMD codes</text:p>
      <text:p text:style-name="P202"/>
      <text:p text:style-name="P205">Each command has its corresponding value which can be found in following table:</text:p>
      <text:p text:style-name="P205"/>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208">* commands are supported only on uFR Advance model</text:p>
      <text:p text:style-name="P202"/>
      <text:p text:style-name="P202">Error codes</text:p>
      <text:p text:style-name="P202"/>
      <text:p text:style-name="P204">If error occurs, device will answer with ERR packet. Each Error has its corresponding value which can be found in following table:</text:p>
      <text:p text:style-name="P205"/>
      <text:p text:style-name="P202"/>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ext:soft-page-break/>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202"/>
      <text:p text:style-name="P202">CMD packet</text:p>
      <text:p text:style-name="P201"><text:s/></text:p>
      <text:p text:style-name="P201"/>
      <text:p text:style-name="P201"/>
      <text:p text:style-name="P200">CMD packet can be short – 7 byte long or EXT<text:span text:style-name="T259">-</text:span>ended <text:span text:style-name="T259">w</text:span>ith variable length. In case of EXT CMD packet, fourth byte of CMD packet is greater than 0, containi<text:span text:style-name="T259">n</text:span>g integer value – length of CMD_EXT packet.</text:p>
      <text:p text:style-name="P200">When issuing CMD_EXT, always main CMD 7-byte long packet goes first. If everything as expected, device will answer with ACK packet, waiting for CMD_EXT packet. On error, device will answer with ERR packet.</text:p>
      <text:p text:style-name="P200">CMD_EXT consists of various different <text:span text:style-name="T259">parameters</text:span>, depending on command type, so CMD_EXT does not have fixed length and order of parameters.</text:p>
      <text:p text:style-name="P200"/>
      <text:p text:style-name="P201"><text:s text:c="2"/></text:p>
      <text:p text:style-name="P201">CMD packet has following structure:</text:p>
      <text:p text:style-name="P201"/>
      <text:p text:style-name="P2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99">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400">Byte 1 </text:p>
          </table:table-cell>
          <table:table-cell table:style-name="Table1.A2" office:value-type="string">
            <text:p text:style-name="P400">Byte 2</text:p>
          </table:table-cell>
          <table:table-cell table:style-name="Table1.A2" office:value-type="string">
            <text:p text:style-name="P400">Byte 3</text:p>
          </table:table-cell>
          <table:table-cell table:style-name="Table1.A2" office:value-type="string">
            <text:p text:style-name="P400">Byte 4</text:p>
          </table:table-cell>
          <table:table-cell table:style-name="Table1.A2" office:value-type="string">
            <text:p text:style-name="P400">Byte 5</text:p>
          </table:table-cell>
          <table:table-cell table:style-name="Table1.A2" office:value-type="string">
            <text:p text:style-name="P400">Byte 6</text:p>
          </table:table-cell>
          <table:table-cell table:style-name="Table1.G2" office:value-type="string">
            <text:p text:style-name="P400">Byte 7</text:p>
          </table:table-cell>
        </table:table-row>
        <table:table-row>
          <table:table-cell table:style-name="Table1.A3" office:value-type="string">
            <text:p text:style-name="P153">CMD_HEADER</text:p>
          </table:table-cell>
          <table:table-cell table:style-name="Table1.B3" office:value-type="string">
            <text:p text:style-name="P153">CMD_CODE</text:p>
          </table:table-cell>
          <table:table-cell table:style-name="Table1.C3" office:value-type="string">
            <text:p text:style-name="P153">CMD_TRAILER</text:p>
            <text:p text:style-name="P148"/>
          </table:table-cell>
          <table:table-cell table:style-name="Table1.D3" office:value-type="string">
            <text:p text:style-name="P149"><text:span text:style-name="T178">CMD_EXT_Length<text:line-break/></text:span> </text:p>
          </table:table-cell>
          <table:table-cell table:style-name="Table1.E3" office:value-type="string">
            <text:p text:style-name="P153">CMD_Par0</text:p>
          </table:table-cell>
          <table:table-cell table:style-name="Table1.F3" office:value-type="string">
            <text:p text:style-name="P153">CMD_Par1</text:p>
          </table:table-cell>
          <table:table-cell table:style-name="Table1.G3" office:value-type="string">
            <text:p text:style-name="P153">CHECKSUM **<text:line-break/></text:p>
          </table:table-cell>
        </table:table-row>
      </table:table>
      <text:p text:style-name="P209"/>
      <text:p text:style-name="P201"/>
      <text:p text:style-name="P206">Byte 1: CMD_HEADER as defined in Table1.Communication constants, 0x55</text:p>
      <text:p text:style-name="P206">Byte 2: CMD_CODE as defined in <text:span text:style-name="T193">Table2. CMD_CODE values</text:span></text:p>
      <text:p text:style-name="P206">Byte 3: CMD_<text:span text:style-name="T263">TRAILER</text:span> as defined in Table1.Communication constants, 0xAA</text:p>
      <text:p text:style-name="P206">Byte 4: CMD_EXT_Length: I<text:span text:style-name="T193">f 0 than the “CMD EXT” is not used); ELSE value is length of whole CMD_EXT packet</text:span></text:p>
      <text:p text:style-name="P206">Byte 5: CMD_Par0: command parameter0, takes different values depending on command </text:p>
      <text:p text:style-name="P206">Byte 6: CMD_Par1: command parameter1, takes different values depending on command </text:p>
      <text:p text:style-name="P206">Byte 7: CHECKSUM – Checksum of Bytes 1 to 6 as explained above</text:p>
      <text:p text:style-name="P186"/>
      <text:p text:style-name="P186"/>
      <text:p text:style-name="P186">CMD_EXT packet has following structure</text:p>
      <text:p text:style-name="P18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401">CMD_EXT packet structure</text:p>
          </table:table-cell>
          <table:covered-table-cell/>
          <table:covered-table-cell/>
          <table:covered-table-cell/>
        </table:table-row>
        <table:table-row table:style-name="Table4.2">
          <table:table-cell table:style-name="Table4.A2" office:value-type="string">
            <text:p text:style-name="P400">Byte 1</text:p>
          </table:table-cell>
          <table:table-cell table:style-name="Table4.A2" office:value-type="string">
            <text:p text:style-name="P400">..</text:p>
          </table:table-cell>
          <table:table-cell table:style-name="Table4.A2" office:value-type="string">
            <text:p text:style-name="P400">Byte N</text:p>
          </table:table-cell>
          <table:table-cell table:style-name="Table4.D2" office:value-type="string">
            <text:p text:style-name="P400">Byte N+1</text:p>
          </table:table-cell>
        </table:table-row>
        <table:table-row>
          <table:table-cell table:style-name="Table4.A3" table:number-columns-spanned="3" office:value-type="string">
            <text:p text:style-name="P154">Parameter bytes 1 to N</text:p>
          </table:table-cell>
          <table:covered-table-cell/>
          <table:covered-table-cell/>
          <table:table-cell table:style-name="Table4.D3" office:value-type="string">
            <text:p text:style-name="P154">CMD_EXT_CHECKSUM </text:p>
          </table:table-cell>
        </table:table-row>
      </table:table>
      <text:p text:style-name="P186"><text:soft-page-break/></text:p>
      <text:p text:style-name="P186">Parameter bytes 1 to N – different parameters, values depends on type of command</text:p>
      <text:p text:style-name="P186"/>
      <text:p text:style-name="P186">CMD_EXT_CHECKSUM <text:s/>- Checksum of bytes 1 to N</text:p>
      <text:p text:style-name="P186"/>
      <text:p text:style-name="P210">* CMD_EXT_Length is number of all bytes including CMD_EXT_CHECKSUM; e.g. length is N+1</text:p>
      <text:p text:style-name="P209"/>
      <text:p text:style-name="P212"/>
      <text:p text:style-name="P211"/>
      <text:p text:style-name="P211"/>
      <text:p text:style-name="P211"/>
      <text:p text:style-name="P211"/>
      <text:p text:style-name="P211"/>
      <text:p text:style-name="P211"/>
      <text:p text:style-name="P194"/>
      <text:p text:style-name="P194"/>
      <text:p text:style-name="P194"/>
      <text:p text:style-name="P194">ANSWER packet types</text:p>
      <text:p text:style-name="P194"/>
      <text:p text:style-name="P163">The device can answer with following packet types:</text:p>
      <text:p text:style-name="P163"/>
      <text:p text:style-name="P189">ACK – Acknowledgment packet</text:p>
      <text:p text:style-name="P349"><text:tab/><text:span text:style-name="T217">If command and CMD packet are properly configured (structure and checksum) and additional CMD_EXT packet needs to be sent, device will answer with ACK packet.</text:span></text:p>
      <text:p text:style-name="P204"/>
      <text:p text:style-name="P163"/>
      <text:p text:style-name="P177">ERR – Error packet</text:p>
      <text:p text:style-name="P350">If error occurred, device will answer with ERR packet. Some commands can return ERR_EXT set. In that case ERR_EXT packet comes immediately after ERR packet.</text:p>
      <text:p text:style-name="P350"/>
      <text:p text:style-name="P177">RSP – Response packet</text:p>
      <text:p text:style-name="P351"><text:tab/><text:span text:style-name="T218">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219">immediately</text:span><text:span text:style-name="T218"> after RSP packet. </text:span><text:span text:style-name="T219">Common</text:span><text:span text:style-name="T218"> situation is when reading data with LinearRead command, where device will answer with row of card data bytes. </text:span></text:p>
      <text:p text:style-name="P164"/>
      <text:p text:style-name="P164"/>
      <text:p text:style-name="P164"/>
      <text:p text:style-name="P164"/>
      <text:p text:style-name="P201"><text:span text:style-name="T237">ACK – </text:span><text:span text:style-name="T238">Acknowledgment</text:span><text:span text:style-name="T237"> packet</text:span></text:p>
      <text:p text:style-name="P202"/>
      <text:p text:style-name="P205"/>
      <text:p text:style-name="P205">ACK packet has following structure:</text:p>
      <text:p text:style-name="P205"/>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400">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400">Byte 1 </text:p>
          </table:table-cell>
          <table:table-cell table:style-name="Table12.A2" office:value-type="string">
            <text:p text:style-name="P400">Byte 2</text:p>
          </table:table-cell>
          <table:table-cell table:style-name="Table12.A2" office:value-type="string">
            <text:p text:style-name="P400">Byte 3</text:p>
          </table:table-cell>
          <table:table-cell table:style-name="Table12.A2" office:value-type="string">
            <text:p text:style-name="P400">Byte 4</text:p>
          </table:table-cell>
          <table:table-cell table:style-name="Table12.A2" office:value-type="string">
            <text:p text:style-name="P400">Byte 5</text:p>
          </table:table-cell>
          <table:table-cell table:style-name="Table12.A2" office:value-type="string">
            <text:p text:style-name="P400">Byte 6</text:p>
          </table:table-cell>
          <table:table-cell table:style-name="Table12.G2" office:value-type="string">
            <text:p text:style-name="P400">Byte 7</text:p>
          </table:table-cell>
        </table:table-row>
        <table:table-row table:style-name="Table12.3">
          <table:table-cell table:style-name="Table12.A3" office:value-type="string">
            <text:p text:style-name="P152">ACK_HEADER</text:p>
          </table:table-cell>
          <table:table-cell table:style-name="Table12.A3" office:value-type="string">
            <text:p text:style-name="P152">CMD_CODE</text:p>
          </table:table-cell>
          <table:table-cell table:style-name="Table12.A3" office:value-type="string">
            <text:p text:style-name="P152">CMD_TRAILER</text:p>
          </table:table-cell>
          <table:table-cell table:style-name="Table12.A3" table:number-columns-spanned="3" office:value-type="string">
            <text:p text:style-name="P152">Irrelevant, not used in ACK packet</text:p>
          </table:table-cell>
          <table:covered-table-cell/>
          <table:covered-table-cell/>
          <table:table-cell table:style-name="Table12.G3" office:value-type="string">
            <text:p text:style-name="P152">CHECKSUM</text:p>
          </table:table-cell>
        </table:table-row>
      </table:table>
      <text:p text:style-name="P201"/>
      <text:p text:style-name="P201"/>
      <text:p text:style-name="P206">Byte 1: ACK_HEADER as defined in <text:span text:style-name="T224">Table1.Communication constants</text:span>, 0x55</text:p>
      <text:p text:style-name="P206">Byte 2: CMD_CODE as defined in <text:span text:style-name="T195">Table2. CMD_CODE values.</text:span><text:span text:style-name="T193"> Device ACK</text:span><text:span text:style-name="T194">-</text:span><text:span text:style-name="T193">nowledge that previous command is properly sent</text:span></text:p>
      <text:p text:style-name="P206"><text:soft-page-break/>Byte 3: ACK_HEADER as defined in <text:span text:style-name="T224">Table1.Communication constants</text:span>, 0x55</text:p>
      <text:p text:style-name="P206">Byte 4<text:span text:style-name="T193">, </text:span>Byte 5, Byte 6: Not used in ACK packet, values are 0x00</text:p>
      <text:p text:style-name="P206">Byte 7: CHECKSUM – Checksum of Bytes 1 to 6 as explained abov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
      <text:p text:style-name="P201"><text:span text:style-name="T237">ERR – error packet</text:span> </text:p>
      <text:p text:style-name="P201"/>
      <text:p text:style-name="P205"/>
      <text:p text:style-name="P205">ERR packet has following structure:</text:p>
      <text:p text:style-name="P201"/>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401">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400">Byte 1 </text:p>
          </table:table-cell>
          <table:table-cell table:style-name="Table13.A2" office:value-type="string">
            <text:p text:style-name="P400">Byte 2</text:p>
          </table:table-cell>
          <table:table-cell table:style-name="Table13.A2" office:value-type="string">
            <text:p text:style-name="P400">Byte 3</text:p>
          </table:table-cell>
          <table:table-cell table:style-name="Table13.A2" office:value-type="string">
            <text:p text:style-name="P400">Byte 4</text:p>
          </table:table-cell>
          <table:table-cell table:style-name="Table13.A2" office:value-type="string">
            <text:p text:style-name="P400">Byte 5</text:p>
          </table:table-cell>
          <table:table-cell table:style-name="Table13.A2" office:value-type="string">
            <text:p text:style-name="P400">Byte 6</text:p>
          </table:table-cell>
          <table:table-cell table:style-name="Table13.G2" office:value-type="string">
            <text:p text:style-name="P400">Byte 7</text:p>
          </table:table-cell>
        </table:table-row>
        <table:table-row>
          <table:table-cell table:style-name="Table13.A3" office:value-type="string">
            <text:p text:style-name="P152">ERR_HEADER</text:p>
          </table:table-cell>
          <table:table-cell table:style-name="Table13.B3" office:value-type="string">
            <text:p text:style-name="P152">ERROR_CODE</text:p>
          </table:table-cell>
          <table:table-cell table:style-name="Table13.E3" office:value-type="string">
            <text:p text:style-name="P152">ERR_TRAILER</text:p>
            <text:p text:style-name="P151"/>
          </table:table-cell>
          <table:table-cell table:style-name="Table13.D3" office:value-type="string">
            <text:p text:style-name="P152">ERR_EXT length </text:p>
          </table:table-cell>
          <table:table-cell table:style-name="Table13.E3" office:value-type="string">
            <text:p text:style-name="P152">Err_Val0</text:p>
            <text:p text:style-name="P352"/>
          </table:table-cell>
          <table:table-cell table:style-name="Table13.F3" office:value-type="string">
            <text:p text:style-name="P152">Err_Val1</text:p>
            <text:p text:style-name="P151"/>
          </table:table-cell>
          <table:table-cell table:style-name="Table13.G3" office:value-type="string">
            <text:p text:style-name="P152">CHECKSUM</text:p>
          </table:table-cell>
        </table:table-row>
      </table:table>
      <text:p text:style-name="P201"/>
      <text:p text:style-name="P206">Byte 1: ERR_HEADER as defined in <text:span text:style-name="T224">Table1.Communication constants</text:span>, 0xEC</text:p>
      <text:p text:style-name="P206">Byte 2: ERR_CODE as defined in <text:span text:style-name="T195">Table3. ERROR CODES.</text:span><text:span text:style-name="T193"> </text:span></text:p>
      <text:p text:style-name="P206">Byte 3: ERR_TRAILER as defined in <text:span text:style-name="T224">Table1.Communication constants</text:span>, 0xCE</text:p>
      <text:p text:style-name="P206">Byte 4: If ERR_EXT exists, this byte contains length of ERR_EXT packet (including ERR_EXT checksum) </text:p>
      <text:p text:style-name="P206">Byte 5: Possible additional info on error can be defined in ERR_Val0</text:p>
      <text:p text:style-name="P206">Byte 6: Possible additional info on error can be defined in ERR_Val1</text:p>
      <text:p text:style-name="P200"><text:span text:style-name="T228">Byte 7: CHECKSUM – Checksum of Bytes 1 to 6 as explained above</text:span> </text:p>
      <text:p text:style-name="P201"/>
      <text:p text:style-name="P201"/>
      <text:p text:style-name="P201"/>
      <text:p text:style-name="P201">ERR_EXT and has following structure:</text:p>
      <text:p text:style-name="P201"/>
      <text:p text:style-name="P20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1">ERR_EXT packet structure</text:p>
          </table:table-cell>
          <table:covered-table-cell/>
          <table:covered-table-cell/>
          <table:covered-table-cell/>
        </table:table-row>
        <table:table-row table:style-name="Table14.2">
          <table:table-cell table:style-name="Table14.A2" office:value-type="string">
            <text:p text:style-name="P400">Byte 1</text:p>
          </table:table-cell>
          <table:table-cell table:style-name="Table14.A2" office:value-type="string">
            <text:p text:style-name="P400">..</text:p>
          </table:table-cell>
          <table:table-cell table:style-name="Table14.A2" office:value-type="string">
            <text:p text:style-name="P400">Byte N</text:p>
          </table:table-cell>
          <table:table-cell table:style-name="Table14.D2" office:value-type="string">
            <text:p text:style-name="P400">Byte N+1</text:p>
          </table:table-cell>
        </table:table-row>
        <table:table-row>
          <table:table-cell table:style-name="Table14.A3" table:number-columns-spanned="3" office:value-type="string">
            <text:p text:style-name="P154">Error bytes 1 to N</text:p>
          </table:table-cell>
          <table:covered-table-cell/>
          <table:covered-table-cell/>
          <table:table-cell table:style-name="Table14.D3" office:value-type="string">
            <text:p text:style-name="P154">ERR_EXT_CHECKSUM </text:p>
          </table:table-cell>
        </table:table-row>
      </table:table>
      <text:p text:style-name="P201"/>
      <text:p text:style-name="P201"/>
      <text:p text:style-name="P207">Byte 1: First Byte of ERR_EXT</text:p>
      <text:p text:style-name="P207">…</text:p>
      <text:p text:style-name="P207">Byte N: <text:span text:style-name="T259">N-nth</text:span> Byte of ERR_EXT</text:p>
      <text:p text:style-name="P207">Byte N+1: ERR_EXT_CHECKSUM, checksum of Bytes 1 to N, calculated as explained earlier. </text:p>
      <text:p text:style-name="P201"/>
      <text:p text:style-name="P201"><text:soft-page-break/></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
      <text:p text:style-name="P202"/>
      <text:p text:style-name="P202"/>
      <text:p text:style-name="P202">RSP – response packet</text:p>
      <text:p text:style-name="P201"/>
      <text:p text:style-name="P201"/>
      <text:p text:style-name="P201"/>
      <text:p text:style-name="P201">RSP packet has following structure</text:p>
      <text:p text:style-name="P201"/>
      <text:p text:style-name="P20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401">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400">Byte 1</text:p>
          </table:table-cell>
          <table:table-cell table:style-name="Table15.A2" office:value-type="string">
            <text:p text:style-name="P400">Byte 2</text:p>
          </table:table-cell>
          <table:table-cell table:style-name="Table15.A2" office:value-type="string">
            <text:p text:style-name="P400">Byte 3</text:p>
          </table:table-cell>
          <table:table-cell table:style-name="Table15.A2" office:value-type="string">
            <text:p text:style-name="P400">Byte 4</text:p>
          </table:table-cell>
          <table:table-cell table:style-name="Table15.A2" office:value-type="string">
            <text:p text:style-name="P400">Byte 5</text:p>
          </table:table-cell>
          <table:table-cell table:style-name="Table15.A2" office:value-type="string">
            <text:p text:style-name="P400">Byte 6</text:p>
          </table:table-cell>
          <table:table-cell table:style-name="Table15.G2" office:value-type="string">
            <text:p text:style-name="P400">Byte 7</text:p>
          </table:table-cell>
        </table:table-row>
        <table:table-row>
          <table:table-cell table:style-name="Table15.A3" office:value-type="string">
            <text:p text:style-name="P152">RSP_HEADER</text:p>
          </table:table-cell>
          <table:table-cell table:style-name="Table15.B3" office:value-type="string">
            <text:p text:style-name="P152">CMD_CODE</text:p>
          </table:table-cell>
          <table:table-cell table:style-name="Table15.C3" office:value-type="string">
            <text:p text:style-name="P152">RSP_TRAILER</text:p>
            <text:p text:style-name="P151"/>
          </table:table-cell>
          <table:table-cell table:style-name="Table15.D3" office:value-type="string">
            <text:p text:style-name="P152">RSP_EXT length</text:p>
          </table:table-cell>
          <table:table-cell table:style-name="Table15.E3" office:value-type="string">
            <text:p text:style-name="P152">RSP_Val0</text:p>
            <text:p text:style-name="P352"/>
          </table:table-cell>
          <table:table-cell table:style-name="Table15.F3" office:value-type="string">
            <text:p text:style-name="P152">RSP_Val1</text:p>
            <text:p text:style-name="P151"/>
          </table:table-cell>
          <table:table-cell table:style-name="Table15.G3" office:value-type="string">
            <text:p text:style-name="P152">CHECKSUM</text:p>
          </table:table-cell>
        </table:table-row>
      </table:table>
      <text:p text:style-name="P201"/>
      <text:p text:style-name="P201"/>
      <text:p text:style-name="P206">Byte 1: RSP_HEADER as defined in <text:span text:style-name="T224">Table1.Communication constants</text:span>, 0xED</text:p>
      <text:p text:style-name="P206">Byte 2: CMD_CODE as defined in <text:span text:style-name="T193">Table2. CMD_CODE values</text:span></text:p>
      <text:p text:style-name="P206">Byte 3: ERR_TRAILER as defined in <text:span text:style-name="T224">Table1.Communication constants</text:span>, 0xDE</text:p>
      <text:p text:style-name="P206">Byte 4: If RSP_EXT exists, this byte contains length of RSP_EXT packet (including RSP_EXT checksum) </text:p>
      <text:p text:style-name="P206">Byte 5: Possible additional info on RESPONSE can be defined in RSP_Val0</text:p>
      <text:p text:style-name="P206">Byte 6: Possible additional info on RESPONSE can be defined in RSP_Val1</text:p>
      <text:p text:style-name="P200"><text:span text:style-name="T228">Byte 7: CHECKSUM – Checksum of Bytes 1 to 6 as explained above</text:span> </text:p>
      <text:p text:style-name="P201"/>
      <text:p text:style-name="P201"/>
      <text:p text:style-name="P20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401">RSP_EXT packet structure</text:p>
          </table:table-cell>
          <table:covered-table-cell/>
          <table:covered-table-cell/>
          <table:covered-table-cell/>
        </table:table-row>
        <table:table-row table:style-name="Table5.2">
          <table:table-cell table:style-name="Table5.A2" office:value-type="string">
            <text:p text:style-name="P400">Byte 1</text:p>
          </table:table-cell>
          <table:table-cell table:style-name="Table5.A2" office:value-type="string">
            <text:p text:style-name="P400">..</text:p>
          </table:table-cell>
          <table:table-cell table:style-name="Table5.A2" office:value-type="string">
            <text:p text:style-name="P400">Byte N</text:p>
          </table:table-cell>
          <table:table-cell table:style-name="Table5.D2" office:value-type="string">
            <text:p text:style-name="P400">Byte N+1</text:p>
          </table:table-cell>
        </table:table-row>
        <table:table-row>
          <table:table-cell table:style-name="Table5.A3" table:number-columns-spanned="3" office:value-type="string">
            <text:p text:style-name="P154">RSP bytes 1 to N</text:p>
          </table:table-cell>
          <table:covered-table-cell/>
          <table:covered-table-cell/>
          <table:table-cell table:style-name="Table5.D3" office:value-type="string">
            <text:p text:style-name="P154">RSP_EXT_CHECKSUM </text:p>
          </table:table-cell>
        </table:table-row>
      </table:table>
      <text:p text:style-name="P201"/>
      <text:p text:style-name="P201"/>
      <text:p text:style-name="P207">Byte 1: First Byte of RSP_EXT</text:p>
      <text:p text:style-name="P207">…</text:p>
      <text:p text:style-name="P207">Byte N: N-nth Byte of RSP_EXT</text:p>
      <text:p text:style-name="P207">Byte N+1: RSP_EXT_CHECKSUM, checksum of Bytes 1 to N, calculated as explained earlier. </text:p>
      <text:p text:style-name="P201"/>
      <text:p text:style-name="P201"><text:tab/></text:p>
      <text:p text:style-name="P164"><text:soft-page-break/></text:p>
      <text:p text:style-name="P164"/>
      <text:p text:style-name="P164"/>
      <text:p text:style-name="P16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COMMANDS OVERVIEW</text:p>
      <text:p text:style-name="P16"/>
      <text:p text:style-name="P10">Commands are divided into several groups, based on purpose.</text:p>
      <text:p text:style-name="P10"/>
      <text:p text:style-name="P14">Device related commands</text:p>
      <text:p text:style-name="P10"/>
      <text:p text:style-name="P195"><text:span text:style-name="T3"><text:tab/></text:span><text:span text:style-name="T127">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55"><text:span text:style-name="T3"><text:s text:c="2"/></text:span><text:span text:style-name="T130">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55"><text:span text:style-name="T3"><text:s text:c="2"/></text:span><text:span text:style-name="T130">Trailer block manipulation commands </text:span></text:p>
      <text:p text:style-name="P48">SECTOR_TRAILER_WRITE <text:s/><text:tab/><text:tab/>0X1A</text:p>
      <text:p text:style-name="P48">SECTOR_TRAILER_WRITE_UNSAFE <text:tab/>0x2F</text:p>
      <text:p text:style-name="P48"/>
      <text:p text:style-name="P155"><text:span text:style-name="T3"><text:s text:c="3"/></text:span><text:span text:style-name="T130">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55"><text:span text:style-name="T3"><text:s text:c="2"/></text:span><text:span text:style-name="T130">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55"><text:span text:style-name="T3"><text:s text:c="2"/></text:span><text:span text:style-name="T130">Value block manipulation commands</text:span></text:p>
      <text:p text:style-name="P155"><text:span text:style-name="T3"><text:s text:c="3"/><text:tab/></text:span><text:span text:style-name="T130">Direct block addressing</text:span></text:p>
      <text:p text:style-name="P48"><text:soft-page-break/>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55"><text:span text:style-name="T3"><text:s text:c="4"/><text:tab/></text:span><text:span text:style-name="T130">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
      <text:p text:style-name="P16">DEVICE RELATED COMMANDS</text:p>
      <text:p text:style-name="P10"/>
      <text:p text:style-name="P195"><text:span text:style-name="T3"><text:tab/></text:span><text:span text:style-name="T138">GENERAL PURPOSE DEVICE RELATED COMMANDS</text:span></text:p>
      <text:p text:style-name="P15"/>
      <text:p text:style-name="P15"/>
      <text:p text:style-name="P191">GET_READER_TYPE (0x10)</text:p>
      <text:p text:style-name="P187"/>
      <text:p text:style-name="P185">It gives device (reader) type in size of 4 bytes which is hard coded in the firmware.</text:p>
      <text:p text:style-name="P185"><text:span text:style-name="T259">uFR Classic</text:span> <text:span text:style-name="T259">has</text:span> value <text:span text:style-name="T259">of</text:span> 0xD1150021.</text:p>
      <text:p text:style-name="P185">CMD_EXT set is not in use.</text:p>
      <text:p text:style-name="P185">CMD_Par0 and CMD_Par1 are not in use.</text:p>
      <text:p text:style-name="P185">If everything operates as expected the RSP packet is sent and after that also the RSP_EXT packet of 5 bytes which contains 4 byte DeviceType values (little-endian) and CHECKSUM byte.</text:p>
      <text:p text:style-name="P185"/>
      <text:p text:style-name="P186"/>
      <text:p text:style-name="P156">Example:</text:p>
      <text:p text:style-name="P148"/>
      <text:p text:style-name="P148">Send CMD GET_READER_TYPE </text:p>
      <text:p text:style-name="P148"/>
      <text:p text:style-name="P148">55 10 AA 00 00 00 F6</text:p>
      <text:p text:style-name="P148"/>
      <text:p text:style-name="P148">Where</text:p>
      <text:p text:style-name="P148">55 – CMD_HEADER</text:p>
      <text:p text:style-name="P148">10 – CMD_CODE</text:p>
      <text:p text:style-name="P148">AA – CMD_TRAILER</text:p>
      <text:p text:style-name="P148">00 00 00 – CMD_EX_Length and CMD_Par0 and CMD_Par1 not used</text:p>
      <text:p text:style-name="P148">F6 – CHECKSUM</text:p>
      <text:p text:style-name="P148"/>
      <text:p text:style-name="P148">Reader answer with RESPONSE – RSP packet followed by RSP_EXT packet</text:p>
      <text:p text:style-name="P148"/>
      <text:p text:style-name="P148">DE 10 ED 05 00 00 2D <text:span text:style-name="T216">21 00 15 D1 EC</text:span></text:p>
      <text:p text:style-name="P216"/>
      <text:p text:style-name="P148">Where RSP PACKET contains </text:p>
      <text:p text:style-name="P148">DE – RSP_HEADER</text:p>
      <text:p text:style-name="P148">10 – CMD_CODE</text:p>
      <text:p text:style-name="P148">ED – RSP_TRAILER</text:p>
      <text:p text:style-name="P148">05 – RSP_EXT_Length</text:p>
      <text:p text:style-name="P148">00 00 – RSP_Val0 and RSP_Val1 not used</text:p>
      <text:p text:style-name="P148">2D – CHECKSUM</text:p>
      <text:p text:style-name="P148"/>
      <text:p text:style-name="P148"><text:soft-page-break/>and RSP_EXT contains</text:p>
      <text:p text:style-name="P148"/>
      <text:p text:style-name="P148">21 00 15 D1 – Device type (currently uFR Classic D1 15 00 21, little-endian notation)</text:p>
      <text:p text:style-name="P148">EC – CHECKSUM</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190"/>
      <text:p text:style-name="P190">GET_READER_SERIAL (0x11)</text:p>
      <text:p text:style-name="P192"/>
      <text:p text:style-name="P192">It gives the device (reader) serial number with length of 4 bytes. This serial number is been read from EEPROMA MF RC chip of the device.</text:p>
      <text:p text:style-name="P192">The CMD_EXT set is not in use.</text:p>
      <text:p text:style-name="P192">The CMD_Par0 and CMD_Par1 are not in use.</text:p>
      <text:p text:style-name="P192">If everything operates as expected the RESPONSE set is sent and after that also the RESPONSE EXT set of 5 bytes which contains 4 byte ReaderSerialNumber values (little-endian) and at the end one checksum byte.</text:p>
      <text:p text:style-name="P193"/>
      <text:p text:style-name="P193"/>
      <text:p text:style-name="P161">Example:</text:p>
      <text:p text:style-name="P161"/>
      <text:p text:style-name="P161">Send CMD GET_READER_SERIAL </text:p>
      <text:p text:style-name="P161"/>
      <text:p text:style-name="P161">55 11 AA 00 00 00 F5</text:p>
      <text:p text:style-name="P161"/>
      <text:p text:style-name="P148">Where</text:p>
      <text:p text:style-name="P148">55 – CMD_HEADER</text:p>
      <text:p text:style-name="P148">11 – CMD_CODE</text:p>
      <text:p text:style-name="P148">AA – CMD_TRAILER</text:p>
      <text:p text:style-name="P148">00 00 00 – CMD_EX_Length and CMD_Par0 and CMD_Par1 not used</text:p>
      <text:p text:style-name="P148">F5 – CHECKSUM</text:p>
      <text:p text:style-name="P148"/>
      <text:p text:style-name="P148">Reader answer with RESPONSE – RSP packet followed by RSP_EXT packet</text:p>
      <text:p text:style-name="P161"/>
      <text:p text:style-name="P161">DE 11 ED 05 00 00 2E <text:span text:style-name="T216">54 7E 1A 5D 74</text:span></text:p>
      <text:p text:style-name="P217"/>
      <text:p text:style-name="P148">Where RSP PACKET contains </text:p>
      <text:p text:style-name="P148">DE – RSP_HEADER</text:p>
      <text:p text:style-name="P148">11 – CMD_CODE</text:p>
      <text:p text:style-name="P148">ED – RSP_TRAILER</text:p>
      <text:p text:style-name="P148">05 – RSP_EXT_Length</text:p>
      <text:p text:style-name="P148">00 00 – RSP_Val0 and RSP_Val1 not used</text:p>
      <text:p text:style-name="P148">2E – CHECKSUM</text:p>
      <text:p text:style-name="P148"/>
      <text:p text:style-name="P148">and RSP_EXT contains</text:p>
      <text:p text:style-name="P148"/>
      <text:p text:style-name="P148">54 7E 1A 5D – Device type (currently serial is 5D 1A 7E 54, little-endian notation)</text:p>
      <text:p text:style-name="P148">74 – CHECKSUM</text:p>
      <text:p text:style-name="P213"><text:soft-page-break/></text:p>
      <text:p text:style-name="P213"/>
      <text:p text:style-name="P213"/>
      <text:p text:style-name="P213"/>
      <text:p text:style-name="P213"/>
      <text:p text:style-name="P213"/>
      <text:p text:style-name="P213"/>
      <text:p text:style-name="P213"/>
      <text:p text:style-name="P213"/>
      <text:p text:style-name="P213"/>
      <text:p text:style-name="P103"/>
      <text:p text:style-name="P103">READER_KEY_WRITE (0x12)</text:p>
      <text:p text:style-name="P104"/>
      <text:p text:style-name="P106">Function writes MIFARE key into internal EEPROM of MFRC531, at key index location (0 – 31).</text:p>
      <text:p text:style-name="P108">• CMD_Par0 is key index</text:p>
      <text:p text:style-name="P108">• CMD_Par1 is not in use</text:p>
      <text:p text:style-name="P106"><text:span text:style-name="T196">• array </text:span>from 1st to 6th byte of CMD_EXT set contains 6-byte key<text:span text:style-name="T196"> </text:span></text:p>
      <text:p text:style-name="P106"><text:span text:style-name="T196">• 7</text:span>th byte of CMD_EXT set is CHECKSUM</text:p>
      <text:p text:style-name="P107"/>
      <text:p text:style-name="P107">Example: Write Key FF FF FF FF FF FF into key index 00</text:p>
      <text:p text:style-name="P107"/>
      <text:p text:style-name="P218">CMD<text:tab/><text:tab/>55 12 AA 07 00 00 F1</text:p>
      <text:p text:style-name="P218">ACK<text:tab/><text:tab/>AC 12 CA 07 00 00 7A</text:p>
      <text:p text:style-name="P218"/>
      <text:p text:style-name="P218">CMD_EXT<text:tab/>FF FF FF FF FF FF 07</text:p>
      <text:p text:style-name="P218">RSP<text:tab/><text:tab/>DE 12 ED 00 00 00 28</text:p>
      <text:p text:style-name="P109"/>
      <text:p text:style-name="P103">USER_DATA_READ (0X1B)</text:p>
      <text:p text:style-name="P103"/>
      <text:p text:style-name="P108">Function gives the 16 bytes from internal EEPROM user space.</text:p>
      <text:p text:style-name="P106">The CMD_Par0 and CMD_Par1 are not in use.<text:span text:style-name="T196"> </text:span></text:p>
      <text:p text:style-name="P106"><text:span text:style-name="T196">• array </text:span>from 1st to 16th byte of rsp_EXT set contains <text:span text:style-name="T196">16 bytes of user data</text:span></text:p>
      <text:p text:style-name="P106"><text:span text:style-name="T196">• 17</text:span>th byte of CMD_EXT set is CHECKSUM.</text:p>
      <text:p text:style-name="P107"/>
      <text:p text:style-name="P218">CMD<text:tab/><text:tab/>55 1B AA 00 00 00 EB</text:p>
      <text:p text:style-name="P218"/>
      <text:p text:style-name="P218">RSP<text:tab/><text:tab/>DE 1B ED 11 00 00 40 </text:p>
      <text:p text:style-name="P218">RSP_EXT<text:tab/>6A 6A 00 00 36 00 00 00 30 00 32 00 38 00 41 00 54</text:p>
      <text:p text:style-name="P107"/>
      <text:p text:style-name="P103">USER_DATA_WRITE (0X1C)</text:p>
      <text:p text:style-name="P103"/>
      <text:p text:style-name="P106">Function writes 16 bytes into user space, which is 16 bytes part of internal EEPROM of MFRC531.</text:p>
      <text:p text:style-name="P106">The CMD_Par0 and CMD_Par1 are not in use.</text:p>
      <text:p text:style-name="P106"><text:span text:style-name="T196">• array </text:span>from 1st to 16th byte of CMD_EXT set contains <text:span text:style-name="T196">16 bytes of user data</text:span></text:p>
      <text:p text:style-name="P106"><text:span text:style-name="T196">• 17</text:span>th byte of CMD_EXT set is CHECKSUM.</text:p>
      <text:p text:style-name="P107"/>
      <text:p text:style-name="P107">Example: </text:p>
      <text:p text:style-name="P107">write into user space values we read in previous example (<text:span text:style-name="T239">6A 6A 00 00 36 00 00 00 30 00 32 00 38 00 41 00 54)</text:span></text:p>
      <text:p text:style-name="P107"/>
      <text:p text:style-name="P218">CMD<text:tab/><text:tab/>55 1C AA 11 00 00 F9</text:p>
      <text:p text:style-name="P218"><text:soft-page-break/>ACK<text:tab/><text:tab/>AC 1C CA 11 00 00 72</text:p>
      <text:p text:style-name="P218"/>
      <text:p text:style-name="P218">CMD_EXT<text:tab/>6A 6A 00 00 36 00 00 00 30 00 32 00 38 00 41 00 54</text:p>
      <text:p text:style-name="P218">RSP<text:tab/><text:tab/>DE 1C ED 00 00 00 36</text:p>
      <text:p text:style-name="P107"/>
      <text:p text:style-name="P107"/>
      <text:p text:style-name="P103">SELF_RESET (0X30)</text:p>
      <text:p text:style-name="P103"/>
      <text:p text:style-name="P109">Function performs soft restart of device.</text:p>
      <text:p text:style-name="P107">The CMD_EXT set is not in use.</text:p>
      <text:p text:style-name="P109">The CMD_Par0 and CMD_Par1 are not in use</text:p>
      <text:p text:style-name="P109"/>
      <text:p text:style-name="P219">CMD <text:tab/><text:tab/>55 30 AA 00 00 00 D6</text:p>
      <text:p text:style-name="P219"/>
      <text:p text:style-name="P219">RSP<text:tab/><text:tab/>DE 30 ED 00 00 00 0A </text:p>
      <text:p text:style-name="P219">RSP_EXT<text:tab/>03 55 55 BB</text:p>
      <text:p text:style-name="P109"/>
      <text:p text:style-name="P103"/>
      <text:p text:style-name="P103">SET_UART_SPEED (0X70) – <text:span text:style-name="T224">currently applies only to uFR XR and Xrc models</text:span></text:p>
      <text:p text:style-name="P113"/>
      <text:p text:style-name="P108">Function writes new value of UART's baud rate. For example 115200. Command sending is at current baud rate, ACK is at current baud rate, but response is at new baud rate. In future, the device will communicate at new baud rate.</text:p>
      <text:p text:style-name="P106">The CMD_Par0 and CMD_Par1 are not in use.<text:span text:style-name="T196"> </text:span></text:p>
      <text:p text:style-name="P106"><text:span text:style-name="T196">• array </text:span>from 1st to 4th byte of CMD_EXT set contains <text:span text:style-name="T196">4 byte long baud rate (litle-endian)</text:span></text:p>
      <text:p text:style-name="P106"><text:span text:style-name="T196">• 5</text:span>th byte of CMD_EXT set is CHECKSUM.<text:span text:style-name="T196"> </text:span></text:p>
      <text:p text:style-name="P110"/>
      <text:p text:style-name="P220">CMD<text:tab/><text:tab/>55 70 AA 05 00 00 91</text:p>
      <text:p text:style-name="P220">ACK<text:tab/><text:tab/>AC 70 CA 00 00 00 1D</text:p>
      <text:p text:style-name="P220">CMD_EXT<text:tab/>00 01 C2 00</text:p>
      <text:p text:style-name="P220">RSP<text:tab/><text:tab/>ED 70 DE …......</text:p>
      <text:p text:style-name="P110"/>
      <text:p text:style-name="P110"/>
      <text:p text:style-name="P110"/>
      <text:p text:style-name="P110"/>
      <text:p text:style-name="P110"/>
      <text:p text:style-name="P103">RED_LIGHT_CONTROL (0X30)</text:p>
      <text:p text:style-name="P103"/>
      <text:p text:style-name="P108">This function turns on or off red LED light. If turned on, green LED will stop flashing.</text:p>
      <text:p text:style-name="P106">The CMD_EXT set is not in use.</text:p>
      <text:p text:style-name="P108">CMD_Par0 – 0x01 turn red LED on, 0x00 – turn red LED off.</text:p>
      <text:p text:style-name="P108">CMD_Par1 is not in use.</text:p>
      <text:p text:style-name="P109"/>
      <text:p text:style-name="P109"/>
      <text:p text:style-name="P110">To turn red LED ON, send CMD packet</text:p>
      <text:p text:style-name="P110"/>
      <text:p text:style-name="P157">CMD<text:tab/><text:tab/>55 71 AA 00 01 00 96</text:p>
      <text:p text:style-name="P157"/>
      <text:p text:style-name="P157">Device will answer with RSP packet</text:p>
      <text:p text:style-name="P157"/>
      <text:p text:style-name="P157">RSP<text:tab/><text:tab/>DE 71 ED 00 00 00 49</text:p>
      <text:p text:style-name="P110"/>
      <text:p text:style-name="P110">To turn red LED OFF, send CMD packet</text:p>
      <text:p text:style-name="P110"/>
      <text:p text:style-name="P157">CMD<text:tab/><text:tab/>55 71 AA 00 00 00 95</text:p>
      <text:p text:style-name="P157"/>
      <text:p text:style-name="P157">Device will answer with RSP packet</text:p>
      <text:p text:style-name="P157"/>
      <text:p text:style-name="P157"><text:soft-page-break/>RSP<text:tab/><text:tab/>DE 71 ED 00 00 00 49</text:p>
      <text:p text:style-name="P110"/>
      <text:p text:style-name="P110"/>
      <text:p text:style-name="P110"/>
      <text:p text:style-name="P110"/>
      <text:p text:style-name="P213"/>
      <text:p text:style-name="P213"/>
      <text:p text:style-name="P213"/>
      <text:p text:style-name="P213"/>
      <text:p text:style-name="P213"/>
      <text:p text:style-name="P213"/>
      <text:p text:style-name="P16"/>
      <text:p text:style-name="P16"/>
      <text:p text:style-name="P16"/>
      <text:p text:style-name="P16">CARD RELATED COMMANDS</text:p>
      <text:p text:style-name="P14"/>
      <text:p text:style-name="P166">For all the functions for operations with cards the following applies:</text:p>
      <text:p text:style-name="P170"><text:span text:style-name="T196">• </text:span><text:span text:style-name="T166">They operates only with one card in the device field</text:span></text:p>
      <text:p text:style-name="P170"><text:span text:style-name="T196">• </text:span><text:span text:style-name="T166">If there is no card in the field device return error NO_CARD (0x08).</text:span></text:p>
      <text:p text:style-name="P170"><text:span text:style-name="T196">• </text:span><text:span text:style-name="T166">If there is more than one card in the field the behavior of the device is unpredictable but some of the next cases are possible:</text:span></text:p>
      <text:list xml:id="list3128898997191056618" text:style-name="WW8Num1">
        <text:list-item>
          <text:p text:style-name="P455">Gives NO_CARD error or</text:p>
        </text:list-item>
        <text:list-item>
          <text:p text:style-name="P456">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55"><text:span text:style-name="T3"><text:s text:c="2"/></text:span><text:span text:style-name="T131">GENERAL PURPOSE CARD RELATED COMMANDS</text:span></text:p>
      <text:p text:style-name="P48"/>
      <text:p text:style-name="P198"/>
      <text:p text:style-name="P190">GET_CARD_ID (0x13) </text:p>
      <text:p text:style-name="P164"/>
      <text:p text:style-name="P163">This function return the serial number of the card which is currently in the readers field and the one byte value that represents its type. For Mifare Classic 1K the type is 0x08, Mifare Classic 4k type is 0x18 and Mifare Classic Mini cards type is 0x09.</text:p>
      <text:p text:style-name="P163">The CMD_EXT set is not in use.</text:p>
      <text:p text:style-name="P163">The CMD_Par0 and CMD_Par1 are not in use.</text:p>
      <text:p text:style-name="P163"/>
      <text:p text:style-name="P163">If everything operates as expected the RESPONSE set is sent and after that also the RESPONSE EXT set of 5 bytes which contains 4 byte Card UID values (little-endian) and CHECKSUM byte.</text:p>
      <text:p text:style-name="P165"><text:span text:style-name="T220">RSP_Val0 </text:span><text:span text:style-name="T166">contains value of the card type.</text:span></text:p>
      <text:p text:style-name="P165"><text:span text:style-name="T166">This function applies only for card with 4-byte UID. For longer UID's, use</text:span><text:span text:style-name="T227"> </text:span><text:span text:style-name="T232">GET_CARD_ID_EX (0x2C)</text:span></text:p>
      <text:p text:style-name="P186"/>
      <text:p text:style-name="P186">Example:</text:p>
      <text:p text:style-name="P218"/>
      <text:p text:style-name="P218">CMD <text:tab/><text:tab/>55 13 AA 00 00 00 F3</text:p>
      <text:p text:style-name="P218">RSP <text:tab/><text:tab/>DE 13 ED 05 08 00 34 </text:p>
      <text:p text:style-name="P218">RSP_EXT<text:tab/>13 E2 0A 87 83</text:p>
      <text:p text:style-name="P215"/>
      <text:p text:style-name="P106">Where in RSP packet byte 05 represents RSP_EXT_length and byte 08 represents CardType – 0x08 – Mifare Classic.</text:p>
      <text:p text:style-name="P106">RSP_EXT returns Card UID (little-endian) and CHECKSUM of UID bytes.</text:p>
      <text:p text:style-name="P107"/>
      <text:p text:style-name="P107">If error occurs, like NO_CARD, device will answer with ERR packet</text:p>
      <text:p text:style-name="P107"/>
      <text:p text:style-name="P218">CMD <text:tab/><text:tab/>55 13 AA 00 00 00 F3</text:p>
      <text:p text:style-name="P218">ERR<text:tab/><text:tab/>EC 08 CE 00 00 00 31</text:p>
      <text:p text:style-name="P218"><text:soft-page-break/></text:p>
      <text:p text:style-name="P107">Where byte 08 represents ERR_CODE for NO_CARD error.</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199"/>
      <text:p text:style-name="P199"/>
      <text:p text:style-name="P17"/>
      <text:p text:style-name="P17">GET_CARD_ID_EX (0x2C)</text:p>
      <text:p text:style-name="P17"/>
      <text:p text:style-name="P18">Use this function for cards with UID longer than 4 byte.</text:p>
      <text:p text:style-name="P163">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63">The CMD_EXT set is not in use.</text:p>
      <text:p text:style-name="P163">The CMD_Par0 and CMD_Par1 are not in use.</text:p>
      <text:p text:style-name="P163">If everything operates as expected the RSP packet is sent and after that also the RSP_EXT packet of 11 bytes which contains card serial number and at the end one checksum byte.</text:p>
      <text:p text:style-name="P245"><text:span text:style-name="T188">RSP_Val0 </text:span><text:span text:style-name="T166">contains value of the card type.</text:span></text:p>
      <text:p text:style-name="P246">RSP_Val1 contains length of card serial number.</text:p>
      <text:p text:style-name="P247"/>
      <text:p text:style-name="P19">Example:</text:p>
      <text:p text:style-name="P65"/>
      <text:p text:style-name="P65">CMD <text:tab/><text:tab/>55 2C AA 00 00 00 DA</text:p>
      <text:p text:style-name="P65"/>
      <text:p text:style-name="P65">RSP <text:tab/><text:tab/>DE 2C ED 0B 08 04 1F </text:p>
      <text:p text:style-name="P65">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107">If error occurs, like NO_CARD, device will answer with ERR packet</text:p>
      <text:p text:style-name="P107"/>
      <text:p text:style-name="P218">CMD <text:tab/><text:tab/>55 2C AA 00 00 00 DA</text:p>
      <text:p text:style-name="P218">ERR<text:tab/><text:tab/>EC 08 CE 00 00 00 31</text:p>
      <text:p text:style-name="P218"/>
      <text:p text:style-name="P66">Where byte 08 represents ERR_CODE for NO_CARD error.</text:p>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GET_DLOGIC_CARD_TYPE (0x3C)</text:p>
      <text:p text:style-name="P214"/>
      <text:p text:style-name="P188">This function returns card type according to following enumeration list:</text:p>
      <text:p text:style-name="P188"/>
      <table:table table:name="Table2" table:style-name="Table2">
        <table:table-column table:style-name="Table2.A"/>
        <table:table-column table:style-name="Table2.B"/>
        <table:table-row>
          <table:table-cell table:style-name="Table2.A1" office:value-type="string">
            <text:p text:style-name="P231">DL_MIFARE_ULTRALIGHT</text:p>
          </table:table-cell>
          <table:table-cell table:style-name="Table2.B1" office:value-type="string">
            <text:p text:style-name="P230">0x01</text:p>
          </table:table-cell>
        </table:table-row>
        <table:table-row>
          <table:table-cell table:style-name="Table2.A2" office:value-type="string">
            <text:p text:style-name="P231">DL_MIFARE_ULTRALIGHT_EV1_11</text:p>
          </table:table-cell>
          <table:table-cell table:style-name="Table2.B2" office:value-type="string">
            <text:p text:style-name="P230">0x02</text:p>
          </table:table-cell>
        </table:table-row>
        <table:table-row>
          <table:table-cell table:style-name="Table2.A2" office:value-type="string">
            <text:p text:style-name="P231">DL_MIFARE_ULTRALIGHT_EV1_21</text:p>
          </table:table-cell>
          <table:table-cell table:style-name="Table2.B2" office:value-type="string">
            <text:p text:style-name="P230">0x03</text:p>
          </table:table-cell>
        </table:table-row>
        <table:table-row>
          <table:table-cell table:style-name="Table2.A2" office:value-type="string">
            <text:p text:style-name="P231">DL_MIFARE_ULTRALIGHT_C</text:p>
          </table:table-cell>
          <table:table-cell table:style-name="Table2.B2" office:value-type="string">
            <text:p text:style-name="P230">0x04</text:p>
          </table:table-cell>
        </table:table-row>
        <table:table-row>
          <table:table-cell table:style-name="Table2.A2" office:value-type="string">
            <text:p text:style-name="P231">DL_NTAG_203</text:p>
          </table:table-cell>
          <table:table-cell table:style-name="Table2.B2" office:value-type="string">
            <text:p text:style-name="P230">0x05</text:p>
          </table:table-cell>
        </table:table-row>
        <table:table-row>
          <table:table-cell table:style-name="Table2.A2" office:value-type="string">
            <text:p text:style-name="P231">DL_NTAG_210</text:p>
          </table:table-cell>
          <table:table-cell table:style-name="Table2.B2" office:value-type="string">
            <text:p text:style-name="P230">0x06</text:p>
          </table:table-cell>
        </table:table-row>
        <table:table-row>
          <table:table-cell table:style-name="Table2.A2" office:value-type="string">
            <text:p text:style-name="P231">DL_NTAG_212</text:p>
          </table:table-cell>
          <table:table-cell table:style-name="Table2.B2" office:value-type="string">
            <text:p text:style-name="P230">0x07</text:p>
          </table:table-cell>
        </table:table-row>
        <table:table-row>
          <table:table-cell table:style-name="Table2.A2" office:value-type="string">
            <text:p text:style-name="P231">DL_NTAG_213</text:p>
          </table:table-cell>
          <table:table-cell table:style-name="Table2.B2" office:value-type="string">
            <text:p text:style-name="P230">0x08</text:p>
          </table:table-cell>
        </table:table-row>
        <table:table-row>
          <table:table-cell table:style-name="Table2.A2" office:value-type="string">
            <text:p text:style-name="P231">DL_NTAG_215</text:p>
          </table:table-cell>
          <table:table-cell table:style-name="Table2.B2" office:value-type="string">
            <text:p text:style-name="P230">0x09</text:p>
          </table:table-cell>
        </table:table-row>
        <table:table-row>
          <table:table-cell table:style-name="Table2.A2" office:value-type="string">
            <text:p text:style-name="P231">DL_NTAG_216</text:p>
          </table:table-cell>
          <table:table-cell table:style-name="Table2.B2" office:value-type="string">
            <text:p text:style-name="P230">0x0A</text:p>
          </table:table-cell>
        </table:table-row>
        <table:table-row>
          <table:table-cell table:style-name="Table2.A2" office:value-type="string">
            <text:p text:style-name="P231">MIKRON_MIK640D <text:s text:c="3"/></text:p>
          </table:table-cell>
          <table:table-cell table:style-name="Table2.B2" office:value-type="string">
            <text:p text:style-name="P230">0x0B</text:p>
          </table:table-cell>
        </table:table-row>
        <table:table-row>
          <table:table-cell table:style-name="Table2.A2" office:value-type="string">
            <text:p text:style-name="P231">DL_MIFARE_MINI</text:p>
          </table:table-cell>
          <table:table-cell table:style-name="Table2.B2" office:value-type="string">
            <text:p text:style-name="P230">0x20</text:p>
          </table:table-cell>
        </table:table-row>
        <table:table-row>
          <table:table-cell table:style-name="Table2.A2" office:value-type="string">
            <text:p text:style-name="P231">DL_MIFARE_CLASSIC_1K</text:p>
          </table:table-cell>
          <table:table-cell table:style-name="Table2.B2" office:value-type="string">
            <text:p text:style-name="P230">0x21</text:p>
          </table:table-cell>
        </table:table-row>
        <table:table-row>
          <table:table-cell table:style-name="Table2.A2" office:value-type="string">
            <text:p text:style-name="P231">DL_MIFARE_CLASSIC_4K</text:p>
          </table:table-cell>
          <table:table-cell table:style-name="Table2.B2" office:value-type="string">
            <text:p text:style-name="P230">0x22</text:p>
          </table:table-cell>
        </table:table-row>
        <table:table-row>
          <table:table-cell table:style-name="Table2.A2" office:value-type="string">
            <text:p text:style-name="P231">DL_MIFARE_PLUS_S_2K</text:p>
          </table:table-cell>
          <table:table-cell table:style-name="Table2.B2" office:value-type="string">
            <text:p text:style-name="P230">0x23</text:p>
          </table:table-cell>
        </table:table-row>
        <table:table-row>
          <table:table-cell table:style-name="Table2.A2" office:value-type="string">
            <text:p text:style-name="P231">DL_MIFARE_PLUS_S_4K</text:p>
          </table:table-cell>
          <table:table-cell table:style-name="Table2.B2" office:value-type="string">
            <text:p text:style-name="P230">0x24</text:p>
          </table:table-cell>
        </table:table-row>
        <table:table-row>
          <table:table-cell table:style-name="Table2.A2" office:value-type="string">
            <text:p text:style-name="P231">DL_MIFARE_PLUS_X_2K</text:p>
          </table:table-cell>
          <table:table-cell table:style-name="Table2.B2" office:value-type="string">
            <text:p text:style-name="P230">0x25</text:p>
          </table:table-cell>
        </table:table-row>
        <table:table-row>
          <table:table-cell table:style-name="Table2.A2" office:value-type="string">
            <text:p text:style-name="P231">DL_MIFARE_PLUS_X_4K</text:p>
          </table:table-cell>
          <table:table-cell table:style-name="Table2.B2" office:value-type="string">
            <text:p text:style-name="P230">0x26</text:p>
          </table:table-cell>
        </table:table-row>
        <table:table-row>
          <table:table-cell table:style-name="Table2.A2" office:value-type="string">
            <text:p text:style-name="P231">DL_MIFARE_DESFIRE</text:p>
          </table:table-cell>
          <table:table-cell table:style-name="Table2.B2" office:value-type="string">
            <text:p text:style-name="P230">0x27</text:p>
          </table:table-cell>
        </table:table-row>
        <table:table-row>
          <table:table-cell table:style-name="Table2.A2" office:value-type="string">
            <text:p text:style-name="P231">DL_MIFARE_DESFIRE_EV1_2K</text:p>
          </table:table-cell>
          <table:table-cell table:style-name="Table2.B2" office:value-type="string">
            <text:p text:style-name="P230">0x28</text:p>
          </table:table-cell>
        </table:table-row>
        <table:table-row>
          <table:table-cell table:style-name="Table2.A2" office:value-type="string">
            <text:p text:style-name="P231">DL_MIFARE_DESFIRE_EV1_4K</text:p>
          </table:table-cell>
          <table:table-cell table:style-name="Table2.B2" office:value-type="string">
            <text:p text:style-name="P230">0x29</text:p>
          </table:table-cell>
        </table:table-row>
        <table:table-row>
          <table:table-cell table:style-name="Table2.A2" office:value-type="string">
            <text:p text:style-name="P231">DL_MIFARE_DESFIRE_EV1_8K</text:p>
          </table:table-cell>
          <table:table-cell table:style-name="Table2.B2" office:value-type="string">
            <text:p text:style-name="P230">0x2A</text:p>
          </table:table-cell>
        </table:table-row>
      </table:table>
      <text:p text:style-name="P214"/>
      <text:p text:style-name="P188">Example:</text:p>
      <text:p text:style-name="P188"/>
      <text:p text:style-name="P220">CMD <text:tab/><text:tab/>55 3C AA 00 00 00 CA</text:p>
      <text:p text:style-name="P220"><text:soft-page-break/>RSP<text:tab/><text:tab/>DE 3C ED 00 21 00 35</text:p>
      <text:p text:style-name="P188"/>
      <text:p text:style-name="P188">Where byte 21 in RSP packet represents card type – 0x21 – Mifare Classic 1K.</text:p>
      <text:p text:style-name="P188"/>
      <text:p text:style-name="P107">If error occurs, like NO_CARD, device will answer with ERR packet</text:p>
      <text:p text:style-name="P107"/>
      <text:p text:style-name="P111"><text:span text:style-name="T240">CMD <text:tab/><text:tab/></text:span><text:span text:style-name="T241">55 3C AA 00 00 00 CA</text:span></text:p>
      <text:p text:style-name="P218">ERR<text:tab/><text:tab/>EC 08 CE 00 00 00 31</text:p>
      <text:p text:style-name="P218"/>
      <text:p text:style-name="P66">Where byte 08 represents ERR_CODE for NO_CARD error.</text:p>
      <text:p text:style-name="P67"/>
      <text:p text:style-name="P188"/>
      <text:p text:style-name="P188"/>
      <text:p text:style-name="P188"/>
      <text:p text:style-name="P188"/>
      <text:p text:style-name="P188"/>
      <text:p text:style-name="P116">FUNCTIONS FOR READING AND WRITING THE DATA INTO THE CARD</text:p>
      <text:p text:style-name="P119"/>
      <text:p text:style-name="P119">Authentication mode considerations <text:span text:style-name="T362">for Mifare Classic tags</text:span></text:p>
      <text:p text:style-name="P95"/>
      <text:p text:style-name="P96">The parameter AUTH_MODE affects all the functions and determines authorization before reading or entering data in the card sector. This parameter can have the following values:</text:p>
      <text:p text:style-name="P150"><text:span text:style-name="T196">• </text:span><text:span text:style-name="T166">RKA_AUTH1A <text:tab/>0x00</text:span></text:p>
      <text:p text:style-name="P150"><text:span text:style-name="T196">• </text:span><text:span text:style-name="T166">RKA_AUTH1B <text:tab/>0x01</text:span></text:p>
      <text:p text:style-name="P150"><text:span text:style-name="T196">• </text:span><text:span text:style-name="T166">AKM1_AUTH1A <text:tab/>0x20</text:span></text:p>
      <text:p text:style-name="P150"><text:span text:style-name="T196">• </text:span><text:span text:style-name="T166">AKM1_AUTH1B <text:tab/>0x21</text:span></text:p>
      <text:p text:style-name="P150"><text:span text:style-name="T196">• </text:span><text:span text:style-name="T166">AKM2_AUTH1A <text:tab/>0x40</text:span></text:p>
      <text:p text:style-name="P150"><text:span text:style-name="T196">• </text:span><text:span text:style-name="T166">AKM2_AUTH1B <text:tab/>0x41</text:span></text:p>
      <text:p text:style-name="P150"><text:span text:style-name="T196">• </text:span><text:span text:style-name="T166">PK_AUTH1A <text:tab/>0x60</text:span></text:p>
      <text:p text:style-name="P150"><text:span text:style-name="T196">• </text:span><text:span text:style-name="T166">PK_AUTH1B <text:tab/>0x61</text:span></text:p>
      <text:p text:style-name="P148"/>
      <text:p text:style-name="P96">From the names of each of these constants can be concluded that the suffixes 1A and 1B indicate that you want to perform authentication key A or key B. </text:p>
      <text:p text:style-name="P96">Prefixes in the names of constants represents modes of authentication, as following:</text:p>
      <text:p text:style-name="P96"/>
      <text:p text:style-name="P96"><text:span text:style-name="T178">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414"><text:span text:style-name="T178">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414">This applies to any function for card writing and reading, even for linear modes. I</text:p>
      <text:p text:style-name="P414">When using AKM1 mode, keys in range 0 to 15 are used as Key A for corresponding sectors, while keys indexed from 16 to 31 are used as Key B for corresponding sectors.</text:p>
      <text:p text:style-name="P413">Example for AKM1 keys indexes:</text:p>
      <text:p text:style-name="P417">Key[00] = Key A Sector 0; Key [01] = Key A Sector [1]; … Key [15] = Key A Sector 15;</text:p>
      <text:p text:style-name="P417">Key[16] = Key B Sector 0; Key [17] = Key B Sector [1]; … Key [31] = Key B Sector 15;</text:p>
      <text:p text:style-name="P413"><text:soft-page-break/>When using AKM2, keys are indexed by odd and even order, so even keys indexes are used as Key A and odd keys indexes are used as Key B.</text:p>
      <text:p text:style-name="P413">Example for AKM1 keys indexes:</text:p>
      <text:p text:style-name="P418">Key[00] = Key A Sector 0; Key [02] = Key A Sector [1]; … Key [30] = Key A Sector 15;</text:p>
      <text:p text:style-name="P419"><text:span text:style-name="T242">Key[1] = Key B Sector 0; Key [3] = Key B Sector [1]; … Key [31] = Key B Sector 15;</text:span><text:tab/></text:p>
      <text:p text:style-name="P416"><text:span text:style-name="T220">For 4k cards</text:span><text:span text:style-name="T221">,</text:span><text:span text:style-name="T166"> which have 24 sectors more than 1k cards (total 40) for sectors 16 to 31 is used the same method as for indexing sectors 0 to 15 and for sectors 32 to 39 used the same method of indexing and for sectors 0 to 8.</text:span></text:p>
      <text:p text:style-name="P416"><text:span text:style-name="T182">PK – </text:span><text:span text:style-name="T166">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415"/>
      <text:p text:style-name="P118"><text:span text:style-name="T166">Authentication mode considerations </text:span><text:span text:style-name="T173">for </text:span><text:span text:style-name="T174">NTAG 21x and other T2T tags<text:tab/></text:span><text:span text:style-name="T337">supported from firmware version 3.</text:span><text:span text:style-name="T338">9</text:span><text:span text:style-name="T337">.</text:span><text:span text:style-name="T338">10</text:span></text:p>
      <text:p text:style-name="P121"/>
      <text:p text:style-name="P127">NTAG 21x and some other T2T tags (such as Ultralight EV2) support different authentication method from the Mifare Classic tags. NTAG 21x tags authentication is done using ISO 14443A-3 PWD_AUTH command, requiring from the reader to transmit secret code (PWD) of 4 bytes the tag, which responds with a PACK (PWD ACKNOWLEDGE). If the transmitted code is equal to that programmed in the tag, he responds with the correct PACK (length 2 bytes). PWD and PACK is typically written into the tag during the personalization process. The configuration pages are used to configure the memory access restriction of the tag. In order to familiarize with the methods of authentication of the NTAG 21x we recommend that you read "NTAG210 / 212, NFC Forum Type 2 Tag IC compliant with 48/128 bytes user memory Product data sheet" or "NTAG213 / 215/216, NFC Forum Type 2 Tag IC compliant with 144/504/888 bytes user memory data sheet Product" or "MF0ULx1, MIFARE Ultralight EV1 - Contactless IC ticket Product data sheet" that can be found on the manufacturer website. All these documents are marked "PUBLIC COMPANY".</text:p>
      <text:p text:style-name="P127"/>
      <text:p text:style-name="P127">NTAG 21x, Ultralight EV2 and other T2T tags supporting PWD_AUTH, practically use 6 bytes (4 bytes that make up the PWD and 2 bytes of the PACK response) in our uFR readers we use the same mechanism as for Mifare Classic tags. The only difference is that a combined PWD (first 4 bytes of the key) and PACK (the last 2 bytes of the key) now forming a key (6 bytes in length). The resultant key can be prepared in advance and written in the card reader internal EEPROM (NV Memory) for using with Reader Key Authentication (RKA) method, or sent as a parameter of the uFR_COM protocol command using Provided Key (PK) methods.</text:p>
      <text:p text:style-name="P127"/>
      <text:p text:style-name="P129"><text:span text:style-name="T184">Note:</text:span><text:span text:style-name="T174"> Reader Key Authentication (RKA) methods with NTAG 21x, Ultralight EV2 and other T2T tags can not be used with uFR Classic and uFR Advanced commercial readers. These methods are possible only with newer reader series like uFR nano, uFR card size readers and HD Base with uFR support installed. On older models for t</text:span><text:span text:style-name="T166">his purpose can be used only Provided Key (PK) methods.</text:span></text:p>
      <text:p text:style-name="P126"/>
      <text:p text:style-name="P126">The following constants are declared for the parameter that determines the method for PWD_AUTH for NTAG 21x, Ultralight EV2 and other T2T tags:</text:p>
      <text:p text:style-name="P126">T2T_NO_PWD_AUTH 0x00</text:p>
      <text:p text:style-name="P126">T2T_RKA_PWD_AUTH 0x01</text:p>
      <text:p text:style-name="P126">T2T_PK_PWD_AUTH 0x61</text:p>
      <text:p text:style-name="P126"/>
      <text:p text:style-name="P126">These constants are used with the following uFR_COM protocol commands:</text:p>
      <text:p text:style-name="P126">BLOCK_READ</text:p>
      <text:p text:style-name="P126">BLOCK_WRITE</text:p>
      <text:p text:style-name="P126">LINEAR_READ</text:p>
      <text:p text:style-name="P126">LINEAR_WRITE</text:p>
      <text:p text:style-name="P126">LIN_ROW_READ</text:p>
      <text:p text:style-name="P126"><text:soft-page-break/></text:p>
      <text:p text:style-name="P126">and passed as a parameter value controls AUTH_MODE. If you use any other undeclared value as AUTH_MODE, the effect will be the same as if you sent T2T_NO_PWD_AUTH.</text:p>
      <text:p text:style-name="P126"/>
      <text:p text:style-name="P126">When for the AUTH_MODE command parameter you send T2T_RKA_PWD_AUTH or T2T_PK_PWD_AUTH reader will always try to perform PWD_AUTH regardless of the settings in the configuration pages of the tag. For the implementation of the adequate authentication scheme developer is responsible to use T2T_NO_PWD_AUTH for access of the public data that are not protected by a pair of PWD, PAC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6">TRAILER BLOCK MANIPULATION COMMANDS </text:p>
      <text:p text:style-name="P49"/>
      <text:p text:style-name="P20"><text:span text:style-name="T228">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228">http://www.nxp.com/documents/data_sheet/M001053_MF1ICS50_rev5_3.pdf</text:span></text:a><text:span text:style-name="T228"> and </text:span><text:a xlink:type="simple" xlink:href="http://www.nxp.com/documents/data_sheet/MF1S50YYX.pdf" text:style-name="Internet_20_link" text:visited-style-name="Visited_20_Internet_20_Link"><text:span text:style-name="T228">http://www.nxp.com/documents/data_sheet/MF1S50YYX.pdf</text:span></text:a><text:span text:style-name="T228"> </text:span></text:p>
      <text:p text:style-name="P49"/>
      <text:p text:style-name="P103">SECTOR_TRAILER_WRITE (0x1A)</text:p>
      <text:p text:style-name="P113"/>
      <text:p text:style-name="P96">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96">BLOCK_ADDRESS_MODE = 0</text:p>
      <text:p text:style-name="P96">SECTOR_ADDRESS_MODE = 1</text:p>
      <text:p text:style-name="P96">Access bits are sent separately as 4 bytes that has possible values 0 up to 7.</text:p>
      <text:p text:style-name="P96">The device Firmware is formatting the access bits according to the cards specification irreversible blocking of that sector.</text:p>
      <text:p text:style-name="P96"/>
      <text:p text:style-name="P96">The CMD_EXT set is used and its length depends on the authentication mode that is in use.</text:p>
      <text:p text:style-name="P96">CMD_Par0 contains AUTH_MODE.</text:p>
      <text:p text:style-name="P96"/>
      <text:p text:style-name="P96">Depending on AUTH_MODE, CMD and CMD_EXT set contains:</text:p>
      <text:p text:style-name="P95"/>
      <text:p text:style-name="P120">RKA_AUTH1x:</text:p>
      <text:p text:style-name="P120"/>
      <text:p text:style-name="P100"><text:span text:style-name="T196">• </text:span><text:span text:style-name="T166">CMD_Par1 in CMD set contains readers index key</text:span></text:p>
      <text:p text:style-name="P100"><text:span text:style-name="T196">• </text:span><text:span text:style-name="T166">1</text:span><text:span text:style-name="T159">st</text:span><text:span text:style-name="T166"> byte of the set contains sector_(block_)address</text:span></text:p>
      <text:p text:style-name="P100"><text:span text:style-name="T196">• </text:span><text:span text:style-name="T166">2</text:span><text:span text:style-name="T159">nd</text:span><text:span text:style-name="T166"> byte of the set contains dummy value</text:span></text:p>
      <text:p text:style-name="P100"><text:span text:style-name="T196">• </text:span><text:span text:style-name="T166">3</text:span><text:span text:style-name="T159">rd</text:span><text:span text:style-name="T166"> byte of the set contains addressing mode</text:span></text:p>
      <text:p text:style-name="P100"><text:span text:style-name="T196">• </text:span><text:span text:style-name="T166">4</text:span><text:span text:style-name="T159">th</text:span><text:span text:style-name="T166"> byte contains 9-byte sector trailer value (anything could be written)</text:span></text:p>
      <text:p text:style-name="P100"><text:span text:style-name="T196">• </text:span><text:span text:style-name="T166">in 5</text:span><text:span text:style-name="T159">th</text:span><text:span text:style-name="T166"> to 10</text:span><text:span text:style-name="T159">th</text:span><text:span text:style-name="T166"> byte of the set is an unencrypted key A for writing</text:span></text:p>
      <text:p text:style-name="P100"><text:span text:style-name="T196">• </text:span><text:span text:style-name="T166">in 11</text:span><text:span text:style-name="T159">th</text:span><text:span text:style-name="T166"> to 14</text:span><text:span text:style-name="T159">th</text:span><text:span text:style-name="T166"> byte are the access bits values for 0 to 3 blocks inside the sector respectively (for Classic 4k cards also the second half of their address space – the rest 2K of space, 11</text:span><text:span text:style-name="T159">th</text:span><text:span text:style-name="T166"> byte of CMD_EXT set determines the access bits values for the blocks 0 to 4, the 12</text:span><text:span text:style-name="T159">th</text:span><text:span text:style-name="T166"> byte for blocks 5</text:span></text:p>
      <text:p text:style-name="P100"><text:span text:style-name="T166">to 9 and the 13</text:span><text:span text:style-name="T159">th</text:span><text:span text:style-name="T166"> byte for blocks 10 to 14 and at the end 14</text:span><text:span text:style-name="T159">th</text:span><text:span text:style-name="T166"> byte for sector trailer)</text:span></text:p>
      <text:p text:style-name="P100"><text:span text:style-name="T196">• </text:span><text:span text:style-name="T166">the 15th to 20</text:span><text:span text:style-name="T159">th</text:span><text:span text:style-name="T166"> byte of the set contains an unencrypted key B for writing</text:span></text:p>
      <text:p text:style-name="P100"><text:span text:style-name="T196">• </text:span><text:span text:style-name="T166">21</text:span><text:span text:style-name="T159">st</text:span><text:span text:style-name="T166"> byte contains checksum</text:span></text:p>
      <text:p text:style-name="P95"/>
      <text:p text:style-name="P95"/>
      <text:p text:style-name="P95"><text:soft-page-break/></text:p>
      <text:p text:style-name="P120">AKMy_AUTH1x:</text:p>
      <text:p text:style-name="P120"/>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set contains sector_(block_)address</text:span></text:p>
      <text:p text:style-name="P100"><text:span text:style-name="T196">• </text:span><text:span text:style-name="T166">2</text:span><text:span text:style-name="T159">nd</text:span><text:span text:style-name="T166"> byte of the set contains dummy value</text:span></text:p>
      <text:p text:style-name="P100"><text:span text:style-name="T196">• </text:span><text:span text:style-name="T166">3</text:span><text:span text:style-name="T159">rd</text:span><text:span text:style-name="T166"> byte of the set contains addressing mode</text:span></text:p>
      <text:p text:style-name="P100"><text:span text:style-name="T196">• </text:span><text:span text:style-name="T166">4</text:span><text:span text:style-name="T159">th</text:span><text:span text:style-name="T166"> byte contains 9-byte sector trailer value (anything could be written)</text:span></text:p>
      <text:p text:style-name="P100"><text:span text:style-name="T196">• </text:span><text:span text:style-name="T166">in 5</text:span><text:span text:style-name="T159">th</text:span><text:span text:style-name="T166"> to 10</text:span><text:span text:style-name="T159">th</text:span><text:span text:style-name="T166"> byte of the set is an unencrypted key A for writing</text:span></text:p>
      <text:p text:style-name="P100"><text:span text:style-name="T196">• </text:span><text:span text:style-name="T166">in 11</text:span><text:span text:style-name="T159">th</text:span><text:span text:style-name="T166"> to 14</text:span><text:span text:style-name="T159">th</text:span><text:span text:style-name="T166"> byte are the access bits values for 0 to 3 blocks inside the sector respectively (for Classic 4k cards also the second half of their address space – the rest 2K of space, 11</text:span><text:span text:style-name="T159">th</text:span><text:span text:style-name="T166"> byte of CMD_EXT set determines the access bits values for the blocks 0 to 4, the 12</text:span><text:span text:style-name="T159">th</text:span><text:span text:style-name="T166"> byte for blocks 5</text:span></text:p>
      <text:p text:style-name="P100"><text:span text:style-name="T166">to 9 and the 13</text:span><text:span text:style-name="T159">th</text:span><text:span text:style-name="T166"> byte for blocks 10 to 14 and at the end 14</text:span><text:span text:style-name="T159">th</text:span><text:span text:style-name="T166"> byte for sector trailer)</text:span></text:p>
      <text:p text:style-name="P100"><text:span text:style-name="T196">• </text:span><text:span text:style-name="T166">the 15</text:span><text:span text:style-name="T159">th</text:span><text:span text:style-name="T166"> to 20</text:span><text:span text:style-name="T159">th</text:span><text:span text:style-name="T166"> byte of the set contains an unencrypted key B for writing</text:span></text:p>
      <text:p text:style-name="P100"><text:span text:style-name="T196">• </text:span><text:span text:style-name="T166">21</text:span><text:span text:style-name="T159">st</text:span><text:span text:style-name="T166"> byte contains checksum</text:span></text:p>
      <text:p text:style-name="P102"/>
      <text:p text:style-name="P102"/>
      <text:p text:style-name="P102"/>
      <text:p text:style-name="P120"/>
      <text:p text:style-name="P120">PK_AUTH1x:</text:p>
      <text:p text:style-name="P120"/>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set contains sector_(block_)address</text:span></text:p>
      <text:p text:style-name="P100"><text:span text:style-name="T196">• </text:span><text:span text:style-name="T166">2</text:span><text:span text:style-name="T159">nd</text:span><text:span text:style-name="T166"> byte of the set contains dummy value</text:span></text:p>
      <text:p text:style-name="P100"><text:span text:style-name="T196">• </text:span><text:span text:style-name="T166">3</text:span><text:span text:style-name="T159">rd</text:span><text:span text:style-name="T166"> byte of the set contains addressing_mode</text:span></text:p>
      <text:p text:style-name="P100"><text:span text:style-name="T196">• </text:span><text:span text:style-name="T166">4</text:span><text:span text:style-name="T159">th</text:span><text:span text:style-name="T166"> byte contains 9-byte sector trailer value (anything could be written)</text:span></text:p>
      <text:p text:style-name="P100"><text:span text:style-name="T196">• </text:span><text:span text:style-name="T166">array from 5</text:span><text:span text:style-name="T159">th</text:span><text:span text:style-name="T166"> up to 10</text:span><text:span text:style-name="T159">th</text:span><text:span text:style-name="T166"> byte contains 6-byte key.</text:span></text:p>
      <text:p text:style-name="P100"><text:span text:style-name="T196">• </text:span><text:span text:style-name="T166">in 11</text:span><text:span text:style-name="T159">th</text:span><text:span text:style-name="T166"> to 16</text:span><text:span text:style-name="T159">th</text:span><text:span text:style-name="T166"> byte of the set is an unencrypted key A for writing</text:span></text:p>
      <text:p text:style-name="P100"><text:span text:style-name="T196">• </text:span><text:span text:style-name="T166">in 17</text:span><text:span text:style-name="T159">th</text:span><text:span text:style-name="T166"> to 20</text:span><text:span text:style-name="T159">th</text:span><text:span text:style-name="T166"> byte are the access bits values for 0 to 3 blocks inside the sector respectively (for Classic 4k cards also the second half of their address space – the rest 2K of space, 11</text:span><text:span text:style-name="T159">th</text:span><text:span text:style-name="T166"> byte of CMD_EXT set determines the access bits values for the blocks 0 to 4, the 12</text:span><text:span text:style-name="T159">th</text:span><text:span text:style-name="T166"> byte for blocks 5</text:span></text:p>
      <text:p text:style-name="P100"><text:span text:style-name="T166">to 9 and the 13</text:span><text:span text:style-name="T159">th</text:span><text:span text:style-name="T166"> byte for blocks 10 to 14 and at the end 14</text:span><text:span text:style-name="T159">th</text:span><text:span text:style-name="T166"> byte for sector trailer)</text:span></text:p>
      <text:p text:style-name="P100"><text:span text:style-name="T196">• </text:span><text:span text:style-name="T166">the 21</text:span><text:span text:style-name="T159">st</text:span><text:span text:style-name="T166"> do 26</text:span><text:span text:style-name="T159">th</text:span><text:span text:style-name="T166"> byte of the set contains an unencrypted key B for writing</text:span></text:p>
      <text:p text:style-name="P100"><text:span text:style-name="T196">• </text:span><text:span text:style-name="T166">27</text:span><text:span text:style-name="T159">th</text:span><text:span text:style-name="T166"> byte contains checksum</text:span></text:p>
      <text:p text:style-name="P95">If everything is done as it should it returns the RESPONSE set.</text:p>
      <text:p text:style-name="P95">RESPONSE_EXT is not used.</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
      <text:p text:style-name="P103"/>
      <text:p text:style-name="P103">SECTOR_TRAILER_WRITE_UNSAFE (0x2F)</text:p>
      <text:p text:style-name="P95"/>
      <text:p text:style-name="P96">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96"/>
      <text:p text:style-name="P96">The CMD_EXT set is used and its length depends on the authentication mode that is in use.</text:p>
      <text:p text:style-name="P96">CMD_Par0 contains AUTH_MODE.</text:p>
      <text:p text:style-name="P95"/>
      <text:p text:style-name="P95">Depending on AUTH_MODE, CMD and CMD_EXT set contains:</text:p>
      <text:p text:style-name="P95"/>
      <text:p text:style-name="P120">RKA_AUTH1x:</text:p>
      <text:p text:style-name="P120"/>
      <text:p text:style-name="P100"><text:span text:style-name="T196">• </text:span><text:span text:style-name="T166">CMD_Par1 u CMD set contains readers index key</text:span></text:p>
      <text:p text:style-name="P100"><text:span text:style-name="T196">• </text:span><text:span text:style-name="T166">1</text:span><text:span text:style-name="T159">st</text:span><text:span text:style-name="T166"> byte of the set contains sector_(block_)address</text:span></text:p>
      <text:p text:style-name="P100"><text:span text:style-name="T196">• </text:span><text:span text:style-name="T166">2</text:span><text:span text:style-name="T159">nd</text:span><text:span text:style-name="T166"> byte of the set contains dummy value</text:span></text:p>
      <text:p text:style-name="P100"><text:span text:style-name="T196">• </text:span><text:span text:style-name="T166">3</text:span><text:span text:style-name="T159">rd</text:span><text:span text:style-name="T166"> byte of the set contains addressing_mode</text:span></text:p>
      <text:p text:style-name="P100"><text:span text:style-name="T196">• </text:span><text:span text:style-name="T166">4</text:span><text:span text:style-name="T159">th</text:span><text:span text:style-name="T166"> byte of the set contains dummy value</text:span></text:p>
      <text:p text:style-name="P100"><text:span text:style-name="T196">• </text:span><text:span text:style-name="T166">in 5</text:span><text:span text:style-name="T159">th</text:span><text:span text:style-name="T166"> to 20</text:span><text:span text:style-name="T159">th</text:span><text:span text:style-name="T166"> byte of the set is the content of the sector trailer for writing</text:span></text:p>
      <text:p text:style-name="P100"><text:span text:style-name="T196">• </text:span><text:span text:style-name="T166">21</text:span><text:span text:style-name="T159">st</text:span><text:span text:style-name="T166"> byte contains checksum</text:span></text:p>
      <text:p text:style-name="P95"/>
      <text:p text:style-name="P120">AKMy_AUTH1x:</text:p>
      <text:p text:style-name="P120"/>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set contains sector_(block_)address</text:span></text:p>
      <text:p text:style-name="P100"><text:span text:style-name="T196">• </text:span><text:span text:style-name="T166">2</text:span><text:span text:style-name="T159">nd</text:span><text:span text:style-name="T166"> byte of the set contains dummy value</text:span></text:p>
      <text:p text:style-name="P100"><text:span text:style-name="T196">• </text:span><text:span text:style-name="T166">3</text:span><text:span text:style-name="T159">rd</text:span><text:span text:style-name="T166"> byte of the set contains addressing_mode</text:span></text:p>
      <text:p text:style-name="P100"><text:span text:style-name="T196">• </text:span><text:span text:style-name="T166">4</text:span><text:span text:style-name="T159">th</text:span><text:span text:style-name="T166"> byte of the set contains dummy value</text:span></text:p>
      <text:p text:style-name="P100"><text:span text:style-name="T196">• </text:span><text:span text:style-name="T166">in 5</text:span><text:span text:style-name="T159">th</text:span><text:span text:style-name="T166"> to 20</text:span><text:span text:style-name="T159">th</text:span><text:span text:style-name="T166"> byte of the set is the content of the sector trailer for writing</text:span></text:p>
      <text:p text:style-name="P100"><text:span text:style-name="T196">• </text:span><text:span text:style-name="T166">21</text:span><text:span text:style-name="T159">st</text:span><text:span text:style-name="T166"> byte contains checksum</text:span></text:p>
      <text:p text:style-name="P95"/>
      <text:p text:style-name="P120">PK_AUTH1x:</text:p>
      <text:p text:style-name="P120"/>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set contains sector_(block_)address</text:span></text:p>
      <text:p text:style-name="P100"><text:span text:style-name="T196">• </text:span><text:span text:style-name="T166">2</text:span><text:span text:style-name="T159">nd</text:span><text:span text:style-name="T166"> byte of the set contains dummy value</text:span></text:p>
      <text:p text:style-name="P100"><text:span text:style-name="T196">• </text:span><text:span text:style-name="T166">3</text:span><text:span text:style-name="T159">rd</text:span><text:span text:style-name="T166"> byte of the set contains addressing_mode</text:span></text:p>
      <text:p text:style-name="P100"><text:soft-page-break/><text:span text:style-name="T196">• </text:span><text:span text:style-name="T166">4</text:span><text:span text:style-name="T159">th</text:span><text:span text:style-name="T166"> byte of the set contains dummy value</text:span></text:p>
      <text:p text:style-name="P100"><text:span text:style-name="T196">• </text:span><text:span text:style-name="T166">array from 5</text:span><text:span text:style-name="T159">th</text:span><text:span text:style-name="T166"> up to 10</text:span><text:span text:style-name="T159">th</text:span><text:span text:style-name="T166"> bytes contains 6-byte key.</text:span></text:p>
      <text:p text:style-name="P100"><text:span text:style-name="T196">• </text:span><text:span text:style-name="T166">in 11</text:span><text:span text:style-name="T159">th</text:span><text:span text:style-name="T166"> to 26</text:span><text:span text:style-name="T159">th</text:span><text:span text:style-name="T166"> byte of the set is the content of the sector trailer for writing</text:span></text:p>
      <text:p text:style-name="P100"><text:span text:style-name="T196">• </text:span><text:span text:style-name="T166">27</text:span><text:span text:style-name="T159">th</text:span><text:span text:style-name="T166"> byte contains checksum</text:span></text:p>
      <text:p text:style-name="P95">If everything is done as it should it returns the RESPONSE set.</text:p>
      <text:p text:style-name="P95">RESPONSE_EXT is not used.</text:p>
      <text:p text:style-name="P95"/>
      <text:p text:style-name="P69"/>
      <text:p text:style-name="P49"/>
      <text:p text:style-name="P49"/>
      <text:p text:style-name="P114"/>
      <text:p text:style-name="P114"/>
      <text:p text:style-name="P114"/>
      <text:p text:style-name="P114"/>
      <text:p text:style-name="P114"/>
      <text:p text:style-name="P114"/>
      <text:p text:style-name="P114"/>
      <text:p text:style-name="P114"/>
      <text:p text:style-name="P114"/>
      <text:p text:style-name="P16">BLOCK MANIPULATION COMMANDS</text:p>
      <text:p text:style-name="P49"/>
      <text:p text:style-name="P18">Following commands used direct block addressing, meaning that blocks are indexed in range 0 to 63 for Mifare 1K cards.</text:p>
      <text:p text:style-name="P113"/>
      <text:p text:style-name="P113"/>
      <text:p text:style-name="P103">BLOCK_READ (0x16)</text:p>
      <text:p text:style-name="P113"/>
      <text:p text:style-name="P95">Reads the whole data block from the card which is in the reader field. </text:p>
      <text:p text:style-name="P95">The CMD_EXT set is used and its length depends on authentication mode that is used.</text:p>
      <text:p text:style-name="P95"/>
      <text:p text:style-name="P95">CMD_Par0 contains AUTH_MODE.</text:p>
      <text:p text:style-name="P95">Depending on AUTH_MODE, CMD and CMD_EXT set contains:</text:p>
      <text:p text:style-name="P95"/>
      <text:p text:style-name="P100"><text:span text:style-name="T182">RKA_AUTH1x</text:span><text:span text:style-name="T166">:</text:span></text:p>
      <text:p text:style-name="P95"/>
      <text:p text:style-name="P100"><text:span text:style-name="T196">• </text:span><text:span text:style-name="T166">CMD_Par1 in CMD set contains key index in the reader</text:span></text:p>
      <text:p text:style-name="P101"><text:span text:style-name="T196">• </text:span><text:span text:style-name="T166">1</text:span><text:span text:style-name="T159">st</text:span><text:span text:style-name="T166"> byte of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CMD_EXT set contains dummy data</text:span></text:p>
      <text:p text:style-name="P100"><text:span text:style-name="T196">• </text:span><text:span text:style-name="T166">5</text:span><text:span text:style-name="T159">th</text:span><text:span text:style-name="T166"> byte contains checksum</text:span></text:p>
      <text:p text:style-name="P95"/>
      <text:p text:style-name="P95">Example, read block 01 with RKA_AUTH1A</text:p>
      <text:p text:style-name="P95"/>
      <text:p text:style-name="P148">CMD <text:tab/><text:tab/>55 16 AA 05 00 00 F3</text:p>
      <text:p text:style-name="P148">ACK<text:tab/><text:tab/>AC 16 CA 05 00 00 7C</text:p>
      <text:p text:style-name="P148">CMD_EXT<text:tab/>01 00 00 00 08</text:p>
      <text:p text:style-name="P148">RSP<text:tab/><text:tab/>DE 16 ED 11 00 00 3B</text:p>
      <text:p text:style-name="P148">RSP_EXT<text:tab/>00 00 00 00 00 00 00 00 00 00 00 00 00 00 00 00 07</text:p>
      <text:p text:style-name="P95"/>
      <text:p text:style-name="P95"/>
      <text:p text:style-name="P100"><text:span text:style-name="T182">AKMy_AUTH1x</text:span><text:span text:style-name="T166">:</text:span></text:p>
      <text:p text:style-name="P95"/>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CMD_EXT set contains block_address</text:span></text:p>
      <text:p text:style-name="P101"><text:span text:style-name="T196">• </text:span><text:span text:style-name="T166">2</text:span><text:span text:style-name="T159">nd</text:span><text:span text:style-name="T166">, 3</text:span><text:span text:style-name="T159">rd</text:span><text:span text:style-name="T166"> and 4</text:span><text:span text:style-name="T159">th </text:span><text:span text:style-name="T166">byte of CMD_EXT set contains dummy data</text:span></text:p>
      <text:p text:style-name="P100"><text:span text:style-name="T196">• </text:span><text:span text:style-name="T166">5th byte contains checksum</text:span></text:p>
      <text:p text:style-name="P95"/>
      <text:p text:style-name="P100"><text:span text:style-name="T182">PK_AUTH1x</text:span><text:span text:style-name="T166">:</text:span></text:p>
      <text:p text:style-name="P95"/>
      <text:p text:style-name="P100"><text:soft-page-break/><text:span text:style-name="T196">• </text:span><text:span text:style-name="T166">CMD_Par1 is not used.</text:span></text:p>
      <text:p text:style-name="P100"><text:span text:style-name="T196">• </text:span><text:span text:style-name="T166">1</text:span><text:span text:style-name="T159">st</text:span><text:span text:style-name="T166"> byte of CMD_EXT set contains block_address</text:span></text:p>
      <text:p text:style-name="P100"><text:span text:style-name="T196">• </text:span><text:span text:style-name="T166">2nd, 3rd and 4th byte of CMD_EXT set contains dummy data</text:span></text:p>
      <text:p text:style-name="P100"><text:span text:style-name="T196">• </text:span><text:span text:style-name="T166">array from 5</text:span><text:span text:style-name="T159">th</text:span><text:span text:style-name="T166"> to 10</text:span><text:span text:style-name="T159">th</text:span><text:span text:style-name="T166"> byte contains 6-byte key.</text:span></text:p>
      <text:p text:style-name="P100"><text:span text:style-name="T196">• </text:span><text:span text:style-name="T166">11</text:span><text:span text:style-name="T167">th</text:span><text:span text:style-name="T166"> byte contains checksum</text:span></text:p>
      <text:p text:style-name="P95">If all operates as it should it turns the RESPONSE set and the RESPONSE_EXT is following with 16</text:p>
      <text:p text:style-name="P95">read bytes and checksum at the en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03">BLOCK_WRITE (0x17)</text:p>
      <text:p text:style-name="P113"/>
      <text:p text:style-name="P96">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96"/>
      <text:p text:style-name="P96">The CMD_EXT set is used and its length depends on the authentication mode that is in use.</text:p>
      <text:p text:style-name="P95"/>
      <text:p text:style-name="P95">CMD_Par0 contains AUTH_MODE.</text:p>
      <text:p text:style-name="P95">Depending on AUTH_MODE, CMD and CMD_EXT set contains:</text:p>
      <text:p text:style-name="P95"/>
      <text:p text:style-name="P100"><text:span text:style-name="T182">RKA_AUTH1x</text:span><text:span text:style-name="T166">:</text:span></text:p>
      <text:p text:style-name="P95"/>
      <text:p text:style-name="P100"><text:span text:style-name="T196">• </text:span><text:span text:style-name="T166">CMD_Par1 in CMD set contains readers index key</text:span></text:p>
      <text:p text:style-name="P100"><text:span text:style-name="T196">• </text:span><text:span text:style-name="T166">1</text:span><text:span text:style-name="T159">st</text:span><text:span text:style-name="T166"> byte of CMD_EXT set contains block_address</text:span></text:p>
      <text:p text:style-name="P101"><text:span text:style-name="T196">• </text:span><text:span text:style-name="T166">2</text:span><text:span text:style-name="T159">nd</text:span><text:span text:style-name="T166">, 3</text:span><text:span text:style-name="T159">rd</text:span><text:span text:style-name="T166"> and 4</text:span><text:span text:style-name="T159">th </text:span><text:span text:style-name="T166">byte of CMD_EXT set contains dummy data</text:span></text:p>
      <text:p text:style-name="P100"><text:span text:style-name="T196">• </text:span><text:span text:style-name="T166">in 5</text:span><text:span text:style-name="T159">th</text:span><text:span text:style-name="T166"> to 20</text:span><text:span text:style-name="T159">th</text:span><text:span text:style-name="T166"> byte of set are placed data for writing into the data block</text:span></text:p>
      <text:p text:style-name="P100"><text:span text:style-name="T196">• </text:span><text:span text:style-name="T166">21</text:span><text:span text:style-name="T159">st</text:span><text:span text:style-name="T166"> byte contains checksum</text:span></text:p>
      <text:p text:style-name="P95"/>
      <text:p text:style-name="P100"><text:span text:style-name="T182">AKMy_AUTH1x</text:span><text:span text:style-name="T166">:</text:span></text:p>
      <text:p text:style-name="P95"/>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CMD_EXT set contains dummy data</text:span></text:p>
      <text:p text:style-name="P100"><text:span text:style-name="T196">• </text:span><text:span text:style-name="T166">in 5</text:span><text:span text:style-name="T159">th</text:span><text:span text:style-name="T166"> to 20</text:span><text:span text:style-name="T159">th</text:span><text:span text:style-name="T166"> byte of the set are placed the data for writing into the data block</text:span></text:p>
      <text:p text:style-name="P100"><text:span text:style-name="T196">• </text:span><text:span text:style-name="T166">21</text:span><text:span text:style-name="T159">st</text:span><text:span text:style-name="T166"> byte contains checksum</text:span></text:p>
      <text:p text:style-name="P95"/>
      <text:p text:style-name="P100"><text:span text:style-name="T182">PK_AUTH1x</text:span><text:span text:style-name="T166">:</text:span></text:p>
      <text:p text:style-name="P95"/>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CMD_EXT set contains dummy data</text:span></text:p>
      <text:p text:style-name="P100"><text:span text:style-name="T196">• </text:span><text:span text:style-name="T166">array from 5</text:span><text:span text:style-name="T159">th</text:span><text:span text:style-name="T166"> to 10</text:span><text:span text:style-name="T159">th</text:span><text:span text:style-name="T166"> byte contains 6-byte key.</text:span></text:p>
      <text:p text:style-name="P100"><text:span text:style-name="T196">• </text:span><text:span text:style-name="T166">in 11</text:span><text:span text:style-name="T159">th</text:span><text:span text:style-name="T166"> too 26</text:span><text:span text:style-name="T159">th</text:span><text:span text:style-name="T166"> byte are placed the data for writing into the data block</text:span></text:p>
      <text:p text:style-name="P100"><text:span text:style-name="T196">• </text:span><text:span text:style-name="T166">27</text:span><text:span text:style-name="T159">th</text:span><text:span text:style-name="T166"> byte contains checksum.</text:span></text:p>
      <text:p text:style-name="P95"/>
      <text:p text:style-name="P95"><text:soft-page-break/>If everything is done as it should device answer with RSP packet.</text:p>
      <text:p text:style-name="P95"/>
      <text:p text:style-name="P95">Example, write “01 02 03 04 05 06 07 08” into block 1 using key “FF FF FF FF FF FF”</text:p>
      <text:p text:style-name="P95"/>
      <text:p text:style-name="P148">CMD<text:tab/><text:tab/>55 17 AA 1B 60 00 9A</text:p>
      <text:p text:style-name="P148">ACK<text:tab/><text:tab/>AC 17 CA 1B 60 00 11</text:p>
      <text:p text:style-name="P148"/>
      <text:p text:style-name="P148">CMD_EXT<text:tab/>01 00 00 00 FF FF FF FF FF FF 01 02 03 04 05 06 07 08 00 00 00 00 00 00 00 00 10</text:p>
      <text:p text:style-name="P148">RSP<text:tab/><text:tab/>DE 17 ED 00 00 00 2B</text:p>
      <text:p text:style-name="P95"/>
      <text:p text:style-name="P95"/>
      <text:p text:style-name="P95"/>
      <text:p text:style-name="P95"/>
      <text:p text:style-name="P95"/>
      <text:p text:style-name="P95"/>
      <text:p text:style-name="P95"/>
      <text:p text:style-name="P95"/>
      <text:p text:style-name="P95"/>
      <text:p text:style-name="P95"/>
      <text:p text:style-name="P95"/>
      <text:p text:style-name="P103">BLOCK_IN_SECTOR_READ (0x18)</text:p>
      <text:p text:style-name="P113"/>
      <text:p text:style-name="P99"><text:span text:style-name="T166">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59">rd</text:span><text:span text:style-name="T166"> block of each sector is sector trailer) excluding Mifare Classic 4k cards for which in its second line of address space (the second 2k that is 32</text:span><text:span text:style-name="T159">nd</text:span><text:span text:style-name="T166"> up to 39</text:span><text:span text:style-name="T159">th</text:span><text:span text:style-name="T166"> sector) have the block addresses in sector 0 to 15 and the 15</text:span><text:span text:style-name="T159">th</text:span><text:span text:style-name="T166"> is sector trailer.</text:span></text:p>
      <text:p text:style-name="P95"/>
      <text:p text:style-name="P95">Communication command protocol is the same as with BLOCK_READ with following exception:</text:p>
      <text:p text:style-name="P95"/>
      <text:p text:style-name="P100"><text:span text:style-name="T196">• </text:span><text:span text:style-name="T166">1</text:span><text:span text:style-name="T159">st</text:span><text:span text:style-name="T166"> byte of the CMD_EXT set contains block_in_sector_address</text:span></text:p>
      <text:p text:style-name="P100"><text:span text:style-name="T196">• </text:span><text:span text:style-name="T166">2</text:span><text:span text:style-name="T159">nd</text:span><text:span text:style-name="T166"> byte of the CMD_EXT set contains sector_address</text:span></text:p>
      <text:p text:style-name="P100"><text:span text:style-name="T196">• </text:span><text:span text:style-name="T166">3</text:span><text:span text:style-name="T159">rd</text:span><text:span text:style-name="T166"> and 4</text:span><text:span text:style-name="T159">th</text:span><text:span text:style-name="T166"> byte of the CMD_EXT set contains dummy data</text:span></text:p>
      <text:p text:style-name="P95"/>
      <text:p text:style-name="P113"/>
      <text:p text:style-name="P113"/>
      <text:p text:style-name="P103">BLOCK_IN_SECTOR_WRITE (0x19)</text:p>
      <text:p text:style-name="P113"/>
      <text:p text:style-name="P99"><text:span text:style-name="T166">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59">rd</text:span><text:span text:style-name="T166"> block of each sector is sector trailer) excluding Mifare Classic 4k cards for which in its second line of address space (the second 2k that is 32</text:span><text:span text:style-name="T159">nd</text:span><text:span text:style-name="T166"> up to 39</text:span><text:span text:style-name="T159">th</text:span><text:span text:style-name="T166"> sector) have the block addresses in sector 0 to 15 and the 15</text:span><text:span text:style-name="T159">th</text:span><text:span text:style-name="T166"> is sector trailer.</text:span></text:p>
      <text:p text:style-name="P96">Communication command protocol is the same as with BLOCK_WRITE with following exception:</text:p>
      <text:p text:style-name="P95"/>
      <text:p text:style-name="P100"><text:span text:style-name="T196">• </text:span><text:span text:style-name="T166">1</text:span><text:span text:style-name="T159">st</text:span><text:span text:style-name="T166"> byte of CMD_EXT set contains block_in_sector_address</text:span></text:p>
      <text:p text:style-name="P100"><text:span text:style-name="T196">• </text:span><text:span text:style-name="T166">2</text:span><text:span text:style-name="T159">nd</text:span><text:span text:style-name="T166"> byte of CMD_EXT set contains sector_address</text:span></text:p>
      <text:p text:style-name="P100"><text:span text:style-name="T196">• </text:span><text:span text:style-name="T166">3</text:span><text:span text:style-name="T159">rd</text:span><text:span text:style-name="T166"> and 4</text:span><text:span text:style-name="T159">th</text:span><text:span text:style-name="T166"> byte of CMD_EXT set contains dummy data</text:span></text:p>
      <text:p text:style-name="P95"/>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6">LINEAR DATA MANIPULATION COMMANDS</text:p>
      <text:p text:style-name="P113"/>
      <text:p text:style-name="P103">LINEAR_READ (0x14)</text:p>
      <text:p text:style-name="P113"/>
      <text:p text:style-name="P96">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96"/>
      <text:p text:style-name="P98">The CMD_EXT set is used whose length depends on the mode of authentication that is used.</text:p>
      <text:p text:style-name="P98">CMD_Par0 contains AUTH_MODE.</text:p>
      <text:p text:style-name="P95">Depending on AUTH_MODE, CMD and CMD_EXT sets contains:</text:p>
      <text:p text:style-name="P102"/>
      <text:p text:style-name="P123"><text:span text:style-name="T196"><text:s/></text:span><text:span text:style-name="T166">RKA_AUTH1x:</text:span></text:p>
      <text:p text:style-name="P120"/>
      <text:p text:style-name="P100"><text:span text:style-name="T196">• </text:span><text:span text:style-name="T166">CMD_Par1 in CMD set contains key index in the </text:span></text:p>
      <text:p text:style-name="P101"><text:span text:style-name="T196">• </text:span><text:span text:style-name="T166">1</text:span><text:span text:style-name="T159">st</text:span><text:span text:style-name="T166"> and 2</text:span><text:span text:style-name="T159">nd</text:span><text:span text:style-name="T166"> byte of CMD_EXT set contains linear_address (little endian)</text:span></text:p>
      <text:p text:style-name="P101"><text:span text:style-name="T196">• </text:span><text:span text:style-name="T166">3</text:span><text:span text:style-name="T159">rd</text:span><text:span text:style-name="T166"> and 4</text:span><text:span text:style-name="T159">th</text:span><text:span text:style-name="T166"> byte of CMD_EXT set contains data_length (little endian)</text:span></text:p>
      <text:p text:style-name="P101"><text:span text:style-name="T196">• </text:span><text:span text:style-name="T166">5</text:span><text:span text:style-name="T159">th</text:span><text:span text:style-name="T166"> byte contains checksum</text:span></text:p>
      <text:p text:style-name="P95"/>
      <text:p text:style-name="P95">Example: <text:span text:style-name="T259">R</text:span>ead linear data from 0 to 63, length is 64 bytes, using RK AUTH1A</text:p>
      <text:p text:style-name="P95"/>
      <text:p text:style-name="P222">CMD<text:tab/><text:tab/>55 14 AA 05 00 00 F5</text:p>
      <text:p text:style-name="P222">ACK<text:tab/><text:tab/>AC 14 CA 05 00 00 7E</text:p>
      <text:p text:style-name="P222"/>
      <text:p text:style-name="P222">CMD_EXT <text:tab/>00 00 <text:span text:style-name="T262">4</text:span>0 00 <text:span text:style-name="T262">4</text:span>7</text:p>
      <text:p text:style-name="P222">RSP<text:tab/><text:tab/>DE 14 ED 41 00 00 6D</text:p>
      <text:p text:style-name="P222"><text:s/></text:p>
      <text:p text:style-name="P222">and DATA we asked for in RSP_EXT</text:p>
      <text:p text:style-name="P222"/>
      <text:p text:style-name="P222">31 32 33 34 35 36 37 38 39 30 00 00 00 00 00 31 </text:p>
      <text:p text:style-name="P222">32 33 00 00 00 00 00 00 00 00 00 00 00 00 00 00 </text:p>
      <text:p text:style-name="P222">00 00 00 00 00 00 00 00 00 00 00 00 00 00 00 00 </text:p>
      <text:p text:style-name="P222">00 00 00 00 00 00 00 00 00 00 00 00 00 00 00 00 </text:p>
      <text:p text:style-name="P222">With checksum<text:tab/>38</text:p>
      <text:p text:style-name="P102"/>
      <text:p text:style-name="P120">AKMy_AUTH1x:</text:p>
      <text:p text:style-name="P120"/>
      <text:p text:style-name="P100"><text:soft-page-break/><text:span text:style-name="T196">• </text:span><text:span text:style-name="T166">CMD_Par1 is not used.</text:span></text:p>
      <text:p text:style-name="P101"><text:span text:style-name="T196">• </text:span><text:span text:style-name="T166">1</text:span><text:span text:style-name="T159">st</text:span><text:span text:style-name="T166"> and 2</text:span><text:span text:style-name="T159">nd</text:span><text:span text:style-name="T166"> byte of CMD_EXT set contains linear_address (little endian)</text:span></text:p>
      <text:p text:style-name="P101"><text:span text:style-name="T196">• </text:span><text:span text:style-name="T166">3</text:span><text:span text:style-name="T159">rd</text:span><text:span text:style-name="T166"> and 4</text:span><text:span text:style-name="T159">th</text:span><text:span text:style-name="T166"> byte of CMD_EXT set contains data_length (little endian)</text:span></text:p>
      <text:p text:style-name="P101"><text:span text:style-name="T196">• </text:span><text:span text:style-name="T166">5</text:span><text:span text:style-name="T159">th</text:span><text:span text:style-name="T166"> byte contains checksum</text:span></text:p>
      <text:p text:style-name="P95"/>
      <text:p text:style-name="P95">Example: Read linear data from 0 to 31, length is 32 bytes, using AKM1 AUTH1A</text:p>
      <text:p text:style-name="P95"/>
      <text:p text:style-name="P222">CMD<text:tab/><text:tab/>55 14 AA 05 20 00 D5</text:p>
      <text:p text:style-name="P222">ACK<text:tab/><text:tab/>AC 14 CA 05 20 00 5E</text:p>
      <text:p text:style-name="P222"/>
      <text:p text:style-name="P222">CMD_EXT <text:tab/>00 00 20 00 27</text:p>
      <text:p text:style-name="P222">RSP<text:tab/><text:tab/>DE 14 ED 21 00 00 0D </text:p>
      <text:p text:style-name="P222"/>
      <text:p text:style-name="P222">and DATA we asked for in RSP_EXT</text:p>
      <text:p text:style-name="P222">31 32 33 34 35 36 37 38 39 30 00 00 00 00 00 31 </text:p>
      <text:p text:style-name="P222">32 33 00 00 00 00 00 00 00 00 00 00 00 00 00 00</text:p>
      <text:p text:style-name="P222">With checksum 38</text:p>
      <text:p text:style-name="P95"/>
      <text:p text:style-name="P95"/>
      <text:p text:style-name="P95">Example: Read linear data from 0 to 31, length is 32 bytes, using AKM1 AUTH1B</text:p>
      <text:p text:style-name="P95"/>
      <text:p text:style-name="P222">CMD<text:tab/><text:tab/>55 14 AA 05 21 00 D6</text:p>
      <text:p text:style-name="P222">ACK<text:tab/><text:tab/>AC 14 CA 05 21 00 5D</text:p>
      <text:p text:style-name="P222"/>
      <text:p text:style-name="P222">CMD_EXT <text:tab/>00 00 20 00 27</text:p>
      <text:p text:style-name="P225"><text:span text:style-name="T166">RSP<text:tab/><text:tab/>DE 14 ED </text:span><text:span text:style-name="T168">2</text:span><text:span text:style-name="T166">1 00 00 </text:span><text:span text:style-name="T168">0</text:span><text:span text:style-name="T166">D</text:span></text:p>
      <text:p text:style-name="P222"/>
      <text:p text:style-name="P222">and DATA we asked for in RSP_EXT</text:p>
      <text:p text:style-name="P222"/>
      <text:p text:style-name="P222">31 32 33 34 35 36 37 38 39 30 00 00 00 00 00 31 </text:p>
      <text:p text:style-name="P222">32 33 00 00 00 00 00 00 00 00 00 00 00 00 00 00</text:p>
      <text:p text:style-name="P222"/>
      <text:p text:style-name="P222">With checksum</text:p>
      <text:p text:style-name="P226">38</text:p>
      <text:p text:style-name="P124"/>
      <text:p text:style-name="P124">Same <text:span text:style-name="T259">applies</text:span> to AKM2 AUTHA and AUTHB commands.</text:p>
      <text:p text:style-name="P95"/>
      <text:p text:style-name="P95"/>
      <text:p text:style-name="P120">PK_AUTH1x:</text:p>
      <text:p text:style-name="P120"/>
      <text:p text:style-name="P100"><text:span text:style-name="T196">• </text:span><text:span text:style-name="T166">CMD_Par1 is not used.</text:span></text:p>
      <text:p text:style-name="P100"><text:span text:style-name="T196">• </text:span><text:span text:style-name="T166">1</text:span><text:span text:style-name="T159">st</text:span><text:span text:style-name="T166"> and 2</text:span><text:span text:style-name="T159">nd</text:span><text:span text:style-name="T166"> byte of CMD_EXT set contains linear_address (little endian)</text:span></text:p>
      <text:p text:style-name="P100"><text:span text:style-name="T196">• </text:span><text:span text:style-name="T166">3</text:span><text:span text:style-name="T160">rd</text:span><text:span text:style-name="T166"> and 4</text:span><text:span text:style-name="T159">th</text:span><text:span text:style-name="T166"> byte of CMD_EXT set contains data_length (little endian)</text:span></text:p>
      <text:p text:style-name="P100"><text:span text:style-name="T196">• </text:span><text:span text:style-name="T166">array from 5</text:span><text:span text:style-name="T159">th</text:span><text:span text:style-name="T166"> do 10</text:span><text:span text:style-name="T159">th</text:span><text:span text:style-name="T166"> byte contains 6-byte key.</text:span></text:p>
      <text:p text:style-name="P100"><text:span text:style-name="T196">• </text:span><text:span text:style-name="T166">11</text:span><text:span text:style-name="T160">th</text:span><text:span text:style-name="T166"> byte contains checksum.</text:span></text:p>
      <text:p text:style-name="P222"/>
      <text:p text:style-name="P95"/>
      <text:p text:style-name="P95">Example: Read linear data from 16 to 31, length is 16 bytes, using PK AUTH1B and provided key 6 x FF</text:p>
      <text:p text:style-name="P95"/>
      <text:p text:style-name="P222">CMD<text:tab/><text:tab/>55 14 AA 0B 61 00 88</text:p>
      <text:p text:style-name="P222">ACK<text:tab/><text:tab/>AC 14 CA 0B 61 00 1F</text:p>
      <text:p text:style-name="P222"/>
      <text:p text:style-name="P222">CMD_EXT <text:tab/>10 00 10 00 FF FF FF FF FF FF 07</text:p>
      <text:p text:style-name="P222">RSP<text:tab/><text:tab/>DE 14 ED 11 00 00 3D</text:p>
      <text:p text:style-name="P222"/>
      <text:p text:style-name="P222">and DATA we asked for in RSP_EXT</text:p>
      <text:p text:style-name="P222"/>
      <text:p text:style-name="P222"><text:soft-page-break/>32 33 00 00 00 00 00 00 </text:p>
      <text:p text:style-name="P222">00 00 00 00 00 00 00 00</text:p>
      <text:p text:style-name="P222"/>
      <text:p text:style-name="P222">with checksum 08</text:p>
      <text:p text:style-name="P95"/>
      <text:p text:style-name="P95"/>
      <text:p text:style-name="P96">If everything operates as expected the RSP packet is sent and after that also the RSP_EXT with number of bytes according to the data_length command with checksum at the end.</text:p>
      <text:p text:style-name="P96">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22"/>
      <text:p text:style-name="P105">LINEAR_READ command utilise FAST_READ ISO 14443-3 command with NTAG21x and Mifare Ultralight EV1 tags.</text:p>
      <text:p text:style-name="P113"/>
      <text:p text:style-name="P113"/>
      <text:p text:style-name="P113"/>
      <text:p text:style-name="P113"/>
      <text:p text:style-name="P113"/>
      <text:p text:style-name="P113"/>
      <text:p text:style-name="P103">LINEAR_WRITE (0x15)</text:p>
      <text:p text:style-name="P113"/>
      <text:p text:style-name="P96">Linear data writing into the card which is currently in the field of the reader. The verification of each written block is done during the writing.</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s contains:</text:p>
      <text:p text:style-name="P95"/>
      <text:p text:style-name="P120">RKA_AUTH1x:</text:p>
      <text:p text:style-name="P120"/>
      <text:p text:style-name="P100"><text:span text:style-name="T196">• </text:span><text:span text:style-name="T166">CMD_Par1 in CMD set contains key index in the reader </text:span></text:p>
      <text:p text:style-name="P101"><text:span text:style-name="T196">• </text:span><text:span text:style-name="T166">1</text:span><text:span text:style-name="T159">st</text:span><text:span text:style-name="T166"> and 2</text:span><text:span text:style-name="T159">nd</text:span><text:span text:style-name="T166"> byte of CMD_EXT set contains linear_address (little endian)</text:span></text:p>
      <text:p text:style-name="P101"><text:span text:style-name="T196">• </text:span><text:span text:style-name="T166">3</text:span><text:span text:style-name="T160">rd</text:span><text:span text:style-name="T166"> and 4</text:span><text:span text:style-name="T159">th</text:span><text:span text:style-name="T166"> byte of CMD_EXT set contains data_length (little endian)</text:span></text:p>
      <text:p text:style-name="P101"><text:span text:style-name="T196">• </text:span><text:span text:style-name="T166">from 5</text:span><text:span text:style-name="T159">th</text:span><text:span text:style-name="T166"> byte up (data_length + 4) contains data array for writing </text:span></text:p>
      <text:p text:style-name="P100"><text:span text:style-name="T196">• </text:span><text:span text:style-name="T166">(data_length + 5) byte contains checksum</text:span></text:p>
      <text:p text:style-name="P102"/>
      <text:p text:style-name="P232">Example: Write 8 bytes into card <text:span text:style-name="T259">string</text:span> at linear address 08, using RK_AUTH1A, bytes are 10 11...17</text:p>
      <text:p text:style-name="P232"/>
      <text:p text:style-name="P222">CMD<text:tab/><text:tab/>55 15 AA 0D 00 00 EE</text:p>
      <text:p text:style-name="P222">ACK<text:tab/><text:tab/>AC 15 CA 0D 00 00 85</text:p>
      <text:p text:style-name="P234"/>
      <text:p text:style-name="P234">CMD_EXT <text:tab/>08 00 08 00 10 11 12 13 14 15 16 17 07</text:p>
      <text:p text:style-name="P234">RSP<text:tab/><text:tab/>DE 15 ED 00 00 00 2D</text:p>
      <text:p text:style-name="P232"/>
      <text:p text:style-name="P232">We can check now if bytes are written using previous examples of LinearRead command.</text:p>
      <text:p text:style-name="P232"/>
      <text:p text:style-name="P102"/>
      <text:p text:style-name="P100"><text:span text:style-name="T182">AKMy_AUTH1x</text:span><text:span text:style-name="T166">:</text:span></text:p>
      <text:p text:style-name="P95"/>
      <text:p text:style-name="P100"><text:span text:style-name="T196">• </text:span><text:span text:style-name="T166">CMD_Par1 is not used.</text:span></text:p>
      <text:p text:style-name="P101"><text:span text:style-name="T196">• </text:span><text:span text:style-name="T166">1</text:span><text:span text:style-name="T159">st</text:span><text:span text:style-name="T166"> and 2</text:span><text:span text:style-name="T159">nd</text:span><text:span text:style-name="T166"> byte of CMD_EXT set contains linear_address (little endian)</text:span></text:p>
      <text:p text:style-name="P101"><text:span text:style-name="T196">• </text:span><text:span text:style-name="T166">3</text:span><text:span text:style-name="T160">rd</text:span><text:span text:style-name="T166"> and 4</text:span><text:span text:style-name="T159">th</text:span><text:span text:style-name="T166"> byte of CMD_EXT set contains data_length (little endian)</text:span></text:p>
      <text:p text:style-name="P101"><text:span text:style-name="T196">• </text:span><text:span text:style-name="T166">from 5</text:span><text:span text:style-name="T159">th</text:span><text:span text:style-name="T166"> byte up (data_length + 4) contains data array for writing </text:span></text:p>
      <text:p text:style-name="P100"><text:span text:style-name="T196">• </text:span><text:span text:style-name="T166">(data_length + 5) byte contains checksum</text:span></text:p>
      <text:p text:style-name="P102"/>
      <text:p text:style-name="P102"><text:soft-page-break/></text:p>
      <text:p text:style-name="P100"><text:span text:style-name="T182">PK_AUTH1x</text:span><text:span text:style-name="T166">:</text:span></text:p>
      <text:p text:style-name="P95"/>
      <text:p text:style-name="P100"><text:span text:style-name="T196">• </text:span><text:span text:style-name="T166">CMD_Par1 is not used.</text:span></text:p>
      <text:p text:style-name="P101"><text:span text:style-name="T196">• </text:span><text:span text:style-name="T166">1</text:span><text:span text:style-name="T159">st</text:span><text:span text:style-name="T166"> and 2</text:span><text:span text:style-name="T159">nd</text:span><text:span text:style-name="T166"> byte of CMD_EXT set contains linear_address (little endian)</text:span></text:p>
      <text:p text:style-name="P101"><text:span text:style-name="T196">• </text:span><text:span text:style-name="T166">3</text:span><text:span text:style-name="T160">rd</text:span><text:span text:style-name="T166"> and 4</text:span><text:span text:style-name="T159">th</text:span><text:span text:style-name="T166"> byte of CMD_EXT set contains data_length (little endian)</text:span></text:p>
      <text:p text:style-name="P101"><text:span text:style-name="T196">• </text:span><text:span text:style-name="T166">array from 5</text:span><text:span text:style-name="T159">th</text:span><text:span text:style-name="T166"> do 10</text:span><text:span text:style-name="T159">th</text:span><text:span text:style-name="T166"> byte contains 6- byte key</text:span></text:p>
      <text:p text:style-name="P100"><text:span text:style-name="T196">• </text:span><text:span text:style-name="T166">11</text:span><text:span text:style-name="T160">th</text:span><text:span text:style-name="T167"> </text:span><text:span text:style-name="T166">byte and up to (data_length + 10) contains data array for writing</text:span></text:p>
      <text:p text:style-name="P100"><text:span text:style-name="T196">• </text:span><text:span text:style-name="T166">(data_length + 11) byte contains checksum.</text:span></text:p>
      <text:p text:style-name="P95"/>
      <text:p text:style-name="P95">If everything went as expected device answer with RSP packet.</text:p>
      <text:p text:style-name="P95">In error case it turns the ERR packet where the RSP_Val0 contains the number of eventual written bytes.</text:p>
      <text:p text:style-name="P95"/>
      <text:p text:style-name="P113"/>
      <text:p text:style-name="P113"/>
      <text:p text:style-name="P113"/>
      <text:p text:style-name="P113"/>
      <text:p text:style-name="P113"/>
      <text:p text:style-name="P113"/>
      <text:p text:style-name="P103">LINEAR_FORMAT_CARD (0x25)</text:p>
      <text:p text:style-name="P113"/>
      <text:p text:style-name="P96">The CMD_EXT set is used and its length depends on the authentication mode that is used.</text:p>
      <text:p text:style-name="P96">Since this command can erase data or block card reading if wrong access bits are provided, we strongly suggest to test it first through SDK API examples to figure out what this command does.</text:p>
      <text:p text:style-name="P96">For pure erasing data or filling card with 0x00 without changing the keys, it is much easier to use Linear_Write command.</text:p>
      <text:p text:style-name="P95"/>
      <text:p text:style-name="P95">Usage:</text:p>
      <text:p text:style-name="P95"><text:s/></text:p>
      <text:p text:style-name="P95">CMD_Par0 contains AUTH_MODE.</text:p>
      <text:p text:style-name="P95">Depending on AUTH_MODE, CMD and CMD_EXT set contains:</text:p>
      <text:p text:style-name="P95"/>
      <text:p text:style-name="P100"><text:span text:style-name="T182">RKA_AUTH1x</text:span><text:span text:style-name="T166">:</text:span></text:p>
      <text:p text:style-name="P95"/>
      <text:p text:style-name="P100"><text:span text:style-name="T196">• </text:span><text:span text:style-name="T166">CMD_Par1 in CMD set contains readers index key</text:span></text:p>
      <text:p text:style-name="P100"><text:span text:style-name="T196">• </text:span><text:span text:style-name="T166">1</text:span><text:span text:style-name="T159">st</text:span><text:span text:style-name="T166"> byte of the set contains access bits value for blocks in sector</text:span></text:p>
      <text:p text:style-name="P100"><text:span text:style-name="T196">• </text:span><text:span text:style-name="T166">2</text:span><text:span text:style-name="T159">nd</text:span><text:span text:style-name="T166"> byte of the set contains access bits value for sector trailers</text:span></text:p>
      <text:p text:style-name="P100"><text:span text:style-name="T196">• </text:span><text:span text:style-name="T166">3</text:span><text:span text:style-name="T159">rd</text:span><text:span text:style-name="T166"> byte of the set contains dummy value</text:span></text:p>
      <text:p text:style-name="P100"><text:span text:style-name="T196">• </text:span><text:span text:style-name="T166">4</text:span><text:span text:style-name="T159">th</text:span><text:span text:style-name="T166"> byte of the set has 9-byte sector trailer value (anything could be written)</text:span></text:p>
      <text:p text:style-name="P100"><text:span text:style-name="T196">• </text:span><text:span text:style-name="T166">in 5</text:span><text:span text:style-name="T159">th </text:span><text:span text:style-name="T166">to 10</text:span><text:span text:style-name="T159">th</text:span><text:span text:style-name="T166"> byte of the set is new key A</text:span></text:p>
      <text:p text:style-name="P100"><text:span text:style-name="T196">• </text:span><text:span text:style-name="T166">in 11</text:span><text:span text:style-name="T159">th</text:span><text:span text:style-name="T166"> to 16</text:span><text:span text:style-name="T159">th</text:span><text:span text:style-name="T166"> byte of the set is new key B</text:span></text:p>
      <text:p text:style-name="P100"><text:span text:style-name="T196">• </text:span><text:span text:style-name="T166">17</text:span><text:span text:style-name="T159">th</text:span><text:span text:style-name="T166"> byte contains checksum</text:span></text:p>
      <text:p text:style-name="P95"/>
      <text:p text:style-name="P100"><text:span text:style-name="T182">AKMy_AUTH1x</text:span><text:span text:style-name="T166">:</text:span></text:p>
      <text:p text:style-name="P95"/>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set contains access bits value for blocks in sector</text:span></text:p>
      <text:p text:style-name="P100"><text:span text:style-name="T196">• </text:span><text:span text:style-name="T166">2</text:span><text:span text:style-name="T159">nd</text:span><text:span text:style-name="T166"> byte of the set contains access bits value for sector trailers</text:span></text:p>
      <text:p text:style-name="P100"><text:span text:style-name="T196">• </text:span><text:span text:style-name="T166">3</text:span><text:span text:style-name="T159">rd</text:span><text:span text:style-name="T166"> byte of the set contains dummy value</text:span></text:p>
      <text:p text:style-name="P100"><text:span text:style-name="T196">• </text:span><text:span text:style-name="T166">4</text:span><text:span text:style-name="T159">th</text:span><text:span text:style-name="T166"> byte of the set has 9-byte sector trailer value (anything could be written)</text:span></text:p>
      <text:p text:style-name="P100"><text:span text:style-name="T196">• </text:span><text:span text:style-name="T166">in 5</text:span><text:span text:style-name="T159">th </text:span><text:span text:style-name="T166">to 10</text:span><text:span text:style-name="T159">th</text:span><text:span text:style-name="T166"> byte of the set is new key A</text:span></text:p>
      <text:p text:style-name="P100"><text:span text:style-name="T196">• </text:span><text:span text:style-name="T166">in 11</text:span><text:span text:style-name="T159">th</text:span><text:span text:style-name="T166"> to 16</text:span><text:span text:style-name="T159">th</text:span><text:span text:style-name="T166"> byte of the set is new key B</text:span></text:p>
      <text:p text:style-name="P100"><text:span text:style-name="T196">• </text:span><text:span text:style-name="T166">17</text:span><text:span text:style-name="T159">th</text:span><text:span text:style-name="T166"> byte contains checksum</text:span></text:p>
      <text:p text:style-name="P102"/>
      <text:p text:style-name="P120">PK_AUTH1x:</text:p>
      <text:p text:style-name="P120"/>
      <text:p text:style-name="P100"><text:span text:style-name="T196">• </text:span><text:span text:style-name="T166">CMD_Par1 is not used. </text:span></text:p>
      <text:p text:style-name="P100"><text:soft-page-break/><text:span text:style-name="T196">• </text:span><text:span text:style-name="T166">1</text:span><text:span text:style-name="T159">st</text:span><text:span text:style-name="T166"> byte of the set contains access bits value for blocks in sector</text:span></text:p>
      <text:p text:style-name="P100"><text:span text:style-name="T196">• </text:span><text:span text:style-name="T166">2</text:span><text:span text:style-name="T159">nd</text:span><text:span text:style-name="T166"> byte of the set contains access bits value for sector trailers</text:span></text:p>
      <text:p text:style-name="P100"><text:span text:style-name="T196">• </text:span><text:span text:style-name="T166">3</text:span><text:span text:style-name="T159">rd</text:span><text:span text:style-name="T166"> byte of the set contains dummy value</text:span></text:p>
      <text:p text:style-name="P100"><text:span text:style-name="T196">• </text:span><text:span text:style-name="T166">4</text:span><text:span text:style-name="T159">th</text:span><text:span text:style-name="T166"> byte of the set has 9-byte sector trailer value (anything could be written)</text:span></text:p>
      <text:p text:style-name="P100"><text:span text:style-name="T196">• </text:span><text:span text:style-name="T166">array from 5</text:span><text:span text:style-name="T159">th</text:span><text:span text:style-name="T166"> up to 10</text:span><text:span text:style-name="T159">th</text:span><text:span text:style-name="T166"> byte contains 6-byte key for authentication (previous)</text:span></text:p>
      <text:p text:style-name="P100"><text:span text:style-name="T196">• </text:span><text:span text:style-name="T166">in 11</text:span><text:span text:style-name="T159">th </text:span><text:span text:style-name="T166">to 16</text:span><text:span text:style-name="T159">th</text:span><text:span text:style-name="T166"> byte of the set is new key A</text:span></text:p>
      <text:p text:style-name="P100"><text:span text:style-name="T196">• </text:span><text:span text:style-name="T166">in 17</text:span><text:span text:style-name="T159">th</text:span><text:span text:style-name="T166"> to 22</text:span><text:span text:style-name="T159">nd</text:span><text:span text:style-name="T166"> byte of the set is new key B</text:span></text:p>
      <text:p text:style-name="P100"><text:span text:style-name="T196">• </text:span><text:span text:style-name="T166">23</text:span><text:span text:style-name="T159">rd</text:span><text:span text:style-name="T166"> byte contains checksum</text:span></text:p>
      <text:p text:style-name="P95"/>
      <text:p text:style-name="P95">If everything is done as it should device answer with RSP packet.</text:p>
      <text:p text:style-name="P107">RSP_EXT is not used.</text:p>
      <text:p text:style-name="P114"/>
      <text:p text:style-name="P114"/>
      <text:p text:style-name="P114"/>
      <text:p text:style-name="P114"/>
      <text:p text:style-name="P114"/>
      <text:p text:style-name="P114"/>
      <text:p text:style-name="P114"/>
      <text:p text:style-name="P114"/>
      <text:p text:style-name="P16">VALUE BLOCK MANIPULATION COMMANDS</text:p>
      <text:p text:style-name="P48"/>
      <text:p text:style-name="P155"><text:span text:style-name="T3"><text:s text:c="3"/><text:tab/></text:span><text:span text:style-name="T131">DIRECT BLOCK ADDRESSING</text:span></text:p>
      <text:p text:style-name="P113"/>
      <text:p text:style-name="P103">VALUE_BLOCK_READ (0x1D)</text:p>
      <text:p text:style-name="P95"/>
      <text:p text:style-name="P96">Reads the 4-byte value of the “value block” of the card which is currently in the reading field. </text:p>
      <text:p text:style-name="P96">Address mode that is used is so called block addressing where for example the first block of Mifare Classic 1k card has the address 0 and the last one has the address 63.</text:p>
      <text:p text:style-name="P119"/>
      <text:p text:style-name="P95">The CMD_EXT set is used and its length depends on the authentication mode that is used.</text:p>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6">• </text:span><text:span text:style-name="T166">CMD_Par1 in CMD set contains readers index key</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the CMD_EXT set contains dummy data</text:span></text:p>
      <text:p text:style-name="P100"><text:span text:style-name="T196">• </text:span><text:span text:style-name="T166">5</text:span><text:span text:style-name="T159">th</text:span><text:span text:style-name="T166"> byte contains checksum</text:span></text:p>
      <text:p text:style-name="P95"><text:s/></text:p>
      <text:p text:style-name="P100"><text:span text:style-name="T182">AKMy_AUTH1x</text:span><text:span text:style-name="T166">:</text:span></text:p>
      <text:p text:style-name="P95"/>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the CMD_EXT set contains dummy data</text:span></text:p>
      <text:p text:style-name="P100"><text:span text:style-name="T196">• </text:span><text:span text:style-name="T166">5</text:span><text:span text:style-name="T159">th</text:span><text:span text:style-name="T166"> byte contains checksum</text:span></text:p>
      <text:p text:style-name="P95"/>
      <text:p text:style-name="P120">PK_AUTH1x:</text:p>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the CMD_EXT set contains dummy data</text:span></text:p>
      <text:p text:style-name="P100"><text:span text:style-name="T196">• </text:span><text:span text:style-name="T166">array from 5</text:span><text:span text:style-name="T159">th</text:span><text:span text:style-name="T166"> up to 10</text:span><text:span text:style-name="T159">th</text:span><text:span text:style-name="T166"> byte contains 6-byte key.</text:span></text:p>
      <text:p text:style-name="P100"><text:span text:style-name="T196">• </text:span><text:span text:style-name="T166">11</text:span><text:span text:style-name="T159">th</text:span><text:span text:style-name="T166"> byte contains checksum</text:span></text:p>
      <text:p text:style-name="P95"/>
      <text:p text:style-name="P96">If everything is OK, device answer with RSP packet followed by RSP_EXT containing 4-byte value and checksum.</text:p>
      <text:p text:style-name="P99"><text:soft-page-break/><text:span text:style-name="T181">RSP_Val0 </text:span><text:span text:style-name="T166">contains block address (read from block value for powerful backup as mentioned in the Mifare card documentation).</text:span></text:p>
      <text:p text:style-name="P99"><text:span text:style-name="T166">In the case of error the VALUE_BLOCK_ADDR_INVALID (read value of the value block is formatted properly but the address bytes aren’t) it returns ERR_EXT set which contains the value of the </text:span><text:span text:style-name="T191">value block. </text:span></text:p>
      <text:p text:style-name="P233"/>
      <text:p text:style-name="P233">Notice that value is in little-endian notation, where negative values are stored as “Two complement's”.</text:p>
      <text:p text:style-name="P95"/>
      <text:p text:style-name="P104">Example: Read Value Block 05 with PK_AUTH1A:</text:p>
      <text:p text:style-name="P104"/>
      <text:p text:style-name="P221">CMD<text:tab/><text:tab/>55 1D AA 0B 60 00 90</text:p>
      <text:p text:style-name="P221">ACK<text:tab/><text:tab/>AC 1D CA 0B 60 00 17<text:tab/></text:p>
      <text:p text:style-name="P221"/>
      <text:p text:style-name="P221">CMD_EXT<text:tab/>05 00 00 00 FF FF FF FF FF FF 0C</text:p>
      <text:p text:style-name="P158">RSP<text:tab/><text:tab/>DE 1D ED 05 00 00 32 </text:p>
      <text:p text:style-name="P158">RSP_EXT<text:tab/>00 00 00 00 07</text:p>
      <text:p text:style-name="P113"/>
      <text:p text:style-name="P113"/>
      <text:p text:style-name="P113"/>
      <text:p text:style-name="P113"/>
      <text:p text:style-name="P113"/>
      <text:p text:style-name="P113"/>
      <text:p text:style-name="P103">VALUE_BLOCK_WRITE (0x1E)</text:p>
      <text:p text:style-name="P95"/>
      <text:p text:style-name="P96">Store 4-byte value into “value block”. <text:s/></text:p>
      <text:p text:style-name="P96"/>
      <text:p text:style-name="P96">This command disallow the writing into the trailers of the sector and in case of their addressing it returns the FORBIDEN_DIRECT_WRITE_IN_SECTOR_TRAILER.</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 contains:</text:p>
      <text:p text:style-name="P102"/>
      <text:p text:style-name="P100"><text:span text:style-name="T182">RKA_AUTH1x</text:span><text:span text:style-name="T166">:</text:span></text:p>
      <text:p text:style-name="P95"/>
      <text:p text:style-name="P100"><text:span text:style-name="T196">• </text:span><text:span text:style-name="T166">CMD_Par1 in CMD set contains readers index key</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and 3</text:span><text:span text:style-name="T159">rd</text:span><text:span text:style-name="T166"> byte of the CMD_EXT set contains dummy data</text:span></text:p>
      <text:p text:style-name="P100"><text:span text:style-name="T196">• </text:span><text:span text:style-name="T166">4</text:span><text:span text:style-name="T159">th</text:span><text:span text:style-name="T166"> byte contains value address</text:span></text:p>
      <text:p text:style-name="P100"><text:span text:style-name="T196">• </text:span><text:span text:style-name="T166">in 5</text:span><text:span text:style-name="T159">th</text:span><text:span text:style-name="T166"> to 8th byte of the set is placed the data for writing into the value block</text:span></text:p>
      <text:p text:style-name="P100"><text:span text:style-name="T196">• </text:span><text:span text:style-name="T166">9</text:span><text:span text:style-name="T159">th</text:span><text:span text:style-name="T166"> byte contains checksum</text:span></text:p>
      <text:p text:style-name="P95"/>
      <text:p text:style-name="P100"><text:span text:style-name="T182">AKMy_AUTH1x</text:span><text:span text:style-name="T166">:</text:span></text:p>
      <text:p text:style-name="P95"/>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and 3</text:span><text:span text:style-name="T159">rd</text:span><text:span text:style-name="T166"> byte of the CMD_EXT set contains dummy data</text:span></text:p>
      <text:p text:style-name="P100"><text:span text:style-name="T196">• </text:span><text:span text:style-name="T166">4</text:span><text:span text:style-name="T159">th</text:span><text:span text:style-name="T166"> byte contains value address</text:span></text:p>
      <text:p text:style-name="P100"><text:span text:style-name="T196">• </text:span><text:span text:style-name="T166">in 5</text:span><text:span text:style-name="T159">th</text:span><text:span text:style-name="T166"> to 8th byte of the set is placed the data for writing into the value block</text:span></text:p>
      <text:p text:style-name="P100"><text:span text:style-name="T196">• </text:span><text:span text:style-name="T166">9</text:span><text:span text:style-name="T159">th</text:span><text:span text:style-name="T166"> byte contains checksum</text:span></text:p>
      <text:p text:style-name="P95"/>
      <text:p text:style-name="P95"/>
      <text:p text:style-name="P120">PK_AUTH1x:</text:p>
      <text:p text:style-name="P120"/>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and 3</text:span><text:span text:style-name="T159">rd</text:span><text:span text:style-name="T166"> byte of the CMD_EXT set contains dummy data</text:span></text:p>
      <text:p text:style-name="P100"><text:soft-page-break/><text:span text:style-name="T196">• </text:span><text:span text:style-name="T166">4</text:span><text:span text:style-name="T159">th</text:span><text:span text:style-name="T166"> byte contains value address</text:span></text:p>
      <text:p text:style-name="P100"><text:span text:style-name="T196">• </text:span><text:span text:style-name="T166">array from 5</text:span><text:span text:style-name="T159">th</text:span><text:span text:style-name="T166"> up to 10</text:span><text:span text:style-name="T159">th</text:span><text:span text:style-name="T166"> byte contains 6-byte key.</text:span></text:p>
      <text:p text:style-name="P100"><text:span text:style-name="T196">• </text:span><text:span text:style-name="T166">in 11</text:span><text:span text:style-name="T159">th</text:span><text:span text:style-name="T166"> to 14</text:span><text:span text:style-name="T159">th</text:span><text:span text:style-name="T166"> byte of the set is placed the data for writing into the value block</text:span></text:p>
      <text:p text:style-name="P100"><text:span text:style-name="T196">• </text:span><text:span text:style-name="T166">15</text:span><text:span text:style-name="T159">th</text:span><text:span text:style-name="T166"> byte contains checksum</text:span></text:p>
      <text:p text:style-name="P95"/>
      <text:p text:style-name="P222">Example: Store value 01 01 01 01 into block 5 using PK_AUTH1A key FF FF FF FF FF FF </text:p>
      <text:p text:style-name="P222"/>
      <text:p text:style-name="P222">CMD<text:tab/><text:tab/>55 1E AA 0F 60 00 95</text:p>
      <text:p text:style-name="P222">ACK<text:tab/><text:tab/>AC 1E CA 0F 60 00 1E</text:p>
      <text:p text:style-name="P222"/>
      <text:p text:style-name="P222">CMD_EXT<text:tab/>05 00 00 05 FF FF FF FF FF FF 01 01 01 01 07</text:p>
      <text:p text:style-name="P148">RSP<text:tab/><text:tab/>DE 1E ED 00 00 00 34 DE</text:p>
      <text:p text:style-name="P95"/>
      <text:p text:style-name="P95">If everything is OK, device answer with RSP packet. RSP_EXT is not used.</text:p>
      <text:p text:style-name="P95"/>
      <text:p text:style-name="P233">Notice that value is in little-endian notation, where negative values are stored as “Two complement's”. For example, decimal value 65535 should be stored as FF FF 00 00.</text:p>
      <text:p text:style-name="P95"/>
      <text:p text:style-name="P113"/>
      <text:p text:style-name="P113"/>
      <text:p text:style-name="P103">VALUE_BLOCK_INC (0x21)</text:p>
      <text:p text:style-name="P95"/>
      <text:p text:style-name="P99"><text:span text:style-name="T166">It increases the value of the addressed value block for the 4-byte value </text:span><text:span text:style-name="T181">increment_val </text:span><text:span text:style-name="T166">that</text:span><text:span text:style-name="T181"> </text:span><text:span text:style-name="T166">is send as a command parameter and is been used for so-called block address mode.</text:span></text:p>
      <text:p text:style-name="P117"/>
      <text:p text:style-name="P96">The CMD_EXT set is used and its length depends on the authentication mode that is used.</text:p>
      <text:p text:style-name="P95"/>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6">• </text:span><text:span text:style-name="T166">CMD_Par1 in CMD set contains readers index key</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the CMD_EXT set contains dummy data</text:span></text:p>
      <text:p text:style-name="P100"><text:span text:style-name="T196">• </text:span><text:span text:style-name="T166">in 5</text:span><text:span text:style-name="T159">th</text:span><text:span text:style-name="T166"> to 8</text:span><text:span text:style-name="T160">th</text:span><text:span text:style-name="T166"> byte set is </text:span><text:span text:style-name="T181">increment_val</text:span></text:p>
      <text:p text:style-name="P100"><text:span text:style-name="T196">• </text:span><text:span text:style-name="T166">9</text:span><text:span text:style-name="T159">th</text:span><text:span text:style-name="T166"> byte contains checksum</text:span></text:p>
      <text:p text:style-name="P95"/>
      <text:p text:style-name="P100"><text:span text:style-name="T182">AKMy_AUTH1x</text:span><text:span text:style-name="T166">:</text:span></text:p>
      <text:p text:style-name="P95"/>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the CMD_EXT set contains dummy data</text:span></text:p>
      <text:p text:style-name="P100"><text:span text:style-name="T196">• </text:span><text:span text:style-name="T166">in 5</text:span><text:span text:style-name="T159">th</text:span><text:span text:style-name="T166"> to 8th byte set is </text:span><text:span text:style-name="T181">increment_val</text:span></text:p>
      <text:p text:style-name="P100"><text:span text:style-name="T196">• </text:span><text:span text:style-name="T166">9</text:span><text:span text:style-name="T159">th</text:span><text:span text:style-name="T166"> byte contains checksum</text:span></text:p>
      <text:p text:style-name="P95"/>
      <text:p text:style-name="P100"><text:span text:style-name="T182">PK_AUTH1x</text:span><text:span text:style-name="T166">:</text:span></text:p>
      <text:p text:style-name="P95"/>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the CMD_EXT set contains dummy data</text:span></text:p>
      <text:p text:style-name="P100"><text:span text:style-name="T196">• </text:span><text:span text:style-name="T166">array from 5</text:span><text:span text:style-name="T159">th</text:span><text:span text:style-name="T166"> up to 10</text:span><text:span text:style-name="T159">th</text:span><text:span text:style-name="T166"> byte contains 6-byte key</text:span></text:p>
      <text:p text:style-name="P100"><text:span text:style-name="T196">• </text:span><text:span text:style-name="T166">in 11</text:span><text:span text:style-name="T159">th</text:span><text:span text:style-name="T166"> to 14</text:span><text:span text:style-name="T159">th</text:span><text:span text:style-name="T166"> bytes of the set is </text:span><text:span text:style-name="T181">increment_val</text:span></text:p>
      <text:p text:style-name="P100"><text:span text:style-name="T196">• </text:span><text:span text:style-name="T166">15</text:span><text:span text:style-name="T159">th</text:span><text:span text:style-name="T166"> byte contains checksum.</text:span></text:p>
      <text:p text:style-name="P95"/>
      <text:p text:style-name="P95">If everything is OK, device answer with RSP packet. RSP_EXT packet is not used.</text:p>
      <text:p text:style-name="P95"><text:soft-page-break/></text:p>
      <text:p text:style-name="P164">Example: <text:s/>Increase Value Block 5 with <text:s/>“F0 F0 F0 F0” using PK_AUTH1A with key FF FF FF FF FF FF</text:p>
      <text:p text:style-name="P164"/>
      <text:p text:style-name="P222">CMD<text:tab/><text:tab/>55 21 AA 0F 60 00 B8</text:p>
      <text:p text:style-name="P222">ACK<text:tab/><text:tab/>AC 21 CA 0F 60 00 2F </text:p>
      <text:p text:style-name="P222"/>
      <text:p text:style-name="P222">CMD_EXT<text:tab/>05 00 00 00 FF FF FF FF FF FF F0 F0 F0 F0 0C</text:p>
      <text:p text:style-name="P148">RSP<text:tab/><text:tab/>DE 21 ED 00 00 00 19 DE</text:p>
      <text:p text:style-name="P95"/>
      <text:p text:style-name="P95">Notice that when we read now Value Block 5 we will get </text:p>
      <text:p text:style-name="P148">RSP and RSP_EXT <text:tab/>DE 1D ED 05 05 00 35 <text:s text:c="2"/>F1 F1 F1 71 87,</text:p>
      <text:p text:style-name="P148"><text:span text:style-name="T243">with value <text:tab/></text:span>F1 F1 F1 71, <text:span text:style-name="T243">stored in little-endian notation, where byte 71 is represented in Two </text:span><text:span text:style-name="T244">Complement’s</text:span><text:span text:style-name="T243"> manner (change of sign +/-).</text:span></text:p>
      <text:p text:style-name="P95"/>
      <text:p text:style-name="P95"/>
      <text:p text:style-name="P95"/>
      <text:p text:style-name="P95"/>
      <text:p text:style-name="P95"/>
      <text:p text:style-name="P95"/>
      <text:p text:style-name="P103">VALUE_BLOCK_DEC (0x22)</text:p>
      <text:p text:style-name="P113"/>
      <text:p text:style-name="P99"><text:span text:style-name="T166">Decrement the value of the addressed value block for 4-byte value </text:span><text:span text:style-name="T181">decrement_val </text:span><text:span text:style-name="T166">which is sent as the command parameter. The so-called block address mode is used.</text:span></text:p>
      <text:p text:style-name="P117"/>
      <text:p text:style-name="P96">The CMD_EXT set is used and the length of the authentication mode is used.</text:p>
      <text:p text:style-name="P95"/>
      <text:p text:style-name="P95">CMD_Par0 contains AUTH_MODE.</text:p>
      <text:p text:style-name="P95"/>
      <text:p text:style-name="P95">Depending on AUTH_MODE, CMD and CMD_EXT set contains:</text:p>
      <text:p text:style-name="P95"/>
      <text:p text:style-name="P120">RKA_AUTH1x:</text:p>
      <text:p text:style-name="P120"/>
      <text:p text:style-name="P100"><text:span text:style-name="T196">• </text:span><text:span text:style-name="T166">CMD_Par1 in CMD set contains readers index key</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CMD_EXT set contains dummy data</text:span></text:p>
      <text:p text:style-name="P100"><text:span text:style-name="T196">• </text:span><text:span text:style-name="T166">in 5</text:span><text:span text:style-name="T159">th</text:span><text:span text:style-name="T166"> to 8</text:span><text:span text:style-name="T159">th</text:span><text:span text:style-name="T166"> byte of the set is </text:span><text:span text:style-name="T181">decrement_val</text:span></text:p>
      <text:p text:style-name="P100"><text:span text:style-name="T196">• </text:span><text:span text:style-name="T166">9</text:span><text:span text:style-name="T159">th</text:span><text:span text:style-name="T166"> byte contains checksum</text:span></text:p>
      <text:p text:style-name="P95"/>
      <text:p text:style-name="P120">AKMy_AUTH1x:</text:p>
      <text:p text:style-name="P120"/>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CMD_EXT set contains dummy data</text:span></text:p>
      <text:p text:style-name="P100"><text:span text:style-name="T196">• </text:span><text:span text:style-name="T166">in 5</text:span><text:span text:style-name="T159">th</text:span><text:span text:style-name="T166"> to 8</text:span><text:span text:style-name="T159">th</text:span><text:span text:style-name="T166"> byte of the set is </text:span><text:span text:style-name="T181">decrement_val</text:span></text:p>
      <text:p text:style-name="P100"><text:span text:style-name="T196">• </text:span><text:span text:style-name="T166">9</text:span><text:span text:style-name="T159">th</text:span><text:span text:style-name="T166"> byte contains checksum</text:span></text:p>
      <text:p text:style-name="P102"/>
      <text:p text:style-name="P120">PK_AUTH1x:</text:p>
      <text:p text:style-name="P120"/>
      <text:p text:style-name="P100"><text:span text:style-name="T196">• </text:span><text:span text:style-name="T166">CMD_Par1 is not used.</text:span></text:p>
      <text:p text:style-name="P100"><text:span text:style-name="T196">• </text:span><text:span text:style-name="T166">1</text:span><text:span text:style-name="T159">st</text:span><text:span text:style-name="T166"> byte of the CMD_EXT set contains block_address</text:span></text:p>
      <text:p text:style-name="P100"><text:span text:style-name="T196">• </text:span><text:span text:style-name="T166">2</text:span><text:span text:style-name="T159">nd</text:span><text:span text:style-name="T166">, 3</text:span><text:span text:style-name="T159">rd</text:span><text:span text:style-name="T166"> and 4</text:span><text:span text:style-name="T159">th</text:span><text:span text:style-name="T166"> byte of the CMD_EXT set contains dummy data</text:span></text:p>
      <text:p text:style-name="P100"><text:span text:style-name="T196">• </text:span><text:span text:style-name="T166">array from 5</text:span><text:span text:style-name="T159">th</text:span><text:span text:style-name="T166"> up to 10</text:span><text:span text:style-name="T159">th</text:span><text:span text:style-name="T166"> byte contains 6-byte key.</text:span></text:p>
      <text:p text:style-name="P100"><text:span text:style-name="T196">• </text:span><text:span text:style-name="T166">in 11</text:span><text:span text:style-name="T159">th</text:span><text:span text:style-name="T166"> to 14</text:span><text:span text:style-name="T159">th</text:span><text:span text:style-name="T166"> byte of the set is </text:span><text:span text:style-name="T181">decrement_val</text:span></text:p>
      <text:p text:style-name="P100"><text:span text:style-name="T196">• </text:span><text:span text:style-name="T166">15</text:span><text:span text:style-name="T159">th</text:span><text:span text:style-name="T166"> byte contains checksum.</text:span></text:p>
      <text:p text:style-name="P95"/>
      <text:p text:style-name="P95">If everything is OK, device answer with RSP packet. RSP_EXT packet is not used</text:p>
      <text:p text:style-name="P95"><text:soft-page-break/></text:p>
      <text:p text:style-name="P95">Example: Decrement Value Block 5 with 00 00 00 F0 using PK_AUTH1A with key FF FF FF FF FF FF </text:p>
      <text:p text:style-name="P95"/>
      <text:p text:style-name="P222">CMD<text:tab/><text:tab/>55 22 AA 0F 60 00 B9</text:p>
      <text:p text:style-name="P222">ACK<text:tab/><text:tab/>AC 22 CA 0F 60 00 32 </text:p>
      <text:p text:style-name="P222"/>
      <text:p text:style-name="P222">CMD_EXT<text:tab/>05 00 00 00 FF FF FF FF FF FF 00 00 00 F0 FC</text:p>
      <text:p text:style-name="P222">RSP<text:tab/><text:tab/>DE 22 ED 00 00 00 18 </text:p>
      <text:p text:style-name="P222"/>
      <text:p text:style-name="P222"/>
      <text:p text:style-name="P95">Notice that when we read now Value Block 5 we will get </text:p>
      <text:p text:style-name="P148">RSP and RSP_EXT <text:tab/><text:span text:style-name="T239">DE 1D ED 05 05 00 35 <text:s text:c="2"/>F1 F1 F1 01 F7</text:span></text:p>
      <text:p text:style-name="P148"><text:span text:style-name="T243">with value <text:tab/></text:span>F1 F1 F1 01, <text:span text:style-name="T243">stored in little-endian notation, where byte 01 is represented in Two </text:span><text:span text:style-name="T244">Complement’s</text:span><text:span text:style-name="T243"> manner (change of sign +/-).</text:span></text:p>
      <text:p text:style-name="P222"/>
      <text:p text:style-name="P222"/>
      <text:p text:style-name="P222"/>
      <text:p text:style-name="P222"/>
      <text:p text:style-name="P222"/>
      <text:p text:style-name="P222"/>
      <text:p text:style-name="P112">INDIRECT BLOCK ADRRESSING</text:p>
      <text:p text:style-name="P113"/>
      <text:p text:style-name="P113"/>
      <text:p text:style-name="P103">VALUE_BLOCK_IN_SECTOR_READ (0x1F)</text:p>
      <text:p text:style-name="P95"/>
      <text:p text:style-name="P96">It operates as VALUE_BLOCK_READ but uses the different address mode, so-called sector addressing where are always given the sector address and the block address in the sector (as mentioned in NXP documentation for Mifare Classic cards). </text:p>
      <text:p text:style-name="P99"><text:span text:style-name="T166">For example the first sector of the Mifare Classic 1k card has the 0 and the last one has the address 15. Block addresses in the sector are in the interval from 0 to 3 (3</text:span><text:span text:style-name="T159">rd</text:span><text:span text:style-name="T166"> block of each sector is sector trailer) excluding Mifare Classic 4k cards for which in its second half of address space (second 2k with 32 to 39 sector) the addresses of the blocks in sector 0 to 15 and the block 15 is sector trailer.</text:span></text:p>
      <text:p text:style-name="P95"/>
      <text:p text:style-name="P95">Communication command protocol is the same as with VALUE_BLOCK_READ with following exception:</text:p>
      <text:p text:style-name="P95"/>
      <text:p text:style-name="P100"><text:span text:style-name="T196">• </text:span><text:span text:style-name="T166">1</text:span><text:span text:style-name="T159">st</text:span><text:span text:style-name="T166"> byte of the CMD_EXT set contains block_in_sector_address</text:span></text:p>
      <text:p text:style-name="P100"><text:span text:style-name="T196">• </text:span><text:span text:style-name="T166">2</text:span><text:span text:style-name="T159">nd</text:span><text:span text:style-name="T166"> byte of the CMD_EXT set contains sector_address</text:span></text:p>
      <text:p text:style-name="P100"><text:span text:style-name="T196">• </text:span><text:span text:style-name="T166">3</text:span><text:span text:style-name="T159">rd</text:span><text:span text:style-name="T166"> and 4</text:span><text:span text:style-name="T159">th</text:span><text:span text:style-name="T166"> byte of the CMD_EXT set contains dummy data.</text:span></text:p>
      <text:p text:style-name="P95"/>
      <text:p text:style-name="P104">Device will answer with RSP and RSP_EXT. RSP_Val<text:span text:style-name="T260">0</text:span> contains direct block address.</text:p>
      <text:p text:style-name="P113"/>
      <text:p text:style-name="P221"/>
      <text:p text:style-name="P187">Example: Read Value Block 01 in Sector 01 (is equal to Value Block 5 using direct addressing) using PK_AUTH1A mode with key FF FF FF FF FF FF</text:p>
      <text:p text:style-name="P218"/>
      <text:p text:style-name="P156">CMD<text:tab/><text:tab/>55 1F AA 0B 60 00 92</text:p>
      <text:p text:style-name="P156">ACK<text:tab/><text:tab/>AC 1F CA 0B 60 00 19</text:p>
      <text:p text:style-name="P156"/>
      <text:p text:style-name="P156">CMD_EXT<text:tab/>01 01 00 00 FF FF FF FF FF FF 07</text:p>
      <text:p text:style-name="P159">RSP<text:tab/><text:tab/><text:span text:style-name="T222">DE 1F ED 05 05 00 33</text:span></text:p>
      <text:p text:style-name="P156">RSP_EXT<text:tab/>F1 F1 F1 01 F7</text:p>
      <text:p text:style-name="P115"/>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VALUE_BLOCK_IN_SECTOR_WRITE (0x20)</text:p>
      <text:p text:style-name="P95"/>
      <text:p text:style-name="P99"><text:span text:style-name="T166">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59">rd</text:span><text:span text:style-name="T166">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text:span text:style-name="T261">IN_SECTOR_</text:span>READ with following exception:</text:p>
      <text:p text:style-name="P102"/>
      <text:p text:style-name="P100"><text:span text:style-name="T196">• </text:span><text:span text:style-name="T166">1</text:span><text:span text:style-name="T159">st</text:span><text:span text:style-name="T166"> byte of the CMD_EXT set contains block_in_sector_address</text:span></text:p>
      <text:p text:style-name="P100"><text:span text:style-name="T196">• </text:span><text:span text:style-name="T166">2</text:span><text:span text:style-name="T159">nd</text:span><text:span text:style-name="T166"> byte of the CMD_EXT set contains sector_address</text:span></text:p>
      <text:p text:style-name="P100"><text:span text:style-name="T196">• </text:span><text:span text:style-name="T166">3</text:span><text:span text:style-name="T159">rd</text:span><text:span text:style-name="T166"> and 4</text:span><text:span text:style-name="T159">th</text:span><text:span text:style-name="T166"> byte of the CMD_EXT set contains dummy data</text:span></text:p>
      <text:p text:style-name="P95"/>
      <text:p text:style-name="P95"/>
      <text:p text:style-name="P113"/>
      <text:p text:style-name="P113"/>
      <text:p text:style-name="P221"/>
      <text:p text:style-name="P221">Example: <text:span text:style-name="T243"><text:s/>Write Value Block 00 in Sector 01 (is equal to Value Block 5 using direct addressing) value “80 80 80 80” using PK_AUTH1A mode with key FF FF FF FF FF FF</text:span> </text:p>
      <text:p text:style-name="P221"/>
      <text:p text:style-name="P221"/>
      <text:p text:style-name="P218">CMD<text:tab/><text:tab/>55 20 AA 0F 60 00 B7</text:p>
      <text:p text:style-name="P218">ACK<text:tab/><text:tab/>AC 20 CA 0F 60 00 30 </text:p>
      <text:p text:style-name="P218"/>
      <text:p text:style-name="P218">CMD_EXT<text:tab/>01 01 00 00 FF FF FF FF FF FF 80 80 80 80 07</text:p>
      <text:p text:style-name="P221">RSP<text:tab/><text:tab/>DE 20 ED 00 00 00 1A </text:p>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VALUE_BLOCK_IN_SECTOR_INC (0x23)</text:p>
      <text:p text:style-name="P113"/>
      <text:p text:style-name="P99"><text:span text:style-name="T166">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59">rd</text:span><text:span text:style-name="T166">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INC with following exception:</text:p>
      <text:p text:style-name="P95"/>
      <text:p text:style-name="P100"><text:span text:style-name="T196">• </text:span><text:span text:style-name="T166">1</text:span><text:span text:style-name="T159">st</text:span><text:span text:style-name="T166"> byte of the CMD_EXT set contains block_in_sector_address</text:span></text:p>
      <text:p text:style-name="P100"><text:span text:style-name="T196">• </text:span><text:span text:style-name="T166">2</text:span><text:span text:style-name="T159">nd</text:span><text:span text:style-name="T166"> byte of the CMD_EXT set contains sector_address</text:span></text:p>
      <text:p text:style-name="P100"><text:span text:style-name="T196">• </text:span><text:span text:style-name="T166">3</text:span><text:span text:style-name="T159">rd</text:span><text:span text:style-name="T166"> and 4</text:span><text:span text:style-name="T159">th</text:span><text:span text:style-name="T166"> byte of the CMD_EXT set contains dummy data.</text:span></text:p>
      <text:p text:style-name="P95"/>
      <text:p text:style-name="P222">CMD<text:tab/><text:tab/>55 23 AA 0F 60 00 BA</text:p>
      <text:p text:style-name="P222">ACK<text:tab/><text:tab/>AC 23 CA 0F 60 00 31 </text:p>
      <text:p text:style-name="P222">CMD_EXT<text:tab/>01 01 00 00 FF FF FF FF FF FF 60 60 60 60 07</text:p>
      <text:p text:style-name="P148">RSP<text:tab/><text:tab/>DE 23 ED 00 00 00 17 </text:p>
      <text:p text:style-name="P95"/>
      <text:p text:style-name="P95"/>
      <text:p text:style-name="P95"/>
      <text:p text:style-name="P95"/>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3">VALUE_BLOCK_IN_SECTOR_DEC (0x24)</text:p>
      <text:p text:style-name="P113"/>
      <text:p text:style-name="P99"><text:span text:style-name="T166">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59">rd</text:span><text:span text:style-name="T166">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DEC with following exception:</text:p>
      <text:p text:style-name="P95"><text:s/></text:p>
      <text:p text:style-name="P100"><text:span text:style-name="T196">• </text:span><text:span text:style-name="T166">1</text:span><text:span text:style-name="T159">st</text:span><text:span text:style-name="T166"> byte of the CMD_EXT set contains block_in_sector_address</text:span></text:p>
      <text:p text:style-name="P100"><text:span text:style-name="T196">• </text:span><text:span text:style-name="T166">2</text:span><text:span text:style-name="T159">nd</text:span><text:span text:style-name="T166"> byte of the CMD_EXT set contains sector_address</text:span></text:p>
      <text:p text:style-name="P100"><text:span text:style-name="T196">• </text:span><text:span text:style-name="T166">3</text:span><text:span text:style-name="T159">rd</text:span><text:span text:style-name="T166"> and 4</text:span><text:span text:style-name="T159">th</text:span><text:span text:style-name="T166"> byte of the CMD_EXT set contains dummy data</text:span></text:p>
      <text:p text:style-name="P95"/>
      <text:p text:style-name="P158">CMD<text:tab/><text:tab/>55 24 AA 0F 60 00 BB</text:p>
      <text:p text:style-name="P158">ACK<text:tab/><text:tab/>AC 24 CA 0F 60 00 34 </text:p>
      <text:p text:style-name="P158"/>
      <text:p text:style-name="P156">CMD_EXT<text:tab/>01 01 00 00 FF FF FF FF FF FF 60 60 60 60 07</text:p>
      <text:p text:style-name="P158">RSP<text:tab/><text:tab/>DE 24 ED 00 00 00 1E </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4"><text:span text:style-name="T236">COMMANDS FOR “ASYNCHRONOUS UID SENDING” FEATURE</text:span> </text:p>
      <text:p text:style-name="P14"/>
      <text:p text:style-name="P11">This feature “Async UID sending” is capability of reader device to send Card UID immediately when card enters into device RF field, without any action <text:span text:style-name="T260">initiated</text:span> by host. This is also exception from rule that <text:span text:style-name="T260">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264">to avoid colision with standard communication between device and host.</text:span></text:p>
      <text:h text:style-name="P483" text:outline-level="2">SET_CARD_ID_SEND_CONF (0x3D)</text:h>
      <text:p text:style-name="P381">Set the asynchronously card ID sending parameters.</text:p>
      <text:list xml:id="list3655038679446476099" text:style-name="L1">
        <text:list-item>
          <text:p text:style-name="P487"><text:span text:style-name="T4">CMD_Par0 contains </text:span><text:span text:style-name="T128">send enable flag </text:span><text:span text:style-name="T4">(bit 0), </text:span><text:span text:style-name="T128">prefix enable flag </text:span><text:span text:style-name="T4">(bit 1) </text:span><text:span text:style-name="T5">and </text:span><text:span text:style-name="T129">send removed enable flag</text:span><text:span text:style-name="T5"> (bit2).</text:span></text:p>
        </text:list-item>
        <text:list-item>
          <text:p text:style-name="P504">When using option Send removed flag, Prefix byte is mandatory</text:p>
        </text:list-item>
        <text:list-item>
          <text:p text:style-name="P487"><text:span text:style-name="T4">1</text:span><text:span text:style-name="T12">st </text:span><text:span text:style-name="T31">byte</text:span><text:span text:style-name="T4"> of the CMD_EXT contains prefix character</text:span></text:p>
        </text:list-item>
        <text:list-item>
          <text:p text:style-name="P487"><text:span text:style-name="T4">2</text:span><text:span text:style-name="T12">nd </text:span><text:span text:style-name="T31">byte</text:span><text:span text:style-name="T4"> of the CMD_EXT contains suffix character</text:span></text:p>
        </text:list-item>
        <text:list-item>
          <text:p text:style-name="P487"><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487"><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487"><text:span text:style-name="T31">8</text:span><text:span text:style-name="T12">th </text:span><text:span text:style-name="T31">byte of the CMD_EXT contains checksum </text:span></text:p>
        </text:list-item>
      </text:list>
      <text:p text:style-name="P95">If everything is OK, device answer with RSP packet. RSP_EXT is not used.</text:p>
      <text:p text:style-name="P95"/>
      <text:p text:style-name="P97">Example:</text:p>
      <text:p text:style-name="P97"/>
      <text:p text:style-name="P131">CMD<text:tab/><text:tab/>55 3D AA 08 07 00 D4 (send command 3D, bits 0,1,2 high), D4 checksum</text:p>
      <text:p text:style-name="P131">ACK<text:tab/><text:tab/>AC 3D CA 08 07 00 5B (ACK OK)</text:p>
      <text:p text:style-name="P131"/>
      <text:p text:style-name="P131">CMD_EXT<text:tab/>CC EE 80 25 00 00 87 07 <text:s/>(prefix CC, suffix EE, speed 9600 (0x2580),</text:p>
      <text:p text:style-name="P131"><text:tab/><text:tab/><text:tab/><text:tab/><text:tab/><text:tab/> (87 checksum – 07,00,CC,EE,80,25,00,00),</text:p>
      <text:p text:style-name="P131"><text:tab/><text:tab/><text:tab/><text:tab/><text:tab/><text:tab/> (07 – checksum of CMD_EXT)</text:p>
      <text:p text:style-name="P131"><text:soft-page-break/>RSP<text:tab/><text:tab/>DE 3D ED 00 00 00 15<text:tab/>(RESPONSE OK)speed 9600 (0x2580),</text:p>
      <text:p text:style-name="P131"/>
      <text:p text:style-name="P162">When card enter the field, event will occur:</text:p>
      <text:p text:style-name="P131"/>
      <text:p text:style-name="P131">HEX<text:tab/>CC 30 34 32 32 43 33 36 32 34 42 32 44 38 31 EE </text:p>
      <text:p text:style-name="P131">ASCII<text:tab/> ? <text:s/>0 <text:s/>4 <text:s/>2 <text:s/>2 <text:s/>C <text:s/>3 <text:s/>6 <text:s/>2 <text:s/>4 <text:s/>B <text:s/>2 <text:s/>D <text:s/>8 <text:s/>1 <text:s/>?</text:p>
      <text:p text:style-name="P131"/>
      <text:p text:style-name="P147">meaning card UID is <text:span text:style-name="T264">04 22 C3 62 4B 2D 81</text:span> </text:p>
      <text:p text:style-name="P131"/>
      <text:p text:style-name="P353">On card removal, event will occur:</text:p>
      <text:p text:style-name="P359">CC EE</text:p>
      <text:p text:style-name="P354">To disable feature, send bits 0,1,2 low:</text:p>
      <text:p text:style-name="P360">CMD<text:tab/>55 3D AA 00 00 00 C9</text:p>
      <text:p text:style-name="P360">RSP<text:tab/>DE 3D ED 00 00 00 15</text:p>
      <text:h text:style-name="P484" text:outline-level="2"><text:span text:style-name="T228">GET_CARD_ID_SEND_CONF (0x3</text:span><text:span text:style-name="T229">E</text:span><text:span text:style-name="T228">)</text:span></text:h>
      <text:p text:style-name="P376">Get the asynchronously card ID sending parameters.</text:p>
      <text:p text:style-name="P382">The CMD_EXT set is not in use.</text:p>
      <text:p text:style-name="P382">The CMD_Par0 and CMD_Par1 are not in use.</text:p>
      <text:p text:style-name="P382">If everything is OK, device answer with RSP packet and after that also the RSP_EXT packet of 9 bytes.</text:p>
      <text:p text:style-name="P382">RSP_Val0 and RSP_Val1 are not in use.</text:p>
      <text:list xml:id="list1276718309390861892" text:style-name="L2">
        <text:list-item>
          <text:p text:style-name="P489"><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489"><text:span text:style-name="T28">2</text:span><text:span text:style-name="T10">nd </text:span><text:span text:style-name="T28">byte of the RESPONSE_EXT contains prefix character</text:span></text:p>
        </text:list-item>
        <text:list-item>
          <text:p text:style-name="P489"><text:span text:style-name="T28">3</text:span><text:span text:style-name="T10">rd</text:span><text:span text:style-name="T28"> byte of the RESPONSE_EXT contains suffix character</text:span></text:p>
        </text:list-item>
        <text:list-item>
          <text:p text:style-name="P489"><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489"><text:span text:style-name="T28">8</text:span><text:span text:style-name="T10">th </text:span><text:span text:style-name="T28">byte of the RESPONSE_EXT contains internal CRC</text:span></text:p>
        </text:list-item>
        <text:list-item>
          <text:p text:style-name="P489"><text:span text:style-name="T28">9</text:span><text:span text:style-name="T10">th </text:span><text:span text:style-name="T28">byte of the RESPONSE_EXT contains checksum</text:span></text:p>
        </text:list-item>
      </text:list>
      <text:p text:style-name="P355"/>
      <text:p text:style-name="P355"/>
      <text:p text:style-name="P355">Example:</text:p>
      <text:p text:style-name="P361">CMD<text:tab/><text:tab/>55 3E AA 00 00 00 C8 <text:s/><text:tab/><text:tab/>(send CMD 3E, C8 checksum)</text:p>
      <text:p text:style-name="P361">RSP<text:tab/><text:tab/>DE 3E ED 09 00 00 0B <text:tab/><text:tab/>(RSP command 3E, 9 byte follows, 0B checksum)</text:p>
      <text:p text:style-name="P362">RSP_EXT<text:tab/>07 CC EE 80 25 00 00 87 0E<text:tab/>(07 -bits 0,1,2 high, CC Prefix, EE suffix,<text:line-break/><text:tab/><text:tab/><text:tab/><text:tab/><text:tab/><text:tab/><text:tab/> <text:span text:style-name="T166">speed 9600 (0x2580),<text:line-break/><text:tab/><text:tab/><text:tab/><text:tab/><text:tab/><text:tab/><text:tab/> </text:span><text:span text:style-name="T169">87 – checksum ( </text:span>07,CC,EE,80,25,00,00<text:span text:style-name="T265">),</text:span></text:p>
      <text:p text:style-name="P362"><text:tab/><text:tab/><text:tab/><text:tab/><text:tab/><text:tab/><text:tab/> <text:span text:style-name="T265">0E – checksum of RSP_EXT)</text:span></text:p>
      <text:p text:style-name="P362"/>
      <text:p text:style-name="P420">COMMANDS FOR WORKS WITH DESFIRE CARDS</text:p>
      <text:p text:style-name="P427">EROR CODES FOR DESFIRE CARD OPERATIONS</text:p>
      <text:p text:style-name="P433"><text:span text:style-name="T275">#define</text:span><text:span text:style-name="T139"> DATA_OVERFLOW<text:tab/><text:tab/><text:tab/>2990</text:span></text:p>
      <text:p text:style-name="P433"><text:span text:style-name="T275">#define</text:span><text:span text:style-name="T139"> </text:span><text:span text:style-name="T140">READER_ERROR</text:span><text:span text:style-name="T139"><text:tab/><text:tab/><text:tab/>2999</text:span></text:p>
      <text:p text:style-name="P433"><text:span text:style-name="T275">#define</text:span><text:span text:style-name="T139"> NO_CARD_DETECTED<text:tab/><text:tab/>3000</text:span></text:p>
      <text:p text:style-name="P433"><text:span text:style-name="T275">#define</text:span><text:span text:style-name="T139"> CARD_OPERATION_OK<text:tab/><text:tab/>3001</text:span></text:p>
      <text:p text:style-name="P433"><text:span text:style-name="T275">#define</text:span><text:span text:style-name="T139"> WRONG_KEY_TYPE<text:tab/><text:tab/><text:tab/>3002</text:span></text:p>
      <text:p text:style-name="P433"><text:span text:style-name="T275">#define</text:span><text:span text:style-name="T139"> KEY_AUTH_ERROR<text:tab/><text:tab/><text:tab/>3003</text:span></text:p>
      <text:p text:style-name="P433"><text:span text:style-name="T275">#define</text:span><text:span text:style-name="T139"> CARD_CRYPTO_ERROR<text:tab/><text:tab/>3004</text:span></text:p>
      <text:p text:style-name="P433"><text:span text:style-name="T275">#define</text:span><text:span text:style-name="T139"> READER_CARD_COMM_ERROR<text:tab/>3005</text:span></text:p>
      <text:p text:style-name="P433"><text:span text:style-name="T275">#define</text:span><text:span text:style-name="T139"> PC_READER_COMM_ERROR<text:tab/><text:tab/>3006</text:span></text:p>
      <text:p text:style-name="P427"/>
      <text:p text:style-name="P434"><text:span text:style-name="T132">DESFIRE_WRITE_AES_KEY</text:span><text:span text:style-name="T133">(0x8E)</text:span></text:p>
      <text:p text:style-name="P422">Command writes AES key into reader.</text:p>
      <text:list xml:id="list161855597628114" text:continue-list="list3655038679446476099" text:style-name="L1">
        <text:list-item>
          <text:p text:style-name="P488"><text:span text:style-name="T4">CMD_Par0 </text:span><text:span text:style-name="T6">and CMD_Par1 are 0</text:span></text:p>
        </text:list-item>
        <text:list-item>
          <text:p text:style-name="P490"><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503"><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503"><text:span text:style-name="T30">18</text:span><text:span text:style-name="T11">th </text:span><text:span text:style-name="T29">byte of the </text:span><text:span text:style-name="T35">CMD_EXT</text:span><text:span text:style-name="T29"> contains checksum</text:span></text:p>
        </text:list-item>
      </text:list>
      <text:p text:style-name="P125"><text:span text:style-name="T44">D</text:span><text:span text:style-name="T29">evice answer with RSP packet. RSP_EXT is not used.<text:line-break/></text:span></text:p>
      <text:p text:style-name="P394"><text:span text:style-name="T29">E</text:span><text:span text:style-name="T28">xample:</text:span></text:p>
      <text:p text:style-name="P356">AES key is 00 11 22 33 44 55 66 77 88 99 AA BB CC DD EE FF, and ordinal number is 3</text:p>
      <text:p text:style-name="P132">CMD<text:tab/><text:tab/>55 <text:span text:style-name="T276">8E</text:span> AA <text:span text:style-name="T276">12</text:span> 0<text:span text:style-name="T276">0</text:span> 00 <text:span text:style-name="T276">6A</text:span> (send command <text:span text:style-name="T276">8E</text:span>), <text:span text:style-name="T276">6A</text:span> checksum</text:p>
      <text:p text:style-name="P132">ACK<text:tab/><text:tab/>AC <text:span text:style-name="T276">8E</text:span> CA <text:span text:style-name="T276">12</text:span> 0<text:span text:style-name="T276">0</text:span> 00 <text:span text:style-name="T286">01</text:span> (ACK OK)</text:p>
      <text:p text:style-name="P132"/>
      <text:p text:style-name="P132">CMD_EXT<text:tab/><text:span text:style-name="T276">03 </text:span><text:span text:style-name="T47">00 11 22 33 44 55 66 77 88 99 AA BB CC DD EE FF 0A (0A checksum) </text:span></text:p>
      <text:p text:style-name="P160"><text:span text:style-name="T27">RSP<text:tab/><text:tab/>DE </text:span><text:span text:style-name="T43">8E</text:span><text:span text:style-name="T27"> ED 00 00 00 </text:span><text:span text:style-name="T43">C4</text:span><text:span text:style-name="T27"><text:tab/>(RESPONSE OK)</text:span></text:p>
      <text:p text:style-name="P160"/>
      <text:p text:style-name="P160"/>
      <text:p text:style-name="P21">GET_DESFIRE_UID<text:span text:style-name="T277">(0x80)</text:span></text:p>
      <text:p text:style-name="P21"/>
      <text:p text:style-name="P235"><text:span text:style-name="T134">Command </text:span><text:span text:style-name="T279">returns Unique ID of card, if the Random ID is used.</text:span></text:p>
      <text:p text:style-name="P236"/>
      <text:list xml:id="list161854662168315" text:continue-numbering="true" text:style-name="L1">
        <text:list-item>
          <text:p text:style-name="P491"><text:span text:style-name="T4">CMD_Par0 </text:span><text:span text:style-name="T6">and CMD_Par1 are 0</text:span></text:p>
        </text:list-item>
        <text:list-item>
          <text:p text:style-name="P511"><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1"><text:span text:style-name="T7">2</text:span><text:span text:style-name="T13">nd </text:span><text:span text:style-name="T33">byte of the CMD_EXT contains ordinal number of internal AES key, or 0 if uses external AES key</text:span></text:p>
        </text:list-item>
        <text:list-item>
          <text:p text:style-name="P511"><text:span text:style-name="T33">array from 3</text:span><text:span text:style-name="T13">rd</text:span><text:span text:style-name="T33"> to 18</text:span><text:span text:style-name="T13">th</text:span><text:span text:style-name="T33"> byte of CMD_EXT contains AES key</text:span></text:p>
        </text:list-item>
        <text:list-item>
          <text:p text:style-name="P524"><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4"><text:span text:style-name="T34">2</text:span><text:span text:style-name="T31">2</text:span><text:span text:style-name="T12">nd</text:span><text:span text:style-name="T31"> byte contains ordinal key number into application</text:span></text:p>
        </text:list-item>
        <text:list-item>
          <text:p text:style-name="P534"><text:span text:style-name="T31">23</text:span><text:span text:style-name="T12">rd</text:span><text:span text:style-name="T31"> byte contains checksum</text:span></text:p>
        </text:list-item>
      </text:list>
      <text:p text:style-name="P383"><text:span text:style-name="T284">If no error, i.e. error code is </text:span><text:span text:style-name="T245">CARD_OPERATION_OK</text:span>, device answer with RSP packet and after that also the RSP_EXT packet of <text:span text:style-name="T283">12</text:span> bytes.</text:p>
      <text:p text:style-name="P267">RSP_Val0 and RSP_Val1 are not in use.</text:p>
      <text:p text:style-name="P267"/>
      <text:list xml:id="list161855531782976" text:continue-numbering="true" text:style-name="L1">
        <text:list-item>
          <text:p text:style-name="P555"><text:span text:style-name="T267">a</text:span><text:span text:style-name="T266">rray from 1</text:span><text:span text:style-name="T161">st</text:span><text:span text:style-name="T266"> to 7</text:span><text:span text:style-name="T161">th </text:span><text:span text:style-name="T266">byte of RSP_EXT contains 7 bytes length card UID</text:span></text:p>
        </text:list-item>
        <text:list-item>
          <text:p text:style-name="P556"><text:span text:style-name="T266">8</text:span><text:span text:style-name="T161">th </text:span><text:span text:style-name="T266">and 9</text:span><text:span text:style-name="T161">th </text:span><text:span text:style-name="T266">bytes represents </text:span><text:span text:style-name="T268">error code</text:span><text:span text:style-name="T266"> of operation </text:span><text:span text:style-name="T268">(b9 * 256 + b8)</text:span></text:p>
        </text:list-item>
        <text:list-item>
          <text:p text:style-name="P556"><text:span text:style-name="T268">10</text:span><text:span text:style-name="T161">th </text:span><text:span text:style-name="T266">and </text:span><text:span text:style-name="T268">11</text:span><text:span text:style-name="T161">th </text:span><text:span text:style-name="T266">bytes represents </text:span><text:span text:style-name="T268">execution time of command</text:span></text:p>
        </text:list-item>
        <text:list-item>
          <text:p text:style-name="P569"><text:span text:style-name="T266">12</text:span><text:span text:style-name="T161">th</text:span><text:span text:style-name="T266"> byte is checksum.</text:span></text:p>
        </text:list-item>
      </text:list>
      <text:p text:style-name="P249"><text:span text:style-name="T266">If error code is <text:s/></text:span><text:span text:style-name="T273">READER_ERROR or NO_CARD_DETECTED, device answer with RSP_EXT packet of 3 bytes.</text:span></text:p>
      <text:list xml:id="list161855116996060" text:continue-numbering="true" text:style-name="L1">
        <text:list-item>
          <text:p text:style-name="P556"><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72"><text:span text:style-name="T266">3</text:span><text:span text:style-name="T161">rd</text:span><text:span text:style-name="T266"> byte is checksum.</text:span></text:p>
        </text:list-item>
      </text:list>
      <text:p text:style-name="P280">In other case<text:span text:style-name="T285">s</text:span>, device answer with RSP_EXT packet of 5 bytes.</text:p>
      <text:list xml:id="list161855262152872" text:continue-numbering="true" text:style-name="L1">
        <text:list-item>
          <text:p text:style-name="P556"><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56"><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72"><text:span text:style-name="T266">5</text:span><text:span text:style-name="T161">th</text:span><text:span text:style-name="T266">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33">CMD<text:tab/><text:tab/>55 <text:span text:style-name="T276">80</text:span> AA <text:span text:style-name="T276">17</text:span> 0<text:span text:style-name="T276">0</text:span> 00 <text:span text:style-name="T276">6F</text:span> (send command <text:span text:style-name="T276">80</text:span>), <text:span text:style-name="T276">6F</text:span> checksum</text:p>
      <text:p text:style-name="P133">ACK<text:tab/><text:tab/>AC <text:span text:style-name="T276">80</text:span> CA <text:span text:style-name="T276">17</text:span> 0<text:span text:style-name="T276">0</text:span> 00 <text:span text:style-name="T287">F8</text:span> (ACK OK)</text:p>
      <text:p text:style-name="P133"/>
      <text:p text:style-name="P133">CMD_EXT<text:tab/><text:span text:style-name="T276">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63">RSP<text:tab/><text:tab/>DE <text:span text:style-name="T288">80</text:span> ED 0<text:span text:style-name="T288">B</text:span> 00 00 <text:span text:style-name="T288">AC</text:span> <text:tab/><text:tab/>(RSP command <text:span text:style-name="T288">80</text:span>, <text:span text:style-name="T288">12</text:span> byte<text:span text:style-name="T288">s</text:span> follows, 0B checksum)</text:p>
      <text:p text:style-name="P307">RSP_EXT<text:tab/><text:span text:style-name="T288">04 01 02 03 05 06 07 B9 0B 0A 00 BF (UID is 04010203050607, error code is 0BB9, execution time is 000A , checksum is BF</text:span></text:p>
      <text:p text:style-name="P307"/>
      <text:p text:style-name="P305">DESFIRE_FREE_MEM(0x8D)</text:p>
      <text:p text:style-name="P307"/>
      <text:p text:style-name="P335"><text:span text:style-name="T64">Command </text:span><text:span text:style-name="T279">returns the available bytes on the card</text:span></text:p>
      <text:p text:style-name="P307"/>
      <text:p text:style-name="P384">The CMD_EXT set is not in use.</text:p>
      <text:p text:style-name="P308"><text:span text:style-name="T246">The CMD_Par0 and CMD_Par1 are not in use.</text:span><text:span text:style-name="T288"> </text:span><text:span text:style-name="T274"><text:tab/></text:span></text:p>
      <text:p text:style-name="P265"/>
      <text:p text:style-name="P265"><text:span text:style-name="T284">If no error, i.e. error code is CARD_OPERATION_OK</text:span>, device answer with RSP packet and after that also the RSP_EXT packet of <text:span text:style-name="T289">9</text:span> bytes.</text:p>
      <text:list xml:id="list161855250069393" text:continue-numbering="true" text:style-name="L1">
        <text:list-item>
          <text:p text:style-name="P557"><text:span text:style-name="T269">1</text:span><text:span text:style-name="T163">st</text:span><text:span text:style-name="T161"> </text:span><text:span text:style-name="T266">and </text:span><text:span text:style-name="T269">2</text:span><text:span text:style-name="T163">nd</text:span><text:span text:style-name="T161"> </text:span><text:span text:style-name="T266">bytes represents </text:span><text:span text:style-name="T268">error code</text:span><text:span text:style-name="T266"> of operation </text:span><text:span text:style-name="T268">(b</text:span><text:span text:style-name="T269">2</text:span><text:span text:style-name="T268"> * 256 + b</text:span><text:span text:style-name="T269">1</text:span><text:span text:style-name="T268">)</text:span></text:p>
        </text:list-item>
        <text:list-item>
          <text:p text:style-name="P584"><text:span text:style-name="T269">3</text:span><text:span text:style-name="T163">rd</text:span><text:span text:style-name="T161"> </text:span><text:span text:style-name="T266">and </text:span><text:span text:style-name="T269">4</text:span><text:span text:style-name="T161">th </text:span><text:span text:style-name="T266">bytes represents </text:span><text:span text:style-name="T268">execution time of command</text:span></text:p>
        </text:list-item>
        <text:list-item>
          <text:p text:style-name="P585"><text:span text:style-name="T268">a</text:span><text:span text:style-name="T266">rray from 5</text:span><text:span text:style-name="T161">th</text:span><text:span text:style-name="T266"> to 8</text:span><text:span text:style-name="T161">th </text:span><text:span text:style-name="T266">of RSP_EXT contains quantity of available bytes on card</text:span></text:p>
        </text:list-item>
        <text:list-item>
          <text:p text:style-name="P585"><text:span text:style-name="T266">9</text:span><text:span text:style-name="T161">th</text:span><text:span text:style-name="T266"> byte is checksum</text:span></text:p>
        </text:list-item>
      </text:list>
      <text:p text:style-name="P266"/>
      <text:p text:style-name="P292"><text:soft-page-break/>Example:</text:p>
      <text:p text:style-name="P364">CMD<text:tab/><text:tab/>55 <text:span text:style-name="T289">8D</text:span> AA 00 00 00 <text:span text:style-name="T289">79</text:span> <text:s/><text:tab/><text:tab/>(send CMD <text:span text:style-name="T289">6D</text:span>, <text:span text:style-name="T289">79</text:span> checksum)</text:p>
      <text:p text:style-name="P364">RSP<text:tab/><text:tab/>DE <text:span text:style-name="T289">8D</text:span> ED 09 00 00 <text:span text:style-name="T290">BE</text:span> <text:tab/><text:tab/>(RSP command <text:span text:style-name="T290">8D</text:span>, 9 byte follows, <text:span text:style-name="T290">BE</text:span> checksum)</text:p>
      <text:p text:style-name="P309"><text:span text:style-name="T196">RSP_EXT<text:tab/></text:span><text:span text:style-name="T197">B9 0B 0A 00 E8 03 00 00 5A<text:tab/>(error code 0BB9, exexution time 000A, free mem 000003E8 i.e. 1000)</text:span></text:p>
      <text:p text:style-name="P309"/>
      <text:p text:style-name="P300">DESFIRE_FORMAT_CARD(0x8C)</text:p>
      <text:p text:style-name="P310"><text:span text:style-name="T247">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96"><text:tab/></text:span></text:p>
      <text:list xml:id="list161855615983897" text:continue-numbering="true" text:style-name="L1">
        <text:list-item>
          <text:p text:style-name="P492"><text:span text:style-name="T4">CMD_Par0 </text:span><text:span text:style-name="T6">and CMD_Par1 are 0</text:span></text:p>
        </text:list-item>
        <text:list-item>
          <text:p text:style-name="P51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2"><text:span text:style-name="T7">2</text:span><text:span text:style-name="T13">nd </text:span><text:span text:style-name="T33">byte of the CMD_EXT contains ordinal number of internal AES key, or 0 if uses external AES key</text:span></text:p>
        </text:list-item>
        <text:list-item>
          <text:p text:style-name="P586"><text:span text:style-name="T199">array from 3</text:span><text:span text:style-name="T164">rd</text:span><text:span text:style-name="T199"> to 18</text:span><text:span text:style-name="T164">th</text:span><text:span text:style-name="T199"> byte of CMD_EXT contains AES key</text:span></text:p>
        </text:list-item>
        <text:list-item>
          <text:p text:style-name="P588"><text:span text:style-name="T198">1</text:span><text:span text:style-name="T199">9</text:span><text:span text:style-name="T164">th</text:span><text:span text:style-name="T199"> byte is checksum</text:span></text:p>
        </text:list-item>
      </text:list>
      <text:p text:style-name="P251"><text:span text:style-name="T266">If error code is <text:s/></text:span><text:span text:style-name="T273">READER_ERROR or NO_CARD_DETECTED, device answer with RSP_EXT packet of 3 bytes.</text:span></text:p>
      <text:list xml:id="list161856021142047" text:continue-numbering="true" text:style-name="L1">
        <text:list-item>
          <text:p text:style-name="P558"><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73"><text:span text:style-name="T266">3</text:span><text:span text:style-name="T161">rd</text:span><text:span text:style-name="T266"> byte is checksum.</text:span></text:p>
        </text:list-item>
      </text:list>
      <text:p text:style-name="P281">In other case<text:span text:style-name="T285">s</text:span>, device answer with RSP_EXT packet of 5 bytes.</text:p>
      <text:list xml:id="list161854912370118" text:continue-numbering="true" text:style-name="L1">
        <text:list-item>
          <text:p text:style-name="P558"><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58"><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90"><text:span text:style-name="T199">5</text:span><text:span text:style-name="T164">th</text:span><text:span text:style-name="T199"> byte is checksum.</text:span></text:p>
        </text:list-item>
      </text:list>
      <text:p text:style-name="P70"/>
      <text:p text:style-name="P24">Example:</text:p>
      <text:p text:style-name="P24"/>
      <text:p text:style-name="P36">Authentication using the internal key ordinal number <text:span text:style-name="T291">1</text:span></text:p>
      <text:p text:style-name="P36"/>
      <text:p text:style-name="P134">CMD<text:tab/><text:tab/>55 <text:span text:style-name="T276">8C</text:span> AA <text:span text:style-name="T276">13</text:span> 0<text:span text:style-name="T276">0</text:span> 00 <text:span text:style-name="T276">67</text:span> (send command <text:span text:style-name="T276">8C</text:span>), <text:span text:style-name="T276">67</text:span> checksum</text:p>
      <text:p text:style-name="P134">ACK<text:tab/><text:tab/>AC <text:span text:style-name="T276">8C</text:span> CA <text:span text:style-name="T276">13</text:span> 0<text:span text:style-name="T276">0</text:span> 00 <text:span text:style-name="T291">00</text:span> (ACK OK)</text:p>
      <text:p text:style-name="P134"/>
      <text:p text:style-name="P134">CMD_EXT<text:tab/><text:span text:style-name="T276">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65">RSP<text:tab/><text:tab/>DE <text:span text:style-name="T289">8C</text:span> ED 0<text:span text:style-name="T295">5</text:span> 00 00 <text:span text:style-name="T295">C1</text:span> <text:tab/><text:tab/>(RSP command <text:span text:style-name="T290">8C</text:span>, <text:span text:style-name="T295">5</text:span> byte follows, <text:span text:style-name="T290">BD</text:span> checksum)</text:p>
      <text:p text:style-name="P311"><text:span text:style-name="T201">RSP_EXT<text:tab/></text:span><text:span text:style-name="T197">B9 0B </text:span><text:span text:style-name="T200">AC</text:span><text:span text:style-name="T197"> </text:span><text:span text:style-name="T200">0D</text:span><text:span text:style-name="T197"> </text:span><text:span text:style-name="T200">1A<text:tab/>(</text:span><text:span text:style-name="T197">error code 0BB9, exe</text:span><text:span text:style-name="T203">c</text:span><text:span text:style-name="T197">ution time 0</text:span><text:span text:style-name="T200">DAC)</text:span><text:span text:style-name="T197"> </text:span></text:p>
      <text:p text:style-name="P178"/>
      <text:p text:style-name="P178"/>
      <text:p text:style-name="P178"/>
      <text:p text:style-name="P178"/>
      <text:p text:style-name="P178"/>
      <text:p text:style-name="P178"/>
      <text:p text:style-name="P178"/>
      <text:p text:style-name="P178"/>
      <text:p text:style-name="P179">DESFIRE_SET_CONFIGURATION(0x8B)</text:p>
      <text:p text:style-name="P179"><text:soft-page-break/></text:p>
      <text:p text:style-name="P94">Function allows you to activate the Random ID option, and/or Format disable option.</text:p>
      <text:p text:style-name="P94"/>
      <text:p text:style-name="P430"><text:span text:style-name="T292">If these options are activated, then they can not be returned to the factory setting (Random ID disabled, Format card enabled)</text:span><text:span text:style-name="T293">.</text:span></text:p>
      <text:p text:style-name="P431">This operation requires authentication with the card master key.</text:p>
      <text:list xml:id="list161854888142512" text:continue-numbering="true" text:style-name="L1">
        <text:list-item>
          <text:p text:style-name="P493"><text:span text:style-name="T4">CMD_Par0 </text:span><text:span text:style-name="T6">and CMD_Par1 are 0</text:span></text:p>
        </text:list-item>
        <text:list-item>
          <text:p text:style-name="P51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3"><text:span text:style-name="T7">2</text:span><text:span text:style-name="T13">nd </text:span><text:span text:style-name="T33">byte of the CMD_EXT contains ordinal number of internal AES key, or 0 if uses external AES key</text:span></text:p>
        </text:list-item>
        <text:list-item>
          <text:p text:style-name="P587"><text:span text:style-name="T199">array from 3</text:span><text:span text:style-name="T164">rd</text:span><text:span text:style-name="T199"> to 18</text:span><text:span text:style-name="T164">th</text:span><text:span text:style-name="T199"> byte of CMD_EXT contains AES key</text:span></text:p>
        </text:list-item>
        <text:list-item>
          <text:p text:style-name="P589"><text:span text:style-name="T198">1</text:span><text:span text:style-name="T199">9</text:span><text:span text:style-name="T164">th</text:span><text:span text:style-name="T199"> byte is </text:span><text:span text:style-name="T202">1 if Random ID enabled or 0 if Random ID disabled</text:span></text:p>
        </text:list-item>
        <text:list-item>
          <text:p text:style-name="P592"><text:span text:style-name="T196">20</text:span><text:span text:style-name="T161">th</text:span><text:span text:style-name="T196"> byte is 1 if format card disabled or 0 if format card enabled</text:span></text:p>
        </text:list-item>
        <text:list-item>
          <text:p text:style-name="P592"><text:span text:style-name="T196">21</text:span><text:span text:style-name="T161">st</text:span><text:span text:style-name="T196"> byte is checksum</text:span><text:span text:style-name="T161"> </text:span></text:p>
        </text:list-item>
      </text:list>
      <text:p text:style-name="P252"><text:span text:style-name="T266">If error code is <text:s/></text:span><text:span text:style-name="T273">READER_ERROR or NO_CARD_DETECTED, device answer with RSP_EXT packet of 3 bytes.</text:span></text:p>
      <text:list xml:id="list161854613362095" text:continue-numbering="true" text:style-name="L1">
        <text:list-item>
          <text:p text:style-name="P559"><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74"><text:span text:style-name="T266">3</text:span><text:span text:style-name="T161">rd</text:span><text:span text:style-name="T266"> byte is checksum.</text:span></text:p>
        </text:list-item>
      </text:list>
      <text:p text:style-name="P282">In other case<text:span text:style-name="T285">s</text:span>, device answer with RSP_EXT packet of 5 bytes.</text:p>
      <text:list xml:id="list161854352073909" text:continue-numbering="true" text:style-name="L1">
        <text:list-item>
          <text:p text:style-name="P559"><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59"><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91"><text:span text:style-name="T199">5</text:span><text:span text:style-name="T164">th</text:span><text:span text:style-name="T199"> byte is checksum.</text:span></text:p>
        </text:list-item>
      </text:list>
      <text:p text:style-name="P71"/>
      <text:p text:style-name="P25">Example:</text:p>
      <text:p text:style-name="P25"/>
      <text:p text:style-name="P37">Authentication using the internal key ordinal number <text:span text:style-name="T291">1, Random ID enabled, format card disabled</text:span></text:p>
      <text:p text:style-name="P37"/>
      <text:p text:style-name="P135">CMD<text:tab/><text:tab/>55 <text:span text:style-name="T276">8B</text:span> AA <text:span text:style-name="T276">15</text:span> 0<text:span text:style-name="T276">0</text:span> 00 <text:span text:style-name="T276">68</text:span> (send command <text:span text:style-name="T276">8B</text:span>), <text:span text:style-name="T276">68</text:span> checksum</text:p>
      <text:p text:style-name="P135">ACK<text:tab/><text:tab/>AC <text:span text:style-name="T276">8B</text:span> CA <text:span text:style-name="T276">15</text:span> 0<text:span text:style-name="T276">0</text:span> 00 <text:span text:style-name="T294">FF</text:span> (ACK OK)</text:p>
      <text:p text:style-name="P135"/>
      <text:p text:style-name="P135">CMD_EXT<text:tab/><text:span text:style-name="T276">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66">RSP<text:tab/><text:tab/>DE <text:span text:style-name="T289">8B</text:span> ED 0<text:span text:style-name="T296">5</text:span> 00 00 <text:span text:style-name="T297">C4</text:span> <text:tab/><text:tab/>(RSP command <text:span text:style-name="T290">8B</text:span>, <text:span text:style-name="T296">5</text:span> byte follows, <text:span text:style-name="T290">BD</text:span> checksum)</text:p>
      <text:p text:style-name="P312"><text:span text:style-name="T201">RSP_EXT<text:tab/></text:span><text:span text:style-name="T197">B9 0B </text:span><text:span text:style-name="T203">1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312"/>
      <text:p text:style-name="P296"><text:span text:style-name="T200">D</text:span><text:span text:style-name="T196">ESFIRE_GET_KEY_CONFIG(0x87)</text:span></text:p>
      <text:p text:style-name="P239"><text:span text:style-name="T89">Function allows to get card master key and application master key configuration </text:span><text:span text:style-name="T280">settings. In addition it returns the maximum number of keys which can be stored within selected application.</text:span></text:p>
      <text:list xml:id="list161855380022897" text:continue-numbering="true" text:style-name="L1">
        <text:list-item>
          <text:p text:style-name="P494"><text:span text:style-name="T4">CMD_Par0 </text:span><text:span text:style-name="T6">and CMD_Par1 are 0</text:span></text:p>
        </text:list-item>
        <text:list-item>
          <text:p text:style-name="P51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4"><text:span text:style-name="T7">2</text:span><text:span text:style-name="T13">nd </text:span><text:span text:style-name="T33">byte of the CMD_EXT contains ordinal number of internal AES key, or 0 if uses external AES key</text:span></text:p>
        </text:list-item>
        <text:list-item>
          <text:p text:style-name="P514"><text:span text:style-name="T33">array from 3</text:span><text:span text:style-name="T13">rd</text:span><text:span text:style-name="T33"> to 18</text:span><text:span text:style-name="T13">th</text:span><text:span text:style-name="T33"> byte of CMD_EXT contains AES key</text:span></text:p>
        </text:list-item>
        <text:list-item>
          <text:p text:style-name="P525"><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5"><text:soft-page-break/><text:span text:style-name="T34">2</text:span><text:span text:style-name="T31">2</text:span><text:span text:style-name="T12">nd</text:span><text:span text:style-name="T31"> byte contains </text:span><text:span text:style-name="T36">checksum.</text:span></text:p>
        </text:list-item>
      </text:list>
      <text:p text:style-name="P385"><text:span text:style-name="T284">If no error, i.e. error code is CARD_OPERATION_OK</text:span>, device answer with RSP packet and after that also the RSP_EXT packet of <text:span text:style-name="T298">7</text:span> bytes.</text:p>
      <text:p text:style-name="P268">RSP_Val0 and RSP_Val1 are not in use.</text:p>
      <text:p text:style-name="P268"/>
      <text:list xml:id="list161856302642559" text:continue-numbering="true" text:style-name="L1">
        <text:list-item>
          <text:p text:style-name="P560"><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0"><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60"><text:span text:style-name="T271">5</text:span><text:span text:style-name="T161">th </text:span><text:span text:style-name="T271">byte is key settings</text:span></text:p>
        </text:list-item>
        <text:list-item>
          <text:p text:style-name="P570"><text:span text:style-name="T271">6</text:span><text:span text:style-name="T161">th</text:span><text:span text:style-name="T266"> byte is </text:span><text:span text:style-name="T271">maximum number of keys within selected application</text:span><text:span text:style-name="T266">.</text:span></text:p>
        </text:list-item>
        <text:list-item>
          <text:p text:style-name="P571"><text:span text:style-name="T266">7</text:span><text:span text:style-name="T161">th</text:span><text:span text:style-name="T266"> byte is checksum</text:span></text:p>
        </text:list-item>
      </text:list>
      <text:p text:style-name="P250"><text:span text:style-name="T266">If error code is <text:s/></text:span><text:span text:style-name="T273">READER_ERROR or NO_CARD_DETECTED, device answer with RSP_EXT packet of 3 bytes.</text:span></text:p>
      <text:list xml:id="list161855491337666" text:continue-numbering="true" text:style-name="L1">
        <text:list-item>
          <text:p text:style-name="P560"><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75"><text:span text:style-name="T266">3</text:span><text:span text:style-name="T161">rd</text:span><text:span text:style-name="T266"> byte is checksum.</text:span></text:p>
        </text:list-item>
      </text:list>
      <text:p text:style-name="P283">In other case<text:span text:style-name="T285">s</text:span>, device answer with RSP_EXT packet of 5 bytes.</text:p>
      <text:list xml:id="list161855108069990" text:continue-numbering="true" text:style-name="L1">
        <text:list-item>
          <text:p text:style-name="P560"><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0"><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75"><text:span text:style-name="T266">5</text:span><text:span text:style-name="T161">th</text:span><text:span text:style-name="T266"> byte is checksum.</text:span></text:p>
        </text:list-item>
      </text:list>
      <text:p text:style-name="P26">Example:</text:p>
      <text:p text:style-name="P26"/>
      <text:p text:style-name="P38">Authentication using the internal key ordinal number <text:span text:style-name="T299">2</text:span>, AID = 0xF00001</text:p>
      <text:p text:style-name="P38"/>
      <text:p text:style-name="P136">CMD<text:tab/><text:tab/>55 <text:span text:style-name="T276">87</text:span> AA <text:span text:style-name="T276">16</text:span> 0<text:span text:style-name="T276">0</text:span> 00 <text:span text:style-name="T299">75</text:span> (send command <text:span text:style-name="T276">87</text:span>), <text:span text:style-name="T299">75</text:span> checksum</text:p>
      <text:p text:style-name="P136">ACK<text:tab/><text:tab/>AC <text:span text:style-name="T276">87</text:span> CA <text:span text:style-name="T276">16</text:span> 0<text:span text:style-name="T276">0</text:span> 00 <text:span text:style-name="T287">FE</text:span> (ACK OK)</text:p>
      <text:p text:style-name="P136"/>
      <text:p text:style-name="P136">CMD_EXT<text:tab/><text:span text:style-name="T276">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67">RSP<text:tab/><text:tab/>DE <text:span text:style-name="T288">87</text:span> ED 0<text:span text:style-name="T299">7</text:span> 00 00 <text:span text:style-name="T299">BA</text:span> <text:tab/><text:tab/>(RSP command <text:span text:style-name="T288">87</text:span>, <text:span text:style-name="T299">7</text:span> byte<text:span text:style-name="T288">s</text:span> follows, <text:span text:style-name="T299">BA</text:span> checksum)</text:p>
      <text:p text:style-name="P313"><text:span text:style-name="T196">RSP_EXT<text:tab/></text:span><text:span text:style-name="T197">B9 0B </text:span><text:span text:style-name="T203">1A 00</text:span><text:span text:style-name="T197"> </text:span><text:span text:style-name="T204">09 03 </text:span><text:span text:style-name="T203">A</text:span><text:span text:style-name="T205">9</text:span><text:span text:style-name="T200"><text:tab/>(</text:span><text:span text:style-name="T197">error code 0BB9, exe</text:span><text:span text:style-name="T203">c</text:span><text:span text:style-name="T197">ution time </text:span><text:span text:style-name="T203">001A, </text:span><text:span text:style-name="T204">key settings 9, maximum number of key 3</text:span><text:span text:style-name="T200">)</text:span></text:p>
      <text:p text:style-name="P313"/>
      <text:p text:style-name="P297"/>
      <text:p text:style-name="P297"><text:span text:style-name="T200">D</text:span><text:span text:style-name="T196">ESFIRE_CHANGE_KEY_CONFIG(0x88)</text:span></text:p>
      <text:p text:style-name="P297"/>
      <text:p text:style-name="P240"><text:span text:style-name="T90">Function allows to set card master key, and application master key configuration </text:span><text:span text:style-name="T280">settings.</text:span></text:p>
      <text:p text:style-name="P240"/>
      <text:list xml:id="list161854839895424" text:continue-numbering="true" text:style-name="L1">
        <text:list-item>
          <text:p text:style-name="P495"><text:span text:style-name="T4">CMD_Par0 </text:span><text:span text:style-name="T6">and CMD_Par1 are 0</text:span></text:p>
        </text:list-item>
        <text:list-item>
          <text:p text:style-name="P51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5"><text:span text:style-name="T7">2</text:span><text:span text:style-name="T13">nd </text:span><text:span text:style-name="T33">byte of the CMD_EXT contains ordinal number of internal AES key, or 0 if uses external AES key</text:span></text:p>
        </text:list-item>
        <text:list-item>
          <text:p text:style-name="P515"><text:span text:style-name="T33">array from 3</text:span><text:span text:style-name="T13">rd</text:span><text:span text:style-name="T33"> to 18</text:span><text:span text:style-name="T13">th</text:span><text:span text:style-name="T33"> byte of CMD_EXT contains AES key</text:span></text:p>
        </text:list-item>
        <text:list-item>
          <text:p text:style-name="P52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6"><text:span text:style-name="T34">2</text:span><text:span text:style-name="T31">2</text:span><text:span text:style-name="T12">nd </text:span><text:span text:style-name="T92">b</text:span><text:span text:style-name="T94">yte is key settings</text:span></text:p>
        </text:list-item>
        <text:list-item>
          <text:p text:style-name="P536"><text:span text:style-name="T34">2</text:span><text:span text:style-name="T37">3</text:span><text:span text:style-name="T15">rd</text:span><text:span text:style-name="T31"> byte contains </text:span><text:span text:style-name="T36">checksum.</text:span></text:p>
        </text:list-item>
      </text:list>
      <text:p text:style-name="P269">RSP_Val0 and RSP_Val1 are not in use.</text:p>
      <text:p text:style-name="P269"/>
      <text:p text:style-name="P253"><text:soft-page-break/><text:span text:style-name="T272">I</text:span><text:span text:style-name="T266">f error code is <text:s/></text:span><text:span text:style-name="T273">READER_ERROR or NO_CARD_DETECTED, device answer with RSP_EXT packet of 3 bytes.</text:span></text:p>
      <text:list xml:id="list161855673205331" text:continue-numbering="true" text:style-name="L1">
        <text:list-item>
          <text:p text:style-name="P561"><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76"><text:span text:style-name="T266">3</text:span><text:span text:style-name="T161">rd</text:span><text:span text:style-name="T266"> byte is checksum.</text:span></text:p>
        </text:list-item>
      </text:list>
      <text:p text:style-name="P284">In other case<text:span text:style-name="T285">s</text:span>, device answer with RSP_EXT packet of 5 bytes.</text:p>
      <text:list xml:id="list161855273315571" text:continue-numbering="true" text:style-name="L1">
        <text:list-item>
          <text:p text:style-name="P561"><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1"><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76"><text:span text:style-name="T266">5</text:span><text:span text:style-name="T161">th</text:span><text:span text:style-name="T266"> byte is checksum.</text:span></text:p>
        </text:list-item>
      </text:list>
      <text:p text:style-name="P27">Example:</text:p>
      <text:p text:style-name="P27"/>
      <text:p text:style-name="P39">Authentication using the internal key ordinal number <text:span text:style-name="T299">2</text:span>, AID = 0xF00001, <text:span text:style-name="T300">key settings is 9</text:span></text:p>
      <text:p text:style-name="P39"/>
      <text:p text:style-name="P137">CMD<text:tab/><text:tab/>55 <text:span text:style-name="T276">88</text:span> AA <text:span text:style-name="T276">17</text:span> 0<text:span text:style-name="T276">0</text:span> 00 <text:span text:style-name="T300">67</text:span> (send command <text:span text:style-name="T276">88</text:span>), <text:span text:style-name="T300">67</text:span> checksum</text:p>
      <text:p text:style-name="P137">ACK<text:tab/><text:tab/>AC <text:span text:style-name="T276">88</text:span> CA <text:span text:style-name="T276">17</text:span> 0<text:span text:style-name="T276">0</text:span> 00 <text:span text:style-name="T300">00</text:span> (ACK OK)</text:p>
      <text:p text:style-name="P137"/>
      <text:p text:style-name="P137">CMD_EXT<text:tab/><text:span text:style-name="T276">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68">RSP<text:tab/><text:tab/>DE <text:span text:style-name="T288">88</text:span> ED 0<text:span text:style-name="T300">5</text:span> 00 00 <text:span text:style-name="T300">C6</text:span> <text:tab/><text:tab/>(RSP command <text:span text:style-name="T300">88</text:span>, <text:span text:style-name="T300">5</text:span> byte<text:span text:style-name="T288">s</text:span> follows, <text:span text:style-name="T300">C5</text:span> checksum)</text:p>
      <text:p text:style-name="P314"><text:span text:style-name="T196">RSP_EXT<text:tab/></text:span><text:span text:style-name="T197">B9 0B </text:span><text:span text:style-name="T203">1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322"/>
      <text:p text:style-name="P297"/>
      <text:p text:style-name="P301">DESFIRE_CREATE_AES_KEY(0x86)</text:p>
      <text:p text:style-name="P298"/>
      <text:p text:style-name="P241"><text:span text:style-name="T91">Function allow to change any AES key on the card. Changing the card master key </text:span><text:span text:style-name="T280">require current card</text:span></text:p>
      <text:p text:style-name="P238">master key authentication. Authentication for the application keys changing depend on the application master key settings (which key uses for authentication).</text:p>
      <text:p text:style-name="P241"/>
      <text:list xml:id="list161855858667772" text:continue-numbering="true" text:style-name="L1">
        <text:list-item>
          <text:p text:style-name="P496"><text:span text:style-name="T4">CMD_Par0 </text:span><text:span text:style-name="T6">and CMD_Par1 are 0</text:span></text:p>
        </text:list-item>
        <text:list-item>
          <text:p text:style-name="P516"><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516"><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516"><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52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99"><text:span text:style-name="T65">2</text:span><text:span text:style-name="T66">2</text:span><text:span text:style-name="T18">nd </text:span><text:span text:style-name="T67">b</text:span><text:span text:style-name="T68">yte is </text:span><text:span text:style-name="T248">key number into application which uses for authentication</text:span></text:p>
        </text:list-item>
        <text:list-item>
          <text:p text:style-name="P517"><text:span text:style-name="T76">array from </text:span><text:span text:style-name="T77">2</text:span><text:span text:style-name="T76">3</text:span><text:span text:style-name="T23">rd</text:span><text:span text:style-name="T76"> to </text:span><text:span text:style-name="T77">3</text:span><text:span text:style-name="T76">8</text:span><text:span text:style-name="T23">th</text:span><text:span text:style-name="T76"> byte of CMD_EXT contains </text:span><text:span text:style-name="T77">new </text:span><text:span text:style-name="T76">AES key</text:span></text:p>
        </text:list-item>
        <text:list-item>
          <text:p text:style-name="P600"><text:span text:style-name="T69">38</text:span><text:span text:style-name="T19">th</text:span><text:span text:style-name="T69"> byte is </text:span><text:span text:style-name="T249">key number into application that will be changed</text:span></text:p>
        </text:list-item>
        <text:list-item>
          <text:p text:style-name="P544"><text:span text:style-name="T76">array from </text:span><text:span text:style-name="T75">39</text:span><text:span text:style-name="T22">th</text:span><text:span text:style-name="T76"> to </text:span><text:span text:style-name="T78">5</text:span><text:span text:style-name="T75">4</text:span><text:span text:style-name="T23">th</text:span><text:span text:style-name="T76"> byte of CMD_EXT contains </text:span><text:span text:style-name="T75">new </text:span><text:span text:style-name="T76">AES key</text:span></text:p>
        </text:list-item>
        <text:list-item>
          <text:p text:style-name="P537"><text:span text:style-name="T39">5</text:span><text:span text:style-name="T38">5</text:span><text:span text:style-name="T16">th</text:span><text:span text:style-name="T31"> byte contains </text:span><text:span text:style-name="T36">checksum.</text:span></text:p>
        </text:list-item>
      </text:list>
      <text:p text:style-name="P270">RSP_Val0 and RSP_Val1 are not in use.</text:p>
      <text:p text:style-name="P270"/>
      <text:p text:style-name="P254"><text:span text:style-name="T272">I</text:span><text:span text:style-name="T266">f error code is <text:s/></text:span><text:span text:style-name="T273">READER_ERROR or NO_CARD_DETECTED, device answer with RSP_EXT packet of 3 bytes.</text:span></text:p>
      <text:list xml:id="list161854351158087" text:continue-numbering="true" text:style-name="L1">
        <text:list-item>
          <text:p text:style-name="P562"><text:soft-page-break/><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77"><text:span text:style-name="T266">3</text:span><text:span text:style-name="T161">rd</text:span><text:span text:style-name="T266"> byte is checksum.</text:span></text:p>
        </text:list-item>
      </text:list>
      <text:p text:style-name="P285">In other case<text:span text:style-name="T285">s</text:span>, device answer with RSP_EXT packet of 5 bytes.</text:p>
      <text:list xml:id="list161855381703301" text:continue-numbering="true" text:style-name="L1">
        <text:list-item>
          <text:p text:style-name="P562"><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2"><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77"><text:span text:style-name="T266">5</text:span><text:span text:style-name="T161">th</text:span><text:span text:style-name="T266">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38">CMD<text:tab/><text:tab/>55 <text:span text:style-name="T276">86</text:span> AA <text:span text:style-name="T301">37</text:span> 0<text:span text:style-name="T276">0</text:span> 00 <text:span text:style-name="T301">55</text:span> (send command <text:span text:style-name="T276">88</text:span>, <text:span text:style-name="T302">0x37 bytes follows</text:span> <text:span text:style-name="T301">55</text:span> checksum<text:span text:style-name="T302">)</text:span></text:p>
      <text:p text:style-name="P138">ACK<text:tab/><text:tab/>AC <text:span text:style-name="T276">86</text:span> CA <text:span text:style-name="T301">37</text:span> 0<text:span text:style-name="T276">0</text:span> 00 <text:span text:style-name="T301">DE</text:span> (ACK OK)</text:p>
      <text:p text:style-name="P138"/>
      <text:p text:style-name="P139">CMD_EXT<text:tab/><text:span text:style-name="T301">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69">RSP<text:tab/><text:tab/>DE <text:span text:style-name="T288">86</text:span> ED 0<text:span text:style-name="T300">5</text:span> 00 00 <text:span text:style-name="T301">B7</text:span> <text:tab/><text:tab/>(RSP command <text:span text:style-name="T300">86</text:span>, <text:span text:style-name="T300">5</text:span> byte<text:span text:style-name="T288">s</text:span> follows, <text:span text:style-name="T300">C5</text:span> checksum)</text:p>
      <text:p text:style-name="P321"><text:span text:style-name="T196">RSP_EXT<text:tab/></text:span><text:span text:style-name="T197">B9 0B </text:span><text:span text:style-name="T206">1</text:span><text:span text:style-name="T203">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301"/>
      <text:p text:style-name="P22"/>
      <text:p text:style-name="P180">DESFIRE_CREATE_APPLICATION(0x84)</text:p>
      <text:p text:style-name="P180"/>
      <text:p text:style-name="P243"><text:span text:style-name="T281">Function allows to create new application on the card. Is the card master key </text:span><text:span text:style-name="T278">authentication is required, depend on the card master key settings. Maximal number of applications on the card is 28. Each application is linked to set of up 14 different user definable access keys.</text:span></text:p>
      <text:p text:style-name="P242"/>
      <text:list xml:id="list161854587129256" text:continue-numbering="true" text:style-name="L1">
        <text:list-item>
          <text:p text:style-name="P497"><text:span text:style-name="T4">CMD_Par0 </text:span><text:span text:style-name="T6">and CMD_Par1 are 0</text:span></text:p>
        </text:list-item>
        <text:list-item>
          <text:p text:style-name="P518"><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8"><text:span text:style-name="T7">2</text:span><text:span text:style-name="T13">nd </text:span><text:span text:style-name="T33">byte of the CMD_EXT contains ordinal number of internal AES key, or 0 if uses external AES key</text:span></text:p>
        </text:list-item>
        <text:list-item>
          <text:p text:style-name="P518"><text:span text:style-name="T33">array from 3</text:span><text:span text:style-name="T13">rd</text:span><text:span text:style-name="T33"> to 18</text:span><text:span text:style-name="T13">th</text:span><text:span text:style-name="T33"> byte of CMD_EXT contains AES key</text:span></text:p>
        </text:list-item>
        <text:list-item>
          <text:p text:style-name="P528"><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8"><text:span text:style-name="T34">2</text:span><text:span text:style-name="T31">2</text:span><text:span text:style-name="T12">nd </text:span><text:span text:style-name="T92">b</text:span><text:span text:style-name="T94">yte </text:span><text:span text:style-name="T95">is 1 if authentication required, or 0 if no need the authentication</text:span></text:p>
        </text:list-item>
        <text:list-item>
          <text:p text:style-name="P538"><text:span text:style-name="T34">2</text:span><text:span text:style-name="T37">3</text:span><text:span text:style-name="T15">rd</text:span><text:span text:style-name="T31"> byte </text:span><text:span text:style-name="T40">is application key settings</text:span></text:p>
        </text:list-item>
        <text:list-item>
          <text:p text:style-name="P538"><text:span text:style-name="T40">24</text:span><text:span text:style-name="T17">th</text:span><text:span text:style-name="T40"> byte is maximal number of keys into application</text:span><text:span text:style-name="T31"> </text:span></text:p>
        </text:list-item>
        <text:list-item>
          <text:p text:style-name="P538"><text:span text:style-name="T40">25</text:span><text:span text:style-name="T17">th</text:span><text:span text:style-name="T40"> </text:span><text:span text:style-name="T31">contains </text:span><text:span text:style-name="T36">checksum.</text:span></text:p>
        </text:list-item>
      </text:list>
      <text:p text:style-name="P271">RSP_Val0 and RSP_Val1 are not in use.</text:p>
      <text:p text:style-name="P271"/>
      <text:p text:style-name="P255"><text:span text:style-name="T272">I</text:span><text:span text:style-name="T266">f error code is <text:s/></text:span><text:span text:style-name="T273">READER_ERROR or NO_CARD_DETECTED, device answer with RSP_EXT packet of 3 bytes.</text:span></text:p>
      <text:list xml:id="list161855525276666" text:continue-numbering="true" text:style-name="L1">
        <text:list-item>
          <text:p text:style-name="P563"><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78"><text:span text:style-name="T266">3</text:span><text:span text:style-name="T161">rd</text:span><text:span text:style-name="T266"> byte is checksum.</text:span></text:p>
        </text:list-item>
      </text:list>
      <text:p text:style-name="P286">In other case<text:span text:style-name="T285">s</text:span>, device answer with RSP_EXT packet of 5 bytes.</text:p>
      <text:list xml:id="list161854393151962" text:continue-numbering="true" text:style-name="L1">
        <text:list-item>
          <text:p text:style-name="P563"><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3"><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78"><text:soft-page-break/><text:span text:style-name="T266">5</text:span><text:span text:style-name="T161">th</text:span><text:span text:style-name="T266"> byte is checksum.</text:span></text:p>
        </text:list-item>
      </text:list>
      <text:p text:style-name="P29">Example:</text:p>
      <text:p text:style-name="P29"/>
      <text:p text:style-name="P41">Authentication using the internal key ordinal number <text:span text:style-name="T303">1</text:span>, AID = 0xF0000<text:span text:style-name="T303">2</text:span>, <text:span text:style-name="T300">key settings is 9, maximal number of application keys is <text:s/>3, authentication required</text:span></text:p>
      <text:p text:style-name="P41"/>
      <text:p text:style-name="P140">CMD<text:tab/><text:tab/>55 <text:span text:style-name="T276">84</text:span> AA <text:span text:style-name="T276">19</text:span> 0<text:span text:style-name="T276">0</text:span> 00 <text:span text:style-name="T300">69</text:span> (send command <text:span text:style-name="T276">84</text:span>), <text:span text:style-name="T300">69</text:span> checksum</text:p>
      <text:p text:style-name="P140">ACK<text:tab/><text:tab/>AC <text:span text:style-name="T276">84</text:span> CA <text:span text:style-name="T276">19</text:span> 0<text:span text:style-name="T276">0</text:span> 00 <text:span text:style-name="T300">02</text:span> (ACK OK)</text:p>
      <text:p text:style-name="P140"/>
      <text:p text:style-name="P140">CMD_EXT<text:tab/><text:span text:style-name="T276">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70">RSP<text:tab/><text:tab/>DE <text:span text:style-name="T288">84</text:span> ED 0<text:span text:style-name="T300">5</text:span> 00 00 <text:span text:style-name="T303">B9</text:span> <text:tab/><text:tab/>(RSP command <text:span text:style-name="T300">84</text:span>, <text:span text:style-name="T300">5</text:span> byte<text:span text:style-name="T288">s</text:span> follows, <text:span text:style-name="T303">B9</text:span> checksum)</text:p>
      <text:p text:style-name="P315"><text:span text:style-name="T196">RSP_EXT<text:tab/></text:span><text:span text:style-name="T197">B9 0B </text:span><text:span text:style-name="T203">1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323"/>
      <text:p text:style-name="P180"/>
      <text:p text:style-name="P181">DESFIRE_DELETE_APPLICATION(0x89)</text:p>
      <text:p text:style-name="P181"/>
      <text:p text:style-name="P244"><text:span text:style-name="T282">Function allows to deactivate application on the card. </text:span><text:span text:style-name="T278">AID allocation is removed, but deleted memory blocks can only recovered by using Format card function.</text:span></text:p>
      <text:p text:style-name="P244"/>
      <text:list xml:id="list161856181526171" text:continue-numbering="true" text:style-name="L1">
        <text:list-item>
          <text:p text:style-name="P498"><text:span text:style-name="T4">CMD_Par0 </text:span><text:span text:style-name="T6">and CMD_Par1 are 0</text:span></text:p>
        </text:list-item>
        <text:list-item>
          <text:p text:style-name="P51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19"><text:span text:style-name="T7">2</text:span><text:span text:style-name="T13">nd </text:span><text:span text:style-name="T33">byte of the CMD_EXT contains ordinal number of internal AES key, or 0 if uses external AES key</text:span></text:p>
        </text:list-item>
        <text:list-item>
          <text:p text:style-name="P519"><text:span text:style-name="T33">array from 3</text:span><text:span text:style-name="T13">rd</text:span><text:span text:style-name="T33"> to 18</text:span><text:span text:style-name="T13">th</text:span><text:span text:style-name="T33"> byte of CMD_EXT contains AES key</text:span></text:p>
        </text:list-item>
        <text:list-item>
          <text:p text:style-name="P529"><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9"><text:span text:style-name="T34">2</text:span><text:span text:style-name="T31">2</text:span><text:span text:style-name="T12">nd </text:span><text:span text:style-name="T96">byte </text:span><text:span text:style-name="T93">contains </text:span><text:span text:style-name="T97">checksum</text:span></text:p>
        </text:list-item>
      </text:list>
      <text:p text:style-name="P272">RSP_Val0 and RSP_Val1 are not in use.</text:p>
      <text:p text:style-name="P272"/>
      <text:p text:style-name="P256"><text:span text:style-name="T272">I</text:span><text:span text:style-name="T266">f error code is <text:s/></text:span><text:span text:style-name="T273">READER_ERROR or NO_CARD_DETECTED, device answer with RSP_EXT packet of 3 bytes.</text:span></text:p>
      <text:list xml:id="list161854404814619" text:continue-numbering="true" text:style-name="L1">
        <text:list-item>
          <text:p text:style-name="P564"><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79"><text:span text:style-name="T266">3</text:span><text:span text:style-name="T161">rd</text:span><text:span text:style-name="T266"> byte is checksum.</text:span></text:p>
        </text:list-item>
      </text:list>
      <text:p text:style-name="P287">In other case<text:span text:style-name="T285">s</text:span>, device answer with RSP_EXT packet of 5 bytes.</text:p>
      <text:list xml:id="list161854927468623" text:continue-numbering="true" text:style-name="L1">
        <text:list-item>
          <text:p text:style-name="P564"><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4"><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79"><text:span text:style-name="T266">5</text:span><text:span text:style-name="T161">th</text:span><text:span text:style-name="T266"> byte is checksum.</text:span></text:p>
        </text:list-item>
      </text:list>
      <text:p text:style-name="P30">Example:</text:p>
      <text:p text:style-name="P30"/>
      <text:p text:style-name="P42">Authentication using the internal key ordinal number <text:span text:style-name="T303">1</text:span>, AID = 0xF0000<text:span text:style-name="T303">2</text:span></text:p>
      <text:p text:style-name="P42"/>
      <text:p text:style-name="P141">CMD<text:tab/><text:tab/>55 <text:span text:style-name="T276">89</text:span> AA <text:span text:style-name="T276">16</text:span> 0<text:span text:style-name="T276">0</text:span> 00 <text:span text:style-name="T300">67</text:span> (send command <text:span text:style-name="T276">89</text:span>), <text:span text:style-name="T300">67</text:span> checksum</text:p>
      <text:p text:style-name="P141">ACK<text:tab/><text:tab/>AC <text:span text:style-name="T276">89</text:span> CA <text:span text:style-name="T276">16</text:span> 0<text:span text:style-name="T276">0</text:span> 00 <text:span text:style-name="T304">00</text:span> (ACK OK)</text:p>
      <text:p text:style-name="P141"/>
      <text:p text:style-name="P141">CMD_EXT<text:tab/><text:span text:style-name="T276">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
      <text:p text:style-name="P371">RSP<text:tab/><text:tab/>DE <text:span text:style-name="T288">89</text:span> ED 0<text:span text:style-name="T300">5</text:span> 00 00 <text:span text:style-name="T304">C6</text:span> <text:tab/><text:tab/>(RSP command <text:span text:style-name="T300">89</text:span>, <text:span text:style-name="T300">5</text:span> byte<text:span text:style-name="T288">s</text:span> follows, <text:span text:style-name="T304">C6</text:span> checksum)</text:p>
      <text:p text:style-name="P316"><text:span text:style-name="T196">RSP_EXT<text:tab/></text:span><text:span text:style-name="T197">B9 0B </text:span><text:span text:style-name="T203">1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237"><text:soft-page-break/></text:p>
      <text:p text:style-name="P169"/>
      <text:p text:style-name="P169"/>
      <text:p text:style-name="P169"/>
      <text:p text:style-name="P182">DESFIRE_CREATE_STD_FILE(0x85)</text:p>
      <text:p text:style-name="P182"/>
      <text:p text:style-name="P171"><text:span text:style-name="T170">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423">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161855923467473" text:continue-numbering="true" text:style-name="L1">
        <text:list-item>
          <text:p text:style-name="P499"><text:span text:style-name="T4">CMD_Par0 </text:span><text:span text:style-name="T6">and CMD_Par1 are 0</text:span></text:p>
        </text:list-item>
        <text:list-item>
          <text:p text:style-name="P520"><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20"><text:span text:style-name="T7">2</text:span><text:span text:style-name="T13">nd </text:span><text:span text:style-name="T33">byte of the CMD_EXT contains ordinal number of internal AES key, or 0 if uses external AES key</text:span></text:p>
        </text:list-item>
        <text:list-item>
          <text:p text:style-name="P520"><text:span text:style-name="T33">array from 3</text:span><text:span text:style-name="T13">rd</text:span><text:span text:style-name="T33"> to 18</text:span><text:span text:style-name="T13">th</text:span><text:span text:style-name="T33"> byte of CMD_EXT contains AES key</text:span></text:p>
        </text:list-item>
        <text:list-item>
          <text:p text:style-name="P530"><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40"><text:span text:style-name="T34">2</text:span><text:span text:style-name="T31">2</text:span><text:span text:style-name="T12">nd </text:span><text:span text:style-name="T96">byte </text:span><text:span text:style-name="T98">is ID of file that will be created (0 – 31)</text:span></text:p>
        </text:list-item>
        <text:list-item>
          <text:p text:style-name="P545"><text:span text:style-name="T93">23</text:span><text:span text:style-name="T24">rd</text:span><text:span text:style-name="T93"> and 24</text:span><text:span text:style-name="T24">th</text:span><text:span text:style-name="T93"> bytes represented access rights for read, write, read&amp;write and changing</text:span></text:p>
        </text:list-item>
        <text:list-item>
          <text:p text:style-name="P545"><text:span text:style-name="T93">array from 25</text:span><text:span text:style-name="T24">th </text:span><text:span text:style-name="T93">to 28</text:span><text:span text:style-name="T24">th </text:span><text:span text:style-name="T93">of CMD_EXT contains file size in bytes</text:span></text:p>
        </text:list-item>
        <text:list-item>
          <text:p text:style-name="P545"><text:span text:style-name="T93">29</text:span><text:span text:style-name="T24">th</text:span><text:span text:style-name="T93"> byte </text:span><text:span text:style-name="T95">is 1 if authentication required, or 0 if no need the authentication</text:span></text:p>
        </text:list-item>
        <text:list-item>
          <text:p text:style-name="P545"><text:span text:style-name="T95">3</text:span><text:span text:style-name="T93">0</text:span><text:span text:style-name="T24">th</text:span><text:span text:style-name="T93"> byte is communication settings</text:span></text:p>
        </text:list-item>
        <text:list-item>
          <text:p text:style-name="P545"><text:span text:style-name="T93">31</text:span><text:span text:style-name="T24">st</text:span><text:span text:style-name="T93"> byte is checksum</text:span></text:p>
        </text:list-item>
      </text:list>
      <text:p text:style-name="P273">RSP_Val0 and RSP_Val1 are not in use.</text:p>
      <text:p text:style-name="P273"/>
      <text:p text:style-name="P257"><text:span text:style-name="T272">I</text:span><text:span text:style-name="T266">f error code is <text:s/></text:span><text:span text:style-name="T273">READER_ERROR or NO_CARD_DETECTED, device answer with RSP_EXT packet of 3 bytes.</text:span></text:p>
      <text:list xml:id="list161855977843725" text:continue-numbering="true" text:style-name="L1">
        <text:list-item>
          <text:p text:style-name="P565"><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80"><text:span text:style-name="T266">3</text:span><text:span text:style-name="T161">rd</text:span><text:span text:style-name="T266"> byte is checksum.</text:span></text:p>
        </text:list-item>
      </text:list>
      <text:p text:style-name="P288">In other case<text:span text:style-name="T285">s</text:span>, device answer with RSP_EXT packet of 5 bytes.</text:p>
      <text:list xml:id="list161856113485432" text:continue-numbering="true" text:style-name="L1">
        <text:list-item>
          <text:p text:style-name="P565"><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5"><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80"><text:span text:style-name="T266">5</text:span><text:span text:style-name="T161">th</text:span><text:span text:style-name="T266"> byte is checksum.</text:span></text:p>
        </text:list-item>
      </text:list>
      <text:p text:style-name="P31">Example:</text:p>
      <text:p text:style-name="P43">Authentication using the internal key ordinal number <text:span text:style-name="T303">1</text:span>, AID = 0xF0000<text:span text:style-name="T303">2, authentication required, file ID is 1, communication settings is 0x11, access rights is 0x2110 (read with key 2, write with key 1, read&amp;write with key 1, changing with key 0), file size is 1000 (0x000003E8)</text:span></text:p>
      <text:p text:style-name="P43"/>
      <text:p text:style-name="P142">CMD<text:tab/><text:tab/>55 <text:span text:style-name="T276">85</text:span> AA <text:span text:style-name="T276">1F</text:span> 0<text:span text:style-name="T276">0</text:span> 00 <text:span text:style-name="T300">67</text:span> (send command <text:span text:style-name="T276">89</text:span>), <text:span text:style-name="T300">67</text:span> checksum</text:p>
      <text:p text:style-name="P142">ACK<text:tab/><text:tab/>AC <text:span text:style-name="T276">85</text:span> CA <text:span text:style-name="T276">1F</text:span> 0<text:span text:style-name="T276">0</text:span> 00 <text:span text:style-name="T304">00</text:span> (ACK OK)</text:p>
      <text:p text:style-name="P142"/>
      <text:p text:style-name="P142">CMD_EXT<text:tab/><text:span text:style-name="T276">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text:soft-page-break/></text:p>
      <text:p text:style-name="P372">RSP<text:tab/><text:tab/>DE <text:span text:style-name="T288">85</text:span> ED 0<text:span text:style-name="T300">5</text:span> 00 00 <text:span text:style-name="T305">BA</text:span> <text:tab/><text:tab/>(RSP command <text:span text:style-name="T300">85</text:span>, <text:span text:style-name="T300">5</text:span> byte<text:span text:style-name="T288">s</text:span> follows, <text:span text:style-name="T305">BA</text:span> checksum)</text:p>
      <text:p text:style-name="P317"><text:span text:style-name="T196">RSP_EXT<text:tab/></text:span><text:span text:style-name="T197">B9 0B </text:span><text:span text:style-name="T203">1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183">DESFIRE_DELETE_FILE(0x8A)</text:p>
      <text:p text:style-name="P183"/>
      <text:p text:style-name="P172"><text:span text:style-name="T171">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72"/>
      <text:list xml:id="list161856368560965" text:continue-numbering="true" text:style-name="L1">
        <text:list-item>
          <text:p text:style-name="P500"><text:span text:style-name="T4">CMD_Par0 </text:span><text:span text:style-name="T6">and CMD_Par1 are 0</text:span></text:p>
        </text:list-item>
        <text:list-item>
          <text:p text:style-name="P521"><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21"><text:span text:style-name="T7">2</text:span><text:span text:style-name="T13">nd </text:span><text:span text:style-name="T33">byte of the CMD_EXT contains ordinal number of internal AES key, or 0 if uses external AES key</text:span></text:p>
        </text:list-item>
        <text:list-item>
          <text:p text:style-name="P521"><text:span text:style-name="T33">array from 3</text:span><text:span text:style-name="T13">rd</text:span><text:span text:style-name="T33"> to 18</text:span><text:span text:style-name="T13">th</text:span><text:span text:style-name="T33"> byte of CMD_EXT contains AES key</text:span></text:p>
        </text:list-item>
        <text:list-item>
          <text:p text:style-name="P53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41"><text:span text:style-name="T34">2</text:span><text:span text:style-name="T31">2</text:span><text:span text:style-name="T12">nd </text:span><text:span text:style-name="T96">byte </text:span><text:span text:style-name="T98">is ID of file that will be </text:span><text:span text:style-name="T99">deleted</text:span><text:span text:style-name="T98"> (0 – 31)</text:span></text:p>
        </text:list-item>
        <text:list-item>
          <text:p text:style-name="P546"><text:span text:style-name="T93">2</text:span><text:span text:style-name="T99">3</text:span><text:span text:style-name="T25">rd</text:span><text:span text:style-name="T93"> byte </text:span><text:span text:style-name="T95">is 1 if authentication required, or 0 if no need the authentication</text:span></text:p>
        </text:list-item>
        <text:list-item>
          <text:p text:style-name="P549"><text:span text:style-name="T93">24</text:span><text:span text:style-name="T24">th</text:span><text:span text:style-name="T93"> byte is checksum</text:span></text:p>
        </text:list-item>
      </text:list>
      <text:p text:style-name="P274">RSP_Val0 and RSP_Val1 are not in use.</text:p>
      <text:p text:style-name="P274"/>
      <text:p text:style-name="P258"><text:span text:style-name="T272">I</text:span><text:span text:style-name="T266">f error code is <text:s/></text:span><text:span text:style-name="T273">READER_ERROR or NO_CARD_DETECTED, device answer with RSP_EXT packet of 3 bytes.</text:span></text:p>
      <text:list xml:id="list161854343647298" text:continue-numbering="true" text:style-name="L1">
        <text:list-item>
          <text:p text:style-name="P566"><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81"><text:span text:style-name="T266">3</text:span><text:span text:style-name="T161">rd</text:span><text:span text:style-name="T266"> byte is checksum.</text:span></text:p>
        </text:list-item>
      </text:list>
      <text:p text:style-name="P289">In other case<text:span text:style-name="T285">s</text:span>, device answer with RSP_EXT packet of 5 bytes.</text:p>
      <text:list xml:id="list161855417354248" text:continue-numbering="true" text:style-name="L1">
        <text:list-item>
          <text:p text:style-name="P566"><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6"><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81"><text:span text:style-name="T266">5</text:span><text:span text:style-name="T161">th</text:span><text:span text:style-name="T266"> byte is checksum.</text:span></text:p>
        </text:list-item>
      </text:list>
      <text:p text:style-name="P32">Example:</text:p>
      <text:p text:style-name="P44">Authentication using the internal key ordinal number <text:span text:style-name="T303">1</text:span>, AID = 0xF0000<text:span text:style-name="T303">2, authentication required, file ID is 1</text:span></text:p>
      <text:p text:style-name="P44"/>
      <text:p text:style-name="P143">CMD<text:tab/><text:tab/>55 <text:span text:style-name="T276">8A</text:span> AA <text:span text:style-name="T276">18</text:span> 0<text:span text:style-name="T276">0</text:span> 00 <text:span text:style-name="T306">74</text:span> (send command <text:span text:style-name="T276">8A</text:span>), <text:span text:style-name="T306">74</text:span> checksum</text:p>
      <text:p text:style-name="P143">ACK<text:tab/><text:tab/>AC <text:span text:style-name="T276">8A</text:span> CA <text:span text:style-name="T276">18</text:span> 0<text:span text:style-name="T276">0</text:span> 00 <text:span text:style-name="T306">FB</text:span> (ACK OK)</text:p>
      <text:p text:style-name="P143"/>
      <text:p text:style-name="P143">CMD_EXT<text:tab/><text:span text:style-name="T276">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73">RSP<text:tab/><text:tab/>DE <text:span text:style-name="T288">8A</text:span> ED 0<text:span text:style-name="T300">5</text:span> 00 00 <text:span text:style-name="T306">C3</text:span> <text:tab/><text:tab/>(RSP command <text:span text:style-name="T300">8A</text:span>, <text:span text:style-name="T300">5</text:span> byte<text:span text:style-name="T288">s</text:span> follows, <text:span text:style-name="T306">C3</text:span> checksum)</text:p>
      <text:p text:style-name="P318"><text:span text:style-name="T196">RSP_EXT<text:tab/></text:span><text:span text:style-name="T197">B9 0B </text:span><text:span text:style-name="T203">1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318"/>
      <text:p text:style-name="P295"/>
      <text:p text:style-name="P299"><text:span text:style-name="T200">D</text:span><text:span text:style-name="T196">ESFIRE_READ_FROM_STD_FILE(0x83)</text:span></text:p>
      <text:p text:style-name="P299"/>
      <text:p text:style-name="P172"><text:span text:style-name="T102">Function allow to read data from Standard Data File. Read </text:span>command requires a preceding authentication either with the key specified for Read or Read&amp;Write access.</text:p>
      <text:p text:style-name="P172"/>
      <text:list xml:id="list161855540763866" text:continue-numbering="true" text:style-name="L1">
        <text:list-item>
          <text:p text:style-name="P501"><text:span text:style-name="T4">CMD_Par0 </text:span><text:span text:style-name="T6">and CMD_Par1 are 0</text:span></text:p>
        </text:list-item>
        <text:list-item>
          <text:p text:style-name="P52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22"><text:span text:style-name="T7">2</text:span><text:span text:style-name="T13">nd </text:span><text:span text:style-name="T33">byte of the CMD_EXT contains ordinal number of internal AES key, or 0 if uses external AES key</text:span></text:p>
        </text:list-item>
        <text:list-item>
          <text:p text:style-name="P522"><text:soft-page-break/><text:span text:style-name="T33">array from 3</text:span><text:span text:style-name="T13">rd</text:span><text:span text:style-name="T33"> to 18</text:span><text:span text:style-name="T13">th</text:span><text:span text:style-name="T33"> byte of CMD_EXT contains AES key</text:span></text:p>
        </text:list-item>
        <text:list-item>
          <text:p text:style-name="P532"><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42"><text:span text:style-name="T34">2</text:span><text:span text:style-name="T31">2</text:span><text:span text:style-name="T12">nd </text:span><text:span text:style-name="T41">byte is application key number for reading </text:span></text:p>
        </text:list-item>
        <text:list-item>
          <text:p text:style-name="P542"><text:span text:style-name="T98">2</text:span><text:span text:style-name="T99">3</text:span><text:span text:style-name="T25">rd </text:span><text:span text:style-name="T96">byte </text:span><text:span text:style-name="T98">is ID of file (0 – 31)</text:span></text:p>
        </text:list-item>
        <text:list-item>
          <text:p text:style-name="P547"><text:span text:style-name="T93">2</text:span><text:span text:style-name="T99">3</text:span><text:span text:style-name="T25">rd</text:span><text:span text:style-name="T93"> byte </text:span><text:span text:style-name="T95">is 1 if authentication required, or 0 if no need the authentication</text:span></text:p>
        </text:list-item>
        <text:list-item>
          <text:p text:style-name="P601"><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248">start position for read operation within file</text:span></text:p>
        </text:list-item>
        <text:list-item>
          <text:p text:style-name="P550"><text:span text:style-name="T93">26</text:span><text:span text:style-name="T24">th</text:span><text:span text:style-name="T93"> and 27</text:span><text:span text:style-name="T24">th</text:span><text:span text:style-name="T93"> bytes represents number of data to be read</text:span></text:p>
        </text:list-item>
        <text:list-item>
          <text:p text:style-name="P550"><text:span text:style-name="T93">28</text:span><text:span text:style-name="T24">th</text:span><text:span text:style-name="T93"> byte is communication settings</text:span></text:p>
        </text:list-item>
        <text:list-item>
          <text:p text:style-name="P550"><text:span text:style-name="T93">29</text:span><text:span text:style-name="T24">th</text:span><text:span text:style-name="T93"> byte is checksum</text:span></text:p>
        </text:list-item>
      </text:list>
      <text:p text:style-name="P261"/>
      <text:p text:style-name="P263">Reading the data is specific and is done in a loop. Reads one data, and if it is 0, then reads another that indicates how much data follows in the package. <text:span text:style-name="T307">This is repeated until the required amount of data read. If the first data is different from 0, then reader will be sent standard response.</text:span></text:p>
      <text:p text:style-name="P261"/>
      <text:p text:style-name="P275">RSP_Val0 and RSP_Val1 are not in use.</text:p>
      <text:p text:style-name="P275"/>
      <text:p text:style-name="P259"><text:span text:style-name="T272">I</text:span><text:span text:style-name="T266">f error code is <text:s/></text:span><text:span text:style-name="T273">READER_ERROR or NO_CARD_DETECTED, device answer with RSP_EXT packet of 3 bytes.</text:span></text:p>
      <text:list xml:id="list161856308562971" text:continue-numbering="true" text:style-name="L1">
        <text:list-item>
          <text:p text:style-name="P567"><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82"><text:span text:style-name="T266">3</text:span><text:span text:style-name="T161">rd</text:span><text:span text:style-name="T266"> byte is checksum.</text:span></text:p>
        </text:list-item>
      </text:list>
      <text:p text:style-name="P290">In other case<text:span text:style-name="T285">s</text:span>, device answer with RSP_EXT packet of 5 bytes.</text:p>
      <text:list xml:id="list161854772246441" text:continue-numbering="true" text:style-name="L1">
        <text:list-item>
          <text:p text:style-name="P567"><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7"><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82"><text:span text:style-name="T266">5</text:span><text:span text:style-name="T161">th</text:span><text:span text:style-name="T266"> byte is checksum.</text:span></text:p>
        </text:list-item>
      </text:list>
      <text:p text:style-name="P33">Example:</text:p>
      <text:p text:style-name="P45">Authentication using the internal key ordinal number <text:span text:style-name="T308">3</text:span>, AID = 0xF0000<text:span text:style-name="T303">2, authentication required, file ID is 1, reading key number is 2, bytes for read 50 from start address 10, communication settings 0x11</text:span></text:p>
      <text:p text:style-name="P45"/>
      <text:p text:style-name="P144">CMD<text:tab/><text:tab/>55 <text:span text:style-name="T276">83</text:span> AA <text:span text:style-name="T276">1D</text:span> 0<text:span text:style-name="T276">0</text:span> 00 <text:span text:style-name="T307">68</text:span> (send command <text:span text:style-name="T276">83</text:span>), <text:span text:style-name="T307">68</text:span> checksum</text:p>
      <text:p text:style-name="P144">ACK<text:tab/><text:tab/>AC <text:span text:style-name="T276">83</text:span> CA <text:span text:style-name="T276">1D</text:span> 0<text:span text:style-name="T276">0</text:span> 00 <text:span text:style-name="T306">FB</text:span> (ACK OK)</text:p>
      <text:p text:style-name="P144"/>
      <text:p text:style-name="P144">CMD_EXT<text:tab/><text:span text:style-name="T276">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74">RSP<text:tab/><text:tab/>DE <text:span text:style-name="T288">8A</text:span> ED 0<text:span text:style-name="T300">5</text:span> 00 00 <text:span text:style-name="T306">C3</text:span> <text:tab/><text:tab/>(RSP command <text:span text:style-name="T300">8A</text:span>, <text:span text:style-name="T300">5</text:span> byte<text:span text:style-name="T288">s</text:span> follows, <text:span text:style-name="T306">C3</text:span> checksum)</text:p>
      <text:p text:style-name="P319"><text:span text:style-name="T196">RSP_EXT<text:tab/></text:span><text:span text:style-name="T197">B9 0B </text:span><text:span text:style-name="T203">1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302"/>
      <text:p text:style-name="P183"/>
      <text:p text:style-name="P183"/>
      <text:p text:style-name="P183"/>
      <text:p text:style-name="P184">DESFIRE_WRITE_TO_STD_FILE(0x82)</text:p>
      <text:p text:style-name="P184"/>
      <text:p text:style-name="P173"><text:span text:style-name="T172">Function allow to write data to Standard Data File, or to Backup Data File. Write </text:span>command requires a preceding authentication either with the key specified for Write or Read&amp;Write access.</text:p>
      <text:p text:style-name="P184"/>
      <text:list xml:id="list161855264553139" text:continue-numbering="true" text:style-name="L1">
        <text:list-item>
          <text:p text:style-name="P502"><text:span text:style-name="T4">CMD_Par0 </text:span><text:span text:style-name="T6">and CMD_Par1 are 0</text:span></text:p>
        </text:list-item>
        <text:list-item>
          <text:p text:style-name="P523"><text:soft-page-break/><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523"><text:span text:style-name="T7">2</text:span><text:span text:style-name="T13">nd </text:span><text:span text:style-name="T33">byte of the CMD_EXT contains ordinal number of internal AES key, or 0 if uses external AES key</text:span></text:p>
        </text:list-item>
        <text:list-item>
          <text:p text:style-name="P523"><text:span text:style-name="T33">array from 3</text:span><text:span text:style-name="T13">rd</text:span><text:span text:style-name="T33"> to 18</text:span><text:span text:style-name="T13">th</text:span><text:span text:style-name="T33"> byte of CMD_EXT contains AES key</text:span></text:p>
        </text:list-item>
        <text:list-item>
          <text:p text:style-name="P533"><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43"><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543"><text:span text:style-name="T98">2</text:span><text:span text:style-name="T99">3</text:span><text:span text:style-name="T25">rd </text:span><text:span text:style-name="T96">byte </text:span><text:span text:style-name="T98">is ID of file (0 – 31)</text:span></text:p>
        </text:list-item>
        <text:list-item>
          <text:p text:style-name="P548"><text:span text:style-name="T93">2</text:span><text:span text:style-name="T100">4</text:span><text:span text:style-name="T26">th</text:span><text:span text:style-name="T93"> byte </text:span><text:span text:style-name="T95">is 1 if authentication required, or 0 if no need the authentication</text:span></text:p>
        </text:list-item>
        <text:list-item>
          <text:p text:style-name="P602"><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248">start position for read operation within file</text:span></text:p>
        </text:list-item>
        <text:list-item>
          <text:p text:style-name="P551"><text:span text:style-name="T93">2</text:span><text:span text:style-name="T100">7</text:span><text:span text:style-name="T24">th</text:span><text:span text:style-name="T93"> and 2</text:span><text:span text:style-name="T100">8</text:span><text:span text:style-name="T24">th</text:span><text:span text:style-name="T93"> bytes represents number of data to be </text:span><text:span text:style-name="T100">write</text:span></text:p>
        </text:list-item>
        <text:list-item>
          <text:p text:style-name="P552"><text:span text:style-name="T100">2</text:span><text:span text:style-name="T93">9</text:span><text:span text:style-name="T24">th</text:span><text:span text:style-name="T93"> byte is communication settings</text:span></text:p>
        </text:list-item>
        <text:list-item>
          <text:p text:style-name="P551"><text:span text:style-name="T100">array from 30</text:span><text:span text:style-name="T24">th</text:span><text:span text:style-name="T93"> </text:span><text:span text:style-name="T100">to 30 + </text:span><text:span text:style-name="T101">block size</text:span><text:span text:style-name="T100"> number of data for writing contains maximal 160 data for writing</text:span></text:p>
        </text:list-item>
        <text:list-item>
          <text:p text:style-name="P551"><text:span text:style-name="T101">31 + block size </text:span><text:span text:style-name="T93">byte is checksum</text:span></text:p>
        </text:list-item>
      </text:list>
      <text:p text:style-name="P262"/>
      <text:p text:style-name="P264">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62"/>
      <text:p text:style-name="P276">RSP_Val0 and RSP_Val1 are not in use.</text:p>
      <text:p text:style-name="P276"/>
      <text:p text:style-name="P260"><text:span text:style-name="T272">I</text:span><text:span text:style-name="T266">f error code is <text:s/></text:span><text:span text:style-name="T273">READER_ERROR or NO_CARD_DETECTED, device answer with RSP_EXT packet of 3 bytes.</text:span></text:p>
      <text:list xml:id="list161855839160418" text:continue-numbering="true" text:style-name="L1">
        <text:list-item>
          <text:p text:style-name="P568"><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xecution time of command</text:span></text:p>
        </text:list-item>
        <text:list-item>
          <text:p text:style-name="P583"><text:span text:style-name="T266">3</text:span><text:span text:style-name="T161">rd</text:span><text:span text:style-name="T266"> byte is checksum.</text:span></text:p>
        </text:list-item>
      </text:list>
      <text:p text:style-name="P291">In other case<text:span text:style-name="T285">s</text:span>, device answer with RSP_EXT packet of 5 bytes.</text:p>
      <text:list xml:id="list161856409456467" text:continue-numbering="true" text:style-name="L1">
        <text:list-item>
          <text:p text:style-name="P568"><text:span text:style-name="T268">1</text:span><text:span text:style-name="T162">st</text:span><text:span text:style-name="T161"> </text:span><text:span text:style-name="T266">and </text:span><text:span text:style-name="T268">2</text:span><text:span text:style-name="T162">nd</text:span><text:span text:style-name="T161"> </text:span><text:span text:style-name="T266">bytes represents </text:span><text:span text:style-name="T268">error code</text:span><text:span text:style-name="T266"> of operation </text:span><text:span text:style-name="T268">(b</text:span><text:span text:style-name="T270">2</text:span><text:span text:style-name="T268"> * 256 + b</text:span><text:span text:style-name="T270">1</text:span><text:span text:style-name="T268">)</text:span></text:p>
        </text:list-item>
        <text:list-item>
          <text:p text:style-name="P568"><text:span text:style-name="T268">3</text:span><text:span text:style-name="T162">rd</text:span><text:span text:style-name="T161"> </text:span><text:span text:style-name="T266">and </text:span><text:span text:style-name="T268">4</text:span><text:span text:style-name="T161">th </text:span><text:span text:style-name="T266">bytes represents </text:span><text:span text:style-name="T268">execution time of command</text:span></text:p>
        </text:list-item>
        <text:list-item>
          <text:p text:style-name="P583"><text:span text:style-name="T266">5</text:span><text:span text:style-name="T161">th</text:span><text:span text:style-name="T266"> byte is checksum.</text:span></text:p>
        </text:list-item>
      </text:list>
      <text:p text:style-name="P34">Example:</text:p>
      <text:p text:style-name="P46">Authentication using the internal key ordinal number <text:span text:style-name="T308">3</text:span>, AID = 0xF0000<text:span text:style-name="T303">2, authentication required, file ID is 1, writing key number is 1, bytes for write 50 from start address 10, communication settings 0x11</text:span></text:p>
      <text:p text:style-name="P46"/>
      <text:p text:style-name="P145">CMD<text:tab/><text:tab/>55 <text:span text:style-name="T276">82</text:span> AA <text:span text:style-name="T309">51</text:span> 0<text:span text:style-name="T276">0</text:span> 00 <text:span text:style-name="T309">33</text:span> (send command <text:span text:style-name="T276">82</text:span>), <text:span text:style-name="T309">33</text:span> checksum</text:p>
      <text:p text:style-name="P145">ACK<text:tab/><text:tab/>AC <text:span text:style-name="T276">82</text:span> CA <text:span text:style-name="T309">51</text:span> 0<text:span text:style-name="T276">0</text:span> 00 <text:span text:style-name="T309">BC</text:span> (ACK OK)</text:p>
      <text:p text:style-name="P145"/>
      <text:p text:style-name="P146">CMD_EXT<text:tab/><text:span text:style-name="T276">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DATA<text:tab/><text:tab/><text:span text:style-name="T310">DD <text:s/>(no need more data)</text:span></text:p>
      <text:p text:style-name="P61"/>
      <text:p text:style-name="P375">RSP<text:tab/><text:tab/>DE <text:span text:style-name="T288">82</text:span> ED 0<text:span text:style-name="T300">5</text:span> 00 00 <text:span text:style-name="T310">BB</text:span> <text:tab/><text:tab/>(RSP command <text:span text:style-name="T300">82</text:span>, <text:span text:style-name="T300">5</text:span> byte<text:span text:style-name="T288">s</text:span> follows, <text:span text:style-name="T310">BB</text:span> checksum)</text:p>
      <text:p text:style-name="P320"><text:span text:style-name="T196">RSP_EXT<text:tab/></text:span><text:span text:style-name="T197">B9 0B </text:span><text:span text:style-name="T203">1A 00</text:span><text:span text:style-name="T197"> </text:span><text:span text:style-name="T203">AF</text:span><text:span text:style-name="T200"><text:tab/>(</text:span><text:span text:style-name="T197">error code 0BB9, exe</text:span><text:span text:style-name="T203">c</text:span><text:span text:style-name="T197">ution time </text:span><text:span text:style-name="T203">001A</text:span><text:span text:style-name="T200">)</text:span></text:p>
      <text:p text:style-name="P183"/>
      <text:p text:style-name="P72"/>
      <text:p text:style-name="P362"/>
      <text:p text:style-name="P421">COMMANDS FOR READER SETTINGS</text:p>
      <text:p text:style-name="P380">SET_BAD_SELECT_NR_MAX(0x3F)</text:p>
      <text:p text:style-name="P424"><text:span text:style-name="T112">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77">The CMD_EXT set is not in use.</text:p>
      <text:list xml:id="list161856288558198" text:continue-numbering="true" text:style-name="L1">
        <text:list-item>
          <text:p text:style-name="P505"><text:span text:style-name="T196">CMD_Par0 </text:span><text:span text:style-name="T207">is bad select card number maximal</text:span></text:p>
        </text:list-item>
        <text:list-item>
          <text:p text:style-name="P508">CMD_Par1 = (CMD_Par0 xor A3) + 7</text:p>
        </text:list-item>
      </text:list>
      <text:p text:style-name="P357">The RSP_EXT is not in use</text:p>
      <text:p text:style-name="P358">Example:</text:p>
      <text:p text:style-name="P358">Bad select card maximal is 10</text:p>
      <text:p text:style-name="P358">CMD_Par0 = 0x0A, CMD_Par1 = (0A xor A3) + 7 = B0</text:p>
      <text:p text:style-name="P73"><text:span text:style-name="T196">CMD<text:tab/><text:tab/>55 </text:span><text:span text:style-name="T208">3F</text:span><text:span text:style-name="T196"> AA </text:span><text:span text:style-name="T208">00</text:span><text:span text:style-name="T196"> 0</text:span><text:span text:style-name="T208">A</text:span><text:span text:style-name="T196"> </text:span><text:span text:style-name="T208">B0</text:span><text:span text:style-name="T196"> </text:span><text:span text:style-name="T208">81</text:span><text:span text:style-name="T196"> (send command </text:span><text:span text:style-name="T208">3F</text:span><text:span text:style-name="T196">), </text:span><text:span text:style-name="T208">81</text:span><text:span text:style-name="T196"> checksum</text:span></text:p>
      <text:p text:style-name="P73"/>
      <text:p text:style-name="P76"><text:span text:style-name="T196">RSP<text:tab/><text:tab/></text:span><text:span text:style-name="T312">DE </text:span><text:span text:style-name="T311">3F</text:span><text:span text:style-name="T312"> ED </text:span><text:span text:style-name="T311">00</text:span><text:span text:style-name="T312"> 00 00 </text:span><text:span text:style-name="T311">13</text:span><text:span text:style-name="T312"> </text:span></text:p>
      <text:p text:style-name="P76"/>
      <text:p text:style-name="P81"><text:span text:style-name="T312">GET_BAD_SELECT_NR_MAX</text:span><text:span text:style-name="T311">(0x44)</text:span></text:p>
      <text:p text:style-name="P81"/>
      <text:p text:style-name="P174"><text:span text:style-name="T103">The function returns value of maximal unsuccessful card selections, which is set in </text:span>reader.</text:p>
      <text:p text:style-name="P174"/>
      <text:p text:style-name="P378">The CMD_EXT set is not in use.</text:p>
      <text:list xml:id="list161856359571880" text:continue-numbering="true" text:style-name="L1">
        <text:list-item>
          <text:p text:style-name="P506"><text:span text:style-name="T196">CMD_Par0 </text:span><text:span text:style-name="T208">and CMD_Par1 </text:span><text:span text:style-name="T209">are</text:span><text:span text:style-name="T208"> 0</text:span></text:p>
        </text:list-item>
      </text:list>
      <text:p text:style-name="P326">RSP_EXT </text:p>
      <text:list xml:id="list161856393238406" text:continue-numbering="true" text:style-name="L1">
        <text:list-item>
          <text:p text:style-name="P597"><text:span text:style-name="T196">1</text:span><text:span text:style-name="T161">st</text:span><text:span text:style-name="T196"> byte is maximal value of bad select card number</text:span></text:p>
        </text:list-item>
      </text:list>
      <text:p text:style-name="P324"/>
      <text:p text:style-name="P329">Example:</text:p>
      <text:p text:style-name="P324"/>
      <text:p text:style-name="P74"><text:span text:style-name="T196">CMD<text:tab/><text:tab/>55 </text:span><text:span text:style-name="T209">44</text:span><text:span text:style-name="T196"> AA </text:span><text:span text:style-name="T208">00</text:span><text:span text:style-name="T196"> </text:span><text:span text:style-name="T209">00 00</text:span><text:span text:style-name="T196"> </text:span><text:span text:style-name="T209">C2</text:span><text:span text:style-name="T196"> (send command </text:span><text:span text:style-name="T209">44</text:span><text:span text:style-name="T196">), </text:span><text:span text:style-name="T209">C2</text:span><text:span text:style-name="T196"> checksum</text:span></text:p>
      <text:p text:style-name="P74"/>
      <text:p text:style-name="P77"><text:span text:style-name="T196">RSP<text:tab/><text:tab/></text:span><text:span text:style-name="T312">DE </text:span><text:span text:style-name="T313">44</text:span><text:span text:style-name="T312"> ED </text:span><text:span text:style-name="T311">0</text:span><text:span text:style-name="T313">2</text:span><text:span text:style-name="T312"> 00 00 </text:span><text:span text:style-name="T313">7C</text:span></text:p>
      <text:p text:style-name="P77"/>
      <text:p text:style-name="P77"><text:span text:style-name="T313">RSP_EXT<text:tab/>0A 11</text:span><text:span text:style-name="T312"> <text:tab/><text:tab/> <text:s text:c="2"/></text:span><text:span text:style-name="T313">(number is 0x0A)</text:span><text:span text:style-name="T312"><text:tab/></text:span></text:p>
      <text:p text:style-name="P77"/>
      <text:p text:style-name="P91"/>
      <text:p text:style-name="P93">FUNCTIONS FOR ALL BLOCKS LINEAR READING</text:p>
      <text:p text:style-name="P92"/>
      <text:p text:style-name="P87">LIN_ROW_READ(0x45)</text:p>
      <text:p text:style-name="P88"/>
      <text:p text:style-name="P89">Functions allow you to quickly read data from the card including the sector trailer blocks.</text:p>
      <text:p text:style-name="P425">These functions are very similar to the functions for linear reading of users data space.<text:line-break/><text:span text:style-name="T316">Using this command is the same as using the command LINEAR_READ(0x14)</text:span></text:p>
      <text:p text:style-name="P423"/>
      <text:p text:style-name="P423"/>
      <text:p text:style-name="P423"/>
      <text:p text:style-name="P423"/>
      <text:p text:style-name="P429"><text:soft-page-break/>FUNCTIONS FOR THE READER LOW POWER MODE CONTROL</text:p>
      <text:p text:style-name="P428">ENTER_SLEEP_MODE<text:tab/> (0x46)</text:p>
      <text:p text:style-name="P426">Function allows the low power reader mode. Reader is in sleep mode. RF field is turned off. The reader is waiting for the command to return to normal working mode.</text:p>
      <text:p text:style-name="P379">The CMD_EXT set is not in use.</text:p>
      <text:list xml:id="list161854683708182" text:continue-numbering="true" text:style-name="L1">
        <text:list-item>
          <text:p text:style-name="P507"><text:span text:style-name="T196">CMD_Par0 </text:span><text:span text:style-name="T208">and CMD_Par1 </text:span><text:span text:style-name="T209">are</text:span><text:span text:style-name="T208"> 0</text:span></text:p>
        </text:list-item>
      </text:list>
      <text:p text:style-name="P327">The RSP_EXT is not in use.</text:p>
      <text:p text:style-name="P327"/>
      <text:p text:style-name="P330">Example:</text:p>
      <text:p text:style-name="P325"/>
      <text:p text:style-name="P75"><text:span text:style-name="T196">CMD<text:tab/><text:tab/>55 </text:span><text:span text:style-name="T209">4</text:span><text:span text:style-name="T210">6</text:span><text:span text:style-name="T196"> AA </text:span><text:span text:style-name="T208">00</text:span><text:span text:style-name="T196"> </text:span><text:span text:style-name="T209">00 00</text:span><text:span text:style-name="T196"> </text:span><text:span text:style-name="T209">C</text:span><text:span text:style-name="T210">0</text:span><text:span text:style-name="T196"> (send command </text:span><text:span text:style-name="T209">4</text:span><text:span text:style-name="T210">6</text:span><text:span text:style-name="T196">), </text:span><text:span text:style-name="T209">C</text:span><text:span text:style-name="T210">0</text:span><text:span text:style-name="T196"> checksum</text:span></text:p>
      <text:p text:style-name="P75"/>
      <text:p text:style-name="P78"><text:span text:style-name="T196">RSP<text:tab/><text:tab/></text:span><text:span text:style-name="T312">DE </text:span><text:span text:style-name="T313">4</text:span><text:span text:style-name="T314">6</text:span><text:span text:style-name="T312"> ED </text:span><text:span text:style-name="T311">0</text:span><text:span text:style-name="T314">0</text:span><text:span text:style-name="T312"> 00 00 </text:span><text:span text:style-name="T313">7C</text:span></text:p>
      <text:p text:style-name="P83"/>
      <text:p text:style-name="P83"/>
      <text:p text:style-name="P83">LEAVE_SLEEP_MODE<text:tab/> (0x47)</text:p>
      <text:p text:style-name="P83"/>
      <text:p text:style-name="P90">Function allows return from low power reader mode to normal working mode.</text:p>
      <text:p text:style-name="P82"/>
      <text:p text:style-name="P379">The CMD_EXT set is not in use.</text:p>
      <text:list xml:id="list161855761944646" text:continue-numbering="true" text:style-name="L1">
        <text:list-item>
          <text:p text:style-name="P507"><text:span text:style-name="T196">CMD_Par0 </text:span><text:span text:style-name="T208">and CMD_Par1 </text:span><text:span text:style-name="T209">are</text:span><text:span text:style-name="T208"> 0</text:span></text:p>
        </text:list-item>
      </text:list>
      <text:p text:style-name="P332">The RSP_EXT is not in use.</text:p>
      <text:p text:style-name="P327"/>
      <text:p text:style-name="P332">Example:</text:p>
      <text:p text:style-name="P331"/>
      <text:p text:style-name="P79">WAKE UP BYTE<text:tab/>00<text:tab/>(send just before command)</text:p>
      <text:p text:style-name="P75"/>
      <text:p text:style-name="P75"><text:span text:style-name="T196">CMD<text:tab/><text:tab/>55 </text:span><text:span text:style-name="T209">4</text:span><text:span text:style-name="T210">7</text:span><text:span text:style-name="T196"> AA </text:span><text:span text:style-name="T208">00</text:span><text:span text:style-name="T196"> </text:span><text:span text:style-name="T209">00 00</text:span><text:span text:style-name="T196"> </text:span><text:span text:style-name="T211">BF</text:span><text:span text:style-name="T196"> (send command </text:span><text:span text:style-name="T209">4</text:span><text:span text:style-name="T210">7</text:span><text:span text:style-name="T196">), </text:span><text:span text:style-name="T211">BF</text:span><text:span text:style-name="T196"> checksum</text:span></text:p>
      <text:p text:style-name="P75"/>
      <text:p text:style-name="P80"><text:span text:style-name="T196">RSP<text:tab/><text:tab/></text:span><text:span text:style-name="T312">DE </text:span><text:span text:style-name="T313">4</text:span><text:span text:style-name="T315">7</text:span><text:span text:style-name="T312"> ED </text:span><text:span text:style-name="T311">0</text:span><text:span text:style-name="T314">0</text:span><text:span text:style-name="T312"> 00 00 </text:span><text:span text:style-name="T313">7</text:span><text:span text:style-name="T315">B</text:span></text:p>
      <text:p text:style-name="P86"/>
      <text:h text:style-name="P467" text:outline-level="3"><text:span text:style-name="T342">AUTO_SLEEP_SET (0x4D)</text:span><text:span text:style-name="T339"><text:tab/></text:span><text:span text:style-name="T340">supported from firmware version 3.8.</text:span><text:span text:style-name="T341">18</text:span></text:h>
      <text:p text:style-name="P303"/>
      <text:p text:style-name="P303"><text:span text:style-name="T329">Command</text:span> description:</text:p>
      <text:p text:style-name="P348">This function <text:span text:style-name="T360">permanently </text:span>set <text:span text:style-name="T178">auto-sleep</text:span> functionality of the device. Valid <text:span text:style-name="T214">value</text:span><text:span text:style-name="T234"> </text:span><text:span text:style-name="T235">for the </text:span><text:span text:style-name="T233">CMD_Par0</text:span><text:span text:style-name="T234"> </text:span>range is from <text:span text:style-name="T178">1</text:span> to <text:span text:style-name="T178">254</text:span> <text:span text:style-name="T361">seconds</text:span>. <text:span text:style-name="T360">To</text:span> permanently disable auto-sleep functionality use <text:span text:style-name="T178">0</text:span> or <text:span text:style-name="T178">0xFF</text:span> for the <text:span text:style-name="T233">CMD_Par0</text:span><text:span text:style-name="T230"> </text:span><text:span text:style-name="T231">value</text:span>.</text:p>
      <text:p text:style-name="P278">The <text:span text:style-name="T178">CMD_EXT</text:span> is not in use.</text:p>
      <text:list xml:id="list161856205983685" text:continue-numbering="true" text:style-name="L1">
        <text:list-item>
          <text:p text:style-name="P594"><text:span text:style-name="T185">CMD_Par1</text:span><text:span text:style-name="T208"> </text:span><text:span text:style-name="T209">are</text:span><text:span text:style-name="T208"> </text:span><text:span text:style-name="T185">0 </text:span><text:span text:style-name="T256">(not </text:span><text:span text:style-name="T257">in </text:span><text:span text:style-name="T256">use).</text:span></text:p>
        </text:list-item>
      </text:list>
      <text:p text:style-name="P293">The <text:span text:style-name="T178">RSP_EXT</text:span> is not in use.</text:p>
      <text:p text:style-name="P84"/>
      <text:h text:style-name="P467" text:outline-level="3"><text:span text:style-name="T342">AUTO_SLEEP_GET (0x4E)</text:span><text:span text:style-name="T339"><text:tab/></text:span><text:span text:style-name="T340">supported from firmware version 3.8.</text:span><text:span text:style-name="T341">18</text:span></text:h>
      <text:p text:style-name="P304"/>
      <text:p text:style-name="P304"><text:span text:style-name="T329">Command</text:span> description:</text:p>
      <text:p text:style-name="P279"><text:span text:style-name="T323">This command returns </text:span><text:span text:style-name="T324">permanently </text:span><text:span text:style-name="T323">configured </text:span><text:span text:style-name="T258">auto-sleep </text:span><text:span text:style-name="T325">wait </text:span><text:span text:style-name="T327">seconds.</text:span></text:p>
      <text:p text:style-name="P277">The <text:span text:style-name="T178">CMD_EXT</text:span> <text:s/>is not in use.</text:p>
      <text:list xml:id="list161854550398766" text:continue-numbering="true" text:style-name="L1">
        <text:list-item>
          <text:p text:style-name="P598"><text:span text:style-name="T185">CMD_Par0</text:span><text:span text:style-name="T208"> and </text:span><text:span text:style-name="T185">CMD_Par1</text:span><text:span text:style-name="T208"> </text:span><text:span text:style-name="T209">are</text:span><text:span text:style-name="T208"> </text:span><text:span text:style-name="T185">0 </text:span><text:span text:style-name="T256">(not </text:span><text:span text:style-name="T257">in </text:span><text:span text:style-name="T256">use).</text:span></text:p>
        </text:list-item>
      </text:list>
      <text:p text:style-name="P333">The <text:span text:style-name="T178">RSP_EXT</text:span> is not in use.</text:p>
      <text:list xml:id="list7894579136837501684" text:style-name="L3">
        <text:list-item>
          <text:p text:style-name="P553"><text:span text:style-name="T186">RSP_Val0</text:span><text:span text:style-name="T320"> containing configured </text:span><text:span text:style-name="T81">auto-sleep </text:span><text:span text:style-name="T325">wait </text:span><text:span text:style-name="T327">seconds.</text:span></text:p>
        </text:list-item>
        <text:list-item>
          <text:p text:style-name="P593"><text:span text:style-name="T186">RSP_Val1</text:span><text:span text:style-name="T320"> </text:span><text:span text:style-name="T325">is </text:span><text:span text:style-name="T187">0</text:span><text:span text:style-name="T325"> (not </text:span><text:span text:style-name="T326">in </text:span><text:span text:style-name="T325">use).</text:span></text:p>
        </text:list-item>
      </text:list>
      <text:p text:style-name="P85"/>
      <text:h text:style-name="P485" text:outline-level="2"><text:soft-page-break/><text:span text:style-name="T319">Commands</text:span><text:span text:style-name="T318"> for</text:span><text:span text:style-name="T317"> </text:span><text:span text:style-name="T318">Reader</text:span><text:span text:style-name="T317"> </text:span><text:span text:style-name="T318">NTAG Emulation Mode</text:span></text:h>
      <text:h text:style-name="P465" text:outline-level="3"><text:span text:style-name="T331">WRITE_EMULATION_NDEF </text:span><text:span text:style-name="T332">(</text:span><text:span text:style-name="T331">0x4A</text:span><text:span text:style-name="T332">)<text:tab/></text:span><text:span text:style-name="T333">supported from firmware version 3.8.0</text:span></text:h>
      <text:p text:style-name="P387"><text:span text:style-name="T329">Command</text:span> description:</text:p>
      <text:p text:style-name="P395"><text:span text:style-name="T135">Command</text:span><text:span text:style-name="T136"> </text:span><text:span text:style-name="T137">store </text:span><text:span text:style-name="T136">a message record </text:span><text:span text:style-name="T137">for </text:span><text:span text:style-name="T135">N</text:span><text:span text:style-name="T137">TAG emulation mode in to the reader. </text:span><text:span text:style-name="T79">The CMD_EXT </text:span><text:span text:style-name="T80">is used and contains NDEF message for tag emulation mode.</text:span></text:p>
      <text:list xml:id="list2120276022663825796" text:style-name="L4">
        <text:list-item>
          <text:p text:style-name="P473"><text:span text:style-name="T345">1</text:span><text:span text:style-name="T165">st</text:span><text:span text:style-name="T344"> and </text:span><text:span text:style-name="T345">2</text:span><text:span text:style-name="T165">nd</text:span><text:span text:style-name="T344"> byte of the CMD_EXT set contains </text:span><text:span text:style-name="T345">length of the following NDEF message (parameter called </text:span><text:span text:style-name="T346">ndef_len</text:span><text:span text:style-name="T345">).</text:span></text:p>
        </text:list-item>
        <text:list-item>
          <text:p text:style-name="P474"><text:span text:style-name="T74">next </text:span><text:span text:style-name="T115">ndef_len</text:span><text:span text:style-name="T114"> <text:s/></text:span><text:span text:style-name="T74">bytes contains NDEF message.</text:span></text:p>
        </text:list-item>
        <text:list-item>
          <text:p text:style-name="P475"><text:span text:style-name="T74">l</text:span><text:span text:style-name="T73">ast </text:span><text:span text:style-name="T113">byte of the CMD_EXT set contains checksum</text:span></text:p>
        </text:list-item>
      </text:list>
      <text:p text:style-name="P386"/>
      <text:p text:style-name="P392">Example <text:span text:style-name="T352">(NDEF message is URI type with “</text:span><text:a xlink:type="simple" xlink:href="http://www.d-logic.net/" text:style-name="Internet_20_link" text:visited-style-name="Visited_20_Internet_20_Link"><text:span text:style-name="T352">www.d-logic.net</text:span></text:a><text:span text:style-name="T352">” payload)</text:span>:</text:p>
      <text:p text:style-name="P227">CMD<text:tab/><text:tab/>55 <text:span text:style-name="T343">4A</text:span> AA <text:span text:style-name="T353">16</text:span> <text:span text:style-name="T343">0</text:span>0 00 <text:span text:style-name="T353">AA</text:span></text:p>
      <text:p text:style-name="P223">ACK<text:tab/><text:tab/>AC <text:span text:style-name="T223">4A</text:span> CA <text:span text:style-name="T353">16</text:span> <text:span text:style-name="T343">0</text:span>0 00 <text:span text:style-name="T353">41</text:span></text:p>
      <text:p text:style-name="P224">CMD_EXT<text:tab/><text:span text:style-name="T353">14 00 03</text:span> <text:span text:style-name="T352">10</text:span> <text:span text:style-name="T352">D1</text:span> <text:span text:style-name="T347">01</text:span> <text:span text:style-name="T352">0C</text:span> <text:span text:style-name="T354">55 01 64 2D 6C 6F 67 69 63 2E 6E 65 74 FE</text:span> <text:span text:style-name="T355">0E</text:span></text:p>
      <text:p text:style-name="P64">RSP<text:tab/><text:tab/>DE <text:span text:style-name="T239">4A</text:span> ED 00 00 00 <text:span text:style-name="T353">80</text:span></text:p>
      <text:p text:style-name="P386"/>
      <text:p text:style-name="P388">Possible error <text:span text:style-name="T328">codes</text:span>:</text:p>
      <text:p text:style-name="P449">WRITE_VERIFICATION_ERROR <text:span text:style-name="T328">= </text:span>0x70</text:p>
      <text:p text:style-name="P449">MAX_SIZE_EXCEEDED <text:span text:style-name="T328">= </text:span>0x10</text:p>
      <text:p text:style-name="P452"/>
      <text:h text:style-name="P466" text:outline-level="3"><text:span text:style-name="T349">TAG_EMULATION_START </text:span><text:span text:style-name="T350">(</text:span><text:span text:style-name="T349">0x48</text:span><text:span text:style-name="T350">)</text:span><text:span text:style-name="T330"><text:tab/></text:span><text:span text:style-name="T333">supported from firmware version 3.8.0</text:span></text:h>
      <text:p text:style-name="P341"><text:span text:style-name="T116">Put the reader permanently in a NDEF tag emulation mode. Only way for a reader to exit from this mode is to receive the T</text:span><text:span text:style-name="T117">AG</text:span><text:span text:style-name="T116">_E</text:span><text:span text:style-name="T117">MULATION</text:span><text:span text:style-name="T116">_S</text:span><text:span text:style-name="T117">TOP</text:span><text:span text:style-name="T116"> command</text:span><text:span text:style-name="T118">.</text:span></text:p>
      <text:p text:style-name="P294">In this mode, the reader can only answer to the following commands:</text:p>
      <text:p text:style-name="P347">WRITE_EMULATION_NDEF (0x4A)</text:p>
      <text:p text:style-name="P347">TAG_EMULATION_STOP (0x49)</text:p>
      <text:p text:style-name="P347">TAG_EMULATION_START (0x48)</text:p>
      <text:p text:style-name="P347">GET_READER_TYPE (0x10)</text:p>
      <text:p text:style-name="P347">GET_READER_SERIAL (0x11)</text:p>
      <text:p text:style-name="P347">GET_FIRMWARE_VERSION (0x29)</text:p>
      <text:p text:style-name="P347">GET_HARDWARE_VERSION (0x2A)</text:p>
      <text:p text:style-name="P347">GET_BUILD_NUMBER (0x2B)</text:p>
      <text:p text:style-name="P347">GET_SERIAL_NUMBER (0x40)</text:p>
      <text:p text:style-name="P347"/>
      <text:p text:style-name="P432"><text:span text:style-name="T356">Issuing</text:span> <text:span text:style-name="T356">another commands</text:span> in this mode, re<text:span text:style-name="T357">sult</text:span>s <text:span text:style-name="T357">with the </text:span>following error code:</text:p>
      <text:p text:style-name="P453">FORBIDDEN_IN_TAG_EMULATION_MODE = 0x90</text:p>
      <text:p text:style-name="P453"/>
      <text:p text:style-name="P389">Possible error <text:span text:style-name="T328">codes</text:span>:</text:p>
      <text:p text:style-name="P450">WRITE_VERIFICATION_ERROR <text:span text:style-name="T328">= </text:span>0x70</text:p>
      <text:p text:style-name="P435">(command resulting in a direct write to a device non-volatile memory)</text:p>
      <text:p text:style-name="P442"/>
      <text:p text:style-name="P391">Example:</text:p>
      <text:p text:style-name="P228">CMD<text:tab/><text:tab/>55 <text:span text:style-name="T343">48</text:span> AA 0<text:span text:style-name="T343">0</text:span> <text:span text:style-name="T343">0</text:span>0 00 <text:span text:style-name="T351">BE</text:span></text:p>
      <text:p text:style-name="P437"><text:span text:style-name="T141">RSP<text:tab/><text:tab/>DE </text:span><text:span text:style-name="T149">4</text:span><text:span text:style-name="T150">8</text:span><text:span text:style-name="T141"> ED 00 00 00 </text:span><text:span text:style-name="T142">82</text:span><text:span text:style-name="T141"> </text:span></text:p>
      <text:h text:style-name="P468" text:outline-level="3"><text:soft-page-break/><text:span text:style-name="T110">TAG_EMULATION_ST</text:span><text:span text:style-name="T109">OP</text:span><text:span text:style-name="T110"> </text:span><text:span text:style-name="T109">(</text:span><text:span text:style-name="T110">0x4</text:span><text:span text:style-name="T109">9)<text:tab/></text:span><text:span text:style-name="T334">supported from firmware version 3.8.0</text:span></text:h>
      <text:p text:style-name="P334"/>
      <text:p text:style-name="P336"><text:span text:style-name="T320">A</text:span><text:span text:style-name="T321">llows the reader permanent exit </text:span><text:span text:style-name="T320">from a NDEF tag emulation mode.</text:span></text:p>
      <text:p text:style-name="P339"/>
      <text:p text:style-name="P389">Possible error <text:span text:style-name="T328">codes</text:span>:</text:p>
      <text:p text:style-name="P450">WRITE_VERIFICATION_ERROR <text:span text:style-name="T328">= </text:span>0x70</text:p>
      <text:p text:style-name="P435">(command resulting in a direct write to a device non-volatile memory)</text:p>
      <text:p text:style-name="P391"/>
      <text:p text:style-name="P391">Example:</text:p>
      <text:p text:style-name="P228">CMD<text:tab/><text:tab/>55 <text:span text:style-name="T343">49</text:span> AA 0<text:span text:style-name="T343">0</text:span> <text:span text:style-name="T343">0</text:span>0 00 <text:span text:style-name="T348">BD</text:span></text:p>
      <text:p text:style-name="P437"><text:span text:style-name="T141">RSP<text:tab/><text:tab/>DE </text:span><text:span text:style-name="T149">4</text:span><text:span text:style-name="T150">9</text:span><text:span text:style-name="T141"> ED 00 00 00 </text:span><text:span text:style-name="T143">81</text:span><text:span text:style-name="T141"> </text:span></text:p>
      <text:p text:style-name="P442"/>
      <text:h text:style-name="Heading_20_2" text:outline-level="2"><text:bookmark-start text:name="__RefHeading___Toc22645_879435888"/>Ad-Hoc emulation mode:<text:bookmark-end text:name="__RefHeading___Toc22645_879435888"/></text:h>
      <text:p text:style-name="P398"><text:span text:style-name="T365">T</text:span>his mode <text:span text:style-name="T366">enables user controlled emulation from the user application. There is “nfc-rfid-reader-sdk/ufr-examples-ad_hoc_emulation-c” console example written in C, using our uFCoder library (see uFR API). This example demonstrate usage of the uFCoder library functions that implement sending of the following commands:</text:span></text:p>
      <text:h text:style-name="P469" text:outline-level="3"><text:span text:style-name="T124">AD_HOC_EMULATION_START</text:span><text:span text:style-name="T125"> </text:span><text:span text:style-name="T122">(</text:span><text:span text:style-name="T121">0x</text:span><text:span text:style-name="T123">76</text:span><text:span text:style-name="T122">)</text:span><text:span text:style-name="T109"><text:tab/></text:span><text:span text:style-name="T334">supported from firmware version 3.</text:span><text:span text:style-name="T335">9</text:span><text:span text:style-name="T334">.</text:span><text:span text:style-name="T335">34</text:span></text:h>
      <text:p text:style-name="P444">Put uFR in emulation mode with ad-hoc emulation parameters (see. <text:span text:style-name="T364">SET_AD_HOC_EMULATION_PARAMS </text:span>and G<text:span text:style-name="T364">ET_AD_HOC_EMULATION_PARAMS</text:span>). uFR stays in emulation mode until AD_HOC_EMULATION_STOP command <text:span text:style-name="T371">is sent </text:span>or reader reset.</text:p>
      <text:list xml:id="list7898208442730298649" text:style-name="L5">
        <text:list-item>
          <text:p text:style-name="P603">The CMD_EXT set is not in use.</text:p>
        </text:list-item>
      </text:list>
      <text:list xml:id="list161856505483580" text:continue-list="list161854550398766" text:style-name="L1">
        <text:list-item>
          <text:p text:style-name="P604"><text:span text:style-name="T196">CMD_Par0 </text:span><text:span text:style-name="T215">and </text:span><text:span text:style-name="T207">CMD_Par1</text:span><text:span text:style-name="T215">are not in use.</text:span></text:p>
        </text:list-item>
        <text:list-item>
          <text:p text:style-name="P610">The RSP_EXT is not in use</text:p>
        </text:list-item>
      </text:list>
      <text:p text:style-name="P447"/>
      <text:h text:style-name="P469" text:outline-level="3"><text:span text:style-name="T111">AD_HOC_EMULATION_STOP</text:span><text:span text:style-name="T110"> </text:span><text:span text:style-name="T109">(</text:span><text:span text:style-name="T111">0x77</text:span><text:span text:style-name="T109">)<text:tab/></text:span><text:span text:style-name="T334">supported from firmware version 3.</text:span><text:span text:style-name="T335">9</text:span><text:span text:style-name="T334">.</text:span><text:span text:style-name="T335">34</text:span></text:h>
      <text:p text:style-name="P443">Terminate uFR ad-hoc emulation mode.</text:p>
      <text:list xml:id="list161856052588034" text:continue-list="list7898208442730298649" text:style-name="L5">
        <text:list-item>
          <text:p text:style-name="P608">The CMD_EXT set is not in use.</text:p>
        </text:list-item>
      </text:list>
      <text:list xml:id="list1481966121485357585" text:style-name="L6">
        <text:list-item>
          <text:p text:style-name="P605"><text:span text:style-name="T196">CMD_Par0 </text:span><text:span text:style-name="T215">and </text:span><text:span text:style-name="T207">CMD_Par1</text:span><text:span text:style-name="T215">are not in use.</text:span></text:p>
        </text:list-item>
        <text:list-item>
          <text:p text:style-name="P611">The RSP_EXT is not in use</text:p>
        </text:list-item>
      </text:list>
      <text:p text:style-name="P447"/>
      <text:h text:style-name="P469" text:outline-level="3"><text:span text:style-name="T111">GET_EXTERNAL_FIELD_STATE</text:span><text:span text:style-name="T110"> </text:span><text:span text:style-name="T109">(</text:span><text:span text:style-name="T111">0x9F</text:span><text:span text:style-name="T109">)<text:tab/></text:span><text:span text:style-name="T334">supported from firmware version 3.</text:span><text:span text:style-name="T335">9</text:span><text:span text:style-name="T334">.</text:span><text:span text:style-name="T335">34</text:span></text:h>
      <text:p text:style-name="P445">This command returns external field state when uFR is in <text:span text:style-name="T367">ad-hoc emulation </text:span>mode.</text:p>
      <text:list xml:id="list161855065010712" text:continue-list="list161856052588034" text:style-name="L5">
        <text:list-item>
          <text:p text:style-name="P608">The CMD_EXT set is not in use.</text:p>
        </text:list-item>
      </text:list>
      <text:list xml:id="list8022735245585860281" text:style-name="L7">
        <text:list-item>
          <text:p text:style-name="P606"><text:span text:style-name="T196">CMD_Par0 </text:span><text:span text:style-name="T215">and </text:span><text:span text:style-name="T207">CMD_Par1 </text:span><text:span text:style-name="T215">are not in use.</text:span></text:p>
        </text:list-item>
        <text:list-item>
          <text:p text:style-name="P477"><text:span text:style-name="T188">RSP_Val0 </text:span><text:span text:style-name="T189">is 0 if external field isn’t present or 1 if field is present</text:span><text:span text:style-name="T166">.</text:span></text:p>
        </text:list-item>
        <text:list-item>
          <text:p text:style-name="P480">RSP_Val1 <text:span text:style-name="T104">is not in use.</text:span></text:p>
        </text:list-item>
        <text:list-item>
          <text:p text:style-name="P595">The RSP_EXT is not in use</text:p>
        </text:list-item>
      </text:list>
      <text:p text:style-name="P447"/>
      <text:h text:style-name="P469" text:outline-level="3"><text:span text:style-name="T111">GET_AD_HOC_EMULATION_PARAMS</text:span><text:span text:style-name="T110"> </text:span><text:span text:style-name="T109">(</text:span><text:span text:style-name="T111">0x9D</text:span><text:span text:style-name="T109">)<text:tab/></text:span><text:span text:style-name="T334">supported from firmware version 3.</text:span><text:span text:style-name="T335">9</text:span><text:span text:style-name="T334">.</text:span><text:span text:style-name="T335">35</text:span></text:h>
      <text:p text:style-name="P446">This command returns <text:s/><text:span text:style-name="T368">current ad-hoc emulation parameters. On uFR power on or reset ad-hoc emulation parameters are set back to their default values.</text:span></text:p>
      <text:list xml:id="list161856510570136" text:continue-list="list161855065010712" text:style-name="L5">
        <text:list-item>
          <text:p text:style-name="P609">The CMD_EXT set is not in use.</text:p>
        </text:list-item>
      </text:list>
      <text:list xml:id="list8456324208292722689" text:style-name="L8">
        <text:list-item>
          <text:p text:style-name="P607"><text:span text:style-name="T196">CMD_Par0 </text:span><text:span text:style-name="T215">and </text:span><text:span text:style-name="T207">CMD_Par1 </text:span><text:span text:style-name="T215">are not in use.</text:span></text:p>
        </text:list-item>
        <text:list-item>
          <text:p text:style-name="P478"><text:span text:style-name="T188">RSP_Val0 </text:span><text:span text:style-name="T190">contains current ad-hoc threshold parameters</text:span><text:span text:style-name="T166">. </text:span><text:span text:style-name="T176">Default value </text:span><text:span text:style-name="T177">is</text:span><text:span text:style-name="T176"> 0xF7.</text:span></text:p>
        </text:list-item>
        <text:list-item>
          <text:p text:style-name="P481">RSP_Val1 <text:span text:style-name="T190">contains current ad-hoc receiver gain and RF level values of the RFCfgReg register (most significant bit of this value should be 0 all the time)</text:span><text:span text:style-name="T104">. </text:span><text:span text:style-name="T106">Default value </text:span><text:span text:style-name="T107">is</text:span><text:span text:style-name="T106"> 0x</text:span><text:span text:style-name="T108">79.</text:span></text:p>
        </text:list-item>
        <text:list-item>
          <text:p text:style-name="P596"><text:soft-page-break/>The RSP_EXT is not in use</text:p>
        </text:list-item>
      </text:list>
      <text:p text:style-name="P306"/>
      <text:h text:style-name="P469" text:outline-level="3"><text:span text:style-name="T111">SET_AD_HOC_EMULATION_PARAMS</text:span><text:span text:style-name="T110"> </text:span><text:span text:style-name="T109">(</text:span><text:span text:style-name="T111">0x9E</text:span><text:span text:style-name="T109">)<text:tab/></text:span><text:span text:style-name="T334">supported from firmware version 3.</text:span><text:span text:style-name="T335">9</text:span><text:span text:style-name="T334">.</text:span><text:span text:style-name="T335">35</text:span></text:h>
      <text:p text:style-name="P446">This command <text:span text:style-name="T368">set</text:span> <text:span text:style-name="T368">ad-hoc emulation parameters. On uFR power on or reset ad-hoc emulation parameters are set back to their default values.</text:span></text:p>
      <text:list xml:id="list161854557766566" text:continue-list="list161856510570136" text:style-name="L5">
        <text:list-item>
          <text:p text:style-name="P609">The CMD_EXT set is not in use.</text:p>
        </text:list-item>
      </text:list>
      <text:list xml:id="list171050133287147538" text:style-name="L9">
        <text:list-item>
          <text:p text:style-name="P479"><text:span text:style-name="T105">CMD_Par0</text:span><text:span text:style-name="T188"> </text:span><text:span text:style-name="T190">contains current ad-hoc threshold parameters</text:span><text:span text:style-name="T166">. </text:span><text:span text:style-name="T176">Default value </text:span><text:span text:style-name="T177">is</text:span><text:span text:style-name="T176"> 0xF7.</text:span></text:p>
        </text:list-item>
        <text:list-item>
          <text:p text:style-name="P482"><text:span text:style-name="T84">CMD_Par1</text:span><text:span text:style-name="T82"> </text:span><text:span text:style-name="T83">contains current ad-hoc receiver gain and RF level values of the RFCfgReg register (most significant bit of this value should be 0 all the time)</text:span><text:span text:style-name="T85">. </text:span><text:span text:style-name="T86">Default value </text:span><text:span text:style-name="T88">is</text:span><text:span text:style-name="T86"> 0x</text:span><text:span text:style-name="T87">79.</text:span></text:p>
        </text:list-item>
      </text:list>
      <text:p text:style-name="P248"/>
      <text:p text:style-name="P248"/>
      <text:h text:style-name="P470" text:outline-level="3"><text:span text:style-name="T120">SET_SPEED_PERMANENTLY</text:span><text:span text:style-name="T119"> (0x4B)<text:tab/></text:span><text:span text:style-name="T336">supported from firmware version 3.8.4</text:span></text:h>
      <text:p text:style-name="P337"/>
      <text:p text:style-name="P337"><text:span text:style-name="T324">Permanently s</text:span><text:span text:style-name="T322">et the requested transceive data rates between reader and ISO14443 – 4A card / tag</text:span><text:span text:style-name="T320">.</text:span></text:p>
      <text:p text:style-name="P340"/>
      <text:p text:style-name="P396">CMD_EXT set not in use.</text:p>
      <text:list xml:id="list161854865234081" text:continue-list="list161856505483580" text:style-name="L1">
        <text:list-item>
          <text:p text:style-name="P509"><text:span text:style-name="T196">CMD_Par0 </text:span><text:span text:style-name="T250">containing</text:span><text:span text:style-name="T212"> requested transmit speed </text:span><text:span text:style-name="T213">constant</text:span></text:p>
        </text:list-item>
        <text:list-item>
          <text:p text:style-name="P510">CMD_Par1 <text:span text:style-name="T250">containing</text:span><text:span text:style-name="T358"> requested receive speed </text:span><text:span text:style-name="T213">constant</text:span></text:p>
        </text:list-item>
      </text:list>
      <text:p text:style-name="P343">The RSP_EXT not in use.</text:p>
      <text:p text:style-name="P343"/>
      <text:p text:style-name="P397">Valid speed constants are:</text:p>
      <table:table table:name="Table3" table:style-name="Table3">
        <table:table-column table:style-name="Table3.A"/>
        <table:table-column table:style-name="Table3.B"/>
        <table:table-row>
          <table:table-cell table:style-name="Table3.A1" office:value-type="string">
            <text:p text:style-name="P404">Const</text:p>
          </table:table-cell>
          <table:table-cell table:style-name="Table3.B1" office:value-type="string">
            <text:p text:style-name="P404">Requested speed</text:p>
          </table:table-cell>
        </table:table-row>
        <table:table-row>
          <table:table-cell table:style-name="Table3.A2" office:value-type="string">
            <text:p text:style-name="P403">0</text:p>
          </table:table-cell>
          <table:table-cell table:style-name="Table3.B2" office:value-type="string">
            <text:p text:style-name="P402">106 kbps (default)</text:p>
          </table:table-cell>
        </table:table-row>
        <table:table-row>
          <table:table-cell table:style-name="Table3.A2" office:value-type="string">
            <text:p text:style-name="P403">1</text:p>
          </table:table-cell>
          <table:table-cell table:style-name="Table3.B2" office:value-type="string">
            <text:p text:style-name="P402">212 kbps</text:p>
          </table:table-cell>
        </table:table-row>
        <table:table-row table:style-name="Table3.4">
          <table:table-cell table:style-name="Table3.A2" office:value-type="string">
            <text:p text:style-name="P403">2</text:p>
          </table:table-cell>
          <table:table-cell table:style-name="Table3.B2" office:value-type="string">
            <text:p text:style-name="P402">424 kbps</text:p>
          </table:table-cell>
        </table:table-row>
      </table:table>
      <text:p text:style-name="P397"/>
      <text:p text:style-name="P328"/>
      <text:p text:style-name="P390">Possible error <text:span text:style-name="T328">codes</text:span>:</text:p>
      <text:p text:style-name="P451">WRITE_VERIFICATION_ERROR <text:span text:style-name="T328">= </text:span>0x70</text:p>
      <text:p text:style-name="P436">(command resulting in a direct write to a device non-volatile memory)</text:p>
      <text:p text:style-name="P393"/>
      <text:p text:style-name="P393">Example:</text:p>
      <text:p text:style-name="P229">CMD<text:tab/><text:tab/>55 <text:span text:style-name="T343">4B</text:span> AA 0<text:span text:style-name="T343">0</text:span> <text:span text:style-name="T343">02</text:span> 0<text:span text:style-name="T359">2</text:span> <text:span text:style-name="T348">BB</text:span></text:p>
      <text:p text:style-name="P438"><text:span text:style-name="T141">RSP<text:tab/><text:tab/>DE </text:span><text:span text:style-name="T149">4</text:span><text:span text:style-name="T151">B</text:span><text:span text:style-name="T141"> ED 00 00 00 </text:span><text:span text:style-name="T144">7F</text:span></text:p>
      <text:p text:style-name="P441"/>
      <text:p text:style-name="P441"/>
      <text:p text:style-name="P441"/>
      <text:p text:style-name="P441"/>
      <text:p text:style-name="P441"/>
      <text:p text:style-name="P441"/>
      <text:h text:style-name="P471" text:outline-level="3"><text:span text:style-name="T120">GET_SPEED_PARAMETERS</text:span><text:span text:style-name="T119"> (0x4</text:span><text:span text:style-name="T120">C</text:span><text:span text:style-name="T119">)<text:tab/></text:span><text:span text:style-name="T336">supported from firmware version 3.8.4</text:span></text:h>
      <text:p text:style-name="P337"/>
      <text:p text:style-name="P338"><text:span text:style-name="T323">This command returns </text:span><text:span text:style-name="T324">permanently </text:span><text:span text:style-name="T323">configured transceive data rates </text:span><text:span text:style-name="T322">between reader and ISO14443 – 4A card / tag</text:span><text:span text:style-name="T320">.</text:span></text:p>
      <text:p text:style-name="P346"/>
      <text:p text:style-name="P342">CMD_EXT set not in use.</text:p>
      <text:p text:style-name="P342">The RSP_EXT not in use.</text:p>
      <text:list xml:id="list161855487359971" text:continue-list="list7894579136837501684" text:style-name="L3">
        <text:list-item>
          <text:p text:style-name="P554"><text:span text:style-name="T320">RSP_Val0 containing configured </text:span><text:span text:style-name="T253">transmit speed </text:span><text:span text:style-name="T254">constants</text:span></text:p>
        </text:list-item>
        <text:list-item>
          <text:p text:style-name="P554"><text:span text:style-name="T320">RSP_Val1 containing configured </text:span><text:span text:style-name="T251">receive speed </text:span><text:span text:style-name="T252">constants</text:span></text:p>
        </text:list-item>
      </text:list>
      <text:p text:style-name="P345"/>
      <text:p text:style-name="P454"><text:soft-page-break/>Valid speed constants are:</text:p>
      <table:table table:name="Table9" table:style-name="Table9">
        <table:table-column table:style-name="Table9.A"/>
        <table:table-column table:style-name="Table9.B"/>
        <table:table-row>
          <table:table-cell table:style-name="Table9.A1" office:value-type="string">
            <text:p text:style-name="P404">Const</text:p>
          </table:table-cell>
          <table:table-cell table:style-name="Table9.B1" office:value-type="string">
            <text:p text:style-name="P404">Configured speed</text:p>
          </table:table-cell>
        </table:table-row>
        <table:table-row>
          <table:table-cell table:style-name="Table9.A2" office:value-type="string">
            <text:p text:style-name="P403">0</text:p>
          </table:table-cell>
          <table:table-cell table:style-name="Table9.B2" office:value-type="string">
            <text:p text:style-name="P402">106 kbps (default)</text:p>
          </table:table-cell>
        </table:table-row>
        <table:table-row>
          <table:table-cell table:style-name="Table9.A2" office:value-type="string">
            <text:p text:style-name="P403">1</text:p>
          </table:table-cell>
          <table:table-cell table:style-name="Table9.B2" office:value-type="string">
            <text:p text:style-name="P402">212 kbps</text:p>
          </table:table-cell>
        </table:table-row>
        <table:table-row table:style-name="Table9.4">
          <table:table-cell table:style-name="Table9.A2" office:value-type="string">
            <text:p text:style-name="P403">2</text:p>
          </table:table-cell>
          <table:table-cell table:style-name="Table9.B2" office:value-type="string">
            <text:p text:style-name="P402">424 kbps</text:p>
          </table:table-cell>
        </table:table-row>
      </table:table>
      <text:p text:style-name="P344"/>
      <text:p text:style-name="P393">Example:</text:p>
      <text:p text:style-name="P229">CMD<text:tab/><text:tab/>55 <text:span text:style-name="T343">4C</text:span> AA 0<text:span text:style-name="T343">0</text:span> <text:span text:style-name="T343">0</text:span>0 00 <text:span text:style-name="T348">BA</text:span></text:p>
      <text:p text:style-name="P438"><text:span text:style-name="T141">RSP<text:tab/><text:tab/>DE </text:span><text:span text:style-name="T149">4</text:span><text:span text:style-name="T152">C</text:span><text:span text:style-name="T141"> ED 00 0</text:span><text:span text:style-name="T146">2</text:span><text:span text:style-name="T141"> 0</text:span><text:span text:style-name="T146">2</text:span><text:span text:style-name="T141"> </text:span><text:span text:style-name="T145">86</text:span></text:p>
      <text:p text:style-name="P439"/>
      <text:p text:style-name="P448"><text:span text:style-name="T148">C</text:span><text:span text:style-name="T147">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05">date</text:p>
          </table:table-cell>
          <table:table-cell table:style-name="Table10.A1" office:value-type="string">
            <text:p text:style-name="P405">page</text:p>
          </table:table-cell>
          <table:table-cell table:style-name="Table10.A1" office:value-type="string">
            <text:p text:style-name="P405">description</text:p>
          </table:table-cell>
          <table:table-cell table:style-name="Table10.D1" office:value-type="string">
            <text:p text:style-name="P405">refers to the<text:line-break/>firmware ver. </text:p>
          </table:table-cell>
        </table:table-row>
        <table:table-row>
          <table:table-cell table:style-name="Table10.A2" office:value-type="string">
            <text:p text:style-name="P460"><text:span text:style-name="T372">23</text:span>.0<text:span text:style-name="T373">5</text:span>.2017.</text:p>
          </table:table-cell>
          <table:table-cell table:style-name="Table10.A2" office:value-type="string">
            <text:p text:style-name="P462"/>
          </table:table-cell>
          <table:table-cell table:style-name="Table10.A2" office:value-type="string">
            <text:p text:style-name="P476"><text:span text:style-name="T153">S</text:span><text:span text:style-name="T154">upport for ISO 14443-4 </text:span><text:span text:style-name="T155">protocol commands</text:span></text:p>
          </table:table-cell>
          <table:table-cell table:style-name="Table10.D2" office:value-type="string">
            <text:p text:style-name="P463"><text:span text:style-name="T374">3</text:span>.<text:span text:style-name="T374">9</text:span>.<text:span text:style-name="T374">36</text:span></text:p>
          </table:table-cell>
        </table:table-row>
        <table:table-row>
          <table:table-cell table:style-name="Table10.A2" office:value-type="string">
            <text:p text:style-name="P460"><text:span text:style-name="T373">23</text:span>.0<text:span text:style-name="T373">5</text:span>.2017.</text:p>
          </table:table-cell>
          <table:table-cell table:style-name="Table10.A2" office:value-type="string">
            <text:p text:style-name="P462"/>
          </table:table-cell>
          <table:table-cell table:style-name="Table10.A2" office:value-type="string">
            <text:p text:style-name="P476"><text:span text:style-name="T153">S</text:span><text:span text:style-name="T154">upport for APDU commands </text:span><text:span text:style-name="T156">in</text:span><text:span text:style-name="T154"> ISO 14443-4 tags</text:span></text:p>
          </table:table-cell>
          <table:table-cell table:style-name="Table10.D2" office:value-type="string">
            <text:p text:style-name="P464"><text:span text:style-name="T374">3</text:span>.<text:span text:style-name="T374">9</text:span>.<text:span text:style-name="T374">36</text:span></text:p>
          </table:table-cell>
        </table:table-row>
        <table:table-row>
          <table:table-cell table:style-name="Table10.A2" office:value-type="string">
            <text:p text:style-name="P411">03.05.2017.</text:p>
          </table:table-cell>
          <table:table-cell table:style-name="Table10.A2" office:value-type="string">
            <text:p text:style-name="P409"><text:bookmark-ref text:reference-format="page" text:ref-name="__RefHeading___Toc22645_879435888">53</text:bookmark-ref>.</text:p>
          </table:table-cell>
          <table:table-cell table:style-name="Table10.A2" office:value-type="string">
            <text:p text:style-name="Text_20_body"><text:span text:style-name="T369">Commands for a </text:span>Ad-Hoc emulation mode <text:span text:style-name="T369">parameters manipulation.<text:line-break/></text:span><text:span text:style-name="T255">(</text:span><text:span text:style-name="T370">GET_AD_HOC_EMULATION_PARAMS and SET_AD_HOC_EMULATION_PARAMS</text:span><text:span text:style-name="T255">).</text:span></text:p>
          </table:table-cell>
          <table:table-cell table:style-name="Table10.D2" office:value-type="string">
            <text:p text:style-name="P412">3.9.35</text:p>
          </table:table-cell>
        </table:table-row>
        <table:table-row>
          <table:table-cell table:style-name="Table10.A2" office:value-type="string">
            <text:p text:style-name="P411">03.05.2017.</text:p>
          </table:table-cell>
          <table:table-cell table:style-name="Table10.A2" office:value-type="string">
            <text:p text:style-name="P409"><text:bookmark-ref text:reference-format="page" text:ref-name="__RefHeading___Toc22645_879435888">53</text:bookmark-ref>.</text:p>
          </table:table-cell>
          <table:table-cell table:style-name="Table10.A2" office:value-type="string">
            <text:h text:style-name="P486" text:outline-level="2">Ad-Hoc emulation mode <text:span text:style-name="T369">commands.</text:span></text:h>
          </table:table-cell>
          <table:table-cell table:style-name="Table10.D2" office:value-type="string">
            <text:p text:style-name="P412">3.9.34</text:p>
          </table:table-cell>
        </table:table-row>
        <table:table-row>
          <table:table-cell table:style-name="Table10.A2" office:value-type="string">
            <text:p text:style-name="P410">06.08.2016.</text:p>
          </table:table-cell>
          <table:table-cell table:style-name="Table10.A2" office:value-type="string">
            <text:p text:style-name="P409">25.</text:p>
          </table:table-cell>
          <table:table-cell table:style-name="Table10.A2" office:value-type="string">
            <text:p text:style-name="P176">FAST_READ ISO14443-3 command with LINEAR_READ utilisation.</text:p>
          </table:table-cell>
          <table:table-cell table:style-name="Table10.D2" office:value-type="string">
            <text:p text:style-name="P409">3.9.14</text:p>
          </table:table-cell>
        </table:table-row>
        <table:table-row>
          <table:table-cell table:style-name="Table10.A2" office:value-type="string">
            <text:p text:style-name="P406">06.06.2016.</text:p>
          </table:table-cell>
          <table:table-cell table:style-name="Table10.A2" office:value-type="string">
            <text:p text:style-name="P407">16.</text:p>
          </table:table-cell>
          <table:table-cell table:style-name="Table10.A2" office:value-type="string">
            <text:p text:style-name="P175"><text:span text:style-name="T363">Title </text:span>“Authentication mode considerations” <text:span text:style-name="T363">changed to “Authentication mode considerations</text:span> <text:span text:style-name="T362">for Mifare Classic tags”</text:span></text:p>
          </table:table-cell>
          <table:table-cell table:style-name="Table10.D2" office:value-type="string">
            <text:p text:style-name="P408"/>
          </table:table-cell>
        </table:table-row>
        <table:table-row>
          <table:table-cell table:style-name="Table10.A2" office:value-type="string">
            <text:p text:style-name="P406">06.06.2016.</text:p>
          </table:table-cell>
          <table:table-cell table:style-name="Table10.A2" office:value-type="string">
            <text:p text:style-name="P407">17.</text:p>
          </table:table-cell>
          <table:table-cell table:style-name="Table10.A2" office:value-type="string">
            <text:p text:style-name="P130"><text:span text:style-name="T175">New Title </text:span><text:span text:style-name="T166">“Authentication mode considerations </text:span><text:span text:style-name="T173">for </text:span><text:span text:style-name="T174">NTAG 21x and other T2T tags”</text:span></text:p>
            <text:p text:style-name="P128"/>
          </table:table-cell>
          <table:table-cell table:style-name="Table10.D8" office:value-type="string">
            <text:p text:style-name="P407">3.9.10</text:p>
          </table:table-cell>
        </table:table-row>
      </table:table>
      <text:p text:style-name="P4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master-page-name="">
      <style:paragraph-properties fo:margin-top="0cm" fo:margin-bottom="0cm" loext:contextual-spacing="false" fo:line-height="100%" style:page-number="auto" text:number-lines="false" text:line-number="0" style:writing-mode="lr-tb">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style" style:display-name="Code style" style:family="paragraph" style:next-style-name="Text_20_body" style:class="text">
      <loext:graphic-properties draw:fill="none" draw:fill-color="#99ccff"/>
      <style:paragraph-properties fo:margin-top="0cm" fo:margin-bottom="0.199cm" loext:contextual-spacing="false" fo:keep-together="always" fo:background-color="transparent" style:shadow="none">
        <style:tab-stops/>
      </style:paragraph-properties>
      <style:text-properties style:use-window-font-color="true" style:font-name="Courier New1" fo:font-family="'Courier New'" style:font-style-name="Bold" style:font-family-generic="modern" style:font-pitch="fixed" fo:font-size="11pt" fo:font-weight="bold"/>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draw:fill="solid" draw:fill-color="#23ff23" draw:opacity="100%"/>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7-05-23T16:18:53.543000000</dc:date>
    <meta:print-date>2012-07-12T16:28:00</meta:print-date>
    <meta:editing-cycles>131</meta:editing-cycles>
    <meta:editing-duration>P5DT17H9M9S</meta:editing-duration>
    <meta:generator>LibreOffice/5.2.3.3$Windows_X86_64 LibreOffice_project/d54a8868f08a7b39642414cf2c8ef2f228f780cf</meta:generator>
    <dc:creator>zborac </dc:creator>
    <meta:document-statistic meta:table-count="14" meta:image-count="0" meta:object-count="0" meta:page-count="56" meta:paragraph-count="1688" meta:word-count="16402" meta:character-count="89343" meta:non-whitespace-character-count="74209"/>
  </office:meta>
</office:document-meta>
</file>